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1">
      <style:table-cell-properties style:rotation-align="none"/>
    </style:style>
    <style:style style:name="ce28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1"/>
    <style:style style:name="ce13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5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79091" calcext:value-type="float">
            <text:p>11,179091</text:p>
          </table:table-cell>
          <table:table-cell office:value-type="float" office:value="10.709495" calcext:value-type="float">
            <text:p>10,709495</text:p>
          </table:table-cell>
          <table:table-cell office:value-type="float" office:value="10.483058" calcext:value-type="float">
            <text:p>10,483058</text:p>
          </table:table-cell>
          <table:table-cell office:value-type="float" office:value="10.746663" calcext:value-type="float">
            <text:p>10,746663</text:p>
          </table:table-cell>
          <table:table-cell office:value-type="float" office:value="10.845981" calcext:value-type="float">
            <text:p>10,845981</text:p>
          </table:table-cell>
          <table:table-cell office:value-type="float" office:value="10.899626" calcext:value-type="float">
            <text:p>10,899626</text:p>
          </table:table-cell>
          <table:table-cell office:value-type="float" office:value="10.923664" calcext:value-type="float">
            <text:p>10,923664</text:p>
          </table:table-cell>
          <table:table-cell office:value-type="float" office:value="10.94705" calcext:value-type="float">
            <text:p>10,94705</text:p>
          </table:table-cell>
          <table:table-cell office:value-type="float" office:value="11.019748" calcext:value-type="float">
            <text:p>11,019748</text:p>
          </table:table-cell>
          <table:table-cell office:value-type="float" office:value="11.106559" calcext:value-type="float">
            <text:p>11,106559</text:p>
          </table:table-cell>
          <table:table-cell office:value-type="float" office:value="11.175641" calcext:value-type="float">
            <text:p>11,175641</text:p>
          </table:table-cell>
          <table:table-cell office:value-type="float" office:value="11.677714" calcext:value-type="float">
            <text:p>11,677714</text:p>
          </table:table-cell>
          <table:table-cell office:value-type="float" office:value="11.711164" calcext:value-type="float">
            <text:p>11,711164</text:p>
          </table:table-cell>
          <table:table-cell office:value-type="float" office:value="12.271613" calcext:value-type="float">
            <text:p>12,271613</text:p>
          </table:table-cell>
          <table:table-cell office:value-type="float" office:value="12.44108" calcext:value-type="float">
            <text:p>12,44108</text:p>
          </table:table-cell>
          <table:table-cell office:value-type="float" office:value="12.425797" calcext:value-type="float">
            <text:p>12,425797</text:p>
          </table:table-cell>
          <table:table-cell office:value-type="float" office:value="12.305598" calcext:value-type="float">
            <text:p>12,305598</text:p>
          </table:table-cell>
          <table:table-cell office:value-type="float" office:value="12.044409" calcext:value-type="float">
            <text:p>12,044409</text:p>
          </table:table-cell>
          <table:table-cell office:value-type="float" office:value="12.129979" calcext:value-type="float">
            <text:p>12,129979</text:p>
          </table:table-cell>
          <table:table-cell office:value-type="float" office:value="12.34847" calcext:value-type="float">
            <text:p>12,34847</text:p>
          </table:table-cell>
          <table:table-cell office:value-type="float" office:value="12.225724" calcext:value-type="float">
            <text:p>12,225724</text:p>
          </table:table-cell>
          <table:table-cell office:value-type="float" office:value="12.283661" calcext:value-type="float">
            <text:p>12,283661</text:p>
          </table:table-cell>
          <table:table-cell office:value-type="float" office:value="12.420517" calcext:value-type="float">
            <text:p>12,420517</text:p>
          </table:table-cell>
          <table:table-cell office:value-type="float" office:value="12.416793" calcext:value-type="float">
            <text:p>12,416793</text:p>
          </table:table-cell>
          <table:table-cell office:value-type="float" office:value="12.540403" calcext:value-type="float">
            <text:p>12,540403</text:p>
          </table:table-cell>
          <table:table-cell office:value-type="float" office:value="12.529288" calcext:value-type="float">
            <text:p>12,529288</text:p>
          </table:table-cell>
          <table:table-cell office:value-type="float" office:value="12.989557" calcext:value-type="float">
            <text:p>12,989557</text:p>
          </table:table-cell>
          <table:table-cell office:value-type="float" office:value="14.150483" calcext:value-type="float">
            <text:p>14,150483</text:p>
          </table:table-cell>
          <table:table-cell office:value-type="float" office:value="16.21121" calcext:value-type="float">
            <text:p>16,21121</text:p>
          </table:table-cell>
          <table:table-cell office:value-type="float" office:value="18.155252" calcext:value-type="float">
            <text:p>18,155252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249224" calcext:value-type="float">
            <text:p>29,249224</text:p>
          </table:table-cell>
          <table:table-cell office:value-type="float" office:value="29.246122" calcext:value-type="float">
            <text:p>29,246122</text:p>
          </table:table-cell>
          <table:table-cell office:value-type="float" office:value="29.180605" calcext:value-type="float">
            <text:p>29,180605</text:p>
          </table:table-cell>
          <table:table-cell office:value-type="float" office:value="29.123461" calcext:value-type="float">
            <text:p>29,123461</text:p>
          </table:table-cell>
          <table:table-cell office:value-type="float" office:value="29.081667" calcext:value-type="float">
            <text:p>29,081667</text:p>
          </table:table-cell>
          <table:table-cell office:value-type="float" office:value="29.048716" calcext:value-type="float">
            <text:p>29,048716</text:p>
          </table:table-cell>
          <table:table-cell office:value-type="float" office:value="29.069643" calcext:value-type="float">
            <text:p>29,069643</text:p>
          </table:table-cell>
          <table:table-cell office:value-type="float" office:value="29.121214" calcext:value-type="float">
            <text:p>29,121214</text:p>
          </table:table-cell>
          <table:table-cell office:value-type="float" office:value="29.134706" calcext:value-type="float">
            <text:p>29,134706</text:p>
          </table:table-cell>
          <table:table-cell office:value-type="float" office:value="29.107325" calcext:value-type="float">
            <text:p>29,107325</text:p>
          </table:table-cell>
          <table:table-cell office:value-type="float" office:value="29.111639" calcext:value-type="float">
            <text:p>29,111639</text:p>
          </table:table-cell>
          <table:table-cell office:value-type="float" office:value="29.155897" calcext:value-type="float">
            <text:p>29,155897</text:p>
          </table:table-cell>
          <table:table-cell office:value-type="float" office:value="29.053225" calcext:value-type="float">
            <text:p>29,053225</text:p>
          </table:table-cell>
          <table:table-cell office:value-type="float" office:value="29.142447" calcext:value-type="float">
            <text:p>29,142447</text:p>
          </table:table-cell>
          <table:table-cell office:value-type="float" office:value="29.17617" calcext:value-type="float">
            <text:p>29,17617</text:p>
          </table:table-cell>
          <table:table-cell office:value-type="float" office:value="29.147556" calcext:value-type="float">
            <text:p>29,147556</text:p>
          </table:table-cell>
          <table:table-cell office:value-type="float" office:value="29.09342" calcext:value-type="float">
            <text:p>29,09342</text:p>
          </table:table-cell>
          <table:table-cell office:value-type="float" office:value="29.021009" calcext:value-type="float">
            <text:p>29,021009</text:p>
          </table:table-cell>
          <table:table-cell office:value-type="float" office:value="29.165657" calcext:value-type="float">
            <text:p>29,165657</text:p>
          </table:table-cell>
          <table:table-cell office:value-type="float" office:value="29.218966" calcext:value-type="float">
            <text:p>29,218966</text:p>
          </table:table-cell>
          <table:table-cell office:value-type="float" office:value="29.25531" calcext:value-type="float">
            <text:p>29,25531</text:p>
          </table:table-cell>
          <table:table-cell office:value-type="float" office:value="29.306639" calcext:value-type="float">
            <text:p>29,306639</text:p>
          </table:table-cell>
          <table:table-cell office:value-type="float" office:value="29.298285" calcext:value-type="float">
            <text:p>29,298285</text:p>
          </table:table-cell>
          <table:table-cell office:value-type="float" office:value="29.326008" calcext:value-type="float">
            <text:p>29,326008</text:p>
          </table:table-cell>
          <table:table-cell office:value-type="float" office:value="29.310362" calcext:value-type="float">
            <text:p>29,310362</text:p>
          </table:table-cell>
          <table:table-cell office:value-type="float" office:value="29.35268" calcext:value-type="float">
            <text:p>29,35268</text:p>
          </table:table-cell>
          <table:table-cell office:value-type="float" office:value="29.331528" calcext:value-type="float">
            <text:p>29,331528</text:p>
          </table:table-cell>
          <table:table-cell office:value-type="float" office:value="29.384802" calcext:value-type="float">
            <text:p>29,384802</text:p>
          </table:table-cell>
          <table:table-cell office:value-type="float" office:value="29.402082" calcext:value-type="float">
            <text:p>29,402082</text:p>
          </table:table-cell>
          <table:table-cell office:value-type="float" office:value="29.424997" calcext:value-type="float">
            <text:p>29,4249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0.17458" calcext:value-type="float">
            <text:p>10,17458</text:p>
          </table:table-cell>
          <table:table-cell office:value-type="float" office:value="10.124062" calcext:value-type="float">
            <text:p>10,124062</text:p>
          </table:table-cell>
          <table:table-cell office:value-type="float" office:value="10.056103" calcext:value-type="float">
            <text:p>10,056103</text:p>
          </table:table-cell>
          <table:table-cell office:value-type="float" office:value="9.950022" calcext:value-type="float">
            <text:p>9,950022</text:p>
          </table:table-cell>
          <table:table-cell office:value-type="float" office:value="9.915434" calcext:value-type="float">
            <text:p>9,915434</text:p>
          </table:table-cell>
          <table:table-cell office:value-type="float" office:value="9.906684" calcext:value-type="float">
            <text:p>9,906684</text:p>
          </table:table-cell>
          <table:table-cell office:value-type="float" office:value="9.866193" calcext:value-type="float">
            <text:p>9,866193</text:p>
          </table:table-cell>
          <table:table-cell office:value-type="float" office:value="9.732161" calcext:value-type="float">
            <text:p>9,732161</text:p>
          </table:table-cell>
          <table:table-cell office:value-type="float" office:value="9.610868" calcext:value-type="float">
            <text:p>9,610868</text:p>
          </table:table-cell>
          <table:table-cell office:value-type="float" office:value="9.440791" calcext:value-type="float">
            <text:p>9,440791</text:p>
          </table:table-cell>
          <table:table-cell office:value-type="float" office:value="9.310955" calcext:value-type="float">
            <text:p>9,310955</text:p>
          </table:table-cell>
          <table:table-cell office:value-type="float" office:value="9.18915" calcext:value-type="float">
            <text:p>9,18915</text:p>
          </table:table-cell>
          <table:table-cell office:value-type="float" office:value="9.111969" calcext:value-type="float">
            <text:p>9,111969</text:p>
          </table:table-cell>
          <table:table-cell office:value-type="float" office:value="8.939456" calcext:value-type="float">
            <text:p>8,939456</text:p>
          </table:table-cell>
          <table:table-cell office:value-type="float" office:value="8.780739" calcext:value-type="float">
            <text:p>8,780739</text:p>
          </table:table-cell>
          <table:table-cell office:value-type="float" office:value="8.69802" calcext:value-type="float">
            <text:p>8,69802</text:p>
          </table:table-cell>
          <table:table-cell office:value-type="float" office:value="8.590183" calcext:value-type="float">
            <text:p>8,590183</text:p>
          </table:table-cell>
          <table:table-cell office:value-type="float" office:value="8.518743" calcext:value-type="float">
            <text:p>8,518743</text:p>
          </table:table-cell>
          <table:table-cell office:value-type="float" office:value="8.419693" calcext:value-type="float">
            <text:p>8,419693</text:p>
          </table:table-cell>
          <table:table-cell office:value-type="float" office:value="8.294443" calcext:value-type="float">
            <text:p>8,294443</text:p>
          </table:table-cell>
          <table:table-cell office:value-type="float" office:value="8.23691" calcext:value-type="float">
            <text:p>8,23691</text:p>
          </table:table-cell>
          <table:table-cell office:value-type="float" office:value="8.134846" calcext:value-type="float">
            <text:p>8,134846</text:p>
          </table:table-cell>
          <table:table-cell office:value-type="float" office:value="8.022357" calcext:value-type="float">
            <text:p>8,022357</text:p>
          </table:table-cell>
          <table:table-cell office:value-type="float" office:value="7.971478" calcext:value-type="float">
            <text:p>7,971478</text:p>
          </table:table-cell>
          <table:table-cell office:value-type="float" office:value="7.906585" calcext:value-type="float">
            <text:p>7,906585</text:p>
          </table:table-cell>
          <table:table-cell office:value-type="float" office:value="7.953382" calcext:value-type="float">
            <text:p>7,953382</text:p>
          </table:table-cell>
          <table:table-cell office:value-type="float" office:value="7.96035" calcext:value-type="float">
            <text:p>7,96035</text:p>
          </table:table-cell>
          <table:table-cell office:value-type="float" office:value="7.995978" calcext:value-type="float">
            <text:p>7,995978</text:p>
          </table:table-cell>
          <table:table-cell office:value-type="float" office:value="7.990567" calcext:value-type="float">
            <text:p>7,990567</text:p>
          </table:table-cell>
          <table:table-cell office:value-type="float" office:value="8.042925" calcext:value-type="float">
            <text:p>8,0429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54.116486" calcext:value-type="float">
            <text:p>54,116486</text:p>
          </table:table-cell>
          <table:table-cell office:value-type="float" office:value="53.764915" calcext:value-type="float">
            <text:p>53,764915</text:p>
          </table:table-cell>
          <table:table-cell office:value-type="float" office:value="53.484383" calcext:value-type="float">
            <text:p>53,484383</text:p>
          </table:table-cell>
          <table:table-cell office:value-type="float" office:value="52.785034" calcext:value-type="float">
            <text:p>52,785034</text:p>
          </table:table-cell>
          <table:table-cell office:value-type="float" office:value="52.095299" calcext:value-type="float">
            <text:p>52,095299</text:p>
          </table:table-cell>
          <table:table-cell office:value-type="float" office:value="51.294693" calcext:value-type="float">
            <text:p>51,294693</text:p>
          </table:table-cell>
          <table:table-cell office:value-type="float" office:value="50.148739" calcext:value-type="float">
            <text:p>50,148739</text:p>
          </table:table-cell>
          <table:table-cell office:value-type="float" office:value="48.498917" calcext:value-type="float">
            <text:p>48,498917</text:p>
          </table:table-cell>
          <table:table-cell office:value-type="float" office:value="48.287144" calcext:value-type="float">
            <text:p>48,287144</text:p>
          </table:table-cell>
          <table:table-cell office:value-type="float" office:value="47.865372" calcext:value-type="float">
            <text:p>47,865372</text:p>
          </table:table-cell>
          <table:table-cell office:value-type="float" office:value="47.078323" calcext:value-type="float">
            <text:p>47,078323</text:p>
          </table:table-cell>
          <table:table-cell office:value-type="float" office:value="45.946938" calcext:value-type="float">
            <text:p>45,946938</text:p>
          </table:table-cell>
          <table:table-cell office:value-type="float" office:value="46.588814" calcext:value-type="float">
            <text:p>46,588814</text:p>
          </table:table-cell>
          <table:table-cell office:value-type="float" office:value="44.501801" calcext:value-type="float">
            <text:p>44,501801</text:p>
          </table:table-cell>
          <table:table-cell office:value-type="float" office:value="44.278412" calcext:value-type="float">
            <text:p>44,278412</text:p>
          </table:table-cell>
          <table:table-cell office:value-type="float" office:value="44.790588" calcext:value-type="float">
            <text:p>44,790588</text:p>
          </table:table-cell>
          <table:table-cell office:value-type="float" office:value="44.453194" calcext:value-type="float">
            <text:p>44,453194</text:p>
          </table:table-cell>
          <table:table-cell office:value-type="float" office:value="43.613319" calcext:value-type="float">
            <text:p>43,613319</text:p>
          </table:table-cell>
          <table:table-cell office:value-type="float" office:value="40.6488" calcext:value-type="float">
            <text:p>40,6488</text:p>
          </table:table-cell>
          <table:table-cell office:value-type="float" office:value="40.16861" calcext:value-type="float">
            <text:p>40,16861</text:p>
          </table:table-cell>
          <table:table-cell office:value-type="float" office:value="39.766251" calcext:value-type="float">
            <text:p>39,766251</text:p>
          </table:table-cell>
          <table:table-cell office:value-type="float" office:value="39.191334" calcext:value-type="float">
            <text:p>39,191334</text:p>
          </table:table-cell>
          <table:table-cell office:value-type="float" office:value="39.83194" calcext:value-type="float">
            <text:p>39,83194</text:p>
          </table:table-cell>
          <table:table-cell office:value-type="float" office:value="39.386425" calcext:value-type="float">
            <text:p>39,386425</text:p>
          </table:table-cell>
          <table:table-cell office:value-type="float" office:value="39.726414" calcext:value-type="float">
            <text:p>39,726414</text:p>
          </table:table-cell>
          <table:table-cell office:value-type="float" office:value="39.069305" calcext:value-type="float">
            <text:p>39,069305</text:p>
          </table:table-cell>
          <table:table-cell office:value-type="float" office:value="39.658333" calcext:value-type="float">
            <text:p>39,658333</text:p>
          </table:table-cell>
          <table:table-cell office:value-type="float" office:value="39.080589" calcext:value-type="float">
            <text:p>39,080589</text:p>
          </table:table-cell>
          <table:table-cell office:value-type="float" office:value="39.256279" calcext:value-type="float">
            <text:p>39,256279</text:p>
          </table:table-cell>
          <table:table-cell office:value-type="float" office:value="38.945053" calcext:value-type="float">
            <text:p>38,9450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2.091721" calcext:value-type="float">
            <text:p>252,091721</text:p>
          </table:table-cell>
          <table:table-cell office:value-type="float" office:value="252.199722" calcext:value-type="float">
            <text:p>252,199722</text:p>
          </table:table-cell>
          <table:table-cell office:value-type="float" office:value="252.164261" calcext:value-type="float">
            <text:p>252,164261</text:p>
          </table:table-cell>
          <table:table-cell office:value-type="float" office:value="252.003159" calcext:value-type="float">
            <text:p>252,003159</text:p>
          </table:table-cell>
          <table:table-cell office:value-type="float" office:value="251.993347" calcext:value-type="float">
            <text:p>251,993347</text:p>
          </table:table-cell>
          <table:table-cell office:value-type="float" office:value="252.012344" calcext:value-type="float">
            <text:p>252,012344</text:p>
          </table:table-cell>
          <table:table-cell office:value-type="float" office:value="242.628708" calcext:value-type="float">
            <text:p>242,628708</text:p>
          </table:table-cell>
          <table:table-cell office:value-type="float" office:value="237.715622" calcext:value-type="float">
            <text:p>237,715622</text:p>
          </table:table-cell>
          <table:table-cell office:value-type="float" office:value="236.897446" calcext:value-type="float">
            <text:p>236,897446</text:p>
          </table:table-cell>
          <table:table-cell office:value-type="float" office:value="235.841522" calcext:value-type="float">
            <text:p>235,841522</text:p>
          </table:table-cell>
          <table:table-cell office:value-type="float" office:value="234.964142" calcext:value-type="float">
            <text:p>234,964142</text:p>
          </table:table-cell>
          <table:table-cell office:value-type="float" office:value="234.648941" calcext:value-type="float">
            <text:p>234,648941</text:p>
          </table:table-cell>
          <table:table-cell office:value-type="float" office:value="233.946091" calcext:value-type="float">
            <text:p>233,946091</text:p>
          </table:table-cell>
          <table:table-cell office:value-type="float" office:value="235.667572" calcext:value-type="float">
            <text:p>235,667572</text:p>
          </table:table-cell>
          <table:table-cell office:value-type="float" office:value="236.074829" calcext:value-type="float">
            <text:p>236,074829</text:p>
          </table:table-cell>
          <table:table-cell office:value-type="float" office:value="236.148788" calcext:value-type="float">
            <text:p>236,148788</text:p>
          </table:table-cell>
          <table:table-cell office:value-type="float" office:value="236.285416" calcext:value-type="float">
            <text:p>236,285416</text:p>
          </table:table-cell>
          <table:table-cell office:value-type="float" office:value="236.322525" calcext:value-type="float">
            <text:p>236,322525</text:p>
          </table:table-cell>
          <table:table-cell office:value-type="float" office:value="236.467026" calcext:value-type="float">
            <text:p>236,467026</text:p>
          </table:table-cell>
          <table:table-cell office:value-type="float" office:value="236.609238" calcext:value-type="float">
            <text:p>236,609238</text:p>
          </table:table-cell>
          <table:table-cell office:value-type="float" office:value="236.52095" calcext:value-type="float">
            <text:p>236,52095</text:p>
          </table:table-cell>
          <table:table-cell office:value-type="float" office:value="236.554306" calcext:value-type="float">
            <text:p>236,554306</text:p>
          </table:table-cell>
          <table:table-cell office:value-type="float" office:value="236.578506" calcext:value-type="float">
            <text:p>236,578506</text:p>
          </table:table-cell>
          <table:table-cell office:value-type="float" office:value="236.592728" calcext:value-type="float">
            <text:p>236,592728</text:p>
          </table:table-cell>
          <table:table-cell office:value-type="float" office:value="236.658127" calcext:value-type="float">
            <text:p>236,658127</text:p>
          </table:table-cell>
          <table:table-cell office:value-type="float" office:value="236.601089" calcext:value-type="float">
            <text:p>236,601089</text:p>
          </table:table-cell>
          <table:table-cell office:value-type="float" office:value="236.601486" calcext:value-type="float">
            <text:p>236,601486</text:p>
          </table:table-cell>
          <table:table-cell office:value-type="float" office:value="236.539062" calcext:value-type="float">
            <text:p>236,539062</text:p>
          </table:table-cell>
          <table:table-cell office:value-type="float" office:value="236.574142" calcext:value-type="float">
            <text:p>236,574142</text:p>
          </table:table-cell>
          <table:table-cell office:value-type="float" office:value="236.506546" calcext:value-type="float">
            <text:p>236,5065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46.501892" calcext:value-type="float">
            <text:p>146,501892</text:p>
          </table:table-cell>
          <table:table-cell office:value-type="float" office:value="139.718933" calcext:value-type="float">
            <text:p>139,718933</text:p>
          </table:table-cell>
          <table:table-cell office:value-type="float" office:value="138.451431" calcext:value-type="float">
            <text:p>138,451431</text:p>
          </table:table-cell>
          <table:table-cell office:value-type="float" office:value="137.145172" calcext:value-type="float">
            <text:p>137,145172</text:p>
          </table:table-cell>
          <table:table-cell office:value-type="float" office:value="135.206024" calcext:value-type="float">
            <text:p>135,206024</text:p>
          </table:table-cell>
          <table:table-cell office:value-type="float" office:value="134.442154" calcext:value-type="float">
            <text:p>134,442154</text:p>
          </table:table-cell>
          <table:table-cell office:value-type="float" office:value="132.117279" calcext:value-type="float">
            <text:p>132,117279</text:p>
          </table:table-cell>
          <table:table-cell office:value-type="float" office:value="129.925583" calcext:value-type="float">
            <text:p>129,925583</text:p>
          </table:table-cell>
          <table:table-cell office:value-type="float" office:value="131.386276" calcext:value-type="float">
            <text:p>131,386276</text:p>
          </table:table-cell>
          <table:table-cell office:value-type="float" office:value="132.689392" calcext:value-type="float">
            <text:p>132,689392</text:p>
          </table:table-cell>
          <table:table-cell office:value-type="float" office:value="131.629074" calcext:value-type="float">
            <text:p>131,629074</text:p>
          </table:table-cell>
          <table:table-cell office:value-type="float" office:value="129.7276" calcext:value-type="float">
            <text:p>129,7276</text:p>
          </table:table-cell>
          <table:table-cell office:value-type="float" office:value="134.550293" calcext:value-type="float">
            <text:p>134,550293</text:p>
          </table:table-cell>
          <table:table-cell office:value-type="float" office:value="130.493637" calcext:value-type="float">
            <text:p>130,493637</text:p>
          </table:table-cell>
          <table:table-cell office:value-type="float" office:value="129.803864" calcext:value-type="float">
            <text:p>129,803864</text:p>
          </table:table-cell>
          <table:table-cell office:value-type="float" office:value="132.69873" calcext:value-type="float">
            <text:p>132,69873</text:p>
          </table:table-cell>
          <table:table-cell office:value-type="float" office:value="134.445221" calcext:value-type="float">
            <text:p>134,445221</text:p>
          </table:table-cell>
          <table:table-cell office:value-type="float" office:value="136.474533" calcext:value-type="float">
            <text:p>136,474533</text:p>
          </table:table-cell>
          <table:table-cell office:value-type="float" office:value="131.491348" calcext:value-type="float">
            <text:p>131,491348</text:p>
          </table:table-cell>
          <table:table-cell office:value-type="float" office:value="130.228516" calcext:value-type="float">
            <text:p>130,228516</text:p>
          </table:table-cell>
          <table:table-cell office:value-type="float" office:value="131.689789" calcext:value-type="float">
            <text:p>131,689789</text:p>
          </table:table-cell>
          <table:table-cell office:value-type="float" office:value="131.631912" calcext:value-type="float">
            <text:p>131,631912</text:p>
          </table:table-cell>
          <table:table-cell office:value-type="float" office:value="131.713501" calcext:value-type="float">
            <text:p>131,713501</text:p>
          </table:table-cell>
          <table:table-cell office:value-type="float" office:value="132.170166" calcext:value-type="float">
            <text:p>132,170166</text:p>
          </table:table-cell>
          <table:table-cell office:value-type="float" office:value="132.260666" calcext:value-type="float">
            <text:p>132,260666</text:p>
          </table:table-cell>
          <table:table-cell office:value-type="float" office:value="132.37146" calcext:value-type="float">
            <text:p>132,37146</text:p>
          </table:table-cell>
          <table:table-cell office:value-type="float" office:value="132.788467" calcext:value-type="float">
            <text:p>132,788467</text:p>
          </table:table-cell>
          <table:table-cell office:value-type="float" office:value="132.981201" calcext:value-type="float">
            <text:p>132,981201</text:p>
          </table:table-cell>
          <table:table-cell office:value-type="float" office:value="133.79628" calcext:value-type="float">
            <text:p>133,79628</text:p>
          </table:table-cell>
          <table:table-cell office:value-type="float" office:value="135.019958" calcext:value-type="float">
            <text:p>135,01995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5.833691" calcext:value-type="float">
            <text:p>45,833691</text:p>
          </table:table-cell>
          <table:table-cell office:value-type="float" office:value="45.881226" calcext:value-type="float">
            <text:p>45,881226</text:p>
          </table:table-cell>
          <table:table-cell office:value-type="float" office:value="45.871128" calcext:value-type="float">
            <text:p>45,871128</text:p>
          </table:table-cell>
          <table:table-cell office:value-type="float" office:value="45.886814" calcext:value-type="float">
            <text:p>45,886814</text:p>
          </table:table-cell>
          <table:table-cell office:value-type="float" office:value="45.873013" calcext:value-type="float">
            <text:p>45,873013</text:p>
          </table:table-cell>
          <table:table-cell office:value-type="float" office:value="45.909546" calcext:value-type="float">
            <text:p>45,909546</text:p>
          </table:table-cell>
          <table:table-cell office:value-type="float" office:value="45.930824" calcext:value-type="float">
            <text:p>45,930824</text:p>
          </table:table-cell>
          <table:table-cell office:value-type="float" office:value="46.013889" calcext:value-type="float">
            <text:p>46,013889</text:p>
          </table:table-cell>
          <table:table-cell office:value-type="float" office:value="45.956223" calcext:value-type="float">
            <text:p>45,956223</text:p>
          </table:table-cell>
          <table:table-cell office:value-type="float" office:value="45.974556" calcext:value-type="float">
            <text:p>45,974556</text:p>
          </table:table-cell>
          <table:table-cell office:value-type="float" office:value="46.00737" calcext:value-type="float">
            <text:p>46,00737</text:p>
          </table:table-cell>
          <table:table-cell office:value-type="float" office:value="46.14761" calcext:value-type="float">
            <text:p>46,14761</text:p>
          </table:table-cell>
          <table:table-cell office:value-type="float" office:value="45.900936" calcext:value-type="float">
            <text:p>45,900936</text:p>
          </table:table-cell>
          <table:table-cell office:value-type="float" office:value="46.225437" calcext:value-type="float">
            <text:p>46,225437</text:p>
          </table:table-cell>
          <table:table-cell office:value-type="float" office:value="46.401173" calcext:value-type="float">
            <text:p>46,401173</text:p>
          </table:table-cell>
          <table:table-cell office:value-type="float" office:value="46.192799" calcext:value-type="float">
            <text:p>46,192799</text:p>
          </table:table-cell>
          <table:table-cell office:value-type="float" office:value="46.302208" calcext:value-type="float">
            <text:p>46,302208</text:p>
          </table:table-cell>
          <table:table-cell office:value-type="float" office:value="46.535973" calcext:value-type="float">
            <text:p>46,535973</text:p>
          </table:table-cell>
          <table:table-cell office:value-type="float" office:value="46.530994" calcext:value-type="float">
            <text:p>46,530994</text:p>
          </table:table-cell>
          <table:table-cell office:value-type="float" office:value="47.240822" calcext:value-type="float">
            <text:p>47,240822</text:p>
          </table:table-cell>
          <table:table-cell office:value-type="float" office:value="47.337921" calcext:value-type="float">
            <text:p>47,337921</text:p>
          </table:table-cell>
          <table:table-cell office:value-type="float" office:value="49.472263" calcext:value-type="float">
            <text:p>49,472263</text:p>
          </table:table-cell>
          <table:table-cell office:value-type="float" office:value="51.153061" calcext:value-type="float">
            <text:p>51,153061</text:p>
          </table:table-cell>
          <table:table-cell office:value-type="float" office:value="51.199509" calcext:value-type="float">
            <text:p>51,199509</text:p>
          </table:table-cell>
          <table:table-cell office:value-type="float" office:value="51.262581" calcext:value-type="float">
            <text:p>51,262581</text:p>
          </table:table-cell>
          <table:table-cell office:value-type="float" office:value="51.139694" calcext:value-type="float">
            <text:p>51,139694</text:p>
          </table:table-cell>
          <table:table-cell office:value-type="float" office:value="51.141106" calcext:value-type="float">
            <text:p>51,141106</text:p>
          </table:table-cell>
          <table:table-cell office:value-type="float" office:value="47.461563" calcext:value-type="float">
            <text:p>47,461563</text:p>
          </table:table-cell>
          <table:table-cell office:value-type="float" office:value="51.048008" calcext:value-type="float">
            <text:p>51,048008</text:p>
          </table:table-cell>
          <table:table-cell office:value-type="float" office:value="48.689045" calcext:value-type="float">
            <text:p>48,6890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7.409607" calcext:value-type="float">
            <text:p>97,409607</text:p>
          </table:table-cell>
          <table:table-cell office:value-type="float" office:value="99.867462" calcext:value-type="float">
            <text:p>99,867462</text:p>
          </table:table-cell>
          <table:table-cell office:value-type="float" office:value="100.363129" calcext:value-type="float">
            <text:p>100,363129</text:p>
          </table:table-cell>
          <table:table-cell office:value-type="float" office:value="100.662292" calcext:value-type="float">
            <text:p>100,662292</text:p>
          </table:table-cell>
          <table:table-cell office:value-type="float" office:value="97.397293" calcext:value-type="float">
            <text:p>97,397293</text:p>
          </table:table-cell>
          <table:table-cell office:value-type="float" office:value="86.662857" calcext:value-type="float">
            <text:p>86,662857</text:p>
          </table:table-cell>
          <table:table-cell office:value-type="float" office:value="93.674652" calcext:value-type="float">
            <text:p>93,674652</text:p>
          </table:table-cell>
          <table:table-cell office:value-type="float" office:value="92.126389" calcext:value-type="float">
            <text:p>92,126389</text:p>
          </table:table-cell>
          <table:table-cell office:value-type="float" office:value="91.252487" calcext:value-type="float">
            <text:p>91,252487</text:p>
          </table:table-cell>
          <table:table-cell office:value-type="float" office:value="91.119736" calcext:value-type="float">
            <text:p>91,119736</text:p>
          </table:table-cell>
          <table:table-cell office:value-type="float" office:value="91.114655" calcext:value-type="float">
            <text:p>91,114655</text:p>
          </table:table-cell>
          <table:table-cell office:value-type="float" office:value="93.180527" calcext:value-type="float">
            <text:p>93,180527</text:p>
          </table:table-cell>
          <table:table-cell office:value-type="float" office:value="95.240372" calcext:value-type="float">
            <text:p>95,240372</text:p>
          </table:table-cell>
          <table:table-cell office:value-type="float" office:value="97.444626" calcext:value-type="float">
            <text:p>97,444626</text:p>
          </table:table-cell>
          <table:table-cell office:value-type="float" office:value="99.29097" calcext:value-type="float">
            <text:p>99,29097</text:p>
          </table:table-cell>
          <table:table-cell office:value-type="float" office:value="99.364914" calcext:value-type="float">
            <text:p>99,364914</text:p>
          </table:table-cell>
          <table:table-cell office:value-type="float" office:value="96.358139" calcext:value-type="float">
            <text:p>96,358139</text:p>
          </table:table-cell>
          <table:table-cell office:value-type="float" office:value="85.787949" calcext:value-type="float">
            <text:p>85,787949</text:p>
          </table:table-cell>
          <table:table-cell office:value-type="float" office:value="92.430344" calcext:value-type="float">
            <text:p>92,430344</text:p>
          </table:table-cell>
          <table:table-cell office:value-type="float" office:value="92.863205" calcext:value-type="float">
            <text:p>92,863205</text:p>
          </table:table-cell>
          <table:table-cell office:value-type="float" office:value="91.924393" calcext:value-type="float">
            <text:p>91,924393</text:p>
          </table:table-cell>
          <table:table-cell office:value-type="float" office:value="92.013168" calcext:value-type="float">
            <text:p>92,013168</text:p>
          </table:table-cell>
          <table:table-cell office:value-type="float" office:value="92.809021" calcext:value-type="float">
            <text:p>92,809021</text:p>
          </table:table-cell>
          <table:table-cell office:value-type="float" office:value="95.748489" calcext:value-type="float">
            <text:p>95,748489</text:p>
          </table:table-cell>
          <table:table-cell office:value-type="float" office:value="97.575012" calcext:value-type="float">
            <text:p>97,575012</text:p>
          </table:table-cell>
          <table:table-cell office:value-type="float" office:value="98.296661" calcext:value-type="float">
            <text:p>98,296661</text:p>
          </table:table-cell>
          <table:table-cell office:value-type="float" office:value="98.728256" calcext:value-type="float">
            <text:p>98,728256</text:p>
          </table:table-cell>
          <table:table-cell office:value-type="float" office:value="98.168137" calcext:value-type="float">
            <text:p>98,168137</text:p>
          </table:table-cell>
          <table:table-cell office:value-type="float" office:value="99.250992" calcext:value-type="float">
            <text:p>99,250992</text:p>
          </table:table-cell>
          <table:table-cell office:value-type="float" office:value="-0.894646" calcext:value-type="float">
            <text:p>-0,89464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1.097733" calcext:value-type="float">
            <text:p>201,097733</text:p>
          </table:table-cell>
          <table:table-cell office:value-type="float" office:value="202.608002" calcext:value-type="float">
            <text:p>202,608002</text:p>
          </table:table-cell>
          <table:table-cell office:value-type="float" office:value="190.161438" calcext:value-type="float">
            <text:p>190,161438</text:p>
          </table:table-cell>
          <table:table-cell office:value-type="float" office:value="165.102982" calcext:value-type="float">
            <text:p>165,102982</text:p>
          </table:table-cell>
          <table:table-cell office:value-type="float" office:value="162.722549" calcext:value-type="float">
            <text:p>162,722549</text:p>
          </table:table-cell>
          <table:table-cell office:value-type="float" office:value="162.425949" calcext:value-type="float">
            <text:p>162,425949</text:p>
          </table:table-cell>
          <table:table-cell office:value-type="float" office:value="162.19487" calcext:value-type="float">
            <text:p>162,19487</text:p>
          </table:table-cell>
          <table:table-cell office:value-type="float" office:value="163.23909" calcext:value-type="float">
            <text:p>163,23909</text:p>
          </table:table-cell>
          <table:table-cell office:value-type="float" office:value="163.62912" calcext:value-type="float">
            <text:p>163,62912</text:p>
          </table:table-cell>
          <table:table-cell office:value-type="float" office:value="162.617661" calcext:value-type="float">
            <text:p>162,617661</text:p>
          </table:table-cell>
          <table:table-cell office:value-type="float" office:value="169.655518" calcext:value-type="float">
            <text:p>169,655518</text:p>
          </table:table-cell>
          <table:table-cell office:value-type="float" office:value="187.476654" calcext:value-type="float">
            <text:p>187,476654</text:p>
          </table:table-cell>
          <table:table-cell office:value-type="float" office:value="186.678421" calcext:value-type="float">
            <text:p>186,678421</text:p>
          </table:table-cell>
          <table:table-cell office:value-type="float" office:value="178.361099" calcext:value-type="float">
            <text:p>178,361099</text:p>
          </table:table-cell>
          <table:table-cell office:value-type="float" office:value="166.120071" calcext:value-type="float">
            <text:p>166,120071</text:p>
          </table:table-cell>
          <table:table-cell office:value-type="float" office:value="163.138565" calcext:value-type="float">
            <text:p>163,138565</text:p>
          </table:table-cell>
          <table:table-cell office:value-type="float" office:value="163.585159" calcext:value-type="float">
            <text:p>163,585159</text:p>
          </table:table-cell>
          <table:table-cell office:value-type="float" office:value="163.737503" calcext:value-type="float">
            <text:p>163,737503</text:p>
          </table:table-cell>
          <table:table-cell office:value-type="float" office:value="164.532272" calcext:value-type="float">
            <text:p>164,532272</text:p>
          </table:table-cell>
          <table:table-cell office:value-type="float" office:value="164.362625" calcext:value-type="float">
            <text:p>164,362625</text:p>
          </table:table-cell>
          <table:table-cell office:value-type="float" office:value="164.569733" calcext:value-type="float">
            <text:p>164,569733</text:p>
          </table:table-cell>
          <table:table-cell office:value-type="float" office:value="164.947098" calcext:value-type="float">
            <text:p>164,947098</text:p>
          </table:table-cell>
          <table:table-cell office:value-type="float" office:value="167.748764" calcext:value-type="float">
            <text:p>167,748764</text:p>
          </table:table-cell>
          <table:table-cell office:value-type="float" office:value="172.136856" calcext:value-type="float">
            <text:p>172,136856</text:p>
          </table:table-cell>
          <table:table-cell office:value-type="float" office:value="178.066818" calcext:value-type="float">
            <text:p>178,066818</text:p>
          </table:table-cell>
          <table:table-cell office:value-type="float" office:value="171.175568" calcext:value-type="float">
            <text:p>171,175568</text:p>
          </table:table-cell>
          <table:table-cell office:value-type="float" office:value="166.437927" calcext:value-type="float">
            <text:p>166,437927</text:p>
          </table:table-cell>
          <table:table-cell office:value-type="float" office:value="164.25972" calcext:value-type="float">
            <text:p>164,25972</text:p>
          </table:table-cell>
          <table:table-cell office:value-type="float" office:value="164.310669" calcext:value-type="float">
            <text:p>164,310669</text:p>
          </table:table-cell>
          <table:table-cell office:value-type="float" office:value="165.5578" calcext:value-type="float">
            <text:p>165,557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5.009499" calcext:value-type="float">
            <text:p>75,009499</text:p>
          </table:table-cell>
          <table:table-cell office:value-type="float" office:value="75.360435" calcext:value-type="float">
            <text:p>75,360435</text:p>
          </table:table-cell>
          <table:table-cell office:value-type="float" office:value="75.150955" calcext:value-type="float">
            <text:p>75,150955</text:p>
          </table:table-cell>
          <table:table-cell office:value-type="float" office:value="74.769119" calcext:value-type="float">
            <text:p>74,769119</text:p>
          </table:table-cell>
          <table:table-cell office:value-type="float" office:value="74.607391" calcext:value-type="float">
            <text:p>74,607391</text:p>
          </table:table-cell>
          <table:table-cell office:value-type="float" office:value="74.462486" calcext:value-type="float">
            <text:p>74,462486</text:p>
          </table:table-cell>
          <table:table-cell office:value-type="float" office:value="74.710358" calcext:value-type="float">
            <text:p>74,710358</text:p>
          </table:table-cell>
          <table:table-cell office:value-type="float" office:value="75.177277" calcext:value-type="float">
            <text:p>75,177277</text:p>
          </table:table-cell>
          <table:table-cell office:value-type="float" office:value="75.237061" calcext:value-type="float">
            <text:p>75,237061</text:p>
          </table:table-cell>
          <table:table-cell office:value-type="float" office:value="75.328682" calcext:value-type="float">
            <text:p>75,328682</text:p>
          </table:table-cell>
          <table:table-cell office:value-type="float" office:value="75.39502" calcext:value-type="float">
            <text:p>75,39502</text:p>
          </table:table-cell>
          <table:table-cell office:value-type="float" office:value="75.528458" calcext:value-type="float">
            <text:p>75,528458</text:p>
          </table:table-cell>
          <table:table-cell office:value-type="float" office:value="74.957756" calcext:value-type="float">
            <text:p>74,957756</text:p>
          </table:table-cell>
          <table:table-cell office:value-type="float" office:value="75.380615" calcext:value-type="float">
            <text:p>75,380615</text:p>
          </table:table-cell>
          <table:table-cell office:value-type="float" office:value="75.420578" calcext:value-type="float">
            <text:p>75,420578</text:p>
          </table:table-cell>
          <table:table-cell office:value-type="float" office:value="75.221069" calcext:value-type="float">
            <text:p>75,221069</text:p>
          </table:table-cell>
          <table:table-cell office:value-type="float" office:value="74.947281" calcext:value-type="float">
            <text:p>74,947281</text:p>
          </table:table-cell>
          <table:table-cell office:value-type="float" office:value="74.538528" calcext:value-type="float">
            <text:p>74,538528</text:p>
          </table:table-cell>
          <table:table-cell office:value-type="float" office:value="74.762146" calcext:value-type="float">
            <text:p>74,762146</text:p>
          </table:table-cell>
          <table:table-cell office:value-type="float" office:value="74.418793" calcext:value-type="float">
            <text:p>74,418793</text:p>
          </table:table-cell>
          <table:table-cell office:value-type="float" office:value="74.611374" calcext:value-type="float">
            <text:p>74,611374</text:p>
          </table:table-cell>
          <table:table-cell office:value-type="float" office:value="74.137054" calcext:value-type="float">
            <text:p>74,137054</text:p>
          </table:table-cell>
          <table:table-cell office:value-type="float" office:value="74.183418" calcext:value-type="float">
            <text:p>74,183418</text:p>
          </table:table-cell>
          <table:table-cell office:value-type="float" office:value="73.697563" calcext:value-type="float">
            <text:p>73,697563</text:p>
          </table:table-cell>
          <table:table-cell office:value-type="float" office:value="73.779305" calcext:value-type="float">
            <text:p>73,779305</text:p>
          </table:table-cell>
          <table:table-cell office:value-type="float" office:value="73.242081" calcext:value-type="float">
            <text:p>73,242081</text:p>
          </table:table-cell>
          <table:table-cell office:value-type="float" office:value="73.712364" calcext:value-type="float">
            <text:p>73,712364</text:p>
          </table:table-cell>
          <table:table-cell office:value-type="float" office:value="73.3284" calcext:value-type="float">
            <text:p>73,3284</text:p>
          </table:table-cell>
          <table:table-cell office:value-type="float" office:value="73.320442" calcext:value-type="float">
            <text:p>73,320442</text:p>
          </table:table-cell>
          <table:table-cell office:value-type="float" office:value="73.260345" calcext:value-type="float">
            <text:p>73,2603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5.930099" calcext:value-type="float">
            <text:p>95,930099</text:p>
          </table:table-cell>
          <table:table-cell office:value-type="float" office:value="89.598854" calcext:value-type="float">
            <text:p>89,598854</text:p>
          </table:table-cell>
          <table:table-cell office:value-type="float" office:value="86.451584" calcext:value-type="float">
            <text:p>86,451584</text:p>
          </table:table-cell>
          <table:table-cell office:value-type="float" office:value="85.180969" calcext:value-type="float">
            <text:p>85,180969</text:p>
          </table:table-cell>
          <table:table-cell office:value-type="float" office:value="85.192024" calcext:value-type="float">
            <text:p>85,192024</text:p>
          </table:table-cell>
          <table:table-cell office:value-type="float" office:value="86.980156" calcext:value-type="float">
            <text:p>86,980156</text:p>
          </table:table-cell>
          <table:table-cell office:value-type="float" office:value="90.545868" calcext:value-type="float">
            <text:p>90,545868</text:p>
          </table:table-cell>
          <table:table-cell office:value-type="float" office:value="96.675201" calcext:value-type="float">
            <text:p>96,675201</text:p>
          </table:table-cell>
          <table:table-cell office:value-type="float" office:value="102.399986" calcext:value-type="float">
            <text:p>102,399986</text:p>
          </table:table-cell>
          <table:table-cell office:value-type="float" office:value="106.788254" calcext:value-type="float">
            <text:p>106,788254</text:p>
          </table:table-cell>
          <table:table-cell office:value-type="float" office:value="109.965096" calcext:value-type="float">
            <text:p>109,965096</text:p>
          </table:table-cell>
          <table:table-cell office:value-type="float" office:value="112.668945" calcext:value-type="float">
            <text:p>112,668945</text:p>
          </table:table-cell>
          <table:table-cell office:value-type="float" office:value="111.009773" calcext:value-type="float">
            <text:p>111,009773</text:p>
          </table:table-cell>
          <table:table-cell office:value-type="float" office:value="112.008751" calcext:value-type="float">
            <text:p>112,008751</text:p>
          </table:table-cell>
          <table:table-cell office:value-type="float" office:value="112.763977" calcext:value-type="float">
            <text:p>112,763977</text:p>
          </table:table-cell>
          <table:table-cell office:value-type="float" office:value="111.072174" calcext:value-type="float">
            <text:p>111,072174</text:p>
          </table:table-cell>
          <table:table-cell office:value-type="float" office:value="108.165421" calcext:value-type="float">
            <text:p>108,165421</text:p>
          </table:table-cell>
          <table:table-cell office:value-type="float" office:value="103.484642" calcext:value-type="float">
            <text:p>103,484642</text:p>
          </table:table-cell>
          <table:table-cell office:value-type="float" office:value="101.567963" calcext:value-type="float">
            <text:p>101,567963</text:p>
          </table:table-cell>
          <table:table-cell office:value-type="float" office:value="101.04689" calcext:value-type="float">
            <text:p>101,04689</text:p>
          </table:table-cell>
          <table:table-cell office:value-type="float" office:value="101.865425" calcext:value-type="float">
            <text:p>101,865425</text:p>
          </table:table-cell>
          <table:table-cell office:value-type="float" office:value="104.182755" calcext:value-type="float">
            <text:p>104,182755</text:p>
          </table:table-cell>
          <table:table-cell office:value-type="float" office:value="107.720703" calcext:value-type="float">
            <text:p>107,720703</text:p>
          </table:table-cell>
          <table:table-cell office:value-type="float" office:value="111.541077" calcext:value-type="float">
            <text:p>111,541077</text:p>
          </table:table-cell>
          <table:table-cell office:value-type="float" office:value="114.428558" calcext:value-type="float">
            <text:p>114,428558</text:p>
          </table:table-cell>
          <table:table-cell office:value-type="float" office:value="115.746033" calcext:value-type="float">
            <text:p>115,746033</text:p>
          </table:table-cell>
          <table:table-cell office:value-type="float" office:value="113.414581" calcext:value-type="float">
            <text:p>113,414581</text:p>
          </table:table-cell>
          <table:table-cell office:value-type="float" office:value="108.340027" calcext:value-type="float">
            <text:p>108,340027</text:p>
          </table:table-cell>
          <table:table-cell office:value-type="float" office:value="102.669899" calcext:value-type="float">
            <text:p>102,669899</text:p>
          </table:table-cell>
          <table:table-cell office:value-type="float" office:value="97.002327" calcext:value-type="float">
            <text:p>97,0023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3.175072" calcext:value-type="float">
            <text:p>73,175072</text:p>
          </table:table-cell>
          <table:table-cell office:value-type="float" office:value="72.903343" calcext:value-type="float">
            <text:p>72,903343</text:p>
          </table:table-cell>
          <table:table-cell office:value-type="float" office:value="72.68119" calcext:value-type="float">
            <text:p>72,68119</text:p>
          </table:table-cell>
          <table:table-cell office:value-type="float" office:value="72.412506" calcext:value-type="float">
            <text:p>72,412506</text:p>
          </table:table-cell>
          <table:table-cell office:value-type="float" office:value="72.251068" calcext:value-type="float">
            <text:p>72,251068</text:p>
          </table:table-cell>
          <table:table-cell office:value-type="float" office:value="71.833694" calcext:value-type="float">
            <text:p>71,833694</text:p>
          </table:table-cell>
          <table:table-cell office:value-type="float" office:value="71.665573" calcext:value-type="float">
            <text:p>71,665573</text:p>
          </table:table-cell>
          <table:table-cell office:value-type="float" office:value="71.797752" calcext:value-type="float">
            <text:p>71,797752</text:p>
          </table:table-cell>
          <table:table-cell office:value-type="float" office:value="72.035889" calcext:value-type="float">
            <text:p>72,035889</text:p>
          </table:table-cell>
          <table:table-cell office:value-type="float" office:value="72.184235" calcext:value-type="float">
            <text:p>72,184235</text:p>
          </table:table-cell>
          <table:table-cell office:value-type="float" office:value="72.834488" calcext:value-type="float">
            <text:p>72,834488</text:p>
          </table:table-cell>
          <table:table-cell office:value-type="float" office:value="74.48394" calcext:value-type="float">
            <text:p>74,48394</text:p>
          </table:table-cell>
          <table:table-cell office:value-type="float" office:value="74.952011" calcext:value-type="float">
            <text:p>74,952011</text:p>
          </table:table-cell>
          <table:table-cell office:value-type="float" office:value="76.287056" calcext:value-type="float">
            <text:p>76,287056</text:p>
          </table:table-cell>
          <table:table-cell office:value-type="float" office:value="76.6231" calcext:value-type="float">
            <text:p>76,6231</text:p>
          </table:table-cell>
          <table:table-cell office:value-type="float" office:value="76.087677" calcext:value-type="float">
            <text:p>76,087677</text:p>
          </table:table-cell>
          <table:table-cell office:value-type="float" office:value="75.718651" calcext:value-type="float">
            <text:p>75,718651</text:p>
          </table:table-cell>
          <table:table-cell office:value-type="float" office:value="75.653084" calcext:value-type="float">
            <text:p>75,653084</text:p>
          </table:table-cell>
          <table:table-cell office:value-type="float" office:value="77.357162" calcext:value-type="float">
            <text:p>77,357162</text:p>
          </table:table-cell>
          <table:table-cell office:value-type="float" office:value="77.386803" calcext:value-type="float">
            <text:p>77,386803</text:p>
          </table:table-cell>
          <table:table-cell office:value-type="float" office:value="76.927628" calcext:value-type="float">
            <text:p>76,927628</text:p>
          </table:table-cell>
          <table:table-cell office:value-type="float" office:value="77.290253" calcext:value-type="float">
            <text:p>77,290253</text:p>
          </table:table-cell>
          <table:table-cell office:value-type="float" office:value="77.103073" calcext:value-type="float">
            <text:p>77,103073</text:p>
          </table:table-cell>
          <table:table-cell office:value-type="float" office:value="76.926094" calcext:value-type="float">
            <text:p>76,926094</text:p>
          </table:table-cell>
          <table:table-cell office:value-type="float" office:value="76.853439" calcext:value-type="float">
            <text:p>76,853439</text:p>
          </table:table-cell>
          <table:table-cell office:value-type="float" office:value="76.864555" calcext:value-type="float">
            <text:p>76,864555</text:p>
          </table:table-cell>
          <table:table-cell office:value-type="float" office:value="77.48143" calcext:value-type="float">
            <text:p>77,48143</text:p>
          </table:table-cell>
          <table:table-cell office:value-type="float" office:value="79.061188" calcext:value-type="float">
            <text:p>79,061188</text:p>
          </table:table-cell>
          <table:table-cell office:value-type="float" office:value="81.079948" calcext:value-type="float">
            <text:p>81,079948</text:p>
          </table:table-cell>
          <table:table-cell office:value-type="float" office:value="84.069916" calcext:value-type="float">
            <text:p>84,0699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377.994965" calcext:value-type="float">
            <text:p>377,994965</text:p>
          </table:table-cell>
          <table:table-cell office:value-type="float" office:value="389.3974" calcext:value-type="float">
            <text:p>389,3974</text:p>
          </table:table-cell>
          <table:table-cell office:value-type="float" office:value="383.109436" calcext:value-type="float">
            <text:p>383,109436</text:p>
          </table:table-cell>
          <table:table-cell office:value-type="float" office:value="386.397156" calcext:value-type="float">
            <text:p>386,397156</text:p>
          </table:table-cell>
          <table:table-cell office:value-type="float" office:value="386.693878" calcext:value-type="float">
            <text:p>386,693878</text:p>
          </table:table-cell>
          <table:table-cell office:value-type="float" office:value="387.667267" calcext:value-type="float">
            <text:p>387,667267</text:p>
          </table:table-cell>
          <table:table-cell office:value-type="float" office:value="387.900238" calcext:value-type="float">
            <text:p>387,900238</text:p>
          </table:table-cell>
          <table:table-cell office:value-type="float" office:value="395.894287" calcext:value-type="float">
            <text:p>395,894287</text:p>
          </table:table-cell>
          <table:table-cell office:value-type="float" office:value="397.681885" calcext:value-type="float">
            <text:p>397,681885</text:p>
          </table:table-cell>
          <table:table-cell office:value-type="float" office:value="392.801178" calcext:value-type="float">
            <text:p>392,801178</text:p>
          </table:table-cell>
          <table:table-cell office:value-type="float" office:value="395.799316" calcext:value-type="float">
            <text:p>395,799316</text:p>
          </table:table-cell>
          <table:table-cell office:value-type="float" office:value="400.209045" calcext:value-type="float">
            <text:p>400,209045</text:p>
          </table:table-cell>
          <table:table-cell office:value-type="float" office:value="390.358673" calcext:value-type="float">
            <text:p>390,358673</text:p>
          </table:table-cell>
          <table:table-cell office:value-type="float" office:value="399.796387" calcext:value-type="float">
            <text:p>399,796387</text:p>
          </table:table-cell>
          <table:table-cell office:value-type="float" office:value="404.555389" calcext:value-type="float">
            <text:p>404,555389</text:p>
          </table:table-cell>
          <table:table-cell office:value-type="float" office:value="398.756256" calcext:value-type="float">
            <text:p>398,756256</text:p>
          </table:table-cell>
          <table:table-cell office:value-type="float" office:value="394.118103" calcext:value-type="float">
            <text:p>394,118103</text:p>
          </table:table-cell>
          <table:table-cell office:value-type="float" office:value="389.791046" calcext:value-type="float">
            <text:p>389,791046</text:p>
          </table:table-cell>
          <table:table-cell office:value-type="float" office:value="403.182892" calcext:value-type="float">
            <text:p>403,182892</text:p>
          </table:table-cell>
          <table:table-cell office:value-type="float" office:value="423.453033" calcext:value-type="float">
            <text:p>423,453033</text:p>
          </table:table-cell>
          <table:table-cell office:value-type="float" office:value="436.609894" calcext:value-type="float">
            <text:p>436,609894</text:p>
          </table:table-cell>
          <table:table-cell office:value-type="float" office:value="471.060913" calcext:value-type="float">
            <text:p>471,060913</text:p>
          </table:table-cell>
          <table:table-cell office:value-type="float" office:value="492.293427" calcext:value-type="float">
            <text:p>492,293427</text:p>
          </table:table-cell>
          <table:table-cell office:value-type="float" office:value="504.023834" calcext:value-type="float">
            <text:p>504,023834</text:p>
          </table:table-cell>
          <table:table-cell office:value-type="float" office:value="506.019104" calcext:value-type="float">
            <text:p>506,019104</text:p>
          </table:table-cell>
          <table:table-cell office:value-type="float" office:value="512.399902" calcext:value-type="float">
            <text:p>512,399902</text:p>
          </table:table-cell>
          <table:table-cell office:value-type="float" office:value="512.005432" calcext:value-type="float">
            <text:p>512,005432</text:p>
          </table:table-cell>
          <table:table-cell office:value-type="float" office:value="513.007507" calcext:value-type="float">
            <text:p>513,007507</text:p>
          </table:table-cell>
          <table:table-cell office:value-type="float" office:value="514.345398" calcext:value-type="float">
            <text:p>514,345398</text:p>
          </table:table-cell>
          <table:table-cell office:value-type="float" office:value="514.417847" calcext:value-type="float">
            <text:p>514,41784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5.514236" calcext:value-type="float">
            <text:p>125,514236</text:p>
          </table:table-cell>
          <table:table-cell office:value-type="float" office:value="125.627739" calcext:value-type="float">
            <text:p>125,627739</text:p>
          </table:table-cell>
          <table:table-cell office:value-type="float" office:value="123.644325" calcext:value-type="float">
            <text:p>123,644325</text:p>
          </table:table-cell>
          <table:table-cell office:value-type="float" office:value="119.587837" calcext:value-type="float">
            <text:p>119,587837</text:p>
          </table:table-cell>
          <table:table-cell office:value-type="float" office:value="116.414032" calcext:value-type="float">
            <text:p>116,414032</text:p>
          </table:table-cell>
          <table:table-cell office:value-type="float" office:value="113.864204" calcext:value-type="float">
            <text:p>113,864204</text:p>
          </table:table-cell>
          <table:table-cell office:value-type="float" office:value="112.901016" calcext:value-type="float">
            <text:p>112,901016</text:p>
          </table:table-cell>
          <table:table-cell office:value-type="float" office:value="111.142159" calcext:value-type="float">
            <text:p>111,142159</text:p>
          </table:table-cell>
          <table:table-cell office:value-type="float" office:value="110.197388" calcext:value-type="float">
            <text:p>110,197388</text:p>
          </table:table-cell>
          <table:table-cell office:value-type="float" office:value="106.717232" calcext:value-type="float">
            <text:p>106,717232</text:p>
          </table:table-cell>
          <table:table-cell office:value-type="float" office:value="101.684326" calcext:value-type="float">
            <text:p>101,684326</text:p>
          </table:table-cell>
          <table:table-cell office:value-type="float" office:value="92.710487" calcext:value-type="float">
            <text:p>92,710487</text:p>
          </table:table-cell>
          <table:table-cell office:value-type="float" office:value="87.383209" calcext:value-type="float">
            <text:p>87,383209</text:p>
          </table:table-cell>
          <table:table-cell office:value-type="float" office:value="95.008682" calcext:value-type="float">
            <text:p>95,008682</text:p>
          </table:table-cell>
          <table:table-cell office:value-type="float" office:value="115.167999" calcext:value-type="float">
            <text:p>115,167999</text:p>
          </table:table-cell>
          <table:table-cell office:value-type="float" office:value="124.382591" calcext:value-type="float">
            <text:p>124,382591</text:p>
          </table:table-cell>
          <table:table-cell office:value-type="float" office:value="122.73391" calcext:value-type="float">
            <text:p>122,73391</text:p>
          </table:table-cell>
          <table:table-cell office:value-type="float" office:value="121.73484" calcext:value-type="float">
            <text:p>121,73484</text:p>
          </table:table-cell>
          <table:table-cell office:value-type="float" office:value="123.894447" calcext:value-type="float">
            <text:p>123,894447</text:p>
          </table:table-cell>
          <table:table-cell office:value-type="float" office:value="125.741676" calcext:value-type="float">
            <text:p>125,741676</text:p>
          </table:table-cell>
          <table:table-cell office:value-type="float" office:value="123.953384" calcext:value-type="float">
            <text:p>123,953384</text:p>
          </table:table-cell>
          <table:table-cell office:value-type="float" office:value="118.883423" calcext:value-type="float">
            <text:p>118,883423</text:p>
          </table:table-cell>
          <table:table-cell office:value-type="float" office:value="111.752365" calcext:value-type="float">
            <text:p>111,752365</text:p>
          </table:table-cell>
          <table:table-cell office:value-type="float" office:value="100.850029" calcext:value-type="float">
            <text:p>100,850029</text:p>
          </table:table-cell>
          <table:table-cell office:value-type="float" office:value="90.191963" calcext:value-type="float">
            <text:p>90,191963</text:p>
          </table:table-cell>
          <table:table-cell office:value-type="float" office:value="83.087502" calcext:value-type="float">
            <text:p>83,087502</text:p>
          </table:table-cell>
          <table:table-cell office:value-type="float" office:value="78.724182" calcext:value-type="float">
            <text:p>78,724182</text:p>
          </table:table-cell>
          <table:table-cell office:value-type="float" office:value="86.66925" calcext:value-type="float">
            <text:p>86,66925</text:p>
          </table:table-cell>
          <table:table-cell office:value-type="float" office:value="86.604477" calcext:value-type="float">
            <text:p>86,604477</text:p>
          </table:table-cell>
          <table:table-cell office:value-type="float" office:value="85.528557" calcext:value-type="float">
            <text:p>85,5285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3.796326" calcext:value-type="float">
            <text:p>63,796326</text:p>
          </table:table-cell>
          <table:table-cell office:value-type="float" office:value="63.924026" calcext:value-type="float">
            <text:p>63,924026</text:p>
          </table:table-cell>
          <table:table-cell office:value-type="float" office:value="63.90815" calcext:value-type="float">
            <text:p>63,90815</text:p>
          </table:table-cell>
          <table:table-cell office:value-type="float" office:value="63.899754" calcext:value-type="float">
            <text:p>63,899754</text:p>
          </table:table-cell>
          <table:table-cell office:value-type="float" office:value="63.928856" calcext:value-type="float">
            <text:p>63,928856</text:p>
          </table:table-cell>
          <table:table-cell office:value-type="float" office:value="63.995808" calcext:value-type="float">
            <text:p>63,995808</text:p>
          </table:table-cell>
          <table:table-cell office:value-type="float" office:value="64.132149" calcext:value-type="float">
            <text:p>64,132149</text:p>
          </table:table-cell>
          <table:table-cell office:value-type="float" office:value="64.354576" calcext:value-type="float">
            <text:p>64,354576</text:p>
          </table:table-cell>
          <table:table-cell office:value-type="float" office:value="64.399872" calcext:value-type="float">
            <text:p>64,399872</text:p>
          </table:table-cell>
          <table:table-cell office:value-type="float" office:value="64.328056" calcext:value-type="float">
            <text:p>64,328056</text:p>
          </table:table-cell>
          <table:table-cell office:value-type="float" office:value="64.382858" calcext:value-type="float">
            <text:p>64,382858</text:p>
          </table:table-cell>
          <table:table-cell office:value-type="float" office:value="64.545593" calcext:value-type="float">
            <text:p>64,545593</text:p>
          </table:table-cell>
          <table:table-cell office:value-type="float" office:value="64.427055" calcext:value-type="float">
            <text:p>64,427055</text:p>
          </table:table-cell>
          <table:table-cell office:value-type="float" office:value="64.686317" calcext:value-type="float">
            <text:p>64,686317</text:p>
          </table:table-cell>
          <table:table-cell office:value-type="float" office:value="64.799896" calcext:value-type="float">
            <text:p>64,799896</text:p>
          </table:table-cell>
          <table:table-cell office:value-type="float" office:value="64.707909" calcext:value-type="float">
            <text:p>64,707909</text:p>
          </table:table-cell>
          <table:table-cell office:value-type="float" office:value="64.592827" calcext:value-type="float">
            <text:p>64,592827</text:p>
          </table:table-cell>
          <table:table-cell office:value-type="float" office:value="64.531601" calcext:value-type="float">
            <text:p>64,531601</text:p>
          </table:table-cell>
          <table:table-cell office:value-type="float" office:value="64.791328" calcext:value-type="float">
            <text:p>64,791328</text:p>
          </table:table-cell>
          <table:table-cell office:value-type="float" office:value="64.7938" calcext:value-type="float">
            <text:p>64,7938</text:p>
          </table:table-cell>
          <table:table-cell office:value-type="float" office:value="64.731674" calcext:value-type="float">
            <text:p>64,731674</text:p>
          </table:table-cell>
          <table:table-cell office:value-type="float" office:value="64.743011" calcext:value-type="float">
            <text:p>64,743011</text:p>
          </table:table-cell>
          <table:table-cell office:value-type="float" office:value="64.677773" calcext:value-type="float">
            <text:p>64,677773</text:p>
          </table:table-cell>
          <table:table-cell office:value-type="float" office:value="72.39753" calcext:value-type="float">
            <text:p>72,39753</text:p>
          </table:table-cell>
          <table:table-cell office:value-type="float" office:value="74.563156" calcext:value-type="float">
            <text:p>74,563156</text:p>
          </table:table-cell>
          <table:table-cell office:value-type="float" office:value="79.31649" calcext:value-type="float">
            <text:p>79,31649</text:p>
          </table:table-cell>
          <table:table-cell office:value-type="float" office:value="77.896713" calcext:value-type="float">
            <text:p>77,896713</text:p>
          </table:table-cell>
          <table:table-cell office:value-type="float" office:value="79.426544" calcext:value-type="float">
            <text:p>79,426544</text:p>
          </table:table-cell>
          <table:table-cell office:value-type="float" office:value="82.408958" calcext:value-type="float">
            <text:p>82,408958</text:p>
          </table:table-cell>
          <table:table-cell office:value-type="float" office:value="79.88768" calcext:value-type="float">
            <text:p>79,8876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299.027771" calcext:value-type="float">
            <text:p>299,027771</text:p>
          </table:table-cell>
          <table:table-cell office:value-type="float" office:value="303.692841" calcext:value-type="float">
            <text:p>303,692841</text:p>
          </table:table-cell>
          <table:table-cell office:value-type="float" office:value="299.515411" calcext:value-type="float">
            <text:p>299,515411</text:p>
          </table:table-cell>
          <table:table-cell office:value-type="float" office:value="300.589172" calcext:value-type="float">
            <text:p>300,589172</text:p>
          </table:table-cell>
          <table:table-cell office:value-type="float" office:value="300.287109" calcext:value-type="float">
            <text:p>300,287109</text:p>
          </table:table-cell>
          <table:table-cell office:value-type="float" office:value="299.588959" calcext:value-type="float">
            <text:p>299,588959</text:p>
          </table:table-cell>
          <table:table-cell office:value-type="float" office:value="302.68634" calcext:value-type="float">
            <text:p>302,68634</text:p>
          </table:table-cell>
          <table:table-cell office:value-type="float" office:value="322.053558" calcext:value-type="float">
            <text:p>322,053558</text:p>
          </table:table-cell>
          <table:table-cell office:value-type="float" office:value="322.716827" calcext:value-type="float">
            <text:p>322,716827</text:p>
          </table:table-cell>
          <table:table-cell office:value-type="float" office:value="322.510284" calcext:value-type="float">
            <text:p>322,510284</text:p>
          </table:table-cell>
          <table:table-cell office:value-type="float" office:value="323.522003" calcext:value-type="float">
            <text:p>323,522003</text:p>
          </table:table-cell>
          <table:table-cell office:value-type="float" office:value="324.102081" calcext:value-type="float">
            <text:p>324,102081</text:p>
          </table:table-cell>
          <table:table-cell office:value-type="float" office:value="306.731995" calcext:value-type="float">
            <text:p>306,731995</text:p>
          </table:table-cell>
          <table:table-cell office:value-type="float" office:value="323.607086" calcext:value-type="float">
            <text:p>323,607086</text:p>
          </table:table-cell>
          <table:table-cell office:value-type="float" office:value="324.11264" calcext:value-type="float">
            <text:p>324,11264</text:p>
          </table:table-cell>
          <table:table-cell office:value-type="float" office:value="323.395752" calcext:value-type="float">
            <text:p>323,395752</text:p>
          </table:table-cell>
          <table:table-cell office:value-type="float" office:value="322.300903" calcext:value-type="float">
            <text:p>322,300903</text:p>
          </table:table-cell>
          <table:table-cell office:value-type="float" office:value="311.243835" calcext:value-type="float">
            <text:p>311,243835</text:p>
          </table:table-cell>
          <table:table-cell office:value-type="float" office:value="323.50238" calcext:value-type="float">
            <text:p>323,50238</text:p>
          </table:table-cell>
          <table:table-cell office:value-type="float" office:value="324.180511" calcext:value-type="float">
            <text:p>324,180511</text:p>
          </table:table-cell>
          <table:table-cell office:value-type="float" office:value="323.734985" calcext:value-type="float">
            <text:p>323,734985</text:p>
          </table:table-cell>
          <table:table-cell office:value-type="float" office:value="323.257538" calcext:value-type="float">
            <text:p>323,257538</text:p>
          </table:table-cell>
          <table:table-cell office:value-type="float" office:value="323.705963" calcext:value-type="float">
            <text:p>323,705963</text:p>
          </table:table-cell>
          <table:table-cell office:value-type="float" office:value="323.04068" calcext:value-type="float">
            <text:p>323,04068</text:p>
          </table:table-cell>
          <table:table-cell office:value-type="float" office:value="323.746185" calcext:value-type="float">
            <text:p>323,746185</text:p>
          </table:table-cell>
          <table:table-cell office:value-type="float" office:value="322.744415" calcext:value-type="float">
            <text:p>322,744415</text:p>
          </table:table-cell>
          <table:table-cell office:value-type="float" office:value="322.983948" calcext:value-type="float">
            <text:p>322,983948</text:p>
          </table:table-cell>
          <table:table-cell office:value-type="float" office:value="323.284882" calcext:value-type="float">
            <text:p>323,284882</text:p>
          </table:table-cell>
          <table:table-cell office:value-type="float" office:value="324.061218" calcext:value-type="float">
            <text:p>324,061218</text:p>
          </table:table-cell>
          <table:table-cell office:value-type="float" office:value="325.138885" calcext:value-type="float">
            <text:p>325,1388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6.093735" calcext:value-type="float">
            <text:p>146,093735</text:p>
          </table:table-cell>
          <table:table-cell office:value-type="float" office:value="143.079132" calcext:value-type="float">
            <text:p>143,079132</text:p>
          </table:table-cell>
          <table:table-cell office:value-type="float" office:value="145.219177" calcext:value-type="float">
            <text:p>145,219177</text:p>
          </table:table-cell>
          <table:table-cell office:value-type="float" office:value="141.307373" calcext:value-type="float">
            <text:p>141,307373</text:p>
          </table:table-cell>
          <table:table-cell office:value-type="float" office:value="142.897308" calcext:value-type="float">
            <text:p>142,897308</text:p>
          </table:table-cell>
          <table:table-cell office:value-type="float" office:value="143.009064" calcext:value-type="float">
            <text:p>143,009064</text:p>
          </table:table-cell>
          <table:table-cell office:value-type="float" office:value="143.176483" calcext:value-type="float">
            <text:p>143,176483</text:p>
          </table:table-cell>
          <table:table-cell office:value-type="float" office:value="140.908875" calcext:value-type="float">
            <text:p>140,908875</text:p>
          </table:table-cell>
          <table:table-cell office:value-type="float" office:value="140.504547" calcext:value-type="float">
            <text:p>140,504547</text:p>
          </table:table-cell>
          <table:table-cell office:value-type="float" office:value="140.793411" calcext:value-type="float">
            <text:p>140,793411</text:p>
          </table:table-cell>
          <table:table-cell office:value-type="float" office:value="140.031784" calcext:value-type="float">
            <text:p>140,031784</text:p>
          </table:table-cell>
          <table:table-cell office:value-type="float" office:value="145.653748" calcext:value-type="float">
            <text:p>145,653748</text:p>
          </table:table-cell>
          <table:table-cell office:value-type="float" office:value="139.65387" calcext:value-type="float">
            <text:p>139,65387</text:p>
          </table:table-cell>
          <table:table-cell office:value-type="float" office:value="144.791916" calcext:value-type="float">
            <text:p>144,791916</text:p>
          </table:table-cell>
          <table:table-cell office:value-type="float" office:value="142.056534" calcext:value-type="float">
            <text:p>142,056534</text:p>
          </table:table-cell>
          <table:table-cell office:value-type="float" office:value="143.917892" calcext:value-type="float">
            <text:p>143,917892</text:p>
          </table:table-cell>
          <table:table-cell office:value-type="float" office:value="141.949493" calcext:value-type="float">
            <text:p>141,949493</text:p>
          </table:table-cell>
          <table:table-cell office:value-type="float" office:value="142.908478" calcext:value-type="float">
            <text:p>142,908478</text:p>
          </table:table-cell>
          <table:table-cell office:value-type="float" office:value="146.959396" calcext:value-type="float">
            <text:p>146,959396</text:p>
          </table:table-cell>
          <table:table-cell office:value-type="float" office:value="143.940186" calcext:value-type="float">
            <text:p>143,940186</text:p>
          </table:table-cell>
          <table:table-cell office:value-type="float" office:value="146.348938" calcext:value-type="float">
            <text:p>146,348938</text:p>
          </table:table-cell>
          <table:table-cell office:value-type="float" office:value="143.776154" calcext:value-type="float">
            <text:p>143,776154</text:p>
          </table:table-cell>
          <table:table-cell office:value-type="float" office:value="142.763855" calcext:value-type="float">
            <text:p>142,763855</text:p>
          </table:table-cell>
          <table:table-cell office:value-type="float" office:value="144.557526" calcext:value-type="float">
            <text:p>144,557526</text:p>
          </table:table-cell>
          <table:table-cell office:value-type="float" office:value="143.828857" calcext:value-type="float">
            <text:p>143,828857</text:p>
          </table:table-cell>
          <table:table-cell office:value-type="float" office:value="144.376572" calcext:value-type="float">
            <text:p>144,376572</text:p>
          </table:table-cell>
          <table:table-cell office:value-type="float" office:value="143.019836" calcext:value-type="float">
            <text:p>143,019836</text:p>
          </table:table-cell>
          <table:table-cell office:value-type="float" office:value="144.440872" calcext:value-type="float">
            <text:p>144,440872</text:p>
          </table:table-cell>
          <table:table-cell office:value-type="float" office:value="143.328873" calcext:value-type="float">
            <text:p>143,328873</text:p>
          </table:table-cell>
          <table:table-cell office:value-type="float" office:value="143.912567" calcext:value-type="float">
            <text:p>143,9125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6.059906" calcext:value-type="float">
            <text:p>66,059906</text:p>
          </table:table-cell>
          <table:table-cell office:value-type="float" office:value="66.105484" calcext:value-type="float">
            <text:p>66,105484</text:p>
          </table:table-cell>
          <table:table-cell office:value-type="float" office:value="66.033966" calcext:value-type="float">
            <text:p>66,033966</text:p>
          </table:table-cell>
          <table:table-cell office:value-type="float" office:value="65.851639" calcext:value-type="float">
            <text:p>65,851639</text:p>
          </table:table-cell>
          <table:table-cell office:value-type="float" office:value="65.788116" calcext:value-type="float">
            <text:p>65,788116</text:p>
          </table:table-cell>
          <table:table-cell office:value-type="float" office:value="65.781769" calcext:value-type="float">
            <text:p>65,781769</text:p>
          </table:table-cell>
          <table:table-cell office:value-type="float" office:value="65.806961" calcext:value-type="float">
            <text:p>65,806961</text:p>
          </table:table-cell>
          <table:table-cell office:value-type="float" office:value="65.687454" calcext:value-type="float">
            <text:p>65,687454</text:p>
          </table:table-cell>
          <table:table-cell office:value-type="float" office:value="65.564842" calcext:value-type="float">
            <text:p>65,564842</text:p>
          </table:table-cell>
          <table:table-cell office:value-type="float" office:value="65.329613" calcext:value-type="float">
            <text:p>65,329613</text:p>
          </table:table-cell>
          <table:table-cell office:value-type="float" office:value="65.171692" calcext:value-type="float">
            <text:p>65,171692</text:p>
          </table:table-cell>
          <table:table-cell office:value-type="float" office:value="65.130974" calcext:value-type="float">
            <text:p>65,130974</text:p>
          </table:table-cell>
          <table:table-cell office:value-type="float" office:value="64.963989" calcext:value-type="float">
            <text:p>64,963989</text:p>
          </table:table-cell>
          <table:table-cell office:value-type="float" office:value="64.861496" calcext:value-type="float">
            <text:p>64,861496</text:p>
          </table:table-cell>
          <table:table-cell office:value-type="float" office:value="64.859276" calcext:value-type="float">
            <text:p>64,859276</text:p>
          </table:table-cell>
          <table:table-cell office:value-type="float" office:value="64.67234" calcext:value-type="float">
            <text:p>64,67234</text:p>
          </table:table-cell>
          <table:table-cell office:value-type="float" office:value="64.269516" calcext:value-type="float">
            <text:p>64,269516</text:p>
          </table:table-cell>
          <table:table-cell office:value-type="float" office:value="63.797886" calcext:value-type="float">
            <text:p>63,797886</text:p>
          </table:table-cell>
          <table:table-cell office:value-type="float" office:value="63.86203" calcext:value-type="float">
            <text:p>63,86203</text:p>
          </table:table-cell>
          <table:table-cell office:value-type="float" office:value="64.017075" calcext:value-type="float">
            <text:p>64,017075</text:p>
          </table:table-cell>
          <table:table-cell office:value-type="float" office:value="63.528534" calcext:value-type="float">
            <text:p>63,528534</text:p>
          </table:table-cell>
          <table:table-cell office:value-type="float" office:value="62.883827" calcext:value-type="float">
            <text:p>62,883827</text:p>
          </table:table-cell>
          <table:table-cell office:value-type="float" office:value="62.583447" calcext:value-type="float">
            <text:p>62,583447</text:p>
          </table:table-cell>
          <table:table-cell office:value-type="float" office:value="62.624809" calcext:value-type="float">
            <text:p>62,624809</text:p>
          </table:table-cell>
          <table:table-cell office:value-type="float" office:value="62.604527" calcext:value-type="float">
            <text:p>62,604527</text:p>
          </table:table-cell>
          <table:table-cell office:value-type="float" office:value="60.969688" calcext:value-type="float">
            <text:p>60,969688</text:p>
          </table:table-cell>
          <table:table-cell office:value-type="float" office:value="57.614059" calcext:value-type="float">
            <text:p>57,614059</text:p>
          </table:table-cell>
          <table:table-cell office:value-type="float" office:value="56.055195" calcext:value-type="float">
            <text:p>56,055195</text:p>
          </table:table-cell>
          <table:table-cell office:value-type="float" office:value="55.625744" calcext:value-type="float">
            <text:p>55,625744</text:p>
          </table:table-cell>
          <table:table-cell office:value-type="float" office:value="62.891449" calcext:value-type="float">
            <text:p>62,89144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7.039597" calcext:value-type="float">
            <text:p>217,039597</text:p>
          </table:table-cell>
          <table:table-cell office:value-type="float" office:value="216.914902" calcext:value-type="float">
            <text:p>216,914902</text:p>
          </table:table-cell>
          <table:table-cell office:value-type="float" office:value="216.717209" calcext:value-type="float">
            <text:p>216,717209</text:p>
          </table:table-cell>
          <table:table-cell office:value-type="float" office:value="216.638947" calcext:value-type="float">
            <text:p>216,638947</text:p>
          </table:table-cell>
          <table:table-cell office:value-type="float" office:value="216.417526" calcext:value-type="float">
            <text:p>216,417526</text:p>
          </table:table-cell>
          <table:table-cell office:value-type="float" office:value="216.248718" calcext:value-type="float">
            <text:p>216,248718</text:p>
          </table:table-cell>
          <table:table-cell office:value-type="float" office:value="215.98587" calcext:value-type="float">
            <text:p>215,98587</text:p>
          </table:table-cell>
          <table:table-cell office:value-type="float" office:value="212.577499" calcext:value-type="float">
            <text:p>212,577499</text:p>
          </table:table-cell>
          <table:table-cell office:value-type="float" office:value="210.353531" calcext:value-type="float">
            <text:p>210,353531</text:p>
          </table:table-cell>
          <table:table-cell office:value-type="float" office:value="210.222336" calcext:value-type="float">
            <text:p>210,222336</text:p>
          </table:table-cell>
          <table:table-cell office:value-type="float" office:value="210.16832" calcext:value-type="float">
            <text:p>210,16832</text:p>
          </table:table-cell>
          <table:table-cell office:value-type="float" office:value="210.009689" calcext:value-type="float">
            <text:p>210,009689</text:p>
          </table:table-cell>
          <table:table-cell office:value-type="float" office:value="209.374237" calcext:value-type="float">
            <text:p>209,374237</text:p>
          </table:table-cell>
          <table:table-cell office:value-type="float" office:value="209.01683" calcext:value-type="float">
            <text:p>209,01683</text:p>
          </table:table-cell>
          <table:table-cell office:value-type="float" office:value="208.71582" calcext:value-type="float">
            <text:p>208,71582</text:p>
          </table:table-cell>
          <table:table-cell office:value-type="float" office:value="207.995834" calcext:value-type="float">
            <text:p>207,995834</text:p>
          </table:table-cell>
          <table:table-cell office:value-type="float" office:value="206.772629" calcext:value-type="float">
            <text:p>206,772629</text:p>
          </table:table-cell>
          <table:table-cell office:value-type="float" office:value="204.304916" calcext:value-type="float">
            <text:p>204,304916</text:p>
          </table:table-cell>
          <table:table-cell office:value-type="float" office:value="201.560425" calcext:value-type="float">
            <text:p>201,560425</text:p>
          </table:table-cell>
          <table:table-cell office:value-type="float" office:value="201.649719" calcext:value-type="float">
            <text:p>201,649719</text:p>
          </table:table-cell>
          <table:table-cell office:value-type="float" office:value="201.413315" calcext:value-type="float">
            <text:p>201,413315</text:p>
          </table:table-cell>
          <table:table-cell office:value-type="float" office:value="201.673599" calcext:value-type="float">
            <text:p>201,673599</text:p>
          </table:table-cell>
          <table:table-cell office:value-type="float" office:value="202.347733" calcext:value-type="float">
            <text:p>202,347733</text:p>
          </table:table-cell>
          <table:table-cell office:value-type="float" office:value="201.72113" calcext:value-type="float">
            <text:p>201,72113</text:p>
          </table:table-cell>
          <table:table-cell office:value-type="float" office:value="201.321411" calcext:value-type="float">
            <text:p>201,321411</text:p>
          </table:table-cell>
          <table:table-cell office:value-type="float" office:value="200.550018" calcext:value-type="float">
            <text:p>200,550018</text:p>
          </table:table-cell>
          <table:table-cell office:value-type="float" office:value="200.285034" calcext:value-type="float">
            <text:p>200,285034</text:p>
          </table:table-cell>
          <table:table-cell office:value-type="float" office:value="199.741074" calcext:value-type="float">
            <text:p>199,741074</text:p>
          </table:table-cell>
          <table:table-cell office:value-type="float" office:value="199.640884" calcext:value-type="float">
            <text:p>199,640884</text:p>
          </table:table-cell>
          <table:table-cell office:value-type="float" office:value="198.813232" calcext:value-type="float">
            <text:p>198,8132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2.894135" calcext:value-type="float">
            <text:p>202,894135</text:p>
          </table:table-cell>
          <table:table-cell office:value-type="float" office:value="202.94574" calcext:value-type="float">
            <text:p>202,94574</text:p>
          </table:table-cell>
          <table:table-cell office:value-type="float" office:value="203.301086" calcext:value-type="float">
            <text:p>203,301086</text:p>
          </table:table-cell>
          <table:table-cell office:value-type="float" office:value="203.221405" calcext:value-type="float">
            <text:p>203,221405</text:p>
          </table:table-cell>
          <table:table-cell office:value-type="float" office:value="203.683136" calcext:value-type="float">
            <text:p>203,683136</text:p>
          </table:table-cell>
          <table:table-cell office:value-type="float" office:value="210.034653" calcext:value-type="float">
            <text:p>210,034653</text:p>
          </table:table-cell>
          <table:table-cell office:value-type="float" office:value="191.838638" calcext:value-type="float">
            <text:p>191,838638</text:p>
          </table:table-cell>
          <table:table-cell office:value-type="float" office:value="189.335815" calcext:value-type="float">
            <text:p>189,335815</text:p>
          </table:table-cell>
          <table:table-cell office:value-type="float" office:value="188.721436" calcext:value-type="float">
            <text:p>188,721436</text:p>
          </table:table-cell>
          <table:table-cell office:value-type="float" office:value="188.519867" calcext:value-type="float">
            <text:p>188,519867</text:p>
          </table:table-cell>
          <table:table-cell office:value-type="float" office:value="189.082413" calcext:value-type="float">
            <text:p>189,082413</text:p>
          </table:table-cell>
          <table:table-cell office:value-type="float" office:value="193.948288" calcext:value-type="float">
            <text:p>193,948288</text:p>
          </table:table-cell>
          <table:table-cell office:value-type="float" office:value="193.928207" calcext:value-type="float">
            <text:p>193,928207</text:p>
          </table:table-cell>
          <table:table-cell office:value-type="float" office:value="194.301453" calcext:value-type="float">
            <text:p>194,301453</text:p>
          </table:table-cell>
          <table:table-cell office:value-type="float" office:value="193.766373" calcext:value-type="float">
            <text:p>193,766373</text:p>
          </table:table-cell>
          <table:table-cell office:value-type="float" office:value="194.438263" calcext:value-type="float">
            <text:p>194,438263</text:p>
          </table:table-cell>
          <table:table-cell office:value-type="float" office:value="194.544525" calcext:value-type="float">
            <text:p>194,544525</text:p>
          </table:table-cell>
          <table:table-cell office:value-type="float" office:value="194.454147" calcext:value-type="float">
            <text:p>194,454147</text:p>
          </table:table-cell>
          <table:table-cell office:value-type="float" office:value="194.046585" calcext:value-type="float">
            <text:p>194,046585</text:p>
          </table:table-cell>
          <table:table-cell office:value-type="float" office:value="193.222015" calcext:value-type="float">
            <text:p>193,222015</text:p>
          </table:table-cell>
          <table:table-cell office:value-type="float" office:value="193.888779" calcext:value-type="float">
            <text:p>193,888779</text:p>
          </table:table-cell>
          <table:table-cell office:value-type="float" office:value="192.79837" calcext:value-type="float">
            <text:p>192,79837</text:p>
          </table:table-cell>
          <table:table-cell office:value-type="float" office:value="192.595062" calcext:value-type="float">
            <text:p>192,595062</text:p>
          </table:table-cell>
          <table:table-cell office:value-type="float" office:value="192.527252" calcext:value-type="float">
            <text:p>192,527252</text:p>
          </table:table-cell>
          <table:table-cell office:value-type="float" office:value="192.321701" calcext:value-type="float">
            <text:p>192,321701</text:p>
          </table:table-cell>
          <table:table-cell office:value-type="float" office:value="190.659698" calcext:value-type="float">
            <text:p>190,659698</text:p>
          </table:table-cell>
          <table:table-cell office:value-type="float" office:value="190.482574" calcext:value-type="float">
            <text:p>190,482574</text:p>
          </table:table-cell>
          <table:table-cell office:value-type="float" office:value="190.893387" calcext:value-type="float">
            <text:p>190,893387</text:p>
          </table:table-cell>
          <table:table-cell office:value-type="float" office:value="193.492386" calcext:value-type="float">
            <text:p>193,492386</text:p>
          </table:table-cell>
          <table:table-cell office:value-type="float" office:value="195.799561" calcext:value-type="float">
            <text:p>195,79956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3.273338" calcext:value-type="float">
            <text:p>53,273338</text:p>
          </table:table-cell>
          <table:table-cell office:value-type="float" office:value="51.76965" calcext:value-type="float">
            <text:p>51,76965</text:p>
          </table:table-cell>
          <table:table-cell office:value-type="float" office:value="49.737476" calcext:value-type="float">
            <text:p>49,737476</text:p>
          </table:table-cell>
          <table:table-cell office:value-type="float" office:value="47.582256" calcext:value-type="float">
            <text:p>47,582256</text:p>
          </table:table-cell>
          <table:table-cell office:value-type="float" office:value="45.31794" calcext:value-type="float">
            <text:p>45,31794</text:p>
          </table:table-cell>
          <table:table-cell office:value-type="float" office:value="43.247559" calcext:value-type="float">
            <text:p>43,247559</text:p>
          </table:table-cell>
          <table:table-cell office:value-type="float" office:value="41.577152" calcext:value-type="float">
            <text:p>41,577152</text:p>
          </table:table-cell>
          <table:table-cell office:value-type="float" office:value="40.66288" calcext:value-type="float">
            <text:p>40,66288</text:p>
          </table:table-cell>
          <table:table-cell office:value-type="float" office:value="39.991116" calcext:value-type="float">
            <text:p>39,991116</text:p>
          </table:table-cell>
          <table:table-cell office:value-type="float" office:value="39.578869" calcext:value-type="float">
            <text:p>39,578869</text:p>
          </table:table-cell>
          <table:table-cell office:value-type="float" office:value="38.833706" calcext:value-type="float">
            <text:p>38,833706</text:p>
          </table:table-cell>
          <table:table-cell office:value-type="float" office:value="38.243572" calcext:value-type="float">
            <text:p>38,243572</text:p>
          </table:table-cell>
          <table:table-cell office:value-type="float" office:value="37.787579" calcext:value-type="float">
            <text:p>37,787579</text:p>
          </table:table-cell>
          <table:table-cell office:value-type="float" office:value="37.493416" calcext:value-type="float">
            <text:p>37,493416</text:p>
          </table:table-cell>
          <table:table-cell office:value-type="float" office:value="37.394398" calcext:value-type="float">
            <text:p>37,394398</text:p>
          </table:table-cell>
          <table:table-cell office:value-type="float" office:value="37.268948" calcext:value-type="float">
            <text:p>37,268948</text:p>
          </table:table-cell>
          <table:table-cell office:value-type="float" office:value="37.258595" calcext:value-type="float">
            <text:p>37,258595</text:p>
          </table:table-cell>
          <table:table-cell office:value-type="float" office:value="34.031242" calcext:value-type="float">
            <text:p>34,031242</text:p>
          </table:table-cell>
          <table:table-cell office:value-type="float" office:value="33.783657" calcext:value-type="float">
            <text:p>33,783657</text:p>
          </table:table-cell>
          <table:table-cell office:value-type="float" office:value="33.559151" calcext:value-type="float">
            <text:p>33,559151</text:p>
          </table:table-cell>
          <table:table-cell office:value-type="float" office:value="33.29388" calcext:value-type="float">
            <text:p>33,29388</text:p>
          </table:table-cell>
          <table:table-cell office:value-type="float" office:value="32.755741" calcext:value-type="float">
            <text:p>32,755741</text:p>
          </table:table-cell>
          <table:table-cell office:value-type="float" office:value="32.086391" calcext:value-type="float">
            <text:p>32,086391</text:p>
          </table:table-cell>
          <table:table-cell office:value-type="float" office:value="30.978798" calcext:value-type="float">
            <text:p>30,978798</text:p>
          </table:table-cell>
          <table:table-cell office:value-type="float" office:value="30.241282" calcext:value-type="float">
            <text:p>30,241282</text:p>
          </table:table-cell>
          <table:table-cell office:value-type="float" office:value="29.191776" calcext:value-type="float">
            <text:p>29,191776</text:p>
          </table:table-cell>
          <table:table-cell office:value-type="float" office:value="27.964384" calcext:value-type="float">
            <text:p>27,964384</text:p>
          </table:table-cell>
          <table:table-cell office:value-type="float" office:value="26.491293" calcext:value-type="float">
            <text:p>26,491293</text:p>
          </table:table-cell>
          <table:table-cell office:value-type="float" office:value="25.339933" calcext:value-type="float">
            <text:p>25,339933</text:p>
          </table:table-cell>
          <table:table-cell office:value-type="float" office:value="24.4671" calcext:value-type="float">
            <text:p>24,46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129601" calcext:value-type="float">
            <text:p>32,129601</text:p>
          </table:table-cell>
          <table:table-cell office:value-type="float" office:value="31.649559" calcext:value-type="float">
            <text:p>31,649559</text:p>
          </table:table-cell>
          <table:table-cell office:value-type="float" office:value="32.631428" calcext:value-type="float">
            <text:p>32,631428</text:p>
          </table:table-cell>
          <table:table-cell office:value-type="float" office:value="32.816574" calcext:value-type="float">
            <text:p>32,816574</text:p>
          </table:table-cell>
          <table:table-cell office:value-type="float" office:value="33.165405" calcext:value-type="float">
            <text:p>33,165405</text:p>
          </table:table-cell>
          <table:table-cell office:value-type="float" office:value="32.830078" calcext:value-type="float">
            <text:p>32,830078</text:p>
          </table:table-cell>
          <table:table-cell office:value-type="float" office:value="33.043995" calcext:value-type="float">
            <text:p>33,043995</text:p>
          </table:table-cell>
          <table:table-cell office:value-type="float" office:value="33.857899" calcext:value-type="float">
            <text:p>33,857899</text:p>
          </table:table-cell>
          <table:table-cell office:value-type="float" office:value="34.278751" calcext:value-type="float">
            <text:p>34,278751</text:p>
          </table:table-cell>
          <table:table-cell office:value-type="float" office:value="34.341251" calcext:value-type="float">
            <text:p>34,341251</text:p>
          </table:table-cell>
          <table:table-cell office:value-type="float" office:value="34.607891" calcext:value-type="float">
            <text:p>34,607891</text:p>
          </table:table-cell>
          <table:table-cell office:value-type="float" office:value="35.771526" calcext:value-type="float">
            <text:p>35,771526</text:p>
          </table:table-cell>
          <table:table-cell office:value-type="float" office:value="33.692448" calcext:value-type="float">
            <text:p>33,692448</text:p>
          </table:table-cell>
          <table:table-cell office:value-type="float" office:value="34.302757" calcext:value-type="float">
            <text:p>34,302757</text:p>
          </table:table-cell>
          <table:table-cell office:value-type="float" office:value="35.934715" calcext:value-type="float">
            <text:p>35,934715</text:p>
          </table:table-cell>
          <table:table-cell office:value-type="float" office:value="35.446342" calcext:value-type="float">
            <text:p>35,446342</text:p>
          </table:table-cell>
          <table:table-cell office:value-type="float" office:value="32.628063" calcext:value-type="float">
            <text:p>32,628063</text:p>
          </table:table-cell>
          <table:table-cell office:value-type="float" office:value="29.960659" calcext:value-type="float">
            <text:p>29,960659</text:p>
          </table:table-cell>
          <table:table-cell office:value-type="float" office:value="31.642397" calcext:value-type="float">
            <text:p>31,642397</text:p>
          </table:table-cell>
          <table:table-cell office:value-type="float" office:value="35.402393" calcext:value-type="float">
            <text:p>35,402393</text:p>
          </table:table-cell>
          <table:table-cell office:value-type="float" office:value="36.213898" calcext:value-type="float">
            <text:p>36,213898</text:p>
          </table:table-cell>
          <table:table-cell office:value-type="float" office:value="39.01907" calcext:value-type="float">
            <text:p>39,01907</text:p>
          </table:table-cell>
          <table:table-cell office:value-type="float" office:value="37.975769" calcext:value-type="float">
            <text:p>37,975769</text:p>
          </table:table-cell>
          <table:table-cell office:value-type="float" office:value="40.988541" calcext:value-type="float">
            <text:p>40,988541</text:p>
          </table:table-cell>
          <table:table-cell office:value-type="float" office:value="40.949791" calcext:value-type="float">
            <text:p>40,949791</text:p>
          </table:table-cell>
          <table:table-cell office:value-type="float" office:value="33.259342" calcext:value-type="float">
            <text:p>33,259342</text:p>
          </table:table-cell>
          <table:table-cell office:value-type="float" office:value="36.930782" calcext:value-type="float">
            <text:p>36,930782</text:p>
          </table:table-cell>
          <table:table-cell office:value-type="float" office:value="40.901016" calcext:value-type="float">
            <text:p>40,901016</text:p>
          </table:table-cell>
          <table:table-cell office:value-type="float" office:value="42.032536" calcext:value-type="float">
            <text:p>42,032536</text:p>
          </table:table-cell>
          <table:table-cell office:value-type="float" office:value="41.03027" calcext:value-type="float">
            <text:p>41,030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223418" calcext:value-type="float">
            <text:p>8,223418</text:p>
          </table:table-cell>
          <table:table-cell office:value-type="float" office:value="8.245261" calcext:value-type="float">
            <text:p>8,245261</text:p>
          </table:table-cell>
          <table:table-cell office:value-type="float" office:value="8.337715" calcext:value-type="float">
            <text:p>8,337715</text:p>
          </table:table-cell>
          <table:table-cell office:value-type="float" office:value="8.483037" calcext:value-type="float">
            <text:p>8,483037</text:p>
          </table:table-cell>
          <table:table-cell office:value-type="float" office:value="8.473772" calcext:value-type="float">
            <text:p>8,473772</text:p>
          </table:table-cell>
          <table:table-cell office:value-type="float" office:value="8.392762" calcext:value-type="float">
            <text:p>8,392762</text:p>
          </table:table-cell>
          <table:table-cell office:value-type="float" office:value="8.31607" calcext:value-type="float">
            <text:p>8,31607</text:p>
          </table:table-cell>
          <table:table-cell office:value-type="float" office:value="8.382154" calcext:value-type="float">
            <text:p>8,382154</text:p>
          </table:table-cell>
          <table:table-cell office:value-type="float" office:value="8.393628" calcext:value-type="float">
            <text:p>8,393628</text:p>
          </table:table-cell>
          <table:table-cell office:value-type="float" office:value="8.504848" calcext:value-type="float">
            <text:p>8,504848</text:p>
          </table:table-cell>
          <table:table-cell office:value-type="float" office:value="8.508444" calcext:value-type="float">
            <text:p>8,508444</text:p>
          </table:table-cell>
          <table:table-cell office:value-type="float" office:value="8.491846" calcext:value-type="float">
            <text:p>8,491846</text:p>
          </table:table-cell>
          <table:table-cell office:value-type="float" office:value="8.738144" calcext:value-type="float">
            <text:p>8,738144</text:p>
          </table:table-cell>
          <table:table-cell office:value-type="float" office:value="9.015375" calcext:value-type="float">
            <text:p>9,015375</text:p>
          </table:table-cell>
          <table:table-cell office:value-type="float" office:value="9.396585" calcext:value-type="float">
            <text:p>9,396585</text:p>
          </table:table-cell>
          <table:table-cell office:value-type="float" office:value="9.794662" calcext:value-type="float">
            <text:p>9,794662</text:p>
          </table:table-cell>
          <table:table-cell office:value-type="float" office:value="10.192609" calcext:value-type="float">
            <text:p>10,192609</text:p>
          </table:table-cell>
          <table:table-cell office:value-type="float" office:value="10.273899" calcext:value-type="float">
            <text:p>10,273899</text:p>
          </table:table-cell>
          <table:table-cell office:value-type="float" office:value="9.741603" calcext:value-type="float">
            <text:p>9,741603</text:p>
          </table:table-cell>
          <table:table-cell office:value-type="float" office:value="9.301964" calcext:value-type="float">
            <text:p>9,301964</text:p>
          </table:table-cell>
          <table:table-cell office:value-type="float" office:value="8.650898" calcext:value-type="float">
            <text:p>8,650898</text:p>
          </table:table-cell>
          <table:table-cell office:value-type="float" office:value="8.208011" calcext:value-type="float">
            <text:p>8,208011</text:p>
          </table:table-cell>
          <table:table-cell office:value-type="float" office:value="8.071382" calcext:value-type="float">
            <text:p>8,071382</text:p>
          </table:table-cell>
          <table:table-cell office:value-type="float" office:value="7.635482" calcext:value-type="float">
            <text:p>7,635482</text:p>
          </table:table-cell>
          <table:table-cell office:value-type="float" office:value="7.457217" calcext:value-type="float">
            <text:p>7,457217</text:p>
          </table:table-cell>
          <table:table-cell office:value-type="float" office:value="6.90796" calcext:value-type="float">
            <text:p>6,90796</text:p>
          </table:table-cell>
          <table:table-cell office:value-type="float" office:value="6.823601" calcext:value-type="float">
            <text:p>6,823601</text:p>
          </table:table-cell>
          <table:table-cell office:value-type="float" office:value="6.531295" calcext:value-type="float">
            <text:p>6,531295</text:p>
          </table:table-cell>
          <table:table-cell office:value-type="float" office:value="6.502844" calcext:value-type="float">
            <text:p>6,502844</text:p>
          </table:table-cell>
          <table:table-cell office:value-type="float" office:value="6.326622" calcext:value-type="float">
            <text:p>6,3266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5.091446" calcext:value-type="float">
            <text:p>235,091446</text:p>
          </table:table-cell>
          <table:table-cell office:value-type="float" office:value="235.475494" calcext:value-type="float">
            <text:p>235,475494</text:p>
          </table:table-cell>
          <table:table-cell office:value-type="float" office:value="236.267731" calcext:value-type="float">
            <text:p>236,267731</text:p>
          </table:table-cell>
          <table:table-cell office:value-type="float" office:value="236.896133" calcext:value-type="float">
            <text:p>236,896133</text:p>
          </table:table-cell>
          <table:table-cell office:value-type="float" office:value="237.04512" calcext:value-type="float">
            <text:p>237,04512</text:p>
          </table:table-cell>
          <table:table-cell office:value-type="float" office:value="237.743896" calcext:value-type="float">
            <text:p>237,743896</text:p>
          </table:table-cell>
          <table:table-cell office:value-type="float" office:value="238.678177" calcext:value-type="float">
            <text:p>238,678177</text:p>
          </table:table-cell>
          <table:table-cell office:value-type="float" office:value="239.012329" calcext:value-type="float">
            <text:p>239,012329</text:p>
          </table:table-cell>
          <table:table-cell office:value-type="float" office:value="239.986603" calcext:value-type="float">
            <text:p>239,986603</text:p>
          </table:table-cell>
          <table:table-cell office:value-type="float" office:value="241.149963" calcext:value-type="float">
            <text:p>241,149963</text:p>
          </table:table-cell>
          <table:table-cell office:value-type="float" office:value="241.818817" calcext:value-type="float">
            <text:p>241,818817</text:p>
          </table:table-cell>
          <table:table-cell office:value-type="float" office:value="242.112671" calcext:value-type="float">
            <text:p>242,112671</text:p>
          </table:table-cell>
          <table:table-cell office:value-type="float" office:value="242.775833" calcext:value-type="float">
            <text:p>242,775833</text:p>
          </table:table-cell>
          <table:table-cell office:value-type="float" office:value="242.987381" calcext:value-type="float">
            <text:p>242,987381</text:p>
          </table:table-cell>
          <table:table-cell office:value-type="float" office:value="243.235092" calcext:value-type="float">
            <text:p>243,235092</text:p>
          </table:table-cell>
          <table:table-cell office:value-type="float" office:value="244.826767" calcext:value-type="float">
            <text:p>244,826767</text:p>
          </table:table-cell>
          <table:table-cell office:value-type="float" office:value="245.081787" calcext:value-type="float">
            <text:p>245,081787</text:p>
          </table:table-cell>
          <table:table-cell office:value-type="float" office:value="244.515778" calcext:value-type="float">
            <text:p>244,515778</text:p>
          </table:table-cell>
          <table:table-cell office:value-type="float" office:value="243.531113" calcext:value-type="float">
            <text:p>243,531113</text:p>
          </table:table-cell>
          <table:table-cell office:value-type="float" office:value="243.821701" calcext:value-type="float">
            <text:p>243,821701</text:p>
          </table:table-cell>
          <table:table-cell office:value-type="float" office:value="244.839035" calcext:value-type="float">
            <text:p>244,839035</text:p>
          </table:table-cell>
          <table:table-cell office:value-type="float" office:value="244.37117" calcext:value-type="float">
            <text:p>244,37117</text:p>
          </table:table-cell>
          <table:table-cell office:value-type="float" office:value="244.155121" calcext:value-type="float">
            <text:p>244,155121</text:p>
          </table:table-cell>
          <table:table-cell office:value-type="float" office:value="243.800171" calcext:value-type="float">
            <text:p>243,800171</text:p>
          </table:table-cell>
          <table:table-cell office:value-type="float" office:value="243.474365" calcext:value-type="float">
            <text:p>243,474365</text:p>
          </table:table-cell>
          <table:table-cell office:value-type="float" office:value="243.124374" calcext:value-type="float">
            <text:p>243,124374</text:p>
          </table:table-cell>
          <table:table-cell office:value-type="float" office:value="242.393997" calcext:value-type="float">
            <text:p>242,393997</text:p>
          </table:table-cell>
          <table:table-cell office:value-type="float" office:value="240.733749" calcext:value-type="float">
            <text:p>240,733749</text:p>
          </table:table-cell>
          <table:table-cell office:value-type="float" office:value="239.817719" calcext:value-type="float">
            <text:p>239,817719</text:p>
          </table:table-cell>
          <table:table-cell office:value-type="float" office:value="238.938156" calcext:value-type="float">
            <text:p>238,93815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00.775574" calcext:value-type="float">
            <text:p>800,775574</text:p>
          </table:table-cell>
          <table:table-cell office:value-type="float" office:value="846.575562" calcext:value-type="float">
            <text:p>846,575562</text:p>
          </table:table-cell>
          <table:table-cell office:value-type="float" office:value="830.81311" calcext:value-type="float">
            <text:p>830,81311</text:p>
          </table:table-cell>
          <table:table-cell office:value-type="float" office:value="851.42395" calcext:value-type="float">
            <text:p>851,42395</text:p>
          </table:table-cell>
          <table:table-cell office:value-type="float" office:value="853.591064" calcext:value-type="float">
            <text:p>853,591064</text:p>
          </table:table-cell>
          <table:table-cell office:value-type="float" office:value="811.73877" calcext:value-type="float">
            <text:p>811,73877</text:p>
          </table:table-cell>
          <table:table-cell office:value-type="float" office:value="789.891357" calcext:value-type="float">
            <text:p>789,891357</text:p>
          </table:table-cell>
          <table:table-cell office:value-type="float" office:value="810.354736" calcext:value-type="float">
            <text:p>810,354736</text:p>
          </table:table-cell>
          <table:table-cell office:value-type="float" office:value="802.013672" calcext:value-type="float">
            <text:p>802,013672</text:p>
          </table:table-cell>
          <table:table-cell office:value-type="float" office:value="858.295898" calcext:value-type="float">
            <text:p>858,295898</text:p>
          </table:table-cell>
          <table:table-cell office:value-type="float" office:value="824.785889" calcext:value-type="float">
            <text:p>824,785889</text:p>
          </table:table-cell>
          <table:table-cell office:value-type="float" office:value="792.800415" calcext:value-type="float">
            <text:p>792,800415</text:p>
          </table:table-cell>
          <table:table-cell office:value-type="float" office:value="909.130798" calcext:value-type="float">
            <text:p>909,130798</text:p>
          </table:table-cell>
          <table:table-cell office:value-type="float" office:value="829.353394" calcext:value-type="float">
            <text:p>829,353394</text:p>
          </table:table-cell>
          <table:table-cell office:value-type="float" office:value="885.116821" calcext:value-type="float">
            <text:p>885,116821</text:p>
          </table:table-cell>
          <table:table-cell office:value-type="float" office:value="889.521301" calcext:value-type="float">
            <text:p>889,521301</text:p>
          </table:table-cell>
          <table:table-cell office:value-type="float" office:value="849.063721" calcext:value-type="float">
            <text:p>849,063721</text:p>
          </table:table-cell>
          <table:table-cell office:value-type="float" office:value="900.596497" calcext:value-type="float">
            <text:p>900,596497</text:p>
          </table:table-cell>
          <table:table-cell office:value-type="float" office:value="872.651184" calcext:value-type="float">
            <text:p>872,651184</text:p>
          </table:table-cell>
          <table:table-cell office:value-type="float" office:value="810.544189" calcext:value-type="float">
            <text:p>810,544189</text:p>
          </table:table-cell>
          <table:table-cell office:value-type="float" office:value="880.992554" calcext:value-type="float">
            <text:p>880,992554</text:p>
          </table:table-cell>
          <table:table-cell office:value-type="float" office:value="831.715332" calcext:value-type="float">
            <text:p>831,715332</text:p>
          </table:table-cell>
          <table:table-cell office:value-type="float" office:value="776.075439" calcext:value-type="float">
            <text:p>776,075439</text:p>
          </table:table-cell>
          <table:table-cell office:value-type="float" office:value="892.977051" calcext:value-type="float">
            <text:p>892,977051</text:p>
          </table:table-cell>
          <table:table-cell office:value-type="float" office:value="881.832031" calcext:value-type="float">
            <text:p>881,832031</text:p>
          </table:table-cell>
          <table:table-cell office:value-type="float" office:value="801.527832" calcext:value-type="float">
            <text:p>801,527832</text:p>
          </table:table-cell>
          <table:table-cell office:value-type="float" office:value="866.458984" calcext:value-type="float">
            <text:p>866,458984</text:p>
          </table:table-cell>
          <table:table-cell office:value-type="float" office:value="871.312195" calcext:value-type="float">
            <text:p>871,312195</text:p>
          </table:table-cell>
          <table:table-cell office:value-type="float" office:value="850.875366" calcext:value-type="float">
            <text:p>850,875366</text:p>
          </table:table-cell>
          <table:table-cell office:value-type="float" office:value="858.157898" calcext:value-type="float">
            <text:p>858,157898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9.676762" calcext:value-type="float">
            <text:p>39,676762</text:p>
          </table:table-cell>
          <table:table-cell office:value-type="float" office:value="39.169033" calcext:value-type="float">
            <text:p>39,169033</text:p>
          </table:table-cell>
          <table:table-cell office:value-type="float" office:value="38.832455" calcext:value-type="float">
            <text:p>38,832455</text:p>
          </table:table-cell>
          <table:table-cell office:value-type="float" office:value="38.769085" calcext:value-type="float">
            <text:p>38,769085</text:p>
          </table:table-cell>
          <table:table-cell office:value-type="float" office:value="38.751598" calcext:value-type="float">
            <text:p>38,751598</text:p>
          </table:table-cell>
          <table:table-cell office:value-type="float" office:value="38.690933" calcext:value-type="float">
            <text:p>38,690933</text:p>
          </table:table-cell>
          <table:table-cell office:value-type="float" office:value="38.651592" calcext:value-type="float">
            <text:p>38,651592</text:p>
          </table:table-cell>
          <table:table-cell office:value-type="float" office:value="38.744236" calcext:value-type="float">
            <text:p>38,744236</text:p>
          </table:table-cell>
          <table:table-cell office:value-type="float" office:value="38.685883" calcext:value-type="float">
            <text:p>38,685883</text:p>
          </table:table-cell>
          <table:table-cell office:value-type="float" office:value="38.684654" calcext:value-type="float">
            <text:p>38,684654</text:p>
          </table:table-cell>
          <table:table-cell office:value-type="float" office:value="38.699162" calcext:value-type="float">
            <text:p>38,699162</text:p>
          </table:table-cell>
          <table:table-cell office:value-type="float" office:value="38.775036" calcext:value-type="float">
            <text:p>38,775036</text:p>
          </table:table-cell>
          <table:table-cell office:value-type="float" office:value="38.584145" calcext:value-type="float">
            <text:p>38,584145</text:p>
          </table:table-cell>
          <table:table-cell office:value-type="float" office:value="38.72258" calcext:value-type="float">
            <text:p>38,72258</text:p>
          </table:table-cell>
          <table:table-cell office:value-type="float" office:value="38.815643" calcext:value-type="float">
            <text:p>38,815643</text:p>
          </table:table-cell>
          <table:table-cell office:value-type="float" office:value="38.673199" calcext:value-type="float">
            <text:p>38,673199</text:p>
          </table:table-cell>
          <table:table-cell office:value-type="float" office:value="38.580578" calcext:value-type="float">
            <text:p>38,580578</text:p>
          </table:table-cell>
          <table:table-cell office:value-type="float" office:value="38.512646" calcext:value-type="float">
            <text:p>38,512646</text:p>
          </table:table-cell>
          <table:table-cell office:value-type="float" office:value="38.661251" calcext:value-type="float">
            <text:p>38,661251</text:p>
          </table:table-cell>
          <table:table-cell office:value-type="float" office:value="38.762028" calcext:value-type="float">
            <text:p>38,762028</text:p>
          </table:table-cell>
          <table:table-cell office:value-type="float" office:value="38.641602" calcext:value-type="float">
            <text:p>38,641602</text:p>
          </table:table-cell>
          <table:table-cell office:value-type="float" office:value="38.519054" calcext:value-type="float">
            <text:p>38,519054</text:p>
          </table:table-cell>
          <table:table-cell office:value-type="float" office:value="38.554028" calcext:value-type="float">
            <text:p>38,554028</text:p>
          </table:table-cell>
          <table:table-cell office:value-type="float" office:value="38.449154" calcext:value-type="float">
            <text:p>38,449154</text:p>
          </table:table-cell>
          <table:table-cell office:value-type="float" office:value="38.521427" calcext:value-type="float">
            <text:p>38,521427</text:p>
          </table:table-cell>
          <table:table-cell office:value-type="float" office:value="38.343845" calcext:value-type="float">
            <text:p>38,343845</text:p>
          </table:table-cell>
          <table:table-cell office:value-type="float" office:value="38.390919" calcext:value-type="float">
            <text:p>38,390919</text:p>
          </table:table-cell>
          <table:table-cell office:value-type="float" office:value="38.280758" calcext:value-type="float">
            <text:p>38,280758</text:p>
          </table:table-cell>
          <table:table-cell office:value-type="float" office:value="38.358643" calcext:value-type="float">
            <text:p>38,358643</text:p>
          </table:table-cell>
          <table:table-cell office:value-type="float" office:value="38.288792" calcext:value-type="float">
            <text:p>38,2887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0.66959" calcext:value-type="float">
            <text:p>40,66959</text:p>
          </table:table-cell>
          <table:table-cell office:value-type="float" office:value="40.560581" calcext:value-type="float">
            <text:p>40,560581</text:p>
          </table:table-cell>
          <table:table-cell office:value-type="float" office:value="40.29179" calcext:value-type="float">
            <text:p>40,29179</text:p>
          </table:table-cell>
          <table:table-cell office:value-type="float" office:value="40.100536" calcext:value-type="float">
            <text:p>40,100536</text:p>
          </table:table-cell>
          <table:table-cell office:value-type="float" office:value="39.953968" calcext:value-type="float">
            <text:p>39,953968</text:p>
          </table:table-cell>
          <table:table-cell office:value-type="float" office:value="39.769249" calcext:value-type="float">
            <text:p>39,769249</text:p>
          </table:table-cell>
          <table:table-cell office:value-type="float" office:value="39.774044" calcext:value-type="float">
            <text:p>39,774044</text:p>
          </table:table-cell>
          <table:table-cell office:value-type="float" office:value="40.169827" calcext:value-type="float">
            <text:p>40,169827</text:p>
          </table:table-cell>
          <table:table-cell office:value-type="float" office:value="40.453705" calcext:value-type="float">
            <text:p>40,453705</text:p>
          </table:table-cell>
          <table:table-cell office:value-type="float" office:value="40.523495" calcext:value-type="float">
            <text:p>40,523495</text:p>
          </table:table-cell>
          <table:table-cell office:value-type="float" office:value="40.596569" calcext:value-type="float">
            <text:p>40,596569</text:p>
          </table:table-cell>
          <table:table-cell office:value-type="float" office:value="40.860531" calcext:value-type="float">
            <text:p>40,860531</text:p>
          </table:table-cell>
          <table:table-cell office:value-type="float" office:value="40.549744" calcext:value-type="float">
            <text:p>40,549744</text:p>
          </table:table-cell>
          <table:table-cell office:value-type="float" office:value="40.70332" calcext:value-type="float">
            <text:p>40,70332</text:p>
          </table:table-cell>
          <table:table-cell office:value-type="float" office:value="41.108986" calcext:value-type="float">
            <text:p>41,108986</text:p>
          </table:table-cell>
          <table:table-cell office:value-type="float" office:value="41.126102" calcext:value-type="float">
            <text:p>41,126102</text:p>
          </table:table-cell>
          <table:table-cell office:value-type="float" office:value="40.828831" calcext:value-type="float">
            <text:p>40,828831</text:p>
          </table:table-cell>
          <table:table-cell office:value-type="float" office:value="40.374058" calcext:value-type="float">
            <text:p>40,374058</text:p>
          </table:table-cell>
          <table:table-cell office:value-type="float" office:value="40.668056" calcext:value-type="float">
            <text:p>40,668056</text:p>
          </table:table-cell>
          <table:table-cell office:value-type="float" office:value="41.246578" calcext:value-type="float">
            <text:p>41,246578</text:p>
          </table:table-cell>
          <table:table-cell office:value-type="float" office:value="41.542629" calcext:value-type="float">
            <text:p>41,542629</text:p>
          </table:table-cell>
          <table:table-cell office:value-type="float" office:value="41.735424" calcext:value-type="float">
            <text:p>41,735424</text:p>
          </table:table-cell>
          <table:table-cell office:value-type="float" office:value="41.805599" calcext:value-type="float">
            <text:p>41,805599</text:p>
          </table:table-cell>
          <table:table-cell office:value-type="float" office:value="41.827984" calcext:value-type="float">
            <text:p>41,827984</text:p>
          </table:table-cell>
          <table:table-cell office:value-type="float" office:value="41.823524" calcext:value-type="float">
            <text:p>41,823524</text:p>
          </table:table-cell>
          <table:table-cell office:value-type="float" office:value="41.785946" calcext:value-type="float">
            <text:p>41,785946</text:p>
          </table:table-cell>
          <table:table-cell office:value-type="float" office:value="41.733814" calcext:value-type="float">
            <text:p>41,733814</text:p>
          </table:table-cell>
          <table:table-cell office:value-type="float" office:value="41.78339" calcext:value-type="float">
            <text:p>41,78339</text:p>
          </table:table-cell>
          <table:table-cell office:value-type="float" office:value="42.049603" calcext:value-type="float">
            <text:p>42,049603</text:p>
          </table:table-cell>
          <table:table-cell office:value-type="float" office:value="42.504032" calcext:value-type="float">
            <text:p>42,504032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75096590909091" calcext:value-type="percentage">
            <text:p>17,510%</text:p>
          </table:table-cell>
          <table:table-cell table:formula="of:=(ABS([$Registrado.C2] - [$Previsto.C2])/[$Registrado.C2])" office:value-type="percentage" office:value="0.323297421963857" calcext:value-type="percentage">
            <text:p>32,330%</text:p>
          </table:table-cell>
          <table:table-cell table:formula="of:=(ABS([$Registrado.D2] - [$Previsto.D2])/[$Registrado.D2])" office:value-type="percentage" office:value="0.294972224090389" calcext:value-type="percentage">
            <text:p>29,497%</text:p>
          </table:table-cell>
          <table:table-cell table:formula="of:=(ABS([$Registrado.E2] - [$Previsto.E2])/[$Registrado.E2])" office:value-type="percentage" office:value="0.270621487715488" calcext:value-type="percentage">
            <text:p>27,062%</text:p>
          </table:table-cell>
          <table:table-cell table:formula="of:=(ABS([$Registrado.F2] - [$Previsto.F2])/[$Registrado.F2])" office:value-type="percentage" office:value="0.149601615179551" calcext:value-type="percentage">
            <text:p>14,960%</text:p>
          </table:table-cell>
          <table:table-cell table:formula="of:=(ABS([$Registrado.G2] - [$Previsto.G2])/[$Registrado.G2])" office:value-type="percentage" office:value="0.0859852410901468" calcext:value-type="percentage">
            <text:p>8,599%</text:p>
          </table:table-cell>
          <table:table-cell table:formula="of:=(ABS([$Registrado.H2] - [$Previsto.H2])/[$Registrado.H2])" office:value-type="percentage" office:value="0.167022723806619" calcext:value-type="percentage">
            <text:p>16,702%</text:p>
          </table:table-cell>
          <table:table-cell table:formula="of:=(ABS([$Registrado.I2] - [$Previsto.I2])/[$Registrado.I2])" office:value-type="percentage" office:value="0.227247757847534" calcext:value-type="percentage">
            <text:p>22,725%</text:p>
          </table:table-cell>
          <table:table-cell table:formula="of:=(ABS([$Registrado.J2] - [$Previsto.J2])/[$Registrado.J2])" office:value-type="percentage" office:value="0.133252570958453" calcext:value-type="percentage">
            <text:p>13,325%</text:p>
          </table:table-cell>
          <table:table-cell table:formula="of:=(ABS([$Registrado.K2] - [$Previsto.K2])/[$Registrado.K2])" office:value-type="percentage" office:value="0.140655129916812" calcext:value-type="percentage">
            <text:p>14,066%</text:p>
          </table:table-cell>
          <table:table-cell table:formula="of:=(ABS([$Registrado.L2] - [$Previsto.L2])/[$Registrado.L2])" office:value-type="percentage" office:value="0.102569159431729" calcext:value-type="percentage">
            <text:p>10,257%</text:p>
          </table:table-cell>
          <table:table-cell table:formula="of:=(ABS([$Registrado.M2] - [$Previsto.M2])/[$Registrado.M2])" office:value-type="percentage" office:value="0.1892165521072" calcext:value-type="percentage">
            <text:p>18,922%</text:p>
          </table:table-cell>
          <table:table-cell table:formula="of:=(ABS([$Registrado.N2] - [$Previsto.N2])/[$Registrado.N2])" office:value-type="percentage" office:value="0.0901123455830938" calcext:value-type="percentage">
            <text:p>9,011%</text:p>
          </table:table-cell>
          <table:table-cell table:formula="of:=(ABS([$Registrado.O2] - [$Previsto.O2])/[$Registrado.O2])" office:value-type="percentage" office:value="0.220800495269541" calcext:value-type="percentage">
            <text:p>22,080%</text:p>
          </table:table-cell>
          <table:table-cell table:formula="of:=(ABS([$Registrado.P2] - [$Previsto.P2])/[$Registrado.P2])" office:value-type="percentage" office:value="0.128104282009952" calcext:value-type="percentage">
            <text:p>12,810%</text:p>
          </table:table-cell>
          <table:table-cell table:formula="of:=(ABS([$Registrado.Q2] - [$Previsto.Q2])/[$Registrado.Q2])" office:value-type="percentage" office:value="0.191397344959979" calcext:value-type="percentage">
            <text:p>19,140%</text:p>
          </table:table-cell>
          <table:table-cell table:formula="of:=(ABS([$Registrado.R2] - [$Previsto.R2])/[$Registrado.R2])" office:value-type="percentage" office:value="0.156862076053443" calcext:value-type="percentage">
            <text:p>15,686%</text:p>
          </table:table-cell>
          <table:table-cell table:formula="of:=(ABS([$Registrado.S2] - [$Previsto.S2])/[$Registrado.S2])" office:value-type="percentage" office:value="0.227643359494445" calcext:value-type="percentage">
            <text:p>22,764%</text:p>
          </table:table-cell>
          <table:table-cell table:formula="of:=(ABS([$Registrado.T2] - [$Previsto.T2])/[$Registrado.T2])" office:value-type="percentage" office:value="0.084195477297104" calcext:value-type="percentage">
            <text:p>8,420%</text:p>
          </table:table-cell>
          <table:table-cell table:formula="of:=(ABS([$Registrado.U2] - [$Previsto.U2])/[$Registrado.U2])" office:value-type="percentage" office:value="0.189526057219921" calcext:value-type="percentage">
            <text:p>18,953%</text:p>
          </table:table-cell>
          <table:table-cell table:formula="of:=(ABS([$Registrado.V2] - [$Previsto.V2])/[$Registrado.V2])" office:value-type="percentage" office:value="0.513084653465346" calcext:value-type="percentage">
            <text:p>51,308%</text:p>
          </table:table-cell>
          <table:table-cell table:formula="of:=(ABS([$Registrado.W2] - [$Previsto.W2])/[$Registrado.W2])" office:value-type="percentage" office:value="0.101278554778555" calcext:value-type="percentage">
            <text:p>10,128%</text:p>
          </table:table-cell>
          <table:table-cell table:formula="of:=(ABS([$Registrado.X2] - [$Previsto.X2])/[$Registrado.X2])" office:value-type="percentage" office:value="0.00699416373520938" calcext:value-type="percentage">
            <text:p>0,699%</text:p>
          </table:table-cell>
          <table:table-cell table:formula="of:=(ABS([$Registrado.Y2] - [$Previsto.Y2])/[$Registrado.Y2])" office:value-type="percentage" office:value="0.0239809500247403" calcext:value-type="percentage">
            <text:p>2,398%</text:p>
          </table:table-cell>
          <table:table-cell table:formula="of:=(ABS([$Registrado.Z2] - [$Previsto.Z2])/[$Registrado.Z2])" office:value-type="percentage" office:value="0.13490597406181" calcext:value-type="percentage">
            <text:p>13,491%</text:p>
          </table:table-cell>
          <table:table-cell table:formula="of:=(ABS([$Registrado.AA2] - [$Previsto.AA2])/[$Registrado.AA2])" office:value-type="percentage" office:value="0.250775100161454" calcext:value-type="percentage">
            <text:p>25,078%</text:p>
          </table:table-cell>
          <table:table-cell table:formula="of:=(ABS([$Registrado.AB2] - [$Previsto.AB2])/[$Registrado.AB2])" office:value-type="percentage" office:value="0.148393299678752" calcext:value-type="percentage">
            <text:p>14,839%</text:p>
          </table:table-cell>
          <table:table-cell table:formula="of:=(ABS([$Registrado.AC2] - [$Previsto.AC2])/[$Registrado.AC2])" office:value-type="percentage" office:value="0.144003206097635" calcext:value-type="percentage">
            <text:p>14,400%</text:p>
          </table:table-cell>
          <table:table-cell table:formula="of:=(ABS([$Registrado.AD2] - [$Previsto.AD2])/[$Registrado.AD2])" office:value-type="percentage" office:value="0.0661061423122453" calcext:value-type="percentage">
            <text:p>6,611%</text:p>
          </table:table-cell>
          <table:table-cell table:formula="of:=(ABS([$Registrado.AE2] - [$Previsto.AE2])/[$Registrado.AE2])" office:value-type="percentage" office:value="0.786934251968504" calcext:value-type="percentage">
            <text:p>78,693%</text:p>
          </table:table-cell>
          <table:table-cell table:formula="of:=AVERAGE([.B2:.AE2])" office:value-type="percentage" office:value="0.190821206972953" calcext:value-type="percentage">
            <text:p>19,082%</text:p>
          </table:table-cell>
          <table:table-cell table:formula="of:=STDEV([.B2:.AE2])" office:value-type="percentage" office:value="0.1493883294024" calcext:value-type="percentage">
            <text:p>14,94%</text:p>
          </table:table-cell>
          <table:table-cell table:formula="of:=COUNTIF([.B2:.AE2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70629053420806" calcext:value-type="percentage">
            <text:p>37,063%</text:p>
          </table:table-cell>
          <table:table-cell table:formula="of:=(ABS([$Registrado.C3] - [$Previsto.C3])/[$Registrado.C3])" office:value-type="percentage" office:value="0.089322184147795" calcext:value-type="percentage">
            <text:p>8,932%</text:p>
          </table:table-cell>
          <table:table-cell table:formula="of:=(ABS([$Registrado.D3] - [$Previsto.D3])/[$Registrado.D3])" office:value-type="percentage" office:value="0.0394174324998218" calcext:value-type="percentage">
            <text:p>3,942%</text:p>
          </table:table-cell>
          <table:table-cell table:formula="of:=(ABS([$Registrado.E3] - [$Previsto.E3])/[$Registrado.E3])" office:value-type="percentage" office:value="0.0273049998330049" calcext:value-type="percentage">
            <text:p>2,730%</text:p>
          </table:table-cell>
          <table:table-cell table:formula="of:=(ABS([$Registrado.F3] - [$Previsto.F3])/[$Registrado.F3])" office:value-type="percentage" office:value="0.0036120716430272" calcext:value-type="percentage">
            <text:p>0,361%</text:p>
          </table:table-cell>
          <table:table-cell table:formula="of:=(ABS([$Registrado.G3] - [$Previsto.G3])/[$Registrado.G3])" office:value-type="percentage" office:value="0.0801546548448385" calcext:value-type="percentage">
            <text:p>8,015%</text:p>
          </table:table-cell>
          <table:table-cell table:formula="of:=(ABS([$Registrado.H3] - [$Previsto.H3])/[$Registrado.H3])" office:value-type="percentage" office:value="0.0307211163349005" calcext:value-type="percentage">
            <text:p>3,072%</text:p>
          </table:table-cell>
          <table:table-cell table:formula="of:=(ABS([$Registrado.I3] - [$Previsto.I3])/[$Registrado.I3])" office:value-type="percentage" office:value="0.0858021625652497" calcext:value-type="percentage">
            <text:p>8,580%</text:p>
          </table:table-cell>
          <table:table-cell table:formula="of:=(ABS([$Registrado.J3] - [$Previsto.J3])/[$Registrado.J3])" office:value-type="percentage" office:value="0.0105716905521972" calcext:value-type="percentage">
            <text:p>1,057%</text:p>
          </table:table-cell>
          <table:table-cell table:formula="of:=(ABS([$Registrado.K3] - [$Previsto.K3])/[$Registrado.K3])" office:value-type="percentage" office:value="0.0520973396949324" calcext:value-type="percentage">
            <text:p>5,210%</text:p>
          </table:table-cell>
          <table:table-cell table:formula="of:=(ABS([$Registrado.L3] - [$Previsto.L3])/[$Registrado.L3])" office:value-type="percentage" office:value="0.322474855767047" calcext:value-type="percentage">
            <text:p>32,247%</text:p>
          </table:table-cell>
          <table:table-cell table:formula="of:=(ABS([$Registrado.M3] - [$Previsto.M3])/[$Registrado.M3])" office:value-type="percentage" office:value="0.0403531489741303" calcext:value-type="percentage">
            <text:p>4,035%</text:p>
          </table:table-cell>
          <table:table-cell table:formula="of:=(ABS([$Registrado.N3] - [$Previsto.N3])/[$Registrado.N3])" office:value-type="percentage" office:value="0.132767662195883" calcext:value-type="percentage">
            <text:p>13,277%</text:p>
          </table:table-cell>
          <table:table-cell table:formula="of:=(ABS([$Registrado.O3] - [$Previsto.O3])/[$Registrado.O3])" office:value-type="percentage" office:value="0.0830518217859165" calcext:value-type="percentage">
            <text:p>8,305%</text:p>
          </table:table-cell>
          <table:table-cell table:formula="of:=(ABS([$Registrado.P3] - [$Previsto.P3])/[$Registrado.P3])" office:value-type="percentage" office:value="0.050711970613656" calcext:value-type="percentage">
            <text:p>5,071%</text:p>
          </table:table-cell>
          <table:table-cell table:formula="of:=(ABS([$Registrado.Q3] - [$Previsto.Q3])/[$Registrado.Q3])" office:value-type="percentage" office:value="0.118690291174069" calcext:value-type="percentage">
            <text:p>11,869%</text:p>
          </table:table-cell>
          <table:table-cell table:formula="of:=(ABS([$Registrado.R3] - [$Previsto.R3])/[$Registrado.R3])" office:value-type="percentage" office:value="0.0426331896409886" calcext:value-type="percentage">
            <text:p>4,263%</text:p>
          </table:table-cell>
          <table:table-cell table:formula="of:=(ABS([$Registrado.S3] - [$Previsto.S3])/[$Registrado.S3])" office:value-type="percentage" office:value="0.0493187619770763" calcext:value-type="percentage">
            <text:p>4,932%</text:p>
          </table:table-cell>
          <table:table-cell table:formula="of:=(ABS([$Registrado.T3] - [$Previsto.T3])/[$Registrado.T3])" office:value-type="percentage" office:value="0.099491879708534" calcext:value-type="percentage">
            <text:p>9,949%</text:p>
          </table:table-cell>
          <table:table-cell table:formula="of:=(ABS([$Registrado.U3] - [$Previsto.U3])/[$Registrado.U3])" office:value-type="percentage" office:value="0.0381537296727895" calcext:value-type="percentage">
            <text:p>3,815%</text:p>
          </table:table-cell>
          <table:table-cell table:formula="of:=(ABS([$Registrado.V3] - [$Previsto.V3])/[$Registrado.V3])" office:value-type="percentage" office:value="0.0452233934923794" calcext:value-type="percentage">
            <text:p>4,522%</text:p>
          </table:table-cell>
          <table:table-cell table:formula="of:=(ABS([$Registrado.W3] - [$Previsto.W3])/[$Registrado.W3])" office:value-type="percentage" office:value="0.0937118780344498" calcext:value-type="percentage">
            <text:p>9,371%</text:p>
          </table:table-cell>
          <table:table-cell table:formula="of:=(ABS([$Registrado.X3] - [$Previsto.X3])/[$Registrado.X3])" office:value-type="percentage" office:value="0.19521260815822" calcext:value-type="percentage">
            <text:p>19,521%</text:p>
          </table:table-cell>
          <table:table-cell table:formula="of:=(ABS([$Registrado.Y3] - [$Previsto.Y3])/[$Registrado.Y3])" office:value-type="percentage" office:value="0.303436063825059" calcext:value-type="percentage">
            <text:p>30,344%</text:p>
          </table:table-cell>
          <table:table-cell table:formula="of:=(ABS([$Registrado.Z3] - [$Previsto.Z3])/[$Registrado.Z3])" office:value-type="percentage" office:value="0.0482587174993742" calcext:value-type="percentage">
            <text:p>4,826%</text:p>
          </table:table-cell>
          <table:table-cell table:formula="of:=(ABS([$Registrado.AA3] - [$Previsto.AA3])/[$Registrado.AA3])" office:value-type="percentage" office:value="0.0934375193032306" calcext:value-type="percentage">
            <text:p>9,344%</text:p>
          </table:table-cell>
          <table:table-cell table:formula="of:=(ABS([$Registrado.AB3] - [$Previsto.AB3])/[$Registrado.AB3])" office:value-type="percentage" office:value="0.0997628138235836" calcext:value-type="percentage">
            <text:p>9,976%</text:p>
          </table:table-cell>
          <table:table-cell table:formula="of:=(ABS([$Registrado.AC3] - [$Previsto.AC3])/[$Registrado.AC3])" office:value-type="percentage" office:value="0.311879680584502" calcext:value-type="percentage">
            <text:p>31,188%</text:p>
          </table:table-cell>
          <table:table-cell table:formula="of:=(ABS([$Registrado.AD3] - [$Previsto.AD3])/[$Registrado.AD3])" office:value-type="percentage" office:value="0.237972164627825" calcext:value-type="percentage">
            <text:p>23,797%</text:p>
          </table:table-cell>
          <table:table-cell table:formula="of:=(ABS([$Registrado.AE3] - [$Previsto.AE3])/[$Registrado.AE3])" office:value-type="percentage" office:value="0.193901953264115" calcext:value-type="percentage">
            <text:p>19,390%</text:p>
          </table:table-cell>
          <table:table-cell table:formula="of:=AVERAGE([.B3:.AE3])" office:value-type="percentage" office:value="0.11300256032198" calcext:value-type="percentage">
            <text:p>11,300%</text:p>
          </table:table-cell>
          <table:table-cell table:formula="of:=STDEV([.B3:.AE3])" office:value-type="percentage" office:value="0.101378540233816" calcext:value-type="percentage">
            <text:p>10,14%</text:p>
          </table:table-cell>
          <table:table-cell table:formula="of:=COUNTIF([.B3:.AE3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79403177675619" calcext:value-type="percentage">
            <text:p>17,940%</text:p>
          </table:table-cell>
          <table:table-cell table:formula="of:=(ABS([$Registrado.C4] - [$Previsto.C4])/[$Registrado.C4])" office:value-type="percentage" office:value="0.101520944266951" calcext:value-type="percentage">
            <text:p>10,152%</text:p>
          </table:table-cell>
          <table:table-cell table:formula="of:=(ABS([$Registrado.D4] - [$Previsto.D4])/[$Registrado.D4])" office:value-type="percentage" office:value="0.150452236586203" calcext:value-type="percentage">
            <text:p>15,045%</text:p>
          </table:table-cell>
          <table:table-cell table:formula="of:=(ABS([$Registrado.E4] - [$Previsto.E4])/[$Registrado.E4])" office:value-type="percentage" office:value="0.194851755947564" calcext:value-type="percentage">
            <text:p>19,485%</text:p>
          </table:table-cell>
          <table:table-cell table:formula="of:=(ABS([$Registrado.F4] - [$Previsto.F4])/[$Registrado.F4])" office:value-type="percentage" office:value="0.165086392724823" calcext:value-type="percentage">
            <text:p>16,509%</text:p>
          </table:table-cell>
          <table:table-cell table:formula="of:=(ABS([$Registrado.G4] - [$Previsto.G4])/[$Registrado.G4])" office:value-type="percentage" office:value="0.154214633313412" calcext:value-type="percentage">
            <text:p>15,421%</text:p>
          </table:table-cell>
          <table:table-cell table:formula="of:=(ABS([$Registrado.H4] - [$Previsto.H4])/[$Registrado.H4])" office:value-type="percentage" office:value="0.138248493318194" calcext:value-type="percentage">
            <text:p>13,825%</text:p>
          </table:table-cell>
          <table:table-cell table:formula="of:=(ABS([$Registrado.I4] - [$Previsto.I4])/[$Registrado.I4])" office:value-type="percentage" office:value="0.246913645099295" calcext:value-type="percentage">
            <text:p>24,691%</text:p>
          </table:table-cell>
          <table:table-cell table:formula="of:=(ABS([$Registrado.J4] - [$Previsto.J4])/[$Registrado.J4])" office:value-type="percentage" office:value="0.243964276469065" calcext:value-type="percentage">
            <text:p>24,396%</text:p>
          </table:table-cell>
          <table:table-cell table:formula="of:=(ABS([$Registrado.K4] - [$Previsto.K4])/[$Registrado.K4])" office:value-type="percentage" office:value="0.108594527947393" calcext:value-type="percentage">
            <text:p>10,859%</text:p>
          </table:table-cell>
          <table:table-cell table:formula="of:=(ABS([$Registrado.L4] - [$Previsto.L4])/[$Registrado.L4])" office:value-type="percentage" office:value="0.0950199929436669" calcext:value-type="percentage">
            <text:p>9,502%</text:p>
          </table:table-cell>
          <table:table-cell table:formula="of:=(ABS([$Registrado.M4] - [$Previsto.M4])/[$Registrado.M4])" office:value-type="percentage" office:value="0.096889434889435" calcext:value-type="percentage">
            <text:p>9,689%</text:p>
          </table:table-cell>
          <table:table-cell table:formula="of:=(ABS([$Registrado.N4] - [$Previsto.N4])/[$Registrado.N4])" office:value-type="percentage" office:value="0.22615974522293" calcext:value-type="percentage">
            <text:p>22,616%</text:p>
          </table:table-cell>
          <table:table-cell table:formula="of:=(ABS([$Registrado.O4] - [$Previsto.O4])/[$Registrado.O4])" office:value-type="percentage" office:value="0.0806812011517894" calcext:value-type="percentage">
            <text:p>8,068%</text:p>
          </table:table-cell>
          <table:table-cell table:formula="of:=(ABS([$Registrado.P4] - [$Previsto.P4])/[$Registrado.P4])" office:value-type="percentage" office:value="0.127943291290098" calcext:value-type="percentage">
            <text:p>12,794%</text:p>
          </table:table-cell>
          <table:table-cell table:formula="of:=(ABS([$Registrado.Q4] - [$Previsto.Q4])/[$Registrado.Q4])" office:value-type="percentage" office:value="0.375590811198851" calcext:value-type="percentage">
            <text:p>37,559%</text:p>
          </table:table-cell>
          <table:table-cell table:formula="of:=(ABS([$Registrado.R4] - [$Previsto.R4])/[$Registrado.R4])" office:value-type="percentage" office:value="0.279226128545058" calcext:value-type="percentage">
            <text:p>27,923%</text:p>
          </table:table-cell>
          <table:table-cell table:formula="of:=(ABS([$Registrado.S4] - [$Previsto.S4])/[$Registrado.S4])" office:value-type="percentage" office:value="0.275432253125797" calcext:value-type="percentage">
            <text:p>27,543%</text:p>
          </table:table-cell>
          <table:table-cell table:formula="of:=(ABS([$Registrado.T4] - [$Previsto.T4])/[$Registrado.T4])" office:value-type="percentage" office:value="0.131184294706429" calcext:value-type="percentage">
            <text:p>13,118%</text:p>
          </table:table-cell>
          <table:table-cell table:formula="of:=(ABS([$Registrado.U4] - [$Previsto.U4])/[$Registrado.U4])" office:value-type="percentage" office:value="0.124212930333424" calcext:value-type="percentage">
            <text:p>12,421%</text:p>
          </table:table-cell>
          <table:table-cell table:formula="of:=(ABS([$Registrado.V4] - [$Previsto.V4])/[$Registrado.V4])" office:value-type="percentage" office:value="0.181766140602583" calcext:value-type="percentage">
            <text:p>18,177%</text:p>
          </table:table-cell>
          <table:table-cell table:formula="of:=(ABS([$Registrado.W4] - [$Previsto.W4])/[$Registrado.W4])" office:value-type="percentage" office:value="0.0686870730425643" calcext:value-type="percentage">
            <text:p>6,869%</text:p>
          </table:table-cell>
          <table:table-cell table:formula="of:=(ABS([$Registrado.X4] - [$Previsto.X4])/[$Registrado.X4])" office:value-type="percentage" office:value="0.0497089552238807" calcext:value-type="percentage">
            <text:p>4,971%</text:p>
          </table:table-cell>
          <table:table-cell table:formula="of:=(ABS([$Registrado.Y4] - [$Previsto.Y4])/[$Registrado.Y4])" office:value-type="percentage" office:value="0.097738766270515" calcext:value-type="percentage">
            <text:p>9,774%</text:p>
          </table:table-cell>
          <table:table-cell table:formula="of:=(ABS([$Registrado.Z4] - [$Previsto.Z4])/[$Registrado.Z4])" office:value-type="percentage" office:value="0.297254910674607" calcext:value-type="percentage">
            <text:p>29,725%</text:p>
          </table:table-cell>
          <table:table-cell table:formula="of:=(ABS([$Registrado.AA4] - [$Previsto.AA4])/[$Registrado.AA4])" office:value-type="percentage" office:value="0.298767236818903" calcext:value-type="percentage">
            <text:p>29,877%</text:p>
          </table:table-cell>
          <table:table-cell table:formula="of:=(ABS([$Registrado.AB4] - [$Previsto.AB4])/[$Registrado.AB4])" office:value-type="percentage" office:value="0.392803203661327" calcext:value-type="percentage">
            <text:p>39,280%</text:p>
          </table:table-cell>
          <table:table-cell table:formula="of:=(ABS([$Registrado.AC4] - [$Previsto.AC4])/[$Registrado.AC4])" office:value-type="percentage" office:value="0.394014550966275" calcext:value-type="percentage">
            <text:p>39,401%</text:p>
          </table:table-cell>
          <table:table-cell table:formula="of:=(ABS([$Registrado.AD4] - [$Previsto.AD4])/[$Registrado.AD4])" office:value-type="percentage" office:value="0.205155973341291" calcext:value-type="percentage">
            <text:p>20,516%</text:p>
          </table:table-cell>
          <table:table-cell table:formula="of:=(ABS([$Registrado.AE4] - [$Previsto.AE4])/[$Registrado.AE4])" office:value-type="percentage" office:value="0.344718510672967" calcext:value-type="percentage">
            <text:p>34,472%</text:p>
          </table:table-cell>
          <table:table-cell table:formula="of:=AVERAGE([.B4:.AE4])" office:value-type="percentage" office:value="0.19420684960103" calcext:value-type="percentage">
            <text:p>19,421%</text:p>
          </table:table-cell>
          <table:table-cell table:formula="of:=STDEV([.B4:.AE4])" office:value-type="percentage" office:value="0.100323112063235" calcext:value-type="percentage">
            <text:p>10,03%</text:p>
          </table:table-cell>
          <table:table-cell table:formula="of:=COUNTIF([.B4:.AE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65667324473497" calcext:value-type="percentage">
            <text:p>16,567%</text:p>
          </table:table-cell>
          <table:table-cell table:formula="of:=(ABS([$Registrado.C5] - [$Previsto.C5])/[$Registrado.C5])" office:value-type="percentage" office:value="0.0777771875313221" calcext:value-type="percentage">
            <text:p>7,778%</text:p>
          </table:table-cell>
          <table:table-cell table:formula="of:=(ABS([$Registrado.D5] - [$Previsto.D5])/[$Registrado.D5])" office:value-type="percentage" office:value="0.00667011104837189" calcext:value-type="percentage">
            <text:p>0,667%</text:p>
          </table:table-cell>
          <table:table-cell table:formula="of:=(ABS([$Registrado.E5] - [$Previsto.E5])/[$Registrado.E5])" office:value-type="percentage" office:value="0.0867009135580316" calcext:value-type="percentage">
            <text:p>8,670%</text:p>
          </table:table-cell>
          <table:table-cell table:formula="of:=(ABS([$Registrado.F5] - [$Previsto.F5])/[$Registrado.F5])" office:value-type="percentage" office:value="0.107797792710415" calcext:value-type="percentage">
            <text:p>10,780%</text:p>
          </table:table-cell>
          <table:table-cell table:formula="of:=(ABS([$Registrado.G5] - [$Previsto.G5])/[$Registrado.G5])" office:value-type="percentage" office:value="0.315331317823249" calcext:value-type="percentage">
            <text:p>31,533%</text:p>
          </table:table-cell>
          <table:table-cell table:formula="of:=(ABS([$Registrado.H5] - [$Previsto.H5])/[$Registrado.H5])" office:value-type="percentage" office:value="0.44383551665563" calcext:value-type="percentage">
            <text:p>44,384%</text:p>
          </table:table-cell>
          <table:table-cell table:formula="of:=(ABS([$Registrado.I5] - [$Previsto.I5])/[$Registrado.I5])" office:value-type="percentage" office:value="2.22852596192251" calcext:value-type="percentage">
            <text:p>222,853%</text:p>
          </table:table-cell>
          <table:table-cell table:formula="of:=(ABS([$Registrado.J5] - [$Previsto.J5])/[$Registrado.J5])" office:value-type="percentage" office:value="1.31271344413047" calcext:value-type="percentage">
            <text:p>131,271%</text:p>
          </table:table-cell>
          <table:table-cell table:formula="of:=(ABS([$Registrado.K5] - [$Previsto.K5])/[$Registrado.K5])" office:value-type="percentage" office:value="0.314657694526079" calcext:value-type="percentage">
            <text:p>31,466%</text:p>
          </table:table-cell>
          <table:table-cell table:formula="of:=(ABS([$Registrado.L5] - [$Previsto.L5])/[$Registrado.L5])" office:value-type="percentage" office:value="1.11331521299995" calcext:value-type="percentage">
            <text:p>111,332%</text:p>
          </table:table-cell>
          <table:table-cell table:formula="of:=(ABS([$Registrado.M5] - [$Previsto.M5])/[$Registrado.M5])" office:value-type="percentage" office:value="1.23814788835306" calcext:value-type="percentage">
            <text:p>123,815%</text:p>
          </table:table-cell>
          <table:table-cell table:formula="of:=(ABS([$Registrado.N5] - [$Previsto.N5])/[$Registrado.N5])" office:value-type="percentage" office:value="0.25708464423518" calcext:value-type="percentage">
            <text:p>25,708%</text:p>
          </table:table-cell>
          <table:table-cell table:formula="of:=(ABS([$Registrado.O5] - [$Previsto.O5])/[$Registrado.O5])" office:value-type="percentage" office:value="0.902843502800701" calcext:value-type="percentage">
            <text:p>90,284%</text:p>
          </table:table-cell>
          <table:table-cell table:formula="of:=(ABS([$Registrado.P5] - [$Previsto.P5])/[$Registrado.P5])" office:value-type="percentage" office:value="0.153113674835282" calcext:value-type="percentage">
            <text:p>15,311%</text:p>
          </table:table-cell>
          <table:table-cell table:formula="of:=(ABS([$Registrado.Q5] - [$Previsto.Q5])/[$Registrado.Q5])" office:value-type="percentage" office:value="0.129592151719964" calcext:value-type="percentage">
            <text:p>12,959%</text:p>
          </table:table-cell>
          <table:table-cell table:formula="of:=(ABS([$Registrado.R5] - [$Previsto.R5])/[$Registrado.R5])" office:value-type="percentage" office:value="0.105690826783405" calcext:value-type="percentage">
            <text:p>10,569%</text:p>
          </table:table-cell>
          <table:table-cell table:formula="of:=(ABS([$Registrado.S5] - [$Previsto.S5])/[$Registrado.S5])" office:value-type="percentage" office:value="1.01680087861272" calcext:value-type="percentage">
            <text:p>101,680%</text:p>
          </table:table-cell>
          <table:table-cell table:formula="of:=(ABS([$Registrado.T5] - [$Previsto.T5])/[$Registrado.T5])" office:value-type="percentage" office:value="0.0487280896772835" calcext:value-type="percentage">
            <text:p>4,873%</text:p>
          </table:table-cell>
          <table:table-cell table:formula="of:=(ABS([$Registrado.U5] - [$Previsto.U5])/[$Registrado.U5])" office:value-type="percentage" office:value="0.114989452062399" calcext:value-type="percentage">
            <text:p>11,499%</text:p>
          </table:table-cell>
          <table:table-cell table:formula="of:=(ABS([$Registrado.V5] - [$Previsto.V5])/[$Registrado.V5])" office:value-type="percentage" office:value="0.149014736051316" calcext:value-type="percentage">
            <text:p>14,901%</text:p>
          </table:table-cell>
          <table:table-cell table:formula="of:=(ABS([$Registrado.W5] - [$Previsto.W5])/[$Registrado.W5])" office:value-type="percentage" office:value="0.0391219261039057" calcext:value-type="percentage">
            <text:p>3,912%</text:p>
          </table:table-cell>
          <table:table-cell table:formula="of:=(ABS([$Registrado.X5] - [$Previsto.X5])/[$Registrado.X5])" office:value-type="percentage" office:value="0.000224493383220817" calcext:value-type="percentage">
            <text:p>0,022%</text:p>
          </table:table-cell>
          <table:table-cell table:formula="of:=(ABS([$Registrado.Y5] - [$Previsto.Y5])/[$Registrado.Y5])" office:value-type="percentage" office:value="0.014279725705133" calcext:value-type="percentage">
            <text:p>1,428%</text:p>
          </table:table-cell>
          <table:table-cell table:formula="of:=(ABS([$Registrado.Z5] - [$Previsto.Z5])/[$Registrado.Z5])" office:value-type="percentage" office:value="0.236735052259453" calcext:value-type="percentage">
            <text:p>23,674%</text:p>
          </table:table-cell>
          <table:table-cell table:formula="of:=(ABS([$Registrado.AA5] - [$Previsto.AA5])/[$Registrado.AA5])" office:value-type="percentage" office:value="0.270646013403775" calcext:value-type="percentage">
            <text:p>27,065%</text:p>
          </table:table-cell>
          <table:table-cell table:formula="of:=(ABS([$Registrado.AB5] - [$Previsto.AB5])/[$Registrado.AB5])" office:value-type="percentage" office:value="0.142318540625879" calcext:value-type="percentage">
            <text:p>14,232%</text:p>
          </table:table-cell>
          <table:table-cell table:formula="of:=(ABS([$Registrado.AC5] - [$Previsto.AC5])/[$Registrado.AC5])" office:value-type="percentage" office:value="0.234704323816238" calcext:value-type="percentage">
            <text:p>23,470%</text:p>
          </table:table-cell>
          <table:table-cell table:formula="of:=(ABS([$Registrado.AD5] - [$Previsto.AD5])/[$Registrado.AD5])" office:value-type="percentage" office:value="0.240455866419008" calcext:value-type="percentage">
            <text:p>24,046%</text:p>
          </table:table-cell>
          <table:table-cell table:formula="of:=(ABS([$Registrado.AE5] - [$Previsto.AE5])/[$Registrado.AE5])" office:value-type="percentage" office:value="0.132762086089028" calcext:value-type="percentage">
            <text:p>13,276%</text:p>
          </table:table-cell>
          <table:table-cell table:formula="of:=AVERAGE([.B5:.AE5])" office:value-type="percentage" office:value="0.386674878343883" calcext:value-type="percentage">
            <text:p>38,667%</text:p>
          </table:table-cell>
          <table:table-cell table:formula="of:=STDEV([.B5:.AE5])" office:value-type="percentage" office:value="0.515642829548246" calcext:value-type="percentage">
            <text:p>51,56%</text:p>
          </table:table-cell>
          <table:table-cell table:formula="of:=COUNTIF([.B5:.AE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0795966829400925" calcext:value-type="percentage">
            <text:p>0,796%</text:p>
          </table:table-cell>
          <table:table-cell table:formula="of:=(ABS([$Registrado.C6] - [$Previsto.C6])/[$Registrado.C6])" office:value-type="percentage" office:value="0.0912638652676487" calcext:value-type="percentage">
            <text:p>9,126%</text:p>
          </table:table-cell>
          <table:table-cell table:formula="of:=(ABS([$Registrado.D6] - [$Previsto.D6])/[$Registrado.D6])" office:value-type="percentage" office:value="0.066376416184115" calcext:value-type="percentage">
            <text:p>6,638%</text:p>
          </table:table-cell>
          <table:table-cell table:formula="of:=(ABS([$Registrado.E6] - [$Previsto.E6])/[$Registrado.E6])" office:value-type="percentage" office:value="0.0939896349399236" calcext:value-type="percentage">
            <text:p>9,399%</text:p>
          </table:table-cell>
          <table:table-cell table:formula="of:=(ABS([$Registrado.F6] - [$Previsto.F6])/[$Registrado.F6])" office:value-type="percentage" office:value="0.0212254154075617" calcext:value-type="percentage">
            <text:p>2,123%</text:p>
          </table:table-cell>
          <table:table-cell table:formula="of:=(ABS([$Registrado.G6] - [$Previsto.G6])/[$Registrado.G6])" office:value-type="percentage" office:value="0.0874412896767179" calcext:value-type="percentage">
            <text:p>8,744%</text:p>
          </table:table-cell>
          <table:table-cell table:formula="of:=(ABS([$Registrado.H6] - [$Previsto.H6])/[$Registrado.H6])" office:value-type="percentage" office:value="0.0958026205950749" calcext:value-type="percentage">
            <text:p>9,580%</text:p>
          </table:table-cell>
          <table:table-cell table:formula="of:=(ABS([$Registrado.I6] - [$Previsto.I6])/[$Registrado.I6])" office:value-type="percentage" office:value="0.0638282860377797" calcext:value-type="percentage">
            <text:p>6,383%</text:p>
          </table:table-cell>
          <table:table-cell table:formula="of:=(ABS([$Registrado.J6] - [$Previsto.J6])/[$Registrado.J6])" office:value-type="percentage" office:value="0.0189119454659908" calcext:value-type="percentage">
            <text:p>1,891%</text:p>
          </table:table-cell>
          <table:table-cell table:formula="of:=(ABS([$Registrado.K6] - [$Previsto.K6])/[$Registrado.K6])" office:value-type="percentage" office:value="0.0128064679511597" calcext:value-type="percentage">
            <text:p>1,281%</text:p>
          </table:table-cell>
          <table:table-cell table:formula="of:=(ABS([$Registrado.L6] - [$Previsto.L6])/[$Registrado.L6])" office:value-type="percentage" office:value="0.223841688846757" calcext:value-type="percentage">
            <text:p>22,384%</text:p>
          </table:table-cell>
          <table:table-cell table:formula="of:=(ABS([$Registrado.M6] - [$Previsto.M6])/[$Registrado.M6])" office:value-type="percentage" office:value="0.138751262607725" calcext:value-type="percentage">
            <text:p>13,875%</text:p>
          </table:table-cell>
          <table:table-cell table:formula="of:=(ABS([$Registrado.N6] - [$Previsto.N6])/[$Registrado.N6])" office:value-type="percentage" office:value="0.103685731143371" calcext:value-type="percentage">
            <text:p>10,369%</text:p>
          </table:table-cell>
          <table:table-cell table:formula="of:=(ABS([$Registrado.O6] - [$Previsto.O6])/[$Registrado.O6])" office:value-type="percentage" office:value="0.19481641884874" calcext:value-type="percentage">
            <text:p>19,482%</text:p>
          </table:table-cell>
          <table:table-cell table:formula="of:=(ABS([$Registrado.P6] - [$Previsto.P6])/[$Registrado.P6])" office:value-type="percentage" office:value="0.0880951904543013" calcext:value-type="percentage">
            <text:p>8,810%</text:p>
          </table:table-cell>
          <table:table-cell table:formula="of:=(ABS([$Registrado.Q6] - [$Previsto.Q6])/[$Registrado.Q6])" office:value-type="percentage" office:value="0.147104735281477" calcext:value-type="percentage">
            <text:p>14,710%</text:p>
          </table:table-cell>
          <table:table-cell table:formula="of:=(ABS([$Registrado.R6] - [$Previsto.R6])/[$Registrado.R6])" office:value-type="percentage" office:value="0.0761945467483012" calcext:value-type="percentage">
            <text:p>7,619%</text:p>
          </table:table-cell>
          <table:table-cell table:formula="of:=(ABS([$Registrado.S6] - [$Previsto.S6])/[$Registrado.S6])" office:value-type="percentage" office:value="0.134388050459376" calcext:value-type="percentage">
            <text:p>13,439%</text:p>
          </table:table-cell>
          <table:table-cell table:formula="of:=(ABS([$Registrado.T6] - [$Previsto.T6])/[$Registrado.T6])" office:value-type="percentage" office:value="0.188591947239112" calcext:value-type="percentage">
            <text:p>18,859%</text:p>
          </table:table-cell>
          <table:table-cell table:formula="of:=(ABS([$Registrado.U6] - [$Previsto.U6])/[$Registrado.U6])" office:value-type="percentage" office:value="0.0514002405484505" calcext:value-type="percentage">
            <text:p>5,140%</text:p>
          </table:table-cell>
          <table:table-cell table:formula="of:=(ABS([$Registrado.V6] - [$Previsto.V6])/[$Registrado.V6])" office:value-type="percentage" office:value="0.0210711802393921" calcext:value-type="percentage">
            <text:p>2,107%</text:p>
          </table:table-cell>
          <table:table-cell table:formula="of:=(ABS([$Registrado.W6] - [$Previsto.W6])/[$Registrado.W6])" office:value-type="percentage" office:value="0.0624197651236807" calcext:value-type="percentage">
            <text:p>6,242%</text:p>
          </table:table-cell>
          <table:table-cell table:formula="of:=(ABS([$Registrado.X6] - [$Previsto.X6])/[$Registrado.X6])" office:value-type="percentage" office:value="0.160807251908397" calcext:value-type="percentage">
            <text:p>16,081%</text:p>
          </table:table-cell>
          <table:table-cell table:formula="of:=(ABS([$Registrado.Y6] - [$Previsto.Y6])/[$Registrado.Y6])" office:value-type="percentage" office:value="0.181705124042894" calcext:value-type="percentage">
            <text:p>18,171%</text:p>
          </table:table-cell>
          <table:table-cell table:formula="of:=(ABS([$Registrado.Z6] - [$Previsto.Z6])/[$Registrado.Z6])" office:value-type="percentage" office:value="0.125144164192953" calcext:value-type="percentage">
            <text:p>12,514%</text:p>
          </table:table-cell>
          <table:table-cell table:formula="of:=(ABS([$Registrado.AA6] - [$Previsto.AA6])/[$Registrado.AA6])" office:value-type="percentage" office:value="0.159397266454918" calcext:value-type="percentage">
            <text:p>15,940%</text:p>
          </table:table-cell>
          <table:table-cell table:formula="of:=(ABS([$Registrado.AB6] - [$Previsto.AB6])/[$Registrado.AB6])" office:value-type="percentage" office:value="0.171374836710036" calcext:value-type="percentage">
            <text:p>17,137%</text:p>
          </table:table-cell>
          <table:table-cell table:formula="of:=(ABS([$Registrado.AC6] - [$Previsto.AC6])/[$Registrado.AC6])" office:value-type="percentage" office:value="0.279413323016277" calcext:value-type="percentage">
            <text:p>27,941%</text:p>
          </table:table-cell>
          <table:table-cell table:formula="of:=(ABS([$Registrado.AD6] - [$Previsto.AD6])/[$Registrado.AD6])" office:value-type="percentage" office:value="0.206334778145318" calcext:value-type="percentage">
            <text:p>20,633%</text:p>
          </table:table-cell>
          <table:table-cell table:formula="of:=(ABS([$Registrado.AE6] - [$Previsto.AE6])/[$Registrado.AE6])" office:value-type="percentage" office:value="0.106976544151519" calcext:value-type="percentage">
            <text:p>10,698%</text:p>
          </table:table-cell>
          <table:table-cell table:formula="of:=AVERAGE([.B6:.AE6])" office:value-type="percentage" office:value="0.112703988532766" calcext:value-type="percentage">
            <text:p>11,270%</text:p>
          </table:table-cell>
          <table:table-cell table:formula="of:=STDEV([.B6:.AE6])" office:value-type="percentage" office:value="0.068912009336136" calcext:value-type="percentage">
            <text:p>6,89%</text:p>
          </table:table-cell>
          <table:table-cell table:formula="of:=COUNTIF([.B6:.AE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82663244868698" calcext:value-type="percentage">
            <text:p>18,266%</text:p>
          </table:table-cell>
          <table:table-cell table:formula="of:=(ABS([$Registrado.C7] - [$Previsto.C7])/[$Registrado.C7])" office:value-type="percentage" office:value="0.280296429270504" calcext:value-type="percentage">
            <text:p>28,030%</text:p>
          </table:table-cell>
          <table:table-cell table:formula="of:=(ABS([$Registrado.D7] - [$Previsto.D7])/[$Registrado.D7])" office:value-type="percentage" office:value="0.259412077155145" calcext:value-type="percentage">
            <text:p>25,941%</text:p>
          </table:table-cell>
          <table:table-cell table:formula="of:=(ABS([$Registrado.E7] - [$Previsto.E7])/[$Registrado.E7])" office:value-type="percentage" office:value="0.296355841503897" calcext:value-type="percentage">
            <text:p>29,636%</text:p>
          </table:table-cell>
          <table:table-cell table:formula="of:=(ABS([$Registrado.F7] - [$Previsto.F7])/[$Registrado.F7])" office:value-type="percentage" office:value="0.246784078437926" calcext:value-type="percentage">
            <text:p>24,678%</text:p>
          </table:table-cell>
          <table:table-cell table:formula="of:=(ABS([$Registrado.G7] - [$Previsto.G7])/[$Registrado.G7])" office:value-type="percentage" office:value="0.224124505130484" calcext:value-type="percentage">
            <text:p>22,412%</text:p>
          </table:table-cell>
          <table:table-cell table:formula="of:=(ABS([$Registrado.H7] - [$Previsto.H7])/[$Registrado.H7])" office:value-type="percentage" office:value="0.175611789518348" calcext:value-type="percentage">
            <text:p>17,561%</text:p>
          </table:table-cell>
          <table:table-cell table:formula="of:=(ABS([$Registrado.I7] - [$Previsto.I7])/[$Registrado.I7])" office:value-type="percentage" office:value="0.139828076885961" calcext:value-type="percentage">
            <text:p>13,983%</text:p>
          </table:table-cell>
          <table:table-cell table:formula="of:=(ABS([$Registrado.J7] - [$Previsto.J7])/[$Registrado.J7])" office:value-type="percentage" office:value="0.149596864090158" calcext:value-type="percentage">
            <text:p>14,960%</text:p>
          </table:table-cell>
          <table:table-cell table:formula="of:=(ABS([$Registrado.K7] - [$Previsto.K7])/[$Registrado.K7])" office:value-type="percentage" office:value="0.131071509551371" calcext:value-type="percentage">
            <text:p>13,107%</text:p>
          </table:table-cell>
          <table:table-cell table:formula="of:=(ABS([$Registrado.L7] - [$Previsto.L7])/[$Registrado.L7])" office:value-type="percentage" office:value="0.191191779334311" calcext:value-type="percentage">
            <text:p>19,119%</text:p>
          </table:table-cell>
          <table:table-cell table:formula="of:=(ABS([$Registrado.M7] - [$Previsto.M7])/[$Registrado.M7])" office:value-type="percentage" office:value="0.123438471310036" calcext:value-type="percentage">
            <text:p>12,344%</text:p>
          </table:table-cell>
          <table:table-cell table:formula="of:=(ABS([$Registrado.N7] - [$Previsto.N7])/[$Registrado.N7])" office:value-type="percentage" office:value="0.117042950139777" calcext:value-type="percentage">
            <text:p>11,704%</text:p>
          </table:table-cell>
          <table:table-cell table:formula="of:=(ABS([$Registrado.O7] - [$Previsto.O7])/[$Registrado.O7])" office:value-type="percentage" office:value="0.263825041323713" calcext:value-type="percentage">
            <text:p>26,383%</text:p>
          </table:table-cell>
          <table:table-cell table:formula="of:=(ABS([$Registrado.P7] - [$Previsto.P7])/[$Registrado.P7])" office:value-type="percentage" office:value="0.167459647367442" calcext:value-type="percentage">
            <text:p>16,746%</text:p>
          </table:table-cell>
          <table:table-cell table:formula="of:=(ABS([$Registrado.Q7] - [$Previsto.Q7])/[$Registrado.Q7])" office:value-type="percentage" office:value="0.230330433269532" calcext:value-type="percentage">
            <text:p>23,033%</text:p>
          </table:table-cell>
          <table:table-cell table:formula="of:=(ABS([$Registrado.R7] - [$Previsto.R7])/[$Registrado.R7])" office:value-type="percentage" office:value="0.250663413573813" calcext:value-type="percentage">
            <text:p>25,066%</text:p>
          </table:table-cell>
          <table:table-cell table:formula="of:=(ABS([$Registrado.S7] - [$Previsto.S7])/[$Registrado.S7])" office:value-type="percentage" office:value="0.131648057773677" calcext:value-type="percentage">
            <text:p>13,165%</text:p>
          </table:table-cell>
          <table:table-cell table:formula="of:=(ABS([$Registrado.T7] - [$Previsto.T7])/[$Registrado.T7])" office:value-type="percentage" office:value="0.132648544534667" calcext:value-type="percentage">
            <text:p>13,265%</text:p>
          </table:table-cell>
          <table:table-cell table:formula="of:=(ABS([$Registrado.U7] - [$Previsto.U7])/[$Registrado.U7])" office:value-type="percentage" office:value="0.0053383666442793" calcext:value-type="percentage">
            <text:p>0,534%</text:p>
          </table:table-cell>
          <table:table-cell table:formula="of:=(ABS([$Registrado.V7] - [$Previsto.V7])/[$Registrado.V7])" office:value-type="percentage" office:value="0.251375850469421" calcext:value-type="percentage">
            <text:p>25,138%</text:p>
          </table:table-cell>
          <table:table-cell table:formula="of:=(ABS([$Registrado.W7] - [$Previsto.W7])/[$Registrado.W7])" office:value-type="percentage" office:value="0.187638489646772" calcext:value-type="percentage">
            <text:p>18,764%</text:p>
          </table:table-cell>
          <table:table-cell table:formula="of:=(ABS([$Registrado.X7] - [$Previsto.X7])/[$Registrado.X7])" office:value-type="percentage" office:value="0.0296150166112958" calcext:value-type="percentage">
            <text:p>2,962%</text:p>
          </table:table-cell>
          <table:table-cell table:formula="of:=(ABS([$Registrado.Y7] - [$Previsto.Y7])/[$Registrado.Y7])" office:value-type="percentage" office:value="0.0395803457660179" calcext:value-type="percentage">
            <text:p>3,958%</text:p>
          </table:table-cell>
          <table:table-cell table:formula="of:=(ABS([$Registrado.Z7] - [$Previsto.Z7])/[$Registrado.Z7])" office:value-type="percentage" office:value="0.158261633827198" calcext:value-type="percentage">
            <text:p>15,826%</text:p>
          </table:table-cell>
          <table:table-cell table:formula="of:=(ABS([$Registrado.AA7] - [$Previsto.AA7])/[$Registrado.AA7])" office:value-type="percentage" office:value="0.195016662612503" calcext:value-type="percentage">
            <text:p>19,502%</text:p>
          </table:table-cell>
          <table:table-cell table:formula="of:=(ABS([$Registrado.AB7] - [$Previsto.AB7])/[$Registrado.AB7])" office:value-type="percentage" office:value="0.0535255883904261" calcext:value-type="percentage">
            <text:p>5,353%</text:p>
          </table:table-cell>
          <table:table-cell table:formula="of:=(ABS([$Registrado.AC7] - [$Previsto.AC7])/[$Registrado.AC7])" office:value-type="percentage" office:value="0.210358233327593" calcext:value-type="percentage">
            <text:p>21,036%</text:p>
          </table:table-cell>
          <table:table-cell table:formula="of:=(ABS([$Registrado.AD7] - [$Previsto.AD7])/[$Registrado.AD7])" office:value-type="percentage" office:value="0.182249304770345" calcext:value-type="percentage">
            <text:p>18,225%</text:p>
          </table:table-cell>
          <table:table-cell table:formula="of:=(ABS([$Registrado.AE7] - [$Previsto.AE7])/[$Registrado.AE7])" office:value-type="percentage" office:value="0.129296717611401" calcext:value-type="percentage">
            <text:p>12,930%</text:p>
          </table:table-cell>
          <table:table-cell table:formula="of:=AVERAGE([.B7:.AE7])" office:value-type="percentage" office:value="0.17120829882389" calcext:value-type="percentage">
            <text:p>17,121%</text:p>
          </table:table-cell>
          <table:table-cell table:formula="of:=STDEV([.B7:.AE7])" office:value-type="percentage" office:value="0.0751352288828102" calcext:value-type="percentage">
            <text:p>7,51%</text:p>
          </table:table-cell>
          <table:table-cell table:formula="of:=COUNTIF([.B7:.AE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39030881938574" calcext:value-type="percentage">
            <text:p>13,903%</text:p>
          </table:table-cell>
          <table:table-cell table:formula="of:=(ABS([$Registrado.C8] - [$Previsto.C8])/[$Registrado.C8])" office:value-type="percentage" office:value="0.22615574295834" calcext:value-type="percentage">
            <text:p>22,616%</text:p>
          </table:table-cell>
          <table:table-cell table:formula="of:=(ABS([$Registrado.D8] - [$Previsto.D8])/[$Registrado.D8])" office:value-type="percentage" office:value="0.164079671981777" calcext:value-type="percentage">
            <text:p>16,408%</text:p>
          </table:table-cell>
          <table:table-cell table:formula="of:=(ABS([$Registrado.E8] - [$Previsto.E8])/[$Registrado.E8])" office:value-type="percentage" office:value="0.202245931849791" calcext:value-type="percentage">
            <text:p>20,225%</text:p>
          </table:table-cell>
          <table:table-cell table:formula="of:=(ABS([$Registrado.F8] - [$Previsto.F8])/[$Registrado.F8])" office:value-type="percentage" office:value="0.0746371411857261" calcext:value-type="percentage">
            <text:p>7,464%</text:p>
          </table:table-cell>
          <table:table-cell table:formula="of:=(ABS([$Registrado.G8] - [$Previsto.G8])/[$Registrado.G8])" office:value-type="percentage" office:value="0.128054105852867" calcext:value-type="percentage">
            <text:p>12,805%</text:p>
          </table:table-cell>
          <table:table-cell table:formula="of:=(ABS([$Registrado.H8] - [$Previsto.H8])/[$Registrado.H8])" office:value-type="percentage" office:value="0.0267862273545926" calcext:value-type="percentage">
            <text:p>2,679%</text:p>
          </table:table-cell>
          <table:table-cell table:formula="of:=(ABS([$Registrado.I8] - [$Previsto.I8])/[$Registrado.I8])" office:value-type="percentage" office:value="0.0571343993383417" calcext:value-type="percentage">
            <text:p>5,713%</text:p>
          </table:table-cell>
          <table:table-cell table:formula="of:=(ABS([$Registrado.J8] - [$Previsto.J8])/[$Registrado.J8])" office:value-type="percentage" office:value="0.0102933301090398" calcext:value-type="percentage">
            <text:p>1,029%</text:p>
          </table:table-cell>
          <table:table-cell table:formula="of:=(ABS([$Registrado.K8] - [$Previsto.K8])/[$Registrado.K8])" office:value-type="percentage" office:value="0.0225657473309608" calcext:value-type="percentage">
            <text:p>2,257%</text:p>
          </table:table-cell>
          <table:table-cell table:formula="of:=(ABS([$Registrado.L8] - [$Previsto.L8])/[$Registrado.L8])" office:value-type="percentage" office:value="0.252889899512541" calcext:value-type="percentage">
            <text:p>25,289%</text:p>
          </table:table-cell>
          <table:table-cell table:formula="of:=(ABS([$Registrado.M8] - [$Previsto.M8])/[$Registrado.M8])" office:value-type="percentage" office:value="0.152679617354902" calcext:value-type="percentage">
            <text:p>15,268%</text:p>
          </table:table-cell>
          <table:table-cell table:formula="of:=(ABS([$Registrado.N8] - [$Previsto.N8])/[$Registrado.N8])" office:value-type="percentage" office:value="0.108061559986009" calcext:value-type="percentage">
            <text:p>10,806%</text:p>
          </table:table-cell>
          <table:table-cell table:formula="of:=(ABS([$Registrado.O8] - [$Previsto.O8])/[$Registrado.O8])" office:value-type="percentage" office:value="0.214574421449689" calcext:value-type="percentage">
            <text:p>21,457%</text:p>
          </table:table-cell>
          <table:table-cell table:formula="of:=(ABS([$Registrado.P8] - [$Previsto.P8])/[$Registrado.P8])" office:value-type="percentage" office:value="0.139763199851687" calcext:value-type="percentage">
            <text:p>13,976%</text:p>
          </table:table-cell>
          <table:table-cell table:formula="of:=(ABS([$Registrado.Q8] - [$Previsto.Q8])/[$Registrado.Q8])" office:value-type="percentage" office:value="0.103296210738828" calcext:value-type="percentage">
            <text:p>10,330%</text:p>
          </table:table-cell>
          <table:table-cell table:formula="of:=(ABS([$Registrado.R8] - [$Previsto.R8])/[$Registrado.R8])" office:value-type="percentage" office:value="0.0860140260349479" calcext:value-type="percentage">
            <text:p>8,601%</text:p>
          </table:table-cell>
          <table:table-cell table:formula="of:=(ABS([$Registrado.S8] - [$Previsto.S8])/[$Registrado.S8])" office:value-type="percentage" office:value="0.152707958683213" calcext:value-type="percentage">
            <text:p>15,271%</text:p>
          </table:table-cell>
          <table:table-cell table:formula="of:=(ABS([$Registrado.T8] - [$Previsto.T8])/[$Registrado.T8])" office:value-type="percentage" office:value="0.0501940395999184" calcext:value-type="percentage">
            <text:p>5,019%</text:p>
          </table:table-cell>
          <table:table-cell table:formula="of:=(ABS([$Registrado.U8] - [$Previsto.U8])/[$Registrado.U8])" office:value-type="percentage" office:value="0.0562272950856326" calcext:value-type="percentage">
            <text:p>5,623%</text:p>
          </table:table-cell>
          <table:table-cell table:formula="of:=(ABS([$Registrado.V8] - [$Previsto.V8])/[$Registrado.V8])" office:value-type="percentage" office:value="0.0639886943426761" calcext:value-type="percentage">
            <text:p>6,399%</text:p>
          </table:table-cell>
          <table:table-cell table:formula="of:=(ABS([$Registrado.W8] - [$Previsto.W8])/[$Registrado.W8])" office:value-type="percentage" office:value="0.126905150224368" calcext:value-type="percentage">
            <text:p>12,691%</text:p>
          </table:table-cell>
          <table:table-cell table:formula="of:=(ABS([$Registrado.X8] - [$Previsto.X8])/[$Registrado.X8])" office:value-type="percentage" office:value="0.0702655264544975" calcext:value-type="percentage">
            <text:p>7,027%</text:p>
          </table:table-cell>
          <table:table-cell table:formula="of:=(ABS([$Registrado.Y8] - [$Previsto.Y8])/[$Registrado.Y8])" office:value-type="percentage" office:value="0.00505494483922891" calcext:value-type="percentage">
            <text:p>0,505%</text:p>
          </table:table-cell>
          <table:table-cell table:formula="of:=(ABS([$Registrado.Z8] - [$Previsto.Z8])/[$Registrado.Z8])" office:value-type="percentage" office:value="0.198922037129641" calcext:value-type="percentage">
            <text:p>19,892%</text:p>
          </table:table-cell>
          <table:table-cell table:formula="of:=(ABS([$Registrado.AA8] - [$Previsto.AA8])/[$Registrado.AA8])" office:value-type="percentage" office:value="0.202524771157235" calcext:value-type="percentage">
            <text:p>20,252%</text:p>
          </table:table-cell>
          <table:table-cell table:formula="of:=(ABS([$Registrado.AB8] - [$Previsto.AB8])/[$Registrado.AB8])" office:value-type="percentage" office:value="0.159167636710401" calcext:value-type="percentage">
            <text:p>15,917%</text:p>
          </table:table-cell>
          <table:table-cell table:formula="of:=(ABS([$Registrado.AC8] - [$Previsto.AC8])/[$Registrado.AC8])" office:value-type="percentage" office:value="0.271860897180203" calcext:value-type="percentage">
            <text:p>27,186%</text:p>
          </table:table-cell>
          <table:table-cell table:formula="of:=(ABS([$Registrado.AD8] - [$Previsto.AD8])/[$Registrado.AD8])" office:value-type="percentage" office:value="0.00456284856284844" calcext:value-type="percentage">
            <text:p>0,456%</text:p>
          </table:table-cell>
          <table:table-cell table:formula="of:=(ABS([$Registrado.AE8] - [$Previsto.AE8])/[$Registrado.AE8])" office:value-type="percentage" office:value="0.117900652064104" calcext:value-type="percentage">
            <text:p>11,790%</text:p>
          </table:table-cell>
          <table:table-cell table:formula="of:=AVERAGE([.B8:.AE8])" office:value-type="percentage" office:value="0.119618152228753" calcext:value-type="percentage">
            <text:p>11,962%</text:p>
          </table:table-cell>
          <table:table-cell table:formula="of:=STDEV([.B8:.AE8])" office:value-type="percentage" office:value="0.0756834246805127" calcext:value-type="percentage">
            <text:p>7,57%</text:p>
          </table:table-cell>
          <table:table-cell table:formula="of:=COUNTIF([.B8:.AE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2381004407116" calcext:value-type="percentage">
            <text:p>12,381%</text:p>
          </table:table-cell>
          <table:table-cell table:formula="of:=(ABS([$Registrado.C9] - [$Previsto.C9])/[$Registrado.C9])" office:value-type="percentage" office:value="0.00306005550342407" calcext:value-type="percentage">
            <text:p>0,306%</text:p>
          </table:table-cell>
          <table:table-cell table:formula="of:=(ABS([$Registrado.D9] - [$Previsto.D9])/[$Registrado.D9])" office:value-type="percentage" office:value="0.117915824765809" calcext:value-type="percentage">
            <text:p>11,792%</text:p>
          </table:table-cell>
          <table:table-cell table:formula="of:=(ABS([$Registrado.E9] - [$Previsto.E9])/[$Registrado.E9])" office:value-type="percentage" office:value="0.0617265267376858" calcext:value-type="percentage">
            <text:p>6,173%</text:p>
          </table:table-cell>
          <table:table-cell table:formula="of:=(ABS([$Registrado.F9] - [$Previsto.F9])/[$Registrado.F9])" office:value-type="percentage" office:value="0.0422842390257476" calcext:value-type="percentage">
            <text:p>4,228%</text:p>
          </table:table-cell>
          <table:table-cell table:formula="of:=(ABS([$Registrado.G9] - [$Previsto.G9])/[$Registrado.G9])" office:value-type="percentage" office:value="0.0100199108978753" calcext:value-type="percentage">
            <text:p>1,002%</text:p>
          </table:table-cell>
          <table:table-cell table:formula="of:=(ABS([$Registrado.H9] - [$Previsto.H9])/[$Registrado.H9])" office:value-type="percentage" office:value="0.031346017827229" calcext:value-type="percentage">
            <text:p>3,135%</text:p>
          </table:table-cell>
          <table:table-cell table:formula="of:=(ABS([$Registrado.I9] - [$Previsto.I9])/[$Registrado.I9])" office:value-type="percentage" office:value="0.243506047026429" calcext:value-type="percentage">
            <text:p>24,351%</text:p>
          </table:table-cell>
          <table:table-cell table:formula="of:=(ABS([$Registrado.J9] - [$Previsto.J9])/[$Registrado.J9])" office:value-type="percentage" office:value="0.0153601040183003" calcext:value-type="percentage">
            <text:p>1,536%</text:p>
          </table:table-cell>
          <table:table-cell table:formula="of:=(ABS([$Registrado.K9] - [$Previsto.K9])/[$Registrado.K9])" office:value-type="percentage" office:value="0.0996166777288362" calcext:value-type="percentage">
            <text:p>9,962%</text:p>
          </table:table-cell>
          <table:table-cell table:formula="of:=(ABS([$Registrado.L9] - [$Previsto.L9])/[$Registrado.L9])" office:value-type="percentage" office:value="0.280059778027536" calcext:value-type="percentage">
            <text:p>28,006%</text:p>
          </table:table-cell>
          <table:table-cell table:formula="of:=(ABS([$Registrado.M9] - [$Previsto.M9])/[$Registrado.M9])" office:value-type="percentage" office:value="0.143765947475787" calcext:value-type="percentage">
            <text:p>14,377%</text:p>
          </table:table-cell>
          <table:table-cell table:formula="of:=(ABS([$Registrado.N9] - [$Previsto.N9])/[$Registrado.N9])" office:value-type="percentage" office:value="0.0989046492705358" calcext:value-type="percentage">
            <text:p>9,890%</text:p>
          </table:table-cell>
          <table:table-cell table:formula="of:=(ABS([$Registrado.O9] - [$Previsto.O9])/[$Registrado.O9])" office:value-type="percentage" office:value="0.0902038541258192" calcext:value-type="percentage">
            <text:p>9,020%</text:p>
          </table:table-cell>
          <table:table-cell table:formula="of:=(ABS([$Registrado.P9] - [$Previsto.P9])/[$Registrado.P9])" office:value-type="percentage" office:value="0.025536886734123" calcext:value-type="percentage">
            <text:p>2,554%</text:p>
          </table:table-cell>
          <table:table-cell table:formula="of:=(ABS([$Registrado.Q9] - [$Previsto.Q9])/[$Registrado.Q9])" office:value-type="percentage" office:value="0.101184846812783" calcext:value-type="percentage">
            <text:p>10,118%</text:p>
          </table:table-cell>
          <table:table-cell table:formula="of:=(ABS([$Registrado.R9] - [$Previsto.R9])/[$Registrado.R9])" office:value-type="percentage" office:value="0.0420418244902424" calcext:value-type="percentage">
            <text:p>4,204%</text:p>
          </table:table-cell>
          <table:table-cell table:formula="of:=(ABS([$Registrado.S9] - [$Previsto.S9])/[$Registrado.S9])" office:value-type="percentage" office:value="0.0894932180004246" calcext:value-type="percentage">
            <text:p>8,949%</text:p>
          </table:table-cell>
          <table:table-cell table:formula="of:=(ABS([$Registrado.T9] - [$Previsto.T9])/[$Registrado.T9])" office:value-type="percentage" office:value="0.170112824012139" calcext:value-type="percentage">
            <text:p>17,011%</text:p>
          </table:table-cell>
          <table:table-cell table:formula="of:=(ABS([$Registrado.U9] - [$Previsto.U9])/[$Registrado.U9])" office:value-type="percentage" office:value="0.0583162127081349" calcext:value-type="percentage">
            <text:p>5,832%</text:p>
          </table:table-cell>
          <table:table-cell table:formula="of:=(ABS([$Registrado.V9] - [$Previsto.V9])/[$Registrado.V9])" office:value-type="percentage" office:value="0.0223097466550383" calcext:value-type="percentage">
            <text:p>2,231%</text:p>
          </table:table-cell>
          <table:table-cell table:formula="of:=(ABS([$Registrado.W9] - [$Previsto.W9])/[$Registrado.W9])" office:value-type="percentage" office:value="0.00510309571144547" calcext:value-type="percentage">
            <text:p>0,510%</text:p>
          </table:table-cell>
          <table:table-cell table:formula="of:=(ABS([$Registrado.X9] - [$Previsto.X9])/[$Registrado.X9])" office:value-type="percentage" office:value="0.029945220227021" calcext:value-type="percentage">
            <text:p>2,995%</text:p>
          </table:table-cell>
          <table:table-cell table:formula="of:=(ABS([$Registrado.Y9] - [$Previsto.Y9])/[$Registrado.Y9])" office:value-type="percentage" office:value="0.076708862325278" calcext:value-type="percentage">
            <text:p>7,671%</text:p>
          </table:table-cell>
          <table:table-cell table:formula="of:=(ABS([$Registrado.Z9] - [$Previsto.Z9])/[$Registrado.Z9])" office:value-type="percentage" office:value="0.0767635682385891" calcext:value-type="percentage">
            <text:p>7,676%</text:p>
          </table:table-cell>
          <table:table-cell table:formula="of:=(ABS([$Registrado.AA9] - [$Previsto.AA9])/[$Registrado.AA9])" office:value-type="percentage" office:value="0.0612575469625923" calcext:value-type="percentage">
            <text:p>6,126%</text:p>
          </table:table-cell>
          <table:table-cell table:formula="of:=(ABS([$Registrado.AB9] - [$Previsto.AB9])/[$Registrado.AB9])" office:value-type="percentage" office:value="0.0122860248128781" calcext:value-type="percentage">
            <text:p>1,229%</text:p>
          </table:table-cell>
          <table:table-cell table:formula="of:=(ABS([$Registrado.AC9] - [$Previsto.AC9])/[$Registrado.AC9])" office:value-type="percentage" office:value="0.0148805631654474" calcext:value-type="percentage">
            <text:p>1,488%</text:p>
          </table:table-cell>
          <table:table-cell table:formula="of:=(ABS([$Registrado.AD9] - [$Previsto.AD9])/[$Registrado.AD9])" office:value-type="percentage" office:value="0.293846851779429" calcext:value-type="percentage">
            <text:p>29,385%</text:p>
          </table:table-cell>
          <table:table-cell table:formula="of:=(ABS([$Registrado.AE9] - [$Previsto.AE9])/[$Registrado.AE9])" office:value-type="percentage" office:value="1.01185652565734" calcext:value-type="percentage">
            <text:p>101,186%</text:p>
          </table:table-cell>
          <table:table-cell table:formula="of:=AVERAGE([.B9:.AE9])" office:value-type="percentage" office:value="0.115107449826503" calcext:value-type="percentage">
            <text:p>11,511%</text:p>
          </table:table-cell>
          <table:table-cell table:formula="of:=STDEV([.B9:.AE9])" office:value-type="percentage" office:value="0.186199321313306" calcext:value-type="percentage">
            <text:p>18,62%</text:p>
          </table:table-cell>
          <table:table-cell table:formula="of:=COUNTIF([.B9:.AE9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216650223058997" calcext:value-type="percentage">
            <text:p>2,167%</text:p>
          </table:table-cell>
          <table:table-cell table:formula="of:=(ABS([$Registrado.C10] - [$Previsto.C10])/[$Registrado.C10])" office:value-type="percentage" office:value="0.121227621683047" calcext:value-type="percentage">
            <text:p>12,123%</text:p>
          </table:table-cell>
          <table:table-cell table:formula="of:=(ABS([$Registrado.D10] - [$Previsto.D10])/[$Registrado.D10])" office:value-type="percentage" office:value="0.0928321208275889" calcext:value-type="percentage">
            <text:p>9,283%</text:p>
          </table:table-cell>
          <table:table-cell table:formula="of:=(ABS([$Registrado.E10] - [$Previsto.E10])/[$Registrado.E10])" office:value-type="percentage" office:value="0.217462072953399" calcext:value-type="percentage">
            <text:p>21,746%</text:p>
          </table:table-cell>
          <table:table-cell table:formula="of:=(ABS([$Registrado.F10] - [$Previsto.F10])/[$Registrado.F10])" office:value-type="percentage" office:value="0.143064901073785" calcext:value-type="percentage">
            <text:p>14,306%</text:p>
          </table:table-cell>
          <table:table-cell table:formula="of:=(ABS([$Registrado.G10] - [$Previsto.G10])/[$Registrado.G10])" office:value-type="percentage" office:value="0.130147640219592" calcext:value-type="percentage">
            <text:p>13,015%</text:p>
          </table:table-cell>
          <table:table-cell table:formula="of:=(ABS([$Registrado.H10] - [$Previsto.H10])/[$Registrado.H10])" office:value-type="percentage" office:value="0.0798759324918451" calcext:value-type="percentage">
            <text:p>7,988%</text:p>
          </table:table-cell>
          <table:table-cell table:formula="of:=(ABS([$Registrado.I10] - [$Previsto.I10])/[$Registrado.I10])" office:value-type="percentage" office:value="0.0694945358771424" calcext:value-type="percentage">
            <text:p>6,949%</text:p>
          </table:table-cell>
          <table:table-cell table:formula="of:=(ABS([$Registrado.J10] - [$Previsto.J10])/[$Registrado.J10])" office:value-type="percentage" office:value="0.0800944478175808" calcext:value-type="percentage">
            <text:p>8,009%</text:p>
          </table:table-cell>
          <table:table-cell table:formula="of:=(ABS([$Registrado.K10] - [$Previsto.K10])/[$Registrado.K10])" office:value-type="percentage" office:value="0.103461931592643" calcext:value-type="percentage">
            <text:p>10,346%</text:p>
          </table:table-cell>
          <table:table-cell table:formula="of:=(ABS([$Registrado.L10] - [$Previsto.L10])/[$Registrado.L10])" office:value-type="percentage" office:value="0.0595523232575568" calcext:value-type="percentage">
            <text:p>5,955%</text:p>
          </table:table-cell>
          <table:table-cell table:formula="of:=(ABS([$Registrado.M10] - [$Previsto.M10])/[$Registrado.M10])" office:value-type="percentage" office:value="0.208795683495744" calcext:value-type="percentage">
            <text:p>20,880%</text:p>
          </table:table-cell>
          <table:table-cell table:formula="of:=(ABS([$Registrado.N10] - [$Previsto.N10])/[$Registrado.N10])" office:value-type="percentage" office:value="0.0962377406720663" calcext:value-type="percentage">
            <text:p>9,624%</text:p>
          </table:table-cell>
          <table:table-cell table:formula="of:=(ABS([$Registrado.O10] - [$Previsto.O10])/[$Registrado.O10])" office:value-type="percentage" office:value="0.204703709814063" calcext:value-type="percentage">
            <text:p>20,470%</text:p>
          </table:table-cell>
          <table:table-cell table:formula="of:=(ABS([$Registrado.P10] - [$Previsto.P10])/[$Registrado.P10])" office:value-type="percentage" office:value="0.223269770095057" calcext:value-type="percentage">
            <text:p>22,327%</text:p>
          </table:table-cell>
          <table:table-cell table:formula="of:=(ABS([$Registrado.Q10] - [$Previsto.Q10])/[$Registrado.Q10])" office:value-type="percentage" office:value="0.227073214065742" calcext:value-type="percentage">
            <text:p>22,707%</text:p>
          </table:table-cell>
          <table:table-cell table:formula="of:=(ABS([$Registrado.R10] - [$Previsto.R10])/[$Registrado.R10])" office:value-type="percentage" office:value="0.105598395835953" calcext:value-type="percentage">
            <text:p>10,560%</text:p>
          </table:table-cell>
          <table:table-cell table:formula="of:=(ABS([$Registrado.S10] - [$Previsto.S10])/[$Registrado.S10])" office:value-type="percentage" office:value="0.0297826631111558" calcext:value-type="percentage">
            <text:p>2,978%</text:p>
          </table:table-cell>
          <table:table-cell table:formula="of:=(ABS([$Registrado.T10] - [$Previsto.T10])/[$Registrado.T10])" office:value-type="percentage" office:value="0.0804040286611744" calcext:value-type="percentage">
            <text:p>8,040%</text:p>
          </table:table-cell>
          <table:table-cell table:formula="of:=(ABS([$Registrado.U10] - [$Previsto.U10])/[$Registrado.U10])" office:value-type="percentage" office:value="0.0149850867009189" calcext:value-type="percentage">
            <text:p>1,499%</text:p>
          </table:table-cell>
          <table:table-cell table:formula="of:=(ABS([$Registrado.V10] - [$Previsto.V10])/[$Registrado.V10])" office:value-type="percentage" office:value="0.0530649684680537" calcext:value-type="percentage">
            <text:p>5,306%</text:p>
          </table:table-cell>
          <table:table-cell table:formula="of:=(ABS([$Registrado.W10] - [$Previsto.W10])/[$Registrado.W10])" office:value-type="percentage" office:value="0.0661275003255448" calcext:value-type="percentage">
            <text:p>6,613%</text:p>
          </table:table-cell>
          <table:table-cell table:formula="of:=(ABS([$Registrado.X10] - [$Previsto.X10])/[$Registrado.X10])" office:value-type="percentage" office:value="0.193480660220875" calcext:value-type="percentage">
            <text:p>19,348%</text:p>
          </table:table-cell>
          <table:table-cell table:formula="of:=(ABS([$Registrado.Y10] - [$Previsto.Y10])/[$Registrado.Y10])" office:value-type="percentage" office:value="0.0734570468931663" calcext:value-type="percentage">
            <text:p>7,346%</text:p>
          </table:table-cell>
          <table:table-cell table:formula="of:=(ABS([$Registrado.Z10] - [$Previsto.Z10])/[$Registrado.Z10])" office:value-type="percentage" office:value="0.239602615127084" calcext:value-type="percentage">
            <text:p>23,960%</text:p>
          </table:table-cell>
          <table:table-cell table:formula="of:=(ABS([$Registrado.AA10] - [$Previsto.AA10])/[$Registrado.AA10])" office:value-type="percentage" office:value="0.245909319988017" calcext:value-type="percentage">
            <text:p>24,591%</text:p>
          </table:table-cell>
          <table:table-cell table:formula="of:=(ABS([$Registrado.AB10] - [$Previsto.AB10])/[$Registrado.AB10])" office:value-type="percentage" office:value="0.237016759802146" calcext:value-type="percentage">
            <text:p>23,702%</text:p>
          </table:table-cell>
          <table:table-cell table:formula="of:=(ABS([$Registrado.AC10] - [$Previsto.AC10])/[$Registrado.AC10])" office:value-type="percentage" office:value="0.300840984255488" calcext:value-type="percentage">
            <text:p>30,084%</text:p>
          </table:table-cell>
          <table:table-cell table:formula="of:=(ABS([$Registrado.AD10] - [$Previsto.AD10])/[$Registrado.AD10])" office:value-type="percentage" office:value="0.176878608749668" calcext:value-type="percentage">
            <text:p>17,688%</text:p>
          </table:table-cell>
          <table:table-cell table:formula="of:=(ABS([$Registrado.AE10] - [$Previsto.AE10])/[$Registrado.AE10])" office:value-type="percentage" office:value="0.0191899145126988" calcext:value-type="percentage">
            <text:p>1,919%</text:p>
          </table:table-cell>
          <table:table-cell table:formula="of:=AVERAGE([.B10:.AE10])" office:value-type="percentage" office:value="0.130509907363157" calcext:value-type="percentage">
            <text:p>13,051%</text:p>
          </table:table-cell>
          <table:table-cell table:formula="of:=STDEV([.B10:.AE10])" office:value-type="percentage" office:value="0.0810505048148656" calcext:value-type="percentage">
            <text:p>8,11%</text:p>
          </table:table-cell>
          <table:table-cell table:formula="of:=COUNTIF([.B10:.AE10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155108143726064" calcext:value-type="percentage">
            <text:p>15,511%</text:p>
          </table:table-cell>
          <table:table-cell table:formula="of:=(ABS([$Registrado.C11] - [$Previsto.C11])/[$Registrado.C11])" office:value-type="percentage" office:value="0.12569830036545" calcext:value-type="percentage">
            <text:p>12,570%</text:p>
          </table:table-cell>
          <table:table-cell table:formula="of:=(ABS([$Registrado.D11] - [$Previsto.D11])/[$Registrado.D11])" office:value-type="percentage" office:value="0.106632648209127" calcext:value-type="percentage">
            <text:p>10,663%</text:p>
          </table:table-cell>
          <table:table-cell table:formula="of:=(ABS([$Registrado.E11] - [$Previsto.E11])/[$Registrado.E11])" office:value-type="percentage" office:value="0.152152596187647" calcext:value-type="percentage">
            <text:p>15,215%</text:p>
          </table:table-cell>
          <table:table-cell table:formula="of:=(ABS([$Registrado.F11] - [$Previsto.F11])/[$Registrado.F11])" office:value-type="percentage" office:value="0.061707485474256" calcext:value-type="percentage">
            <text:p>6,171%</text:p>
          </table:table-cell>
          <table:table-cell table:formula="of:=(ABS([$Registrado.G11] - [$Previsto.G11])/[$Registrado.G11])" office:value-type="percentage" office:value="0.00542101780964329" calcext:value-type="percentage">
            <text:p>0,542%</text:p>
          </table:table-cell>
          <table:table-cell table:formula="of:=(ABS([$Registrado.H11] - [$Previsto.H11])/[$Registrado.H11])" office:value-type="percentage" office:value="0.152617451942362" calcext:value-type="percentage">
            <text:p>15,262%</text:p>
          </table:table-cell>
          <table:table-cell table:formula="of:=(ABS([$Registrado.I11] - [$Previsto.I11])/[$Registrado.I11])" office:value-type="percentage" office:value="0.698767953179374" calcext:value-type="percentage">
            <text:p>69,877%</text:p>
          </table:table-cell>
          <table:table-cell table:formula="of:=(ABS([$Registrado.J11] - [$Previsto.J11])/[$Registrado.J11])" office:value-type="percentage" office:value="0.442179474400506" calcext:value-type="percentage">
            <text:p>44,218%</text:p>
          </table:table-cell>
          <table:table-cell table:formula="of:=(ABS([$Registrado.K11] - [$Previsto.K11])/[$Registrado.K11])" office:value-type="percentage" office:value="0.410675892806981" calcext:value-type="percentage">
            <text:p>41,068%</text:p>
          </table:table-cell>
          <table:table-cell table:formula="of:=(ABS([$Registrado.L11] - [$Previsto.L11])/[$Registrado.L11])" office:value-type="percentage" office:value="0.662001146283397" calcext:value-type="percentage">
            <text:p>66,200%</text:p>
          </table:table-cell>
          <table:table-cell table:formula="of:=(ABS([$Registrado.M11] - [$Previsto.M11])/[$Registrado.M11])" office:value-type="percentage" office:value="0.125560079281105" calcext:value-type="percentage">
            <text:p>12,556%</text:p>
          </table:table-cell>
          <table:table-cell table:formula="of:=(ABS([$Registrado.N11] - [$Previsto.N11])/[$Registrado.N11])" office:value-type="percentage" office:value="0.227567980085814" calcext:value-type="percentage">
            <text:p>22,757%</text:p>
          </table:table-cell>
          <table:table-cell table:formula="of:=(ABS([$Registrado.O11] - [$Previsto.O11])/[$Registrado.O11])" office:value-type="percentage" office:value="0.0263546191027301" calcext:value-type="percentage">
            <text:p>2,635%</text:p>
          </table:table-cell>
          <table:table-cell table:formula="of:=(ABS([$Registrado.P11] - [$Previsto.P11])/[$Registrado.P11])" office:value-type="percentage" office:value="0.0856411740150567" calcext:value-type="percentage">
            <text:p>8,564%</text:p>
          </table:table-cell>
          <table:table-cell table:formula="of:=(ABS([$Registrado.Q11] - [$Previsto.Q11])/[$Registrado.Q11])" office:value-type="percentage" office:value="0.0937657341814853" calcext:value-type="percentage">
            <text:p>9,377%</text:p>
          </table:table-cell>
          <table:table-cell table:formula="of:=(ABS([$Registrado.R11] - [$Previsto.R11])/[$Registrado.R11])" office:value-type="percentage" office:value="0.0308374153002637" calcext:value-type="percentage">
            <text:p>3,084%</text:p>
          </table:table-cell>
          <table:table-cell table:formula="of:=(ABS([$Registrado.S11] - [$Previsto.S11])/[$Registrado.S11])" office:value-type="percentage" office:value="0.272183919031933" calcext:value-type="percentage">
            <text:p>27,218%</text:p>
          </table:table-cell>
          <table:table-cell table:formula="of:=(ABS([$Registrado.T11] - [$Previsto.T11])/[$Registrado.T11])" office:value-type="percentage" office:value="0.0580547127087462" calcext:value-type="percentage">
            <text:p>5,805%</text:p>
          </table:table-cell>
          <table:table-cell table:formula="of:=(ABS([$Registrado.U11] - [$Previsto.U11])/[$Registrado.U11])" office:value-type="percentage" office:value="0.465052228521931" calcext:value-type="percentage">
            <text:p>46,505%</text:p>
          </table:table-cell>
          <table:table-cell table:formula="of:=(ABS([$Registrado.V11] - [$Previsto.V11])/[$Registrado.V11])" office:value-type="percentage" office:value="0.559797926161308" calcext:value-type="percentage">
            <text:p>55,980%</text:p>
          </table:table-cell>
          <table:table-cell table:formula="of:=(ABS([$Registrado.W11] - [$Previsto.W11])/[$Registrado.W11])" office:value-type="percentage" office:value="0.635604694773535" calcext:value-type="percentage">
            <text:p>63,560%</text:p>
          </table:table-cell>
          <table:table-cell table:formula="of:=(ABS([$Registrado.X11] - [$Previsto.X11])/[$Registrado.X11])" office:value-type="percentage" office:value="0.372953397986379" calcext:value-type="percentage">
            <text:p>37,295%</text:p>
          </table:table-cell>
          <table:table-cell table:formula="of:=(ABS([$Registrado.Y11] - [$Previsto.Y11])/[$Registrado.Y11])" office:value-type="percentage" office:value="0.21498859158877" calcext:value-type="percentage">
            <text:p>21,499%</text:p>
          </table:table-cell>
          <table:table-cell table:formula="of:=(ABS([$Registrado.Z11] - [$Previsto.Z11])/[$Registrado.Z11])" office:value-type="percentage" office:value="0.0970900371747211" calcext:value-type="percentage">
            <text:p>9,709%</text:p>
          </table:table-cell>
          <table:table-cell table:formula="of:=(ABS([$Registrado.AA11] - [$Previsto.AA11])/[$Registrado.AA11])" office:value-type="percentage" office:value="0.0348873299139503" calcext:value-type="percentage">
            <text:p>3,489%</text:p>
          </table:table-cell>
          <table:table-cell table:formula="of:=(ABS([$Registrado.AB11] - [$Previsto.AB11])/[$Registrado.AB11])" office:value-type="percentage" office:value="0.10002035517087" calcext:value-type="percentage">
            <text:p>10,002%</text:p>
          </table:table-cell>
          <table:table-cell table:formula="of:=(ABS([$Registrado.AC11] - [$Previsto.AC11])/[$Registrado.AC11])" office:value-type="percentage" office:value="0.0961394339808697" calcext:value-type="percentage">
            <text:p>9,614%</text:p>
          </table:table-cell>
          <table:table-cell table:formula="of:=(ABS([$Registrado.AD11] - [$Previsto.AD11])/[$Registrado.AD11])" office:value-type="percentage" office:value="0.102971212547561" calcext:value-type="percentage">
            <text:p>10,297%</text:p>
          </table:table-cell>
          <table:table-cell table:formula="of:=(ABS([$Registrado.AE11] - [$Previsto.AE11])/[$Registrado.AE11])" office:value-type="percentage" office:value="0.0465982353170832" calcext:value-type="percentage">
            <text:p>4,660%</text:p>
          </table:table-cell>
          <table:table-cell table:formula="of:=AVERAGE([.B11:.AE11])" office:value-type="percentage" office:value="0.220634372907631" calcext:value-type="percentage">
            <text:p>22,063%</text:p>
          </table:table-cell>
          <table:table-cell table:formula="of:=STDEV([.B11:.AE11])" office:value-type="percentage" office:value="0.208129712954774" calcext:value-type="percentage">
            <text:p>20,81%</text:p>
          </table:table-cell>
          <table:table-cell table:formula="of:=COUNTIF([.B11:.AE11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0094874016076" calcext:value-type="percentage">
            <text:p>20,095%</text:p>
          </table:table-cell>
          <table:table-cell table:formula="of:=(ABS([$Registrado.C12] - [$Previsto.C12])/[$Registrado.C12])" office:value-type="percentage" office:value="0.287591902615112" calcext:value-type="percentage">
            <text:p>28,759%</text:p>
          </table:table-cell>
          <table:table-cell table:formula="of:=(ABS([$Registrado.D12] - [$Previsto.D12])/[$Registrado.D12])" office:value-type="percentage" office:value="0.2342912208602" calcext:value-type="percentage">
            <text:p>23,429%</text:p>
          </table:table-cell>
          <table:table-cell table:formula="of:=(ABS([$Registrado.E12] - [$Previsto.E12])/[$Registrado.E12])" office:value-type="percentage" office:value="0.308601642843808" calcext:value-type="percentage">
            <text:p>30,860%</text:p>
          </table:table-cell>
          <table:table-cell table:formula="of:=(ABS([$Registrado.F12] - [$Previsto.F12])/[$Registrado.F12])" office:value-type="percentage" office:value="0.244249066311821" calcext:value-type="percentage">
            <text:p>24,425%</text:p>
          </table:table-cell>
          <table:table-cell table:formula="of:=(ABS([$Registrado.G12] - [$Previsto.G12])/[$Registrado.G12])" office:value-type="percentage" office:value="0.0423640727528957" calcext:value-type="percentage">
            <text:p>4,236%</text:p>
          </table:table-cell>
          <table:table-cell table:formula="of:=(ABS([$Registrado.H12] - [$Previsto.H12])/[$Registrado.H12])" office:value-type="percentage" office:value="0.0603376089663761" calcext:value-type="percentage">
            <text:p>6,034%</text:p>
          </table:table-cell>
          <table:table-cell table:formula="of:=(ABS([$Registrado.I12] - [$Previsto.I12])/[$Registrado.I12])" office:value-type="percentage" office:value="0.118356404146037" calcext:value-type="percentage">
            <text:p>11,836%</text:p>
          </table:table-cell>
          <table:table-cell table:formula="of:=(ABS([$Registrado.J12] - [$Previsto.J12])/[$Registrado.J12])" office:value-type="percentage" office:value="0.0860686853688286" calcext:value-type="percentage">
            <text:p>8,607%</text:p>
          </table:table-cell>
          <table:table-cell table:formula="of:=(ABS([$Registrado.K12] - [$Previsto.K12])/[$Registrado.K12])" office:value-type="percentage" office:value="0.0788217929808255" calcext:value-type="percentage">
            <text:p>7,882%</text:p>
          </table:table-cell>
          <table:table-cell table:formula="of:=(ABS([$Registrado.L12] - [$Previsto.L12])/[$Registrado.L12])" office:value-type="percentage" office:value="0.248581796711781" calcext:value-type="percentage">
            <text:p>24,858%</text:p>
          </table:table-cell>
          <table:table-cell table:formula="of:=(ABS([$Registrado.M12] - [$Previsto.M12])/[$Registrado.M12])" office:value-type="percentage" office:value="0.200986135735054" calcext:value-type="percentage">
            <text:p>20,099%</text:p>
          </table:table-cell>
          <table:table-cell table:formula="of:=(ABS([$Registrado.N12] - [$Previsto.N12])/[$Registrado.N12])" office:value-type="percentage" office:value="0.0949208084662297" calcext:value-type="percentage">
            <text:p>9,492%</text:p>
          </table:table-cell>
          <table:table-cell table:formula="of:=(ABS([$Registrado.O12] - [$Previsto.O12])/[$Registrado.O12])" office:value-type="percentage" office:value="0.212010615920363" calcext:value-type="percentage">
            <text:p>21,201%</text:p>
          </table:table-cell>
          <table:table-cell table:formula="of:=(ABS([$Registrado.P12] - [$Previsto.P12])/[$Registrado.P12])" office:value-type="percentage" office:value="0.0690203675572141" calcext:value-type="percentage">
            <text:p>6,902%</text:p>
          </table:table-cell>
          <table:table-cell table:formula="of:=(ABS([$Registrado.Q12] - [$Previsto.Q12])/[$Registrado.Q12])" office:value-type="percentage" office:value="0.148891795590906" calcext:value-type="percentage">
            <text:p>14,889%</text:p>
          </table:table-cell>
          <table:table-cell table:formula="of:=(ABS([$Registrado.R12] - [$Previsto.R12])/[$Registrado.R12])" office:value-type="percentage" office:value="0.0389033376554771" calcext:value-type="percentage">
            <text:p>3,890%</text:p>
          </table:table-cell>
          <table:table-cell table:formula="of:=(ABS([$Registrado.S12] - [$Previsto.S12])/[$Registrado.S12])" office:value-type="percentage" office:value="0.141081067372367" calcext:value-type="percentage">
            <text:p>14,108%</text:p>
          </table:table-cell>
          <table:table-cell table:formula="of:=(ABS([$Registrado.T12] - [$Previsto.T12])/[$Registrado.T12])" office:value-type="percentage" office:value="0.0108782879680576" calcext:value-type="percentage">
            <text:p>1,088%</text:p>
          </table:table-cell>
          <table:table-cell table:formula="of:=(ABS([$Registrado.U12] - [$Previsto.U12])/[$Registrado.U12])" office:value-type="percentage" office:value="0.0509952779164586" calcext:value-type="percentage">
            <text:p>5,100%</text:p>
          </table:table-cell>
          <table:table-cell table:formula="of:=(ABS([$Registrado.V12] - [$Previsto.V12])/[$Registrado.V12])" office:value-type="percentage" office:value="0.00324446901572454" calcext:value-type="percentage">
            <text:p>0,324%</text:p>
          </table:table-cell>
          <table:table-cell table:formula="of:=(ABS([$Registrado.W12] - [$Previsto.W12])/[$Registrado.W12])" office:value-type="percentage" office:value="0.0237015986955544" calcext:value-type="percentage">
            <text:p>2,370%</text:p>
          </table:table-cell>
          <table:table-cell table:formula="of:=(ABS([$Registrado.X12] - [$Previsto.X12])/[$Registrado.X12])" office:value-type="percentage" office:value="0.131683798576461" calcext:value-type="percentage">
            <text:p>13,168%</text:p>
          </table:table-cell>
          <table:table-cell table:formula="of:=(ABS([$Registrado.Y12] - [$Previsto.Y12])/[$Registrado.Y12])" office:value-type="percentage" office:value="0.104986343029087" calcext:value-type="percentage">
            <text:p>10,499%</text:p>
          </table:table-cell>
          <table:table-cell table:formula="of:=(ABS([$Registrado.Z12] - [$Previsto.Z12])/[$Registrado.Z12])" office:value-type="percentage" office:value="0.140384641966405" calcext:value-type="percentage">
            <text:p>14,038%</text:p>
          </table:table-cell>
          <table:table-cell table:formula="of:=(ABS([$Registrado.AA12] - [$Previsto.AA12])/[$Registrado.AA12])" office:value-type="percentage" office:value="0.197934772365047" calcext:value-type="percentage">
            <text:p>19,793%</text:p>
          </table:table-cell>
          <table:table-cell table:formula="of:=(ABS([$Registrado.AB12] - [$Previsto.AB12])/[$Registrado.AB12])" office:value-type="percentage" office:value="0.191956361278739" calcext:value-type="percentage">
            <text:p>19,196%</text:p>
          </table:table-cell>
          <table:table-cell table:formula="of:=(ABS([$Registrado.AC12] - [$Previsto.AC12])/[$Registrado.AC12])" office:value-type="percentage" office:value="0.290824532464047" calcext:value-type="percentage">
            <text:p>29,082%</text:p>
          </table:table-cell>
          <table:table-cell table:formula="of:=(ABS([$Registrado.AD12] - [$Previsto.AD12])/[$Registrado.AD12])" office:value-type="percentage" office:value="0.172270602557281" calcext:value-type="percentage">
            <text:p>17,227%</text:p>
          </table:table-cell>
          <table:table-cell table:formula="of:=(ABS([$Registrado.AE12] - [$Previsto.AE12])/[$Registrado.AE12])" office:value-type="percentage" office:value="0.0204970543059734" calcext:value-type="percentage">
            <text:p>2,050%</text:p>
          </table:table-cell>
          <table:table-cell table:formula="of:=AVERAGE([.B12:.AE12])" office:value-type="percentage" office:value="0.138512826738496" calcext:value-type="percentage">
            <text:p>13,851%</text:p>
          </table:table-cell>
          <table:table-cell table:formula="of:=STDEV([.B12:.AE12])" office:value-type="percentage" office:value="0.0903870440650323" calcext:value-type="percentage">
            <text:p>9,04%</text:p>
          </table:table-cell>
          <table:table-cell table:formula="of:=COUNTIF([.B12:.AE12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91184818112945" calcext:value-type="percentage">
            <text:p>9,118%</text:p>
          </table:table-cell>
          <table:table-cell table:formula="of:=(ABS([$Registrado.C13] - [$Previsto.C13])/[$Registrado.C13])" office:value-type="percentage" office:value="0.103809030338791" calcext:value-type="percentage">
            <text:p>10,381%</text:p>
          </table:table-cell>
          <table:table-cell table:formula="of:=(ABS([$Registrado.D13] - [$Previsto.D13])/[$Registrado.D13])" office:value-type="percentage" office:value="0.0500308460442562" calcext:value-type="percentage">
            <text:p>5,003%</text:p>
          </table:table-cell>
          <table:table-cell table:formula="of:=(ABS([$Registrado.E13] - [$Previsto.E13])/[$Registrado.E13])" office:value-type="percentage" office:value="0.00781486687728764" calcext:value-type="percentage">
            <text:p>0,781%</text:p>
          </table:table-cell>
          <table:table-cell table:formula="of:=(ABS([$Registrado.F13] - [$Previsto.F13])/[$Registrado.F13])" office:value-type="percentage" office:value="0.0149475044600841" calcext:value-type="percentage">
            <text:p>1,495%</text:p>
          </table:table-cell>
          <table:table-cell table:formula="of:=(ABS([$Registrado.G13] - [$Previsto.G13])/[$Registrado.G13])" office:value-type="percentage" office:value="0.238085039641503" calcext:value-type="percentage">
            <text:p>23,809%</text:p>
          </table:table-cell>
          <table:table-cell table:formula="of:=(ABS([$Registrado.H13] - [$Previsto.H13])/[$Registrado.H13])" office:value-type="percentage" office:value="0.134056603475013" calcext:value-type="percentage">
            <text:p>13,406%</text:p>
          </table:table-cell>
          <table:table-cell table:formula="of:=(ABS([$Registrado.I13] - [$Previsto.I13])/[$Registrado.I13])" office:value-type="percentage" office:value="0.185172532188841" calcext:value-type="percentage">
            <text:p>18,517%</text:p>
          </table:table-cell>
          <table:table-cell table:formula="of:=(ABS([$Registrado.J13] - [$Previsto.J13])/[$Registrado.J13])" office:value-type="percentage" office:value="0.0372636936988827" calcext:value-type="percentage">
            <text:p>3,726%</text:p>
          </table:table-cell>
          <table:table-cell table:formula="of:=(ABS([$Registrado.K13] - [$Previsto.K13])/[$Registrado.K13])" office:value-type="percentage" office:value="0.0307198007304758" calcext:value-type="percentage">
            <text:p>3,072%</text:p>
          </table:table-cell>
          <table:table-cell table:formula="of:=(ABS([$Registrado.L13] - [$Previsto.L13])/[$Registrado.L13])" office:value-type="percentage" office:value="0.142036001003512" calcext:value-type="percentage">
            <text:p>14,204%</text:p>
          </table:table-cell>
          <table:table-cell table:formula="of:=(ABS([$Registrado.M13] - [$Previsto.M13])/[$Registrado.M13])" office:value-type="percentage" office:value="0.0886808104536778" calcext:value-type="percentage">
            <text:p>8,868%</text:p>
          </table:table-cell>
          <table:table-cell table:formula="of:=(ABS([$Registrado.N13] - [$Previsto.N13])/[$Registrado.N13])" office:value-type="percentage" office:value="0.106203212573636" calcext:value-type="percentage">
            <text:p>10,620%</text:p>
          </table:table-cell>
          <table:table-cell table:formula="of:=(ABS([$Registrado.O13] - [$Previsto.O13])/[$Registrado.O13])" office:value-type="percentage" office:value="0.131749928866531" calcext:value-type="percentage">
            <text:p>13,175%</text:p>
          </table:table-cell>
          <table:table-cell table:formula="of:=(ABS([$Registrado.P13] - [$Previsto.P13])/[$Registrado.P13])" office:value-type="percentage" office:value="0.0989644737030821" calcext:value-type="percentage">
            <text:p>9,896%</text:p>
          </table:table-cell>
          <table:table-cell table:formula="of:=(ABS([$Registrado.Q13] - [$Previsto.Q13])/[$Registrado.Q13])" office:value-type="percentage" office:value="0.0456631210059781" calcext:value-type="percentage">
            <text:p>4,566%</text:p>
          </table:table-cell>
          <table:table-cell table:formula="of:=(ABS([$Registrado.R13] - [$Previsto.R13])/[$Registrado.R13])" office:value-type="percentage" office:value="0.0284633614329523" calcext:value-type="percentage">
            <text:p>2,846%</text:p>
          </table:table-cell>
          <table:table-cell table:formula="of:=(ABS([$Registrado.S13] - [$Previsto.S13])/[$Registrado.S13])" office:value-type="percentage" office:value="0.175979046197849" calcext:value-type="percentage">
            <text:p>17,598%</text:p>
          </table:table-cell>
          <table:table-cell table:formula="of:=(ABS([$Registrado.T13] - [$Previsto.T13])/[$Registrado.T13])" office:value-type="percentage" office:value="0.0040125895545634" calcext:value-type="percentage">
            <text:p>0,401%</text:p>
          </table:table-cell>
          <table:table-cell table:formula="of:=(ABS([$Registrado.U13] - [$Previsto.U13])/[$Registrado.U13])" office:value-type="percentage" office:value="0.178598888212001" calcext:value-type="percentage">
            <text:p>17,860%</text:p>
          </table:table-cell>
          <table:table-cell table:formula="of:=(ABS([$Registrado.V13] - [$Previsto.V13])/[$Registrado.V13])" office:value-type="percentage" office:value="0.175454626021851" calcext:value-type="percentage">
            <text:p>17,545%</text:p>
          </table:table-cell>
          <table:table-cell table:formula="of:=(ABS([$Registrado.W13] - [$Previsto.W13])/[$Registrado.W13])" office:value-type="percentage" office:value="0.0103047186119469" calcext:value-type="percentage">
            <text:p>1,030%</text:p>
          </table:table-cell>
          <table:table-cell table:formula="of:=(ABS([$Registrado.X13] - [$Previsto.X13])/[$Registrado.X13])" office:value-type="percentage" office:value="0.0480867058445889" calcext:value-type="percentage">
            <text:p>4,809%</text:p>
          </table:table-cell>
          <table:table-cell table:formula="of:=(ABS([$Registrado.Y13] - [$Previsto.Y13])/[$Registrado.Y13])" office:value-type="percentage" office:value="0.108205632788302" calcext:value-type="percentage">
            <text:p>10,821%</text:p>
          </table:table-cell>
          <table:table-cell table:formula="of:=(ABS([$Registrado.Z13] - [$Previsto.Z13])/[$Registrado.Z13])" office:value-type="percentage" office:value="0.120126405330525" calcext:value-type="percentage">
            <text:p>12,013%</text:p>
          </table:table-cell>
          <table:table-cell table:formula="of:=(ABS([$Registrado.AA13] - [$Previsto.AA13])/[$Registrado.AA13])" office:value-type="percentage" office:value="0.0726696868062929" calcext:value-type="percentage">
            <text:p>7,267%</text:p>
          </table:table-cell>
          <table:table-cell table:formula="of:=(ABS([$Registrado.AB13] - [$Previsto.AB13])/[$Registrado.AB13])" office:value-type="percentage" office:value="0.022772585669782" calcext:value-type="percentage">
            <text:p>2,277%</text:p>
          </table:table-cell>
          <table:table-cell table:formula="of:=(ABS([$Registrado.AC13] - [$Previsto.AC13])/[$Registrado.AC13])" office:value-type="percentage" office:value="0.0341312320566856" calcext:value-type="percentage">
            <text:p>3,413%</text:p>
          </table:table-cell>
          <table:table-cell table:formula="of:=(ABS([$Registrado.AD13] - [$Previsto.AD13])/[$Registrado.AD13])" office:value-type="percentage" office:value="0.0462603780889089" calcext:value-type="percentage">
            <text:p>4,626%</text:p>
          </table:table-cell>
          <table:table-cell table:formula="of:=(ABS([$Registrado.AE13] - [$Previsto.AE13])/[$Registrado.AE13])" office:value-type="percentage" office:value="0.485019359853035" calcext:value-type="percentage">
            <text:p>48,502%</text:p>
          </table:table-cell>
          <table:table-cell table:formula="of:=AVERAGE([.B13:.AE13])" office:value-type="percentage" office:value="0.100548916654793" calcext:value-type="percentage">
            <text:p>10,055%</text:p>
          </table:table-cell>
          <table:table-cell table:formula="of:=STDEV([.B13:.AE13])" office:value-type="percentage" office:value="0.0957348957081096" calcext:value-type="percentage">
            <text:p>9,57%</text:p>
          </table:table-cell>
          <table:table-cell table:formula="of:=COUNTIF([.B13:.AE13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857762177719731" calcext:value-type="percentage">
            <text:p>8,578%</text:p>
          </table:table-cell>
          <table:table-cell table:formula="of:=(ABS([$Registrado.C14] - [$Previsto.C14])/[$Registrado.C14])" office:value-type="percentage" office:value="0.216534176761854" calcext:value-type="percentage">
            <text:p>21,653%</text:p>
          </table:table-cell>
          <table:table-cell table:formula="of:=(ABS([$Registrado.D14] - [$Previsto.D14])/[$Registrado.D14])" office:value-type="percentage" office:value="0.195955666368647" calcext:value-type="percentage">
            <text:p>19,596%</text:p>
          </table:table-cell>
          <table:table-cell table:formula="of:=(ABS([$Registrado.E14] - [$Previsto.E14])/[$Registrado.E14])" office:value-type="percentage" office:value="0.0830523475598903" calcext:value-type="percentage">
            <text:p>8,305%</text:p>
          </table:table-cell>
          <table:table-cell table:formula="of:=(ABS([$Registrado.F14] - [$Previsto.F14])/[$Registrado.F14])" office:value-type="percentage" office:value="0.0651461581419638" calcext:value-type="percentage">
            <text:p>6,515%</text:p>
          </table:table-cell>
          <table:table-cell table:formula="of:=(ABS([$Registrado.G14] - [$Previsto.G14])/[$Registrado.G14])" office:value-type="percentage" office:value="0.146832608058976" calcext:value-type="percentage">
            <text:p>14,683%</text:p>
          </table:table-cell>
          <table:table-cell table:formula="of:=(ABS([$Registrado.H14] - [$Previsto.H14])/[$Registrado.H14])" office:value-type="percentage" office:value="0.100057912711007" calcext:value-type="percentage">
            <text:p>10,006%</text:p>
          </table:table-cell>
          <table:table-cell table:formula="of:=(ABS([$Registrado.I14] - [$Previsto.I14])/[$Registrado.I14])" office:value-type="percentage" office:value="0.297567352223005" calcext:value-type="percentage">
            <text:p>29,757%</text:p>
          </table:table-cell>
          <table:table-cell table:formula="of:=(ABS([$Registrado.J14] - [$Previsto.J14])/[$Registrado.J14])" office:value-type="percentage" office:value="0.0117396733647112" calcext:value-type="percentage">
            <text:p>1,174%</text:p>
          </table:table-cell>
          <table:table-cell table:formula="of:=(ABS([$Registrado.K14] - [$Previsto.K14])/[$Registrado.K14])" office:value-type="percentage" office:value="0.0634635579217918" calcext:value-type="percentage">
            <text:p>6,346%</text:p>
          </table:table-cell>
          <table:table-cell table:formula="of:=(ABS([$Registrado.L14] - [$Previsto.L14])/[$Registrado.L14])" office:value-type="percentage" office:value="0.177784867908134" calcext:value-type="percentage">
            <text:p>17,778%</text:p>
          </table:table-cell>
          <table:table-cell table:formula="of:=(ABS([$Registrado.M14] - [$Previsto.M14])/[$Registrado.M14])" office:value-type="percentage" office:value="0.295896260523052" calcext:value-type="percentage">
            <text:p>29,590%</text:p>
          </table:table-cell>
          <table:table-cell table:formula="of:=(ABS([$Registrado.N14] - [$Previsto.N14])/[$Registrado.N14])" office:value-type="percentage" office:value="0.27910004838519" calcext:value-type="percentage">
            <text:p>27,910%</text:p>
          </table:table-cell>
          <table:table-cell table:formula="of:=(ABS([$Registrado.O14] - [$Previsto.O14])/[$Registrado.O14])" office:value-type="percentage" office:value="0.256678174810496" calcext:value-type="percentage">
            <text:p>25,668%</text:p>
          </table:table-cell>
          <table:table-cell table:formula="of:=(ABS([$Registrado.P14] - [$Previsto.P14])/[$Registrado.P14])" office:value-type="percentage" office:value="0.231270578510826" calcext:value-type="percentage">
            <text:p>23,127%</text:p>
          </table:table-cell>
          <table:table-cell table:formula="of:=(ABS([$Registrado.Q14] - [$Previsto.Q14])/[$Registrado.Q14])" office:value-type="percentage" office:value="0.287035139005852" calcext:value-type="percentage">
            <text:p>28,704%</text:p>
          </table:table-cell>
          <table:table-cell table:formula="of:=(ABS([$Registrado.R14] - [$Previsto.R14])/[$Registrado.R14])" office:value-type="percentage" office:value="0.155423805197087" calcext:value-type="percentage">
            <text:p>15,542%</text:p>
          </table:table-cell>
          <table:table-cell table:formula="of:=(ABS([$Registrado.S14] - [$Previsto.S14])/[$Registrado.S14])" office:value-type="percentage" office:value="0.0631126477890825" calcext:value-type="percentage">
            <text:p>6,311%</text:p>
          </table:table-cell>
          <table:table-cell table:formula="of:=(ABS([$Registrado.T14] - [$Previsto.T14])/[$Registrado.T14])" office:value-type="percentage" office:value="0.196028443295865" calcext:value-type="percentage">
            <text:p>19,603%</text:p>
          </table:table-cell>
          <table:table-cell table:formula="of:=(ABS([$Registrado.U14] - [$Previsto.U14])/[$Registrado.U14])" office:value-type="percentage" office:value="0.0808466417335397" calcext:value-type="percentage">
            <text:p>8,085%</text:p>
          </table:table-cell>
          <table:table-cell table:formula="of:=(ABS([$Registrado.V14] - [$Previsto.V14])/[$Registrado.V14])" office:value-type="percentage" office:value="0.0201379002340754" calcext:value-type="percentage">
            <text:p>2,014%</text:p>
          </table:table-cell>
          <table:table-cell table:formula="of:=(ABS([$Registrado.W14] - [$Previsto.W14])/[$Registrado.W14])" office:value-type="percentage" office:value="0.0750289865317287" calcext:value-type="percentage">
            <text:p>7,503%</text:p>
          </table:table-cell>
          <table:table-cell table:formula="of:=(ABS([$Registrado.X14] - [$Previsto.X14])/[$Registrado.X14])" office:value-type="percentage" office:value="0.0756823538026518" calcext:value-type="percentage">
            <text:p>7,568%</text:p>
          </table:table-cell>
          <table:table-cell table:formula="of:=(ABS([$Registrado.Y14] - [$Previsto.Y14])/[$Registrado.Y14])" office:value-type="percentage" office:value="0.0062263982192233" calcext:value-type="percentage">
            <text:p>0,623%</text:p>
          </table:table-cell>
          <table:table-cell table:formula="of:=(ABS([$Registrado.Z14] - [$Previsto.Z14])/[$Registrado.Z14])" office:value-type="percentage" office:value="0.140147148234055" calcext:value-type="percentage">
            <text:p>14,015%</text:p>
          </table:table-cell>
          <table:table-cell table:formula="of:=(ABS([$Registrado.AA14] - [$Previsto.AA14])/[$Registrado.AA14])" office:value-type="percentage" office:value="0.130566265489549" calcext:value-type="percentage">
            <text:p>13,057%</text:p>
          </table:table-cell>
          <table:table-cell table:formula="of:=(ABS([$Registrado.AB14] - [$Previsto.AB14])/[$Registrado.AB14])" office:value-type="percentage" office:value="0.0587824008882646" calcext:value-type="percentage">
            <text:p>5,878%</text:p>
          </table:table-cell>
          <table:table-cell table:formula="of:=(ABS([$Registrado.AC14] - [$Previsto.AC14])/[$Registrado.AC14])" office:value-type="percentage" office:value="0.164583572989574" calcext:value-type="percentage">
            <text:p>16,458%</text:p>
          </table:table-cell>
          <table:table-cell table:formula="of:=(ABS([$Registrado.AD14] - [$Previsto.AD14])/[$Registrado.AD14])" office:value-type="percentage" office:value="0.0772732935188789" calcext:value-type="percentage">
            <text:p>7,727%</text:p>
          </table:table-cell>
          <table:table-cell table:formula="of:=(ABS([$Registrado.AE14] - [$Previsto.AE14])/[$Registrado.AE14])" office:value-type="percentage" office:value="0.246825714645816" calcext:value-type="percentage">
            <text:p>24,683%</text:p>
          </table:table-cell>
          <table:table-cell table:formula="of:=AVERAGE([.B14:.AE14])" office:value-type="percentage" office:value="0.142818543753225" calcext:value-type="percentage">
            <text:p>14,282%</text:p>
          </table:table-cell>
          <table:table-cell table:formula="of:=STDEV([.B14:.AE14])" office:value-type="percentage" office:value="0.0898278841071426" calcext:value-type="percentage">
            <text:p>8,98%</text:p>
          </table:table-cell>
          <table:table-cell table:formula="of:=COUNTIF([.B14:.AE1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78944878303224" calcext:value-type="percentage">
            <text:p>7,789%</text:p>
          </table:table-cell>
          <table:table-cell table:formula="of:=(ABS([$Registrado.C15] - [$Previsto.C15])/[$Registrado.C15])" office:value-type="percentage" office:value="0.0794816706356475" calcext:value-type="percentage">
            <text:p>7,948%</text:p>
          </table:table-cell>
          <table:table-cell table:formula="of:=(ABS([$Registrado.D15] - [$Previsto.D15])/[$Registrado.D15])" office:value-type="percentage" office:value="0.013213687150838" calcext:value-type="percentage">
            <text:p>1,321%</text:p>
          </table:table-cell>
          <table:table-cell table:formula="of:=(ABS([$Registrado.E15] - [$Previsto.E15])/[$Registrado.E15])" office:value-type="percentage" office:value="0.0983145437957581" calcext:value-type="percentage">
            <text:p>9,831%</text:p>
          </table:table-cell>
          <table:table-cell table:formula="of:=(ABS([$Registrado.F15] - [$Previsto.F15])/[$Registrado.F15])" office:value-type="percentage" office:value="0.138771106442163" calcext:value-type="percentage">
            <text:p>13,877%</text:p>
          </table:table-cell>
          <table:table-cell table:formula="of:=(ABS([$Registrado.G15] - [$Previsto.G15])/[$Registrado.G15])" office:value-type="percentage" office:value="0.13329524418463" calcext:value-type="percentage">
            <text:p>13,330%</text:p>
          </table:table-cell>
          <table:table-cell table:formula="of:=(ABS([$Registrado.H15] - [$Previsto.H15])/[$Registrado.H15])" office:value-type="percentage" office:value="0.0155252170002249" calcext:value-type="percentage">
            <text:p>1,553%</text:p>
          </table:table-cell>
          <table:table-cell table:formula="of:=(ABS([$Registrado.I15] - [$Previsto.I15])/[$Registrado.I15])" office:value-type="percentage" office:value="0.372633802642954" calcext:value-type="percentage">
            <text:p>37,263%</text:p>
          </table:table-cell>
          <table:table-cell table:formula="of:=(ABS([$Registrado.J15] - [$Previsto.J15])/[$Registrado.J15])" office:value-type="percentage" office:value="0.195549542707734" calcext:value-type="percentage">
            <text:p>19,555%</text:p>
          </table:table-cell>
          <table:table-cell table:formula="of:=(ABS([$Registrado.K15] - [$Previsto.K15])/[$Registrado.K15])" office:value-type="percentage" office:value="0.22971620843032" calcext:value-type="percentage">
            <text:p>22,972%</text:p>
          </table:table-cell>
          <table:table-cell table:formula="of:=(ABS([$Registrado.L15] - [$Previsto.L15])/[$Registrado.L15])" office:value-type="percentage" office:value="0.194178813857898" calcext:value-type="percentage">
            <text:p>19,418%</text:p>
          </table:table-cell>
          <table:table-cell table:formula="of:=(ABS([$Registrado.M15] - [$Previsto.M15])/[$Registrado.M15])" office:value-type="percentage" office:value="0.313733496676388" calcext:value-type="percentage">
            <text:p>31,373%</text:p>
          </table:table-cell>
          <table:table-cell table:formula="of:=(ABS([$Registrado.N15] - [$Previsto.N15])/[$Registrado.N15])" office:value-type="percentage" office:value="0.33976162628163" calcext:value-type="percentage">
            <text:p>33,976%</text:p>
          </table:table-cell>
          <table:table-cell table:formula="of:=(ABS([$Registrado.O15] - [$Previsto.O15])/[$Registrado.O15])" office:value-type="percentage" office:value="0.289622846632372" calcext:value-type="percentage">
            <text:p>28,962%</text:p>
          </table:table-cell>
          <table:table-cell table:formula="of:=(ABS([$Registrado.P15] - [$Previsto.P15])/[$Registrado.P15])" office:value-type="percentage" office:value="0.103939257899118" calcext:value-type="percentage">
            <text:p>10,394%</text:p>
          </table:table-cell>
          <table:table-cell table:formula="of:=(ABS([$Registrado.Q15] - [$Previsto.Q15])/[$Registrado.Q15])" office:value-type="percentage" office:value="0.156785363704156" calcext:value-type="percentage">
            <text:p>15,679%</text:p>
          </table:table-cell>
          <table:table-cell table:formula="of:=(ABS([$Registrado.R15] - [$Previsto.R15])/[$Registrado.R15])" office:value-type="percentage" office:value="0.113904960616846" calcext:value-type="percentage">
            <text:p>11,390%</text:p>
          </table:table-cell>
          <table:table-cell table:formula="of:=(ABS([$Registrado.S15] - [$Previsto.S15])/[$Registrado.S15])" office:value-type="percentage" office:value="0.178527697639747" calcext:value-type="percentage">
            <text:p>17,853%</text:p>
          </table:table-cell>
          <table:table-cell table:formula="of:=(ABS([$Registrado.T15] - [$Previsto.T15])/[$Registrado.T15])" office:value-type="percentage" office:value="0.119150590764561" calcext:value-type="percentage">
            <text:p>11,915%</text:p>
          </table:table-cell>
          <table:table-cell table:formula="of:=(ABS([$Registrado.U15] - [$Previsto.U15])/[$Registrado.U15])" office:value-type="percentage" office:value="0.372156485300858" calcext:value-type="percentage">
            <text:p>37,216%</text:p>
          </table:table-cell>
          <table:table-cell table:formula="of:=(ABS([$Registrado.V15] - [$Previsto.V15])/[$Registrado.V15])" office:value-type="percentage" office:value="0.36596782156396" calcext:value-type="percentage">
            <text:p>36,597%</text:p>
          </table:table-cell>
          <table:table-cell table:formula="of:=(ABS([$Registrado.W15] - [$Previsto.W15])/[$Registrado.W15])" office:value-type="percentage" office:value="0.447890863253276" calcext:value-type="percentage">
            <text:p>44,789%</text:p>
          </table:table-cell>
          <table:table-cell table:formula="of:=(ABS([$Registrado.X15] - [$Previsto.X15])/[$Registrado.X15])" office:value-type="percentage" office:value="0.146295671350908" calcext:value-type="percentage">
            <text:p>14,630%</text:p>
          </table:table-cell>
          <table:table-cell table:formula="of:=(ABS([$Registrado.Y15] - [$Previsto.Y15])/[$Registrado.Y15])" office:value-type="percentage" office:value="0.0418068551594476" calcext:value-type="percentage">
            <text:p>4,181%</text:p>
          </table:table-cell>
          <table:table-cell table:formula="of:=(ABS([$Registrado.Z15] - [$Previsto.Z15])/[$Registrado.Z15])" office:value-type="percentage" office:value="0.240085578032977" calcext:value-type="percentage">
            <text:p>24,009%</text:p>
          </table:table-cell>
          <table:table-cell table:formula="of:=(ABS([$Registrado.AA15] - [$Previsto.AA15])/[$Registrado.AA15])" office:value-type="percentage" office:value="0.243014349359062" calcext:value-type="percentage">
            <text:p>24,301%</text:p>
          </table:table-cell>
          <table:table-cell table:formula="of:=(ABS([$Registrado.AB15] - [$Previsto.AB15])/[$Registrado.AB15])" office:value-type="percentage" office:value="0.344991330249276" calcext:value-type="percentage">
            <text:p>34,499%</text:p>
          </table:table-cell>
          <table:table-cell table:formula="of:=(ABS([$Registrado.AC15] - [$Previsto.AC15])/[$Registrado.AC15])" office:value-type="percentage" office:value="0.34151914602644" calcext:value-type="percentage">
            <text:p>34,152%</text:p>
          </table:table-cell>
          <table:table-cell table:formula="of:=(ABS([$Registrado.AD15] - [$Previsto.AD15])/[$Registrado.AD15])" office:value-type="percentage" office:value="0.309230964952861" calcext:value-type="percentage">
            <text:p>30,923%</text:p>
          </table:table-cell>
          <table:table-cell table:formula="of:=(ABS([$Registrado.AE15] - [$Previsto.AE15])/[$Registrado.AE15])" office:value-type="percentage" office:value="0.261481577743047" calcext:value-type="percentage">
            <text:p>26,148%</text:p>
          </table:table-cell>
          <table:table-cell table:formula="of:=AVERAGE([.B15:.AE15])" office:value-type="percentage" office:value="0.209281360262847" calcext:value-type="percentage">
            <text:p>20,928%</text:p>
          </table:table-cell>
          <table:table-cell table:formula="of:=STDEV([.B15:.AE15])" office:value-type="percentage" office:value="0.120030857304363" calcext:value-type="percentage">
            <text:p>12,00%</text:p>
          </table:table-cell>
          <table:table-cell table:formula="of:=COUNTIF([.B15:.AE1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336243093922653" calcext:value-type="percentage">
            <text:p>3,362%</text:p>
          </table:table-cell>
          <table:table-cell table:formula="of:=(ABS([$Registrado.C16] - [$Previsto.C16])/[$Registrado.C16])" office:value-type="percentage" office:value="0.0767760543038706" calcext:value-type="percentage">
            <text:p>7,678%</text:p>
          </table:table-cell>
          <table:table-cell table:formula="of:=(ABS([$Registrado.D16] - [$Previsto.D16])/[$Registrado.D16])" office:value-type="percentage" office:value="0.0876520386021014" calcext:value-type="percentage">
            <text:p>8,765%</text:p>
          </table:table-cell>
          <table:table-cell table:formula="of:=(ABS([$Registrado.E16] - [$Previsto.E16])/[$Registrado.E16])" office:value-type="percentage" office:value="0.0487144345858393" calcext:value-type="percentage">
            <text:p>4,871%</text:p>
          </table:table-cell>
          <table:table-cell table:formula="of:=(ABS([$Registrado.F16] - [$Previsto.F16])/[$Registrado.F16])" office:value-type="percentage" office:value="0.00453354095297408" calcext:value-type="percentage">
            <text:p>0,453%</text:p>
          </table:table-cell>
          <table:table-cell table:formula="of:=(ABS([$Registrado.G16] - [$Previsto.G16])/[$Registrado.G16])" office:value-type="percentage" office:value="0.0154679868615223" calcext:value-type="percentage">
            <text:p>1,547%</text:p>
          </table:table-cell>
          <table:table-cell table:formula="of:=(ABS([$Registrado.H16] - [$Previsto.H16])/[$Registrado.H16])" office:value-type="percentage" office:value="0.0238373696898098" calcext:value-type="percentage">
            <text:p>2,384%</text:p>
          </table:table-cell>
          <table:table-cell table:formula="of:=(ABS([$Registrado.I16] - [$Previsto.I16])/[$Registrado.I16])" office:value-type="percentage" office:value="0.195315217593194" calcext:value-type="percentage">
            <text:p>19,532%</text:p>
          </table:table-cell>
          <table:table-cell table:formula="of:=(ABS([$Registrado.J16] - [$Previsto.J16])/[$Registrado.J16])" office:value-type="percentage" office:value="0.136762550307138" calcext:value-type="percentage">
            <text:p>13,676%</text:p>
          </table:table-cell>
          <table:table-cell table:formula="of:=(ABS([$Registrado.K16] - [$Previsto.K16])/[$Registrado.K16])" office:value-type="percentage" office:value="0.204464799281007" calcext:value-type="percentage">
            <text:p>20,446%</text:p>
          </table:table-cell>
          <table:table-cell table:formula="of:=(ABS([$Registrado.L16] - [$Previsto.L16])/[$Registrado.L16])" office:value-type="percentage" office:value="0.273823437469086" calcext:value-type="percentage">
            <text:p>27,382%</text:p>
          </table:table-cell>
          <table:table-cell table:formula="of:=(ABS([$Registrado.M16] - [$Previsto.M16])/[$Registrado.M16])" office:value-type="percentage" office:value="0.00237108765205028" calcext:value-type="percentage">
            <text:p>0,237%</text:p>
          </table:table-cell>
          <table:table-cell table:formula="of:=(ABS([$Registrado.N16] - [$Previsto.N16])/[$Registrado.N16])" office:value-type="percentage" office:value="0.0698791909530214" calcext:value-type="percentage">
            <text:p>6,988%</text:p>
          </table:table-cell>
          <table:table-cell table:formula="of:=(ABS([$Registrado.O16] - [$Previsto.O16])/[$Registrado.O16])" office:value-type="percentage" office:value="0.00730829842565059" calcext:value-type="percentage">
            <text:p>0,731%</text:p>
          </table:table-cell>
          <table:table-cell table:formula="of:=(ABS([$Registrado.P16] - [$Previsto.P16])/[$Registrado.P16])" office:value-type="percentage" office:value="0.125174002882395" calcext:value-type="percentage">
            <text:p>12,517%</text:p>
          </table:table-cell>
          <table:table-cell table:formula="of:=(ABS([$Registrado.Q16] - [$Previsto.Q16])/[$Registrado.Q16])" office:value-type="percentage" office:value="0.00623429797689207" calcext:value-type="percentage">
            <text:p>0,623%</text:p>
          </table:table-cell>
          <table:table-cell table:formula="of:=(ABS([$Registrado.R16] - [$Previsto.R16])/[$Registrado.R16])" office:value-type="percentage" office:value="0.0423073211663521" calcext:value-type="percentage">
            <text:p>4,231%</text:p>
          </table:table-cell>
          <table:table-cell table:formula="of:=(ABS([$Registrado.S16] - [$Previsto.S16])/[$Registrado.S16])" office:value-type="percentage" office:value="0.122679210160056" calcext:value-type="percentage">
            <text:p>12,268%</text:p>
          </table:table-cell>
          <table:table-cell table:formula="of:=(ABS([$Registrado.T16] - [$Previsto.T16])/[$Registrado.T16])" office:value-type="percentage" office:value="0.0479284087402466" calcext:value-type="percentage">
            <text:p>4,793%</text:p>
          </table:table-cell>
          <table:table-cell table:formula="of:=(ABS([$Registrado.U16] - [$Previsto.U16])/[$Registrado.U16])" office:value-type="percentage" office:value="0.1731418949503" calcext:value-type="percentage">
            <text:p>17,314%</text:p>
          </table:table-cell>
          <table:table-cell table:formula="of:=(ABS([$Registrado.V16] - [$Previsto.V16])/[$Registrado.V16])" office:value-type="percentage" office:value="0.204915473819407" calcext:value-type="percentage">
            <text:p>20,492%</text:p>
          </table:table-cell>
          <table:table-cell table:formula="of:=(ABS([$Registrado.W16] - [$Previsto.W16])/[$Registrado.W16])" office:value-type="percentage" office:value="0.126808065161773" calcext:value-type="percentage">
            <text:p>12,681%</text:p>
          </table:table-cell>
          <table:table-cell table:formula="of:=(ABS([$Registrado.X16] - [$Previsto.X16])/[$Registrado.X16])" office:value-type="percentage" office:value="0.0306393594135925" calcext:value-type="percentage">
            <text:p>3,064%</text:p>
          </table:table-cell>
          <table:table-cell table:formula="of:=(ABS([$Registrado.Y16] - [$Previsto.Y16])/[$Registrado.Y16])" office:value-type="percentage" office:value="0.503645634294259" calcext:value-type="percentage">
            <text:p>50,365%</text:p>
          </table:table-cell>
          <table:table-cell table:formula="of:=(ABS([$Registrado.Z16] - [$Previsto.Z16])/[$Registrado.Z16])" office:value-type="percentage" office:value="0.19895732432867" calcext:value-type="percentage">
            <text:p>19,896%</text:p>
          </table:table-cell>
          <table:table-cell table:formula="of:=(ABS([$Registrado.AA16] - [$Previsto.AA16])/[$Registrado.AA16])" office:value-type="percentage" office:value="0.27479531975763" calcext:value-type="percentage">
            <text:p>27,480%</text:p>
          </table:table-cell>
          <table:table-cell table:formula="of:=(ABS([$Registrado.AB16] - [$Previsto.AB16])/[$Registrado.AB16])" office:value-type="percentage" office:value="0.270144841755124" calcext:value-type="percentage">
            <text:p>27,014%</text:p>
          </table:table-cell>
          <table:table-cell table:formula="of:=(ABS([$Registrado.AC16] - [$Previsto.AC16])/[$Registrado.AC16])" office:value-type="percentage" office:value="0.0312418402693076" calcext:value-type="percentage">
            <text:p>3,124%</text:p>
          </table:table-cell>
          <table:table-cell table:formula="of:=(ABS([$Registrado.AD16] - [$Previsto.AD16])/[$Registrado.AD16])" office:value-type="percentage" office:value="0.0386680026720107" calcext:value-type="percentage">
            <text:p>3,867%</text:p>
          </table:table-cell>
          <table:table-cell table:formula="of:=(ABS([$Registrado.AE16] - [$Previsto.AE16])/[$Registrado.AE16])" office:value-type="percentage" office:value="0.0422941836495055" calcext:value-type="percentage">
            <text:p>4,229%</text:p>
          </table:table-cell>
          <table:table-cell table:formula="of:=AVERAGE([.B16:.AE16])" office:value-type="percentage" office:value="0.114003516568902" calcext:value-type="percentage">
            <text:p>11,400%</text:p>
          </table:table-cell>
          <table:table-cell table:formula="of:=STDEV([.B16:.AE16])" office:value-type="percentage" office:value="0.113928329675426" calcext:value-type="percentage">
            <text:p>11,39%</text:p>
          </table:table-cell>
          <table:table-cell table:formula="of:=COUNTIF([.B16:.AE16]; &quot;&lt;0,05&quot;)" office:value-type="float" office:value="14" calcext:value-type="float">
            <text:p>1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56618180946418" calcext:value-type="percentage">
            <text:p>15,662%</text:p>
          </table:table-cell>
          <table:table-cell table:formula="of:=(ABS([$Registrado.C17] - [$Previsto.C17])/[$Registrado.C17])" office:value-type="percentage" office:value="0.156657092633836" calcext:value-type="percentage">
            <text:p>15,666%</text:p>
          </table:table-cell>
          <table:table-cell table:formula="of:=(ABS([$Registrado.D17] - [$Previsto.D17])/[$Registrado.D17])" office:value-type="percentage" office:value="0.144542315129255" calcext:value-type="percentage">
            <text:p>14,454%</text:p>
          </table:table-cell>
          <table:table-cell table:formula="of:=(ABS([$Registrado.E17] - [$Previsto.E17])/[$Registrado.E17])" office:value-type="percentage" office:value="0.0427927175338417" calcext:value-type="percentage">
            <text:p>4,279%</text:p>
          </table:table-cell>
          <table:table-cell table:formula="of:=(ABS([$Registrado.F17] - [$Previsto.F17])/[$Registrado.F17])" office:value-type="percentage" office:value="0.00464020988640553" calcext:value-type="percentage">
            <text:p>0,464%</text:p>
          </table:table-cell>
          <table:table-cell table:formula="of:=(ABS([$Registrado.G17] - [$Previsto.G17])/[$Registrado.G17])" office:value-type="percentage" office:value="0.114123632861164" calcext:value-type="percentage">
            <text:p>11,412%</text:p>
          </table:table-cell>
          <table:table-cell table:formula="of:=(ABS([$Registrado.H17] - [$Previsto.H17])/[$Registrado.H17])" office:value-type="percentage" office:value="0.102959723937893" calcext:value-type="percentage">
            <text:p>10,296%</text:p>
          </table:table-cell>
          <table:table-cell table:formula="of:=(ABS([$Registrado.I17] - [$Previsto.I17])/[$Registrado.I17])" office:value-type="percentage" office:value="0.0799230028938465" calcext:value-type="percentage">
            <text:p>7,992%</text:p>
          </table:table-cell>
          <table:table-cell table:formula="of:=(ABS([$Registrado.J17] - [$Previsto.J17])/[$Registrado.J17])" office:value-type="percentage" office:value="0.0189636059643415" calcext:value-type="percentage">
            <text:p>1,896%</text:p>
          </table:table-cell>
          <table:table-cell table:formula="of:=(ABS([$Registrado.K17] - [$Previsto.K17])/[$Registrado.K17])" office:value-type="percentage" office:value="0.0373947988144663" calcext:value-type="percentage">
            <text:p>3,739%</text:p>
          </table:table-cell>
          <table:table-cell table:formula="of:=(ABS([$Registrado.L17] - [$Previsto.L17])/[$Registrado.L17])" office:value-type="percentage" office:value="0.240864837394476" calcext:value-type="percentage">
            <text:p>24,086%</text:p>
          </table:table-cell>
          <table:table-cell table:formula="of:=(ABS([$Registrado.M17] - [$Previsto.M17])/[$Registrado.M17])" office:value-type="percentage" office:value="0.116717182343178" calcext:value-type="percentage">
            <text:p>11,672%</text:p>
          </table:table-cell>
          <table:table-cell table:formula="of:=(ABS([$Registrado.N17] - [$Previsto.N17])/[$Registrado.N17])" office:value-type="percentage" office:value="0.132118194473525" calcext:value-type="percentage">
            <text:p>13,212%</text:p>
          </table:table-cell>
          <table:table-cell table:formula="of:=(ABS([$Registrado.O17] - [$Previsto.O17])/[$Registrado.O17])" office:value-type="percentage" office:value="0.061837129678753" calcext:value-type="percentage">
            <text:p>6,184%</text:p>
          </table:table-cell>
          <table:table-cell table:formula="of:=(ABS([$Registrado.P17] - [$Previsto.P17])/[$Registrado.P17])" office:value-type="percentage" office:value="0.0729293370674188" calcext:value-type="percentage">
            <text:p>7,293%</text:p>
          </table:table-cell>
          <table:table-cell table:formula="of:=(ABS([$Registrado.Q17] - [$Previsto.Q17])/[$Registrado.Q17])" office:value-type="percentage" office:value="0.098241066061732" calcext:value-type="percentage">
            <text:p>9,824%</text:p>
          </table:table-cell>
          <table:table-cell table:formula="of:=(ABS([$Registrado.R17] - [$Previsto.R17])/[$Registrado.R17])" office:value-type="percentage" office:value="0.0408539054664925" calcext:value-type="percentage">
            <text:p>4,085%</text:p>
          </table:table-cell>
          <table:table-cell table:formula="of:=(ABS([$Registrado.S17] - [$Previsto.S17])/[$Registrado.S17])" office:value-type="percentage" office:value="0.119111147466714" calcext:value-type="percentage">
            <text:p>11,911%</text:p>
          </table:table-cell>
          <table:table-cell table:formula="of:=(ABS([$Registrado.T17] - [$Previsto.T17])/[$Registrado.T17])" office:value-type="percentage" office:value="0.00153985232426749" calcext:value-type="percentage">
            <text:p>0,154%</text:p>
          </table:table-cell>
          <table:table-cell table:formula="of:=(ABS([$Registrado.U17] - [$Previsto.U17])/[$Registrado.U17])" office:value-type="percentage" office:value="0.112290870226074" calcext:value-type="percentage">
            <text:p>11,229%</text:p>
          </table:table-cell>
          <table:table-cell table:formula="of:=(ABS([$Registrado.V17] - [$Previsto.V17])/[$Registrado.V17])" office:value-type="percentage" office:value="0.0783869081921234" calcext:value-type="percentage">
            <text:p>7,839%</text:p>
          </table:table-cell>
          <table:table-cell table:formula="of:=(ABS([$Registrado.W17] - [$Previsto.W17])/[$Registrado.W17])" office:value-type="percentage" office:value="0.0195533246283015" calcext:value-type="percentage">
            <text:p>1,955%</text:p>
          </table:table-cell>
          <table:table-cell table:formula="of:=(ABS([$Registrado.X17] - [$Previsto.X17])/[$Registrado.X17])" office:value-type="percentage" office:value="0.0304447129005354" calcext:value-type="percentage">
            <text:p>3,044%</text:p>
          </table:table-cell>
          <table:table-cell table:formula="of:=(ABS([$Registrado.Y17] - [$Previsto.Y17])/[$Registrado.Y17])" office:value-type="percentage" office:value="0.0701034192620861" calcext:value-type="percentage">
            <text:p>7,010%</text:p>
          </table:table-cell>
          <table:table-cell table:formula="of:=(ABS([$Registrado.Z17] - [$Previsto.Z17])/[$Registrado.Z17])" office:value-type="percentage" office:value="0.0976898218212527" calcext:value-type="percentage">
            <text:p>9,769%</text:p>
          </table:table-cell>
          <table:table-cell table:formula="of:=(ABS([$Registrado.AA17] - [$Previsto.AA17])/[$Registrado.AA17])" office:value-type="percentage" office:value="0.0938447338201808" calcext:value-type="percentage">
            <text:p>9,384%</text:p>
          </table:table-cell>
          <table:table-cell table:formula="of:=(ABS([$Registrado.AB17] - [$Previsto.AB17])/[$Registrado.AB17])" office:value-type="percentage" office:value="0.0214933773577745" calcext:value-type="percentage">
            <text:p>2,149%</text:p>
          </table:table-cell>
          <table:table-cell table:formula="of:=(ABS([$Registrado.AC17] - [$Previsto.AC17])/[$Registrado.AC17])" office:value-type="percentage" office:value="0.0662281652388408" calcext:value-type="percentage">
            <text:p>6,623%</text:p>
          </table:table-cell>
          <table:table-cell table:formula="of:=(ABS([$Registrado.AD17] - [$Previsto.AD17])/[$Registrado.AD17])" office:value-type="percentage" office:value="0.00204148410178072" calcext:value-type="percentage">
            <text:p>0,204%</text:p>
          </table:table-cell>
          <table:table-cell table:formula="of:=(ABS([$Registrado.AE17] - [$Previsto.AE17])/[$Registrado.AE17])" office:value-type="percentage" office:value="0.363460136874858" calcext:value-type="percentage">
            <text:p>36,346%</text:p>
          </table:table-cell>
          <table:table-cell table:formula="of:=AVERAGE([.B17:.AE17])" office:value-type="percentage" office:value="0.0899454962433944" calcext:value-type="percentage">
            <text:p>8,995%</text:p>
          </table:table-cell>
          <table:table-cell table:formula="of:=STDEV([.B17:.AE17])" office:value-type="percentage" office:value="0.0754093642080461" calcext:value-type="percentage">
            <text:p>7,54%</text:p>
          </table:table-cell>
          <table:table-cell table:formula="of:=COUNTIF([.B17:.AE17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111283203006146" calcext:value-type="percentage">
            <text:p>11,128%</text:p>
          </table:table-cell>
          <table:table-cell table:formula="of:=(ABS([$Registrado.C18] - [$Previsto.C18])/[$Registrado.C18])" office:value-type="percentage" office:value="0.0547722005681444" calcext:value-type="percentage">
            <text:p>5,477%</text:p>
          </table:table-cell>
          <table:table-cell table:formula="of:=(ABS([$Registrado.D18] - [$Previsto.D18])/[$Registrado.D18])" office:value-type="percentage" office:value="0.0587053268168737" calcext:value-type="percentage">
            <text:p>5,871%</text:p>
          </table:table-cell>
          <table:table-cell table:formula="of:=(ABS([$Registrado.E18] - [$Previsto.E18])/[$Registrado.E18])" office:value-type="percentage" office:value="0.0784161519849214" calcext:value-type="percentage">
            <text:p>7,842%</text:p>
          </table:table-cell>
          <table:table-cell table:formula="of:=(ABS([$Registrado.F18] - [$Previsto.F18])/[$Registrado.F18])" office:value-type="percentage" office:value="0.0635825163826998" calcext:value-type="percentage">
            <text:p>6,358%</text:p>
          </table:table-cell>
          <table:table-cell table:formula="of:=(ABS([$Registrado.G18] - [$Previsto.G18])/[$Registrado.G18])" office:value-type="percentage" office:value="0.0471714543044805" calcext:value-type="percentage">
            <text:p>4,717%</text:p>
          </table:table-cell>
          <table:table-cell table:formula="of:=(ABS([$Registrado.H18] - [$Previsto.H18])/[$Registrado.H18])" office:value-type="percentage" office:value="0.011587566877222" calcext:value-type="percentage">
            <text:p>1,159%</text:p>
          </table:table-cell>
          <table:table-cell table:formula="of:=(ABS([$Registrado.I18] - [$Previsto.I18])/[$Registrado.I18])" office:value-type="percentage" office:value="0.115208900531847" calcext:value-type="percentage">
            <text:p>11,521%</text:p>
          </table:table-cell>
          <table:table-cell table:formula="of:=(ABS([$Registrado.J18] - [$Previsto.J18])/[$Registrado.J18])" office:value-type="percentage" office:value="0.0170581333063092" calcext:value-type="percentage">
            <text:p>1,706%</text:p>
          </table:table-cell>
          <table:table-cell table:formula="of:=(ABS([$Registrado.K18] - [$Previsto.K18])/[$Registrado.K18])" office:value-type="percentage" office:value="0.0832095508470663" calcext:value-type="percentage">
            <text:p>8,321%</text:p>
          </table:table-cell>
          <table:table-cell table:formula="of:=(ABS([$Registrado.L18] - [$Previsto.L18])/[$Registrado.L18])" office:value-type="percentage" office:value="0.283717756203991" calcext:value-type="percentage">
            <text:p>28,372%</text:p>
          </table:table-cell>
          <table:table-cell table:formula="of:=(ABS([$Registrado.M18] - [$Previsto.M18])/[$Registrado.M18])" office:value-type="percentage" office:value="0.0121151112316874" calcext:value-type="percentage">
            <text:p>1,212%</text:p>
          </table:table-cell>
          <table:table-cell table:formula="of:=(ABS([$Registrado.N18] - [$Previsto.N18])/[$Registrado.N18])" office:value-type="percentage" office:value="0.0539914716981133" calcext:value-type="percentage">
            <text:p>5,399%</text:p>
          </table:table-cell>
          <table:table-cell table:formula="of:=(ABS([$Registrado.O18] - [$Previsto.O18])/[$Registrado.O18])" office:value-type="percentage" office:value="0.0866764900683139" calcext:value-type="percentage">
            <text:p>8,668%</text:p>
          </table:table-cell>
          <table:table-cell table:formula="of:=(ABS([$Registrado.P18] - [$Previsto.P18])/[$Registrado.P18])" office:value-type="percentage" office:value="0.0616048814390232" calcext:value-type="percentage">
            <text:p>6,160%</text:p>
          </table:table-cell>
          <table:table-cell table:formula="of:=(ABS([$Registrado.Q18] - [$Previsto.Q18])/[$Registrado.Q18])" office:value-type="percentage" office:value="0.0764251894729412" calcext:value-type="percentage">
            <text:p>7,643%</text:p>
          </table:table-cell>
          <table:table-cell table:formula="of:=(ABS([$Registrado.R18] - [$Previsto.R18])/[$Registrado.R18])" office:value-type="percentage" office:value="0.0290533116274617" calcext:value-type="percentage">
            <text:p>2,905%</text:p>
          </table:table-cell>
          <table:table-cell table:formula="of:=(ABS([$Registrado.S18] - [$Previsto.S18])/[$Registrado.S18])" office:value-type="percentage" office:value="0.16871782332063" calcext:value-type="percentage">
            <text:p>16,872%</text:p>
          </table:table-cell>
          <table:table-cell table:formula="of:=(ABS([$Registrado.T18] - [$Previsto.T18])/[$Registrado.T18])" office:value-type="percentage" office:value="0.0201596447597395" calcext:value-type="percentage">
            <text:p>2,016%</text:p>
          </table:table-cell>
          <table:table-cell table:formula="of:=(ABS([$Registrado.U18] - [$Previsto.U18])/[$Registrado.U18])" office:value-type="percentage" office:value="0.165668035276111" calcext:value-type="percentage">
            <text:p>16,567%</text:p>
          </table:table-cell>
          <table:table-cell table:formula="of:=(ABS([$Registrado.V18] - [$Previsto.V18])/[$Registrado.V18])" office:value-type="percentage" office:value="0.169818215244916" calcext:value-type="percentage">
            <text:p>16,982%</text:p>
          </table:table-cell>
          <table:table-cell table:formula="of:=(ABS([$Registrado.W18] - [$Previsto.W18])/[$Registrado.W18])" office:value-type="percentage" office:value="0.109101494218293" calcext:value-type="percentage">
            <text:p>10,910%</text:p>
          </table:table-cell>
          <table:table-cell table:formula="of:=(ABS([$Registrado.X18] - [$Previsto.X18])/[$Registrado.X18])" office:value-type="percentage" office:value="0.0327769418300985" calcext:value-type="percentage">
            <text:p>3,278%</text:p>
          </table:table-cell>
          <table:table-cell table:formula="of:=(ABS([$Registrado.Y18] - [$Previsto.Y18])/[$Registrado.Y18])" office:value-type="percentage" office:value="0.318269932608041" calcext:value-type="percentage">
            <text:p>31,827%</text:p>
          </table:table-cell>
          <table:table-cell table:formula="of:=(ABS([$Registrado.Z18] - [$Previsto.Z18])/[$Registrado.Z18])" office:value-type="percentage" office:value="0.116605648673618" calcext:value-type="percentage">
            <text:p>11,661%</text:p>
          </table:table-cell>
          <table:table-cell table:formula="of:=(ABS([$Registrado.AA18] - [$Previsto.AA18])/[$Registrado.AA18])" office:value-type="percentage" office:value="0.0282645718192697" calcext:value-type="percentage">
            <text:p>2,826%</text:p>
          </table:table-cell>
          <table:table-cell table:formula="of:=(ABS([$Registrado.AB18] - [$Previsto.AB18])/[$Registrado.AB18])" office:value-type="percentage" office:value="0.0622861684269948" calcext:value-type="percentage">
            <text:p>6,229%</text:p>
          </table:table-cell>
          <table:table-cell table:formula="of:=(ABS([$Registrado.AC18] - [$Previsto.AC18])/[$Registrado.AC18])" office:value-type="percentage" office:value="0.235924291155311" calcext:value-type="percentage">
            <text:p>23,592%</text:p>
          </table:table-cell>
          <table:table-cell table:formula="of:=(ABS([$Registrado.AD18] - [$Previsto.AD18])/[$Registrado.AD18])" office:value-type="percentage" office:value="0.138679656983522" calcext:value-type="percentage">
            <text:p>13,868%</text:p>
          </table:table-cell>
          <table:table-cell table:formula="of:=(ABS([$Registrado.AE18] - [$Previsto.AE18])/[$Registrado.AE18])" office:value-type="percentage" office:value="0.074255306967888" calcext:value-type="percentage">
            <text:p>7,426%</text:p>
          </table:table-cell>
          <table:table-cell table:formula="of:=AVERAGE([.B18:.AE18])" office:value-type="percentage" office:value="0.0961702315883892" calcext:value-type="percentage">
            <text:p>9,617%</text:p>
          </table:table-cell>
          <table:table-cell table:formula="of:=STDEV([.B18:.AE18])" office:value-type="percentage" office:value="0.0774751254432158" calcext:value-type="percentage">
            <text:p>7,75%</text:p>
          </table:table-cell>
          <table:table-cell table:formula="of:=COUNTIF([.B18:.AE18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129794554292414" calcext:value-type="percentage">
            <text:p>12,979%</text:p>
          </table:table-cell>
          <table:table-cell table:formula="of:=(ABS([$Registrado.C19] - [$Previsto.C19])/[$Registrado.C19])" office:value-type="percentage" office:value="0.115929547703747" calcext:value-type="percentage">
            <text:p>11,593%</text:p>
          </table:table-cell>
          <table:table-cell table:formula="of:=(ABS([$Registrado.D19] - [$Previsto.D19])/[$Registrado.D19])" office:value-type="percentage" office:value="0.0889856244136636" calcext:value-type="percentage">
            <text:p>8,899%</text:p>
          </table:table-cell>
          <table:table-cell table:formula="of:=(ABS([$Registrado.E19] - [$Previsto.E19])/[$Registrado.E19])" office:value-type="percentage" office:value="0.0794358067492381" calcext:value-type="percentage">
            <text:p>7,944%</text:p>
          </table:table-cell>
          <table:table-cell table:formula="of:=(ABS([$Registrado.F19] - [$Previsto.F19])/[$Registrado.F19])" office:value-type="percentage" office:value="0.0644465870307166" calcext:value-type="percentage">
            <text:p>6,445%</text:p>
          </table:table-cell>
          <table:table-cell table:formula="of:=(ABS([$Registrado.G19] - [$Previsto.G19])/[$Registrado.G19])" office:value-type="percentage" office:value="0.0234877827919958" calcext:value-type="percentage">
            <text:p>2,349%</text:p>
          </table:table-cell>
          <table:table-cell table:formula="of:=(ABS([$Registrado.H19] - [$Previsto.H19])/[$Registrado.H19])" office:value-type="percentage" office:value="0.102515765312961" calcext:value-type="percentage">
            <text:p>10,252%</text:p>
          </table:table-cell>
          <table:table-cell table:formula="of:=(ABS([$Registrado.I19] - [$Previsto.I19])/[$Registrado.I19])" office:value-type="percentage" office:value="0.631621600139099" calcext:value-type="percentage">
            <text:p>63,162%</text:p>
          </table:table-cell>
          <table:table-cell table:formula="of:=(ABS([$Registrado.J19] - [$Previsto.J19])/[$Registrado.J19])" office:value-type="percentage" office:value="0.589874681733311" calcext:value-type="percentage">
            <text:p>58,987%</text:p>
          </table:table-cell>
          <table:table-cell table:formula="of:=(ABS([$Registrado.K19] - [$Previsto.K19])/[$Registrado.K19])" office:value-type="percentage" office:value="0.450640901521039" calcext:value-type="percentage">
            <text:p>45,064%</text:p>
          </table:table-cell>
          <table:table-cell table:formula="of:=(ABS([$Registrado.L19] - [$Previsto.L19])/[$Registrado.L19])" office:value-type="percentage" office:value="0.534281893730725" calcext:value-type="percentage">
            <text:p>53,428%</text:p>
          </table:table-cell>
          <table:table-cell table:formula="of:=(ABS([$Registrado.M19] - [$Previsto.M19])/[$Registrado.M19])" office:value-type="percentage" office:value="0.130373210225793" calcext:value-type="percentage">
            <text:p>13,037%</text:p>
          </table:table-cell>
          <table:table-cell table:formula="of:=(ABS([$Registrado.N19] - [$Previsto.N19])/[$Registrado.N19])" office:value-type="percentage" office:value="0.223219962718183" calcext:value-type="percentage">
            <text:p>22,322%</text:p>
          </table:table-cell>
          <table:table-cell table:formula="of:=(ABS([$Registrado.O19] - [$Previsto.O19])/[$Registrado.O19])" office:value-type="percentage" office:value="0.0272484756338988" calcext:value-type="percentage">
            <text:p>2,725%</text:p>
          </table:table-cell>
          <table:table-cell table:formula="of:=(ABS([$Registrado.P19] - [$Previsto.P19])/[$Registrado.P19])" office:value-type="percentage" office:value="0.166953508456279" calcext:value-type="percentage">
            <text:p>16,695%</text:p>
          </table:table-cell>
          <table:table-cell table:formula="of:=(ABS([$Registrado.Q19] - [$Previsto.Q19])/[$Registrado.Q19])" office:value-type="percentage" office:value="0.0778543690938486" calcext:value-type="percentage">
            <text:p>7,785%</text:p>
          </table:table-cell>
          <table:table-cell table:formula="of:=(ABS([$Registrado.R19] - [$Previsto.R19])/[$Registrado.R19])" office:value-type="percentage" office:value="0.0239379928943552" calcext:value-type="percentage">
            <text:p>2,394%</text:p>
          </table:table-cell>
          <table:table-cell table:formula="of:=(ABS([$Registrado.S19] - [$Previsto.S19])/[$Registrado.S19])" office:value-type="percentage" office:value="0.408093184426591" calcext:value-type="percentage">
            <text:p>40,809%</text:p>
          </table:table-cell>
          <table:table-cell table:formula="of:=(ABS([$Registrado.T19] - [$Previsto.T19])/[$Registrado.T19])" office:value-type="percentage" office:value="0.117602289034335" calcext:value-type="percentage">
            <text:p>11,760%</text:p>
          </table:table-cell>
          <table:table-cell table:formula="of:=(ABS([$Registrado.U19] - [$Previsto.U19])/[$Registrado.U19])" office:value-type="percentage" office:value="0.383166065293952" calcext:value-type="percentage">
            <text:p>38,317%</text:p>
          </table:table-cell>
          <table:table-cell table:formula="of:=(ABS([$Registrado.V19] - [$Previsto.V19])/[$Registrado.V19])" office:value-type="percentage" office:value="0.464128462779442" calcext:value-type="percentage">
            <text:p>46,413%</text:p>
          </table:table-cell>
          <table:table-cell table:formula="of:=(ABS([$Registrado.W19] - [$Previsto.W19])/[$Registrado.W19])" office:value-type="percentage" office:value="0.540364173035469" calcext:value-type="percentage">
            <text:p>54,036%</text:p>
          </table:table-cell>
          <table:table-cell table:formula="of:=(ABS([$Registrado.X19] - [$Previsto.X19])/[$Registrado.X19])" office:value-type="percentage" office:value="0.136578955015164" calcext:value-type="percentage">
            <text:p>13,658%</text:p>
          </table:table-cell>
          <table:table-cell table:formula="of:=(ABS([$Registrado.Y19] - [$Previsto.Y19])/[$Registrado.Y19])" office:value-type="percentage" office:value="0.108913995821086" calcext:value-type="percentage">
            <text:p>10,891%</text:p>
          </table:table-cell>
          <table:table-cell table:formula="of:=(ABS([$Registrado.Z19] - [$Previsto.Z19])/[$Registrado.Z19])" office:value-type="percentage" office:value="0.0811423686025861" calcext:value-type="percentage">
            <text:p>8,114%</text:p>
          </table:table-cell>
          <table:table-cell table:formula="of:=(ABS([$Registrado.AA19] - [$Previsto.AA19])/[$Registrado.AA19])" office:value-type="percentage" office:value="0.111772850441421" calcext:value-type="percentage">
            <text:p>11,177%</text:p>
          </table:table-cell>
          <table:table-cell table:formula="of:=(ABS([$Registrado.AB19] - [$Previsto.AB19])/[$Registrado.AB19])" office:value-type="percentage" office:value="0.110083888108" calcext:value-type="percentage">
            <text:p>11,008%</text:p>
          </table:table-cell>
          <table:table-cell table:formula="of:=(ABS([$Registrado.AC19] - [$Previsto.AC19])/[$Registrado.AC19])" office:value-type="percentage" office:value="0.213470162342674" calcext:value-type="percentage">
            <text:p>21,347%</text:p>
          </table:table-cell>
          <table:table-cell table:formula="of:=(ABS([$Registrado.AD19] - [$Previsto.AD19])/[$Registrado.AD19])" office:value-type="percentage" office:value="0.17751114134051" calcext:value-type="percentage">
            <text:p>17,751%</text:p>
          </table:table-cell>
          <table:table-cell table:formula="of:=(ABS([$Registrado.AE19] - [$Previsto.AE19])/[$Registrado.AE19])" office:value-type="percentage" office:value="0.000739104145118985" calcext:value-type="percentage">
            <text:p>0,074%</text:p>
          </table:table-cell>
          <table:table-cell table:formula="of:=AVERAGE([.B19:.AE19])" office:value-type="percentage" office:value="0.210472296827587" calcext:value-type="percentage">
            <text:p>21,047%</text:p>
          </table:table-cell>
          <table:table-cell table:formula="of:=STDEV([.B19:.AE19])" office:value-type="percentage" office:value="0.189524442928087" calcext:value-type="percentage">
            <text:p>18,95%</text:p>
          </table:table-cell>
          <table:table-cell table:formula="of:=COUNTIF([.B19:.AE19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11296551822789" calcext:value-type="percentage">
            <text:p>11,297%</text:p>
          </table:table-cell>
          <table:table-cell table:formula="of:=(ABS([$Registrado.C20] - [$Previsto.C20])/[$Registrado.C20])" office:value-type="percentage" office:value="0.139851211223595" calcext:value-type="percentage">
            <text:p>13,985%</text:p>
          </table:table-cell>
          <table:table-cell table:formula="of:=(ABS([$Registrado.D20] - [$Previsto.D20])/[$Registrado.D20])" office:value-type="percentage" office:value="0.131056126028957" calcext:value-type="percentage">
            <text:p>13,106%</text:p>
          </table:table-cell>
          <table:table-cell table:formula="of:=(ABS([$Registrado.E20] - [$Previsto.E20])/[$Registrado.E20])" office:value-type="percentage" office:value="0.0400383439190778" calcext:value-type="percentage">
            <text:p>4,004%</text:p>
          </table:table-cell>
          <table:table-cell table:formula="of:=(ABS([$Registrado.F20] - [$Previsto.F20])/[$Registrado.F20])" office:value-type="percentage" office:value="0.0922616708750324" calcext:value-type="percentage">
            <text:p>9,226%</text:p>
          </table:table-cell>
          <table:table-cell table:formula="of:=(ABS([$Registrado.G20] - [$Previsto.G20])/[$Registrado.G20])" office:value-type="percentage" office:value="0.0143997204227433" calcext:value-type="percentage">
            <text:p>1,440%</text:p>
          </table:table-cell>
          <table:table-cell table:formula="of:=(ABS([$Registrado.H20] - [$Previsto.H20])/[$Registrado.H20])" office:value-type="percentage" office:value="0.0250441467223992" calcext:value-type="percentage">
            <text:p>2,504%</text:p>
          </table:table-cell>
          <table:table-cell table:formula="of:=(ABS([$Registrado.I20] - [$Previsto.I20])/[$Registrado.I20])" office:value-type="percentage" office:value="0.00206703623567557" calcext:value-type="percentage">
            <text:p>0,207%</text:p>
          </table:table-cell>
          <table:table-cell table:formula="of:=(ABS([$Registrado.J20] - [$Previsto.J20])/[$Registrado.J20])" office:value-type="percentage" office:value="0.0814015607395827" calcext:value-type="percentage">
            <text:p>8,140%</text:p>
          </table:table-cell>
          <table:table-cell table:formula="of:=(ABS([$Registrado.K20] - [$Previsto.K20])/[$Registrado.K20])" office:value-type="percentage" office:value="0.0732040894602494" calcext:value-type="percentage">
            <text:p>7,320%</text:p>
          </table:table-cell>
          <table:table-cell table:formula="of:=(ABS([$Registrado.L20] - [$Previsto.L20])/[$Registrado.L20])" office:value-type="percentage" office:value="0.124766904819245" calcext:value-type="percentage">
            <text:p>12,477%</text:p>
          </table:table-cell>
          <table:table-cell table:formula="of:=(ABS([$Registrado.M20] - [$Previsto.M20])/[$Registrado.M20])" office:value-type="percentage" office:value="0.169991071887314" calcext:value-type="percentage">
            <text:p>16,999%</text:p>
          </table:table-cell>
          <table:table-cell table:formula="of:=(ABS([$Registrado.N20] - [$Previsto.N20])/[$Registrado.N20])" office:value-type="percentage" office:value="0.0737801146737235" calcext:value-type="percentage">
            <text:p>7,378%</text:p>
          </table:table-cell>
          <table:table-cell table:formula="of:=(ABS([$Registrado.O20] - [$Previsto.O20])/[$Registrado.O20])" office:value-type="percentage" office:value="0.144796649836747" calcext:value-type="percentage">
            <text:p>14,480%</text:p>
          </table:table-cell>
          <table:table-cell table:formula="of:=(ABS([$Registrado.P20] - [$Previsto.P20])/[$Registrado.P20])" office:value-type="percentage" office:value="0.0364689231869376" calcext:value-type="percentage">
            <text:p>3,647%</text:p>
          </table:table-cell>
          <table:table-cell table:formula="of:=(ABS([$Registrado.Q20] - [$Previsto.Q20])/[$Registrado.Q20])" office:value-type="percentage" office:value="0.172547792289423" calcext:value-type="percentage">
            <text:p>17,255%</text:p>
          </table:table-cell>
          <table:table-cell table:formula="of:=(ABS([$Registrado.R20] - [$Previsto.R20])/[$Registrado.R20])" office:value-type="percentage" office:value="0.148319772470776" calcext:value-type="percentage">
            <text:p>14,832%</text:p>
          </table:table-cell>
          <table:table-cell table:formula="of:=(ABS([$Registrado.S20] - [$Previsto.S20])/[$Registrado.S20])" office:value-type="percentage" office:value="0.0149880569134771" calcext:value-type="percentage">
            <text:p>1,499%</text:p>
          </table:table-cell>
          <table:table-cell table:formula="of:=(ABS([$Registrado.T20] - [$Previsto.T20])/[$Registrado.T20])" office:value-type="percentage" office:value="0.110293117984348" calcext:value-type="percentage">
            <text:p>11,029%</text:p>
          </table:table-cell>
          <table:table-cell table:formula="of:=(ABS([$Registrado.U20] - [$Previsto.U20])/[$Registrado.U20])" office:value-type="percentage" office:value="0.117506700218818" calcext:value-type="percentage">
            <text:p>11,751%</text:p>
          </table:table-cell>
          <table:table-cell table:formula="of:=(ABS([$Registrado.V20] - [$Previsto.V20])/[$Registrado.V20])" office:value-type="percentage" office:value="0.100415751062993" calcext:value-type="percentage">
            <text:p>10,042%</text:p>
          </table:table-cell>
          <table:table-cell table:formula="of:=(ABS([$Registrado.W20] - [$Previsto.W20])/[$Registrado.W20])" office:value-type="percentage" office:value="0.138632912203372" calcext:value-type="percentage">
            <text:p>13,863%</text:p>
          </table:table-cell>
          <table:table-cell table:formula="of:=(ABS([$Registrado.X20] - [$Previsto.X20])/[$Registrado.X20])" office:value-type="percentage" office:value="0.0252342017284403" calcext:value-type="percentage">
            <text:p>2,523%</text:p>
          </table:table-cell>
          <table:table-cell table:formula="of:=(ABS([$Registrado.Y20] - [$Previsto.Y20])/[$Registrado.Y20])" office:value-type="percentage" office:value="0.117514732066689" calcext:value-type="percentage">
            <text:p>11,751%</text:p>
          </table:table-cell>
          <table:table-cell table:formula="of:=(ABS([$Registrado.Z20] - [$Previsto.Z20])/[$Registrado.Z20])" office:value-type="percentage" office:value="0.141724421802059" calcext:value-type="percentage">
            <text:p>14,172%</text:p>
          </table:table-cell>
          <table:table-cell table:formula="of:=(ABS([$Registrado.AA20] - [$Previsto.AA20])/[$Registrado.AA20])" office:value-type="percentage" office:value="0.196253519772041" calcext:value-type="percentage">
            <text:p>19,625%</text:p>
          </table:table-cell>
          <table:table-cell table:formula="of:=(ABS([$Registrado.AB20] - [$Previsto.AB20])/[$Registrado.AB20])" office:value-type="percentage" office:value="0.12952098780456" calcext:value-type="percentage">
            <text:p>12,952%</text:p>
          </table:table-cell>
          <table:table-cell table:formula="of:=(ABS([$Registrado.AC20] - [$Previsto.AC20])/[$Registrado.AC20])" office:value-type="percentage" office:value="0.143242253448631" calcext:value-type="percentage">
            <text:p>14,324%</text:p>
          </table:table-cell>
          <table:table-cell table:formula="of:=(ABS([$Registrado.AD20] - [$Previsto.AD20])/[$Registrado.AD20])" office:value-type="percentage" office:value="0.146104003421728" calcext:value-type="percentage">
            <text:p>14,610%</text:p>
          </table:table-cell>
          <table:table-cell table:formula="of:=(ABS([$Registrado.AE20] - [$Previsto.AE20])/[$Registrado.AE20])" office:value-type="percentage" office:value="0.109315580563943" calcext:value-type="percentage">
            <text:p>10,932%</text:p>
          </table:table-cell>
          <table:table-cell table:formula="of:=AVERAGE([.B20:.AE20])" office:value-type="percentage" office:value="0.102456896400349" calcext:value-type="percentage">
            <text:p>10,246%</text:p>
          </table:table-cell>
          <table:table-cell table:formula="of:=STDEV([.B20:.AE20])" office:value-type="percentage" office:value="0.0527270992637156" calcext:value-type="percentage">
            <text:p>5,27%</text:p>
          </table:table-cell>
          <table:table-cell table:formula="of:=COUNTIF([.B20:.AE20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917325904243298" calcext:value-type="percentage">
            <text:p>9,173%</text:p>
          </table:table-cell>
          <table:table-cell table:formula="of:=(ABS([$Registrado.C21] - [$Previsto.C21])/[$Registrado.C21])" office:value-type="percentage" office:value="0.0113356688310718" calcext:value-type="percentage">
            <text:p>1,134%</text:p>
          </table:table-cell>
          <table:table-cell table:formula="of:=(ABS([$Registrado.D21] - [$Previsto.D21])/[$Registrado.D21])" office:value-type="percentage" office:value="0.0221819414851405" calcext:value-type="percentage">
            <text:p>2,218%</text:p>
          </table:table-cell>
          <table:table-cell table:formula="of:=(ABS([$Registrado.E21] - [$Previsto.E21])/[$Registrado.E21])" office:value-type="percentage" office:value="0.0803500401367307" calcext:value-type="percentage">
            <text:p>8,035%</text:p>
          </table:table-cell>
          <table:table-cell table:formula="of:=(ABS([$Registrado.F21] - [$Previsto.F21])/[$Registrado.F21])" office:value-type="percentage" office:value="0.0517509255864629" calcext:value-type="percentage">
            <text:p>5,175%</text:p>
          </table:table-cell>
          <table:table-cell table:formula="of:=(ABS([$Registrado.G21] - [$Previsto.G21])/[$Registrado.G21])" office:value-type="percentage" office:value="0.194851908318779" calcext:value-type="percentage">
            <text:p>19,485%</text:p>
          </table:table-cell>
          <table:table-cell table:formula="of:=(ABS([$Registrado.H21] - [$Previsto.H21])/[$Registrado.H21])" office:value-type="percentage" office:value="0.0365285879467035" calcext:value-type="percentage">
            <text:p>3,653%</text:p>
          </table:table-cell>
          <table:table-cell table:formula="of:=(ABS([$Registrado.I21] - [$Previsto.I21])/[$Registrado.I21])" office:value-type="percentage" office:value="0.290096244915202" calcext:value-type="percentage">
            <text:p>29,010%</text:p>
          </table:table-cell>
          <table:table-cell table:formula="of:=(ABS([$Registrado.J21] - [$Previsto.J21])/[$Registrado.J21])" office:value-type="percentage" office:value="0.0901129036916376" calcext:value-type="percentage">
            <text:p>9,011%</text:p>
          </table:table-cell>
          <table:table-cell table:formula="of:=(ABS([$Registrado.K21] - [$Previsto.K21])/[$Registrado.K21])" office:value-type="percentage" office:value="0.109978550526669" calcext:value-type="percentage">
            <text:p>10,998%</text:p>
          </table:table-cell>
          <table:table-cell table:formula="of:=(ABS([$Registrado.L21] - [$Previsto.L21])/[$Registrado.L21])" office:value-type="percentage" office:value="0.324978718484156" calcext:value-type="percentage">
            <text:p>32,498%</text:p>
          </table:table-cell>
          <table:table-cell table:formula="of:=(ABS([$Registrado.M21] - [$Previsto.M21])/[$Registrado.M21])" office:value-type="percentage" office:value="0.199955911592182" calcext:value-type="percentage">
            <text:p>19,996%</text:p>
          </table:table-cell>
          <table:table-cell table:formula="of:=(ABS([$Registrado.N21] - [$Previsto.N21])/[$Registrado.N21])" office:value-type="percentage" office:value="0.142688238544683" calcext:value-type="percentage">
            <text:p>14,269%</text:p>
          </table:table-cell>
          <table:table-cell table:formula="of:=(ABS([$Registrado.O21] - [$Previsto.O21])/[$Registrado.O21])" office:value-type="percentage" office:value="0.154093005537754" calcext:value-type="percentage">
            <text:p>15,409%</text:p>
          </table:table-cell>
          <table:table-cell table:formula="of:=(ABS([$Registrado.P21] - [$Previsto.P21])/[$Registrado.P21])" office:value-type="percentage" office:value="0.167040490233166" calcext:value-type="percentage">
            <text:p>16,704%</text:p>
          </table:table-cell>
          <table:table-cell table:formula="of:=(ABS([$Registrado.Q21] - [$Previsto.Q21])/[$Registrado.Q21])" office:value-type="percentage" office:value="0.169996572214017" calcext:value-type="percentage">
            <text:p>17,000%</text:p>
          </table:table-cell>
          <table:table-cell table:formula="of:=(ABS([$Registrado.R21] - [$Previsto.R21])/[$Registrado.R21])" office:value-type="percentage" office:value="0.106474966356952" calcext:value-type="percentage">
            <text:p>10,647%</text:p>
          </table:table-cell>
          <table:table-cell table:formula="of:=(ABS([$Registrado.S21] - [$Previsto.S21])/[$Registrado.S21])" office:value-type="percentage" office:value="0.0193173261903139" calcext:value-type="percentage">
            <text:p>1,932%</text:p>
          </table:table-cell>
          <table:table-cell table:formula="of:=(ABS([$Registrado.T21] - [$Previsto.T21])/[$Registrado.T21])" office:value-type="percentage" office:value="0.165782127948618" calcext:value-type="percentage">
            <text:p>16,578%</text:p>
          </table:table-cell>
          <table:table-cell table:formula="of:=(ABS([$Registrado.U21] - [$Previsto.U21])/[$Registrado.U21])" office:value-type="percentage" office:value="0.0109640721934441" calcext:value-type="percentage">
            <text:p>1,096%</text:p>
          </table:table-cell>
          <table:table-cell table:formula="of:=(ABS([$Registrado.V21] - [$Previsto.V21])/[$Registrado.V21])" office:value-type="percentage" office:value="0.0573738198259517" calcext:value-type="percentage">
            <text:p>5,737%</text:p>
          </table:table-cell>
          <table:table-cell table:formula="of:=(ABS([$Registrado.W21] - [$Previsto.W21])/[$Registrado.W21])" office:value-type="percentage" office:value="0.166652100244647" calcext:value-type="percentage">
            <text:p>16,665%</text:p>
          </table:table-cell>
          <table:table-cell table:formula="of:=(ABS([$Registrado.X21] - [$Previsto.X21])/[$Registrado.X21])" office:value-type="percentage" office:value="0.186370460181403" calcext:value-type="percentage">
            <text:p>18,637%</text:p>
          </table:table-cell>
          <table:table-cell table:formula="of:=(ABS([$Registrado.Y21] - [$Previsto.Y21])/[$Registrado.Y21])" office:value-type="percentage" office:value="0.106021303863299" calcext:value-type="percentage">
            <text:p>10,602%</text:p>
          </table:table-cell>
          <table:table-cell table:formula="of:=(ABS([$Registrado.Z21] - [$Previsto.Z21])/[$Registrado.Z21])" office:value-type="percentage" office:value="0.254610386993004" calcext:value-type="percentage">
            <text:p>25,461%</text:p>
          </table:table-cell>
          <table:table-cell table:formula="of:=(ABS([$Registrado.AA21] - [$Previsto.AA21])/[$Registrado.AA21])" office:value-type="percentage" office:value="0.221384007840895" calcext:value-type="percentage">
            <text:p>22,138%</text:p>
          </table:table-cell>
          <table:table-cell table:formula="of:=(ABS([$Registrado.AB21] - [$Previsto.AB21])/[$Registrado.AB21])" office:value-type="percentage" office:value="0.1549506499268" calcext:value-type="percentage">
            <text:p>15,495%</text:p>
          </table:table-cell>
          <table:table-cell table:formula="of:=(ABS([$Registrado.AC21] - [$Previsto.AC21])/[$Registrado.AC21])" office:value-type="percentage" office:value="0.245030089104564" calcext:value-type="percentage">
            <text:p>24,503%</text:p>
          </table:table-cell>
          <table:table-cell table:formula="of:=(ABS([$Registrado.AD21] - [$Previsto.AD21])/[$Registrado.AD21])" office:value-type="percentage" office:value="0.146173799080391" calcext:value-type="percentage">
            <text:p>14,617%</text:p>
          </table:table-cell>
          <table:table-cell table:formula="of:=(ABS([$Registrado.AE21] - [$Previsto.AE21])/[$Registrado.AE21])" office:value-type="percentage" office:value="0.0251661631578122" calcext:value-type="percentage">
            <text:p>2,517%</text:p>
          </table:table-cell>
          <table:table-cell table:formula="of:=AVERAGE([.B21:.AE21])" office:value-type="percentage" office:value="0.133464785712559" calcext:value-type="percentage">
            <text:p>13,346%</text:p>
          </table:table-cell>
          <table:table-cell table:formula="of:=STDEV([.B21:.AE21])" office:value-type="percentage" office:value="0.0851361570348264" calcext:value-type="percentage">
            <text:p>8,51%</text:p>
          </table:table-cell>
          <table:table-cell table:formula="of:=COUNTIF([.B21:.AE21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927864205128206" calcext:value-type="percentage">
            <text:p>9,279%</text:p>
          </table:table-cell>
          <table:table-cell table:formula="of:=(ABS([$Registrado.C22] - [$Previsto.C22])/[$Registrado.C22])" office:value-type="percentage" office:value="0.133388295557267" calcext:value-type="percentage">
            <text:p>13,339%</text:p>
          </table:table-cell>
          <table:table-cell table:formula="of:=(ABS([$Registrado.D22] - [$Previsto.D22])/[$Registrado.D22])" office:value-type="percentage" office:value="0.175207269953402" calcext:value-type="percentage">
            <text:p>17,521%</text:p>
          </table:table-cell>
          <table:table-cell table:formula="of:=(ABS([$Registrado.E22] - [$Previsto.E22])/[$Registrado.E22])" office:value-type="percentage" office:value="0.0671792036699406" calcext:value-type="percentage">
            <text:p>6,718%</text:p>
          </table:table-cell>
          <table:table-cell table:formula="of:=(ABS([$Registrado.F22] - [$Previsto.F22])/[$Registrado.F22])" office:value-type="percentage" office:value="0.0727597495600933" calcext:value-type="percentage">
            <text:p>7,276%</text:p>
          </table:table-cell>
          <table:table-cell table:formula="of:=(ABS([$Registrado.G22] - [$Previsto.G22])/[$Registrado.G22])" office:value-type="percentage" office:value="0.108408052612048" calcext:value-type="percentage">
            <text:p>10,841%</text:p>
          </table:table-cell>
          <table:table-cell table:formula="of:=(ABS([$Registrado.H22] - [$Previsto.H22])/[$Registrado.H22])" office:value-type="percentage" office:value="0.0267748414128882" calcext:value-type="percentage">
            <text:p>2,677%</text:p>
          </table:table-cell>
          <table:table-cell table:formula="of:=(ABS([$Registrado.I22] - [$Previsto.I22])/[$Registrado.I22])" office:value-type="percentage" office:value="0.239684155970854" calcext:value-type="percentage">
            <text:p>23,968%</text:p>
          </table:table-cell>
          <table:table-cell table:formula="of:=(ABS([$Registrado.J22] - [$Previsto.J22])/[$Registrado.J22])" office:value-type="percentage" office:value="0.0625196875498167" calcext:value-type="percentage">
            <text:p>6,252%</text:p>
          </table:table-cell>
          <table:table-cell table:formula="of:=(ABS([$Registrado.K22] - [$Previsto.K22])/[$Registrado.K22])" office:value-type="percentage" office:value="0.0594482841693881" calcext:value-type="percentage">
            <text:p>5,945%</text:p>
          </table:table-cell>
          <table:table-cell table:formula="of:=(ABS([$Registrado.L22] - [$Previsto.L22])/[$Registrado.L22])" office:value-type="percentage" office:value="0.239149494240403" calcext:value-type="percentage">
            <text:p>23,915%</text:p>
          </table:table-cell>
          <table:table-cell table:formula="of:=(ABS([$Registrado.M22] - [$Previsto.M22])/[$Registrado.M22])" office:value-type="percentage" office:value="0.155975988170643" calcext:value-type="percentage">
            <text:p>15,598%</text:p>
          </table:table-cell>
          <table:table-cell table:formula="of:=(ABS([$Registrado.N22] - [$Previsto.N22])/[$Registrado.N22])" office:value-type="percentage" office:value="0.102112890578591" calcext:value-type="percentage">
            <text:p>10,211%</text:p>
          </table:table-cell>
          <table:table-cell table:formula="of:=(ABS([$Registrado.O22] - [$Previsto.O22])/[$Registrado.O22])" office:value-type="percentage" office:value="0.227258532563891" calcext:value-type="percentage">
            <text:p>22,726%</text:p>
          </table:table-cell>
          <table:table-cell table:formula="of:=(ABS([$Registrado.P22] - [$Previsto.P22])/[$Registrado.P22])" office:value-type="percentage" office:value="0.0959894113380877" calcext:value-type="percentage">
            <text:p>9,599%</text:p>
          </table:table-cell>
          <table:table-cell table:formula="of:=(ABS([$Registrado.Q22] - [$Previsto.Q22])/[$Registrado.Q22])" office:value-type="percentage" office:value="0.149363248350946" calcext:value-type="percentage">
            <text:p>14,936%</text:p>
          </table:table-cell>
          <table:table-cell table:formula="of:=(ABS([$Registrado.R22] - [$Previsto.R22])/[$Registrado.R22])" office:value-type="percentage" office:value="0.149657773416104" calcext:value-type="percentage">
            <text:p>14,966%</text:p>
          </table:table-cell>
          <table:table-cell table:formula="of:=(ABS([$Registrado.S22] - [$Previsto.S22])/[$Registrado.S22])" office:value-type="percentage" office:value="0.110178010197411" calcext:value-type="percentage">
            <text:p>11,018%</text:p>
          </table:table-cell>
          <table:table-cell table:formula="of:=(ABS([$Registrado.T22] - [$Previsto.T22])/[$Registrado.T22])" office:value-type="percentage" office:value="0.26686363143161" calcext:value-type="percentage">
            <text:p>26,686%</text:p>
          </table:table-cell>
          <table:table-cell table:formula="of:=(ABS([$Registrado.U22] - [$Previsto.U22])/[$Registrado.U22])" office:value-type="percentage" office:value="0.132905692065215" calcext:value-type="percentage">
            <text:p>13,291%</text:p>
          </table:table-cell>
          <table:table-cell table:formula="of:=(ABS([$Registrado.V22] - [$Previsto.V22])/[$Registrado.V22])" office:value-type="percentage" office:value="0.0761195438022032" calcext:value-type="percentage">
            <text:p>7,612%</text:p>
          </table:table-cell>
          <table:table-cell table:formula="of:=(ABS([$Registrado.W22] - [$Previsto.W22])/[$Registrado.W22])" office:value-type="percentage" office:value="0.147651808482956" calcext:value-type="percentage">
            <text:p>14,765%</text:p>
          </table:table-cell>
          <table:table-cell table:formula="of:=(ABS([$Registrado.X22] - [$Previsto.X22])/[$Registrado.X22])" office:value-type="percentage" office:value="0.278487306334465" calcext:value-type="percentage">
            <text:p>27,849%</text:p>
          </table:table-cell>
          <table:table-cell table:formula="of:=(ABS([$Registrado.Y22] - [$Previsto.Y22])/[$Registrado.Y22])" office:value-type="percentage" office:value="0.182272252138106" calcext:value-type="percentage">
            <text:p>18,227%</text:p>
          </table:table-cell>
          <table:table-cell table:formula="of:=(ABS([$Registrado.Z22] - [$Previsto.Z22])/[$Registrado.Z22])" office:value-type="percentage" office:value="0.413758224290007" calcext:value-type="percentage">
            <text:p>41,376%</text:p>
          </table:table-cell>
          <table:table-cell table:formula="of:=(ABS([$Registrado.AA22] - [$Previsto.AA22])/[$Registrado.AA22])" office:value-type="percentage" office:value="0.462457628991272" calcext:value-type="percentage">
            <text:p>46,246%</text:p>
          </table:table-cell>
          <table:table-cell table:formula="of:=(ABS([$Registrado.AB22] - [$Previsto.AB22])/[$Registrado.AB22])" office:value-type="percentage" office:value="0.467456647178686" calcext:value-type="percentage">
            <text:p>46,746%</text:p>
          </table:table-cell>
          <table:table-cell table:formula="of:=(ABS([$Registrado.AC22] - [$Previsto.AC22])/[$Registrado.AC22])" office:value-type="percentage" office:value="0.554558565375303" calcext:value-type="percentage">
            <text:p>55,456%</text:p>
          </table:table-cell>
          <table:table-cell table:formula="of:=(ABS([$Registrado.AD22] - [$Previsto.AD22])/[$Registrado.AD22])" office:value-type="percentage" office:value="0.530933082818111" calcext:value-type="percentage">
            <text:p>53,093%</text:p>
          </table:table-cell>
          <table:table-cell table:formula="of:=(ABS([$Registrado.AE22] - [$Previsto.AE22])/[$Registrado.AE22])" office:value-type="percentage" office:value="0.508603964571911" calcext:value-type="percentage">
            <text:p>50,860%</text:p>
          </table:table-cell>
          <table:table-cell table:formula="of:=AVERAGE([.B22:.AE22])" office:value-type="percentage" office:value="0.209663655243481" calcext:value-type="percentage">
            <text:p>20,966%</text:p>
          </table:table-cell>
          <table:table-cell table:formula="of:=STDEV([.B22:.AE22])" office:value-type="percentage" office:value="0.156919854327996" calcext:value-type="percentage">
            <text:p>15,69%</text:p>
          </table:table-cell>
          <table:table-cell table:formula="of:=COUNTIF([.B22:.AE2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09835402005874" calcext:value-type="percentage">
            <text:p>10,984%</text:p>
          </table:table-cell>
          <table:table-cell table:formula="of:=(ABS([$Registrado.C23] - [$Previsto.C23])/[$Registrado.C23])" office:value-type="percentage" office:value="0.256284448726384" calcext:value-type="percentage">
            <text:p>25,628%</text:p>
          </table:table-cell>
          <table:table-cell table:formula="of:=(ABS([$Registrado.D23] - [$Previsto.D23])/[$Registrado.D23])" office:value-type="percentage" office:value="0.207840458330299" calcext:value-type="percentage">
            <text:p>20,784%</text:p>
          </table:table-cell>
          <table:table-cell table:formula="of:=(ABS([$Registrado.E23] - [$Previsto.E23])/[$Registrado.E23])" office:value-type="percentage" office:value="0.114334223949478" calcext:value-type="percentage">
            <text:p>11,433%</text:p>
          </table:table-cell>
          <table:table-cell table:formula="of:=(ABS([$Registrado.F23] - [$Previsto.F23])/[$Registrado.F23])" office:value-type="percentage" office:value="0.0107851880573866" calcext:value-type="percentage">
            <text:p>1,079%</text:p>
          </table:table-cell>
          <table:table-cell table:formula="of:=(ABS([$Registrado.G23] - [$Previsto.G23])/[$Registrado.G23])" office:value-type="percentage" office:value="0.281623906933167" calcext:value-type="percentage">
            <text:p>28,162%</text:p>
          </table:table-cell>
          <table:table-cell table:formula="of:=(ABS([$Registrado.H23] - [$Previsto.H23])/[$Registrado.H23])" office:value-type="percentage" office:value="0.310177828000476" calcext:value-type="percentage">
            <text:p>31,018%</text:p>
          </table:table-cell>
          <table:table-cell table:formula="of:=(ABS([$Registrado.I23] - [$Previsto.I23])/[$Registrado.I23])" office:value-type="percentage" office:value="0.451820204965482" calcext:value-type="percentage">
            <text:p>45,182%</text:p>
          </table:table-cell>
          <table:table-cell table:formula="of:=(ABS([$Registrado.J23] - [$Previsto.J23])/[$Registrado.J23])" office:value-type="percentage" office:value="0.432638901659213" calcext:value-type="percentage">
            <text:p>43,264%</text:p>
          </table:table-cell>
          <table:table-cell table:formula="of:=(ABS([$Registrado.K23] - [$Previsto.K23])/[$Registrado.K23])" office:value-type="percentage" office:value="0.39820247546924" calcext:value-type="percentage">
            <text:p>39,820%</text:p>
          </table:table-cell>
          <table:table-cell table:formula="of:=(ABS([$Registrado.L23] - [$Previsto.L23])/[$Registrado.L23])" office:value-type="percentage" office:value="0.718792699279861" calcext:value-type="percentage">
            <text:p>71,879%</text:p>
          </table:table-cell>
          <table:table-cell table:formula="of:=(ABS([$Registrado.M23] - [$Previsto.M23])/[$Registrado.M23])" office:value-type="percentage" office:value="0.0268256738525131" calcext:value-type="percentage">
            <text:p>2,683%</text:p>
          </table:table-cell>
          <table:table-cell table:formula="of:=(ABS([$Registrado.N23] - [$Previsto.N23])/[$Registrado.N23])" office:value-type="percentage" office:value="0.0187999301065875" calcext:value-type="percentage">
            <text:p>1,880%</text:p>
          </table:table-cell>
          <table:table-cell table:formula="of:=(ABS([$Registrado.O23] - [$Previsto.O23])/[$Registrado.O23])" office:value-type="percentage" office:value="0.127000814394421" calcext:value-type="percentage">
            <text:p>12,700%</text:p>
          </table:table-cell>
          <table:table-cell table:formula="of:=(ABS([$Registrado.P23] - [$Previsto.P23])/[$Registrado.P23])" office:value-type="percentage" office:value="0.13639233357366" calcext:value-type="percentage">
            <text:p>13,639%</text:p>
          </table:table-cell>
          <table:table-cell table:formula="of:=(ABS([$Registrado.Q23] - [$Previsto.Q23])/[$Registrado.Q23])" office:value-type="percentage" office:value="0.185964954988058" calcext:value-type="percentage">
            <text:p>18,596%</text:p>
          </table:table-cell>
          <table:table-cell table:formula="of:=(ABS([$Registrado.R23] - [$Previsto.R23])/[$Registrado.R23])" office:value-type="percentage" office:value="0.0849721521117282" calcext:value-type="percentage">
            <text:p>8,497%</text:p>
          </table:table-cell>
          <table:table-cell table:formula="of:=(ABS([$Registrado.S23] - [$Previsto.S23])/[$Registrado.S23])" office:value-type="percentage" office:value="0.00901421210386281" calcext:value-type="percentage">
            <text:p>0,901%</text:p>
          </table:table-cell>
          <table:table-cell table:formula="of:=(ABS([$Registrado.T23] - [$Previsto.T23])/[$Registrado.T23])" office:value-type="percentage" office:value="0.0281520624097791" calcext:value-type="percentage">
            <text:p>2,815%</text:p>
          </table:table-cell>
          <table:table-cell table:formula="of:=(ABS([$Registrado.U23] - [$Previsto.U23])/[$Registrado.U23])" office:value-type="percentage" office:value="0.421212083500602" calcext:value-type="percentage">
            <text:p>42,121%</text:p>
          </table:table-cell>
          <table:table-cell table:formula="of:=(ABS([$Registrado.V23] - [$Previsto.V23])/[$Registrado.V23])" office:value-type="percentage" office:value="0.261237000661721" calcext:value-type="percentage">
            <text:p>26,124%</text:p>
          </table:table-cell>
          <table:table-cell table:formula="of:=(ABS([$Registrado.W23] - [$Previsto.W23])/[$Registrado.W23])" office:value-type="percentage" office:value="0.19470514390692" calcext:value-type="percentage">
            <text:p>19,471%</text:p>
          </table:table-cell>
          <table:table-cell table:formula="of:=(ABS([$Registrado.X23] - [$Previsto.X23])/[$Registrado.X23])" office:value-type="percentage" office:value="0.200435245772088" calcext:value-type="percentage">
            <text:p>20,044%</text:p>
          </table:table-cell>
          <table:table-cell table:formula="of:=(ABS([$Registrado.Y23] - [$Previsto.Y23])/[$Registrado.Y23])" office:value-type="percentage" office:value="0.166369045586478" calcext:value-type="percentage">
            <text:p>16,637%</text:p>
          </table:table-cell>
          <table:table-cell table:formula="of:=(ABS([$Registrado.Z23] - [$Previsto.Z23])/[$Registrado.Z23])" office:value-type="percentage" office:value="0.124407342321316" calcext:value-type="percentage">
            <text:p>12,441%</text:p>
          </table:table-cell>
          <table:table-cell table:formula="of:=(ABS([$Registrado.AA23] - [$Previsto.AA23])/[$Registrado.AA23])" office:value-type="percentage" office:value="0.174706153846154" calcext:value-type="percentage">
            <text:p>17,471%</text:p>
          </table:table-cell>
          <table:table-cell table:formula="of:=(ABS([$Registrado.AB23] - [$Previsto.AB23])/[$Registrado.AB23])" office:value-type="percentage" office:value="0.0405088890767193" calcext:value-type="percentage">
            <text:p>4,051%</text:p>
          </table:table-cell>
          <table:table-cell table:formula="of:=(ABS([$Registrado.AC23] - [$Previsto.AC23])/[$Registrado.AC23])" office:value-type="percentage" office:value="0.0626676712827042" calcext:value-type="percentage">
            <text:p>6,267%</text:p>
          </table:table-cell>
          <table:table-cell table:formula="of:=(ABS([$Registrado.AD23] - [$Previsto.AD23])/[$Registrado.AD23])" office:value-type="percentage" office:value="0.180987777808997" calcext:value-type="percentage">
            <text:p>18,099%</text:p>
          </table:table-cell>
          <table:table-cell table:formula="of:=(ABS([$Registrado.AE23] - [$Previsto.AE23])/[$Registrado.AE23])" office:value-type="percentage" office:value="0.490383944787505" calcext:value-type="percentage">
            <text:p>49,038%</text:p>
          </table:table-cell>
          <table:table-cell table:formula="of:=AVERAGE([.B23:.AE23])" office:value-type="percentage" office:value="0.207569272315622" calcext:value-type="percentage">
            <text:p>20,757%</text:p>
          </table:table-cell>
          <table:table-cell table:formula="of:=STDEV([.B23:.AE23])" office:value-type="percentage" office:value="0.170026400828189" calcext:value-type="percentage">
            <text:p>17,00%</text:p>
          </table:table-cell>
          <table:table-cell table:formula="of:=COUNTIF([.B23:.AE23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675604310009088" calcext:value-type="percentage">
            <text:p>6,756%</text:p>
          </table:table-cell>
          <table:table-cell table:formula="of:=(ABS([$Registrado.C24] - [$Previsto.C24])/[$Registrado.C24])" office:value-type="percentage" office:value="0.0793589772219741" calcext:value-type="percentage">
            <text:p>7,936%</text:p>
          </table:table-cell>
          <table:table-cell table:formula="of:=(ABS([$Registrado.D24] - [$Previsto.D24])/[$Registrado.D24])" office:value-type="percentage" office:value="0.033420472988639" calcext:value-type="percentage">
            <text:p>3,342%</text:p>
          </table:table-cell>
          <table:table-cell table:formula="of:=(ABS([$Registrado.E24] - [$Previsto.E24])/[$Registrado.E24])" office:value-type="percentage" office:value="0.259545211581292" calcext:value-type="percentage">
            <text:p>25,955%</text:p>
          </table:table-cell>
          <table:table-cell table:formula="of:=(ABS([$Registrado.F24] - [$Previsto.F24])/[$Registrado.F24])" office:value-type="percentage" office:value="0.0750167012334897" calcext:value-type="percentage">
            <text:p>7,502%</text:p>
          </table:table-cell>
          <table:table-cell table:formula="of:=(ABS([$Registrado.G24] - [$Previsto.G24])/[$Registrado.G24])" office:value-type="percentage" office:value="0.0279404679175354" calcext:value-type="percentage">
            <text:p>2,794%</text:p>
          </table:table-cell>
          <table:table-cell table:formula="of:=(ABS([$Registrado.H24] - [$Previsto.H24])/[$Registrado.H24])" office:value-type="percentage" office:value="0.168808151791989" calcext:value-type="percentage">
            <text:p>16,881%</text:p>
          </table:table-cell>
          <table:table-cell table:formula="of:=(ABS([$Registrado.I24] - [$Previsto.I24])/[$Registrado.I24])" office:value-type="percentage" office:value="2.01407910823445" calcext:value-type="percentage">
            <text:p>201,408%</text:p>
          </table:table-cell>
          <table:table-cell table:formula="of:=(ABS([$Registrado.J24] - [$Previsto.J24])/[$Registrado.J24])" office:value-type="percentage" office:value="0.120644592790387" calcext:value-type="percentage">
            <text:p>12,064%</text:p>
          </table:table-cell>
          <table:table-cell table:formula="of:=(ABS([$Registrado.K24] - [$Previsto.K24])/[$Registrado.K24])" office:value-type="percentage" office:value="0.207560414596053" calcext:value-type="percentage">
            <text:p>20,756%</text:p>
          </table:table-cell>
          <table:table-cell table:formula="of:=(ABS([$Registrado.L24] - [$Previsto.L24])/[$Registrado.L24])" office:value-type="percentage" office:value="0.744606110313718" calcext:value-type="percentage">
            <text:p>74,461%</text:p>
          </table:table-cell>
          <table:table-cell table:formula="of:=(ABS([$Registrado.M24] - [$Previsto.M24])/[$Registrado.M24])" office:value-type="percentage" office:value="0.207772151898734" calcext:value-type="percentage">
            <text:p>20,777%</text:p>
          </table:table-cell>
          <table:table-cell table:formula="of:=(ABS([$Registrado.N24] - [$Previsto.N24])/[$Registrado.N24])" office:value-type="percentage" office:value="0.45927588510354" calcext:value-type="percentage">
            <text:p>45,928%</text:p>
          </table:table-cell>
          <table:table-cell table:formula="of:=(ABS([$Registrado.O24] - [$Previsto.O24])/[$Registrado.O24])" office:value-type="percentage" office:value="0.239226804123711" calcext:value-type="percentage">
            <text:p>23,923%</text:p>
          </table:table-cell>
          <table:table-cell table:formula="of:=(ABS([$Registrado.P24] - [$Previsto.P24])/[$Registrado.P24])" office:value-type="percentage" office:value="0.00754277566539924" calcext:value-type="percentage">
            <text:p>0,754%</text:p>
          </table:table-cell>
          <table:table-cell table:formula="of:=(ABS([$Registrado.Q24] - [$Previsto.Q24])/[$Registrado.Q24])" office:value-type="percentage" office:value="0.228941279799247" calcext:value-type="percentage">
            <text:p>22,894%</text:p>
          </table:table-cell>
          <table:table-cell table:formula="of:=(ABS([$Registrado.R24] - [$Previsto.R24])/[$Registrado.R24])" office:value-type="percentage" office:value="0.29578044749555" calcext:value-type="percentage">
            <text:p>29,578%</text:p>
          </table:table-cell>
          <table:table-cell table:formula="of:=(ABS([$Registrado.S24] - [$Previsto.S24])/[$Registrado.S24])" office:value-type="percentage" office:value="0.267131105081401" calcext:value-type="percentage">
            <text:p>26,713%</text:p>
          </table:table-cell>
          <table:table-cell table:formula="of:=(ABS([$Registrado.T24] - [$Previsto.T24])/[$Registrado.T24])" office:value-type="percentage" office:value="0.0167942067016552" calcext:value-type="percentage">
            <text:p>1,679%</text:p>
          </table:table-cell>
          <table:table-cell table:formula="of:=(ABS([$Registrado.U24] - [$Previsto.U24])/[$Registrado.U24])" office:value-type="percentage" office:value="0.132522241909913" calcext:value-type="percentage">
            <text:p>13,252%</text:p>
          </table:table-cell>
          <table:table-cell table:formula="of:=(ABS([$Registrado.V24] - [$Previsto.V24])/[$Registrado.V24])" office:value-type="percentage" office:value="0.185797835294118" calcext:value-type="percentage">
            <text:p>18,580%</text:p>
          </table:table-cell>
          <table:table-cell table:formula="of:=(ABS([$Registrado.W24] - [$Previsto.W24])/[$Registrado.W24])" office:value-type="percentage" office:value="0.225147644671009" calcext:value-type="percentage">
            <text:p>22,515%</text:p>
          </table:table-cell>
          <table:table-cell table:formula="of:=(ABS([$Registrado.X24] - [$Previsto.X24])/[$Registrado.X24])" office:value-type="percentage" office:value="0.244323377960865" calcext:value-type="percentage">
            <text:p>24,432%</text:p>
          </table:table-cell>
          <table:table-cell table:formula="of:=(ABS([$Registrado.Y24] - [$Previsto.Y24])/[$Registrado.Y24])" office:value-type="percentage" office:value="0.0318901990617472" calcext:value-type="percentage">
            <text:p>3,189%</text:p>
          </table:table-cell>
          <table:table-cell table:formula="of:=(ABS([$Registrado.Z24] - [$Previsto.Z24])/[$Registrado.Z24])" office:value-type="percentage" office:value="0.235235668136601" calcext:value-type="percentage">
            <text:p>23,524%</text:p>
          </table:table-cell>
          <table:table-cell table:formula="of:=(ABS([$Registrado.AA24] - [$Previsto.AA24])/[$Registrado.AA24])" office:value-type="percentage" office:value="0.284445825564533" calcext:value-type="percentage">
            <text:p>28,445%</text:p>
          </table:table-cell>
          <table:table-cell table:formula="of:=(ABS([$Registrado.AB24] - [$Previsto.AB24])/[$Registrado.AB24])" office:value-type="percentage" office:value="0.275779983018467" calcext:value-type="percentage">
            <text:p>27,578%</text:p>
          </table:table-cell>
          <table:table-cell table:formula="of:=(ABS([$Registrado.AC24] - [$Previsto.AC24])/[$Registrado.AC24])" office:value-type="percentage" office:value="0.414758512544803" calcext:value-type="percentage">
            <text:p>41,476%</text:p>
          </table:table-cell>
          <table:table-cell table:formula="of:=(ABS([$Registrado.AD24] - [$Previsto.AD24])/[$Registrado.AD24])" office:value-type="percentage" office:value="0.380150224001525" calcext:value-type="percentage">
            <text:p>38,015%</text:p>
          </table:table-cell>
          <table:table-cell table:formula="of:=(ABS([$Registrado.AE24] - [$Previsto.AE24])/[$Registrado.AE24])" office:value-type="percentage" office:value="0.381259462102689" calcext:value-type="percentage">
            <text:p>38,126%</text:p>
          </table:table-cell>
          <table:table-cell table:formula="of:=AVERAGE([.B24:.AE24])" office:value-type="percentage" office:value="0.277077208993531" calcext:value-type="percentage">
            <text:p>27,708%</text:p>
          </table:table-cell>
          <table:table-cell table:formula="of:=STDEV([.B24:.AE24])" office:value-type="percentage" office:value="0.363901143965168" calcext:value-type="percentage">
            <text:p>36,39%</text:p>
          </table:table-cell>
          <table:table-cell table:formula="of:=COUNTIF([.B24:.AE2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1619424885056" calcext:value-type="percentage">
            <text:p>11,619%</text:p>
          </table:table-cell>
          <table:table-cell table:formula="of:=(ABS([$Registrado.C25] - [$Previsto.C25])/[$Registrado.C25])" office:value-type="percentage" office:value="0.150426295870029" calcext:value-type="percentage">
            <text:p>15,043%</text:p>
          </table:table-cell>
          <table:table-cell table:formula="of:=(ABS([$Registrado.D25] - [$Previsto.D25])/[$Registrado.D25])" office:value-type="percentage" office:value="0.0388744345548035" calcext:value-type="percentage">
            <text:p>3,887%</text:p>
          </table:table-cell>
          <table:table-cell table:formula="of:=(ABS([$Registrado.E25] - [$Previsto.E25])/[$Registrado.E25])" office:value-type="percentage" office:value="0.0300166115949506" calcext:value-type="percentage">
            <text:p>3,002%</text:p>
          </table:table-cell>
          <table:table-cell table:formula="of:=(ABS([$Registrado.F25] - [$Previsto.F25])/[$Registrado.F25])" office:value-type="percentage" office:value="0.101254137425071" calcext:value-type="percentage">
            <text:p>10,125%</text:p>
          </table:table-cell>
          <table:table-cell table:formula="of:=(ABS([$Registrado.G25] - [$Previsto.G25])/[$Registrado.G25])" office:value-type="percentage" office:value="0.126022544710518" calcext:value-type="percentage">
            <text:p>12,602%</text:p>
          </table:table-cell>
          <table:table-cell table:formula="of:=(ABS([$Registrado.H25] - [$Previsto.H25])/[$Registrado.H25])" office:value-type="percentage" office:value="0.0898447365777481" calcext:value-type="percentage">
            <text:p>8,984%</text:p>
          </table:table-cell>
          <table:table-cell table:formula="of:=(ABS([$Registrado.I25] - [$Previsto.I25])/[$Registrado.I25])" office:value-type="percentage" office:value="0.0202212314587557" calcext:value-type="percentage">
            <text:p>2,022%</text:p>
          </table:table-cell>
          <table:table-cell table:formula="of:=(ABS([$Registrado.J25] - [$Previsto.J25])/[$Registrado.J25])" office:value-type="percentage" office:value="0.0397463068181818" calcext:value-type="percentage">
            <text:p>3,975%</text:p>
          </table:table-cell>
          <table:table-cell table:formula="of:=(ABS([$Registrado.K25] - [$Previsto.K25])/[$Registrado.K25])" office:value-type="percentage" office:value="0.0210129543775321" calcext:value-type="percentage">
            <text:p>2,101%</text:p>
          </table:table-cell>
          <table:table-cell table:formula="of:=(ABS([$Registrado.L25] - [$Previsto.L25])/[$Registrado.L25])" office:value-type="percentage" office:value="0.216527065369407" calcext:value-type="percentage">
            <text:p>21,653%</text:p>
          </table:table-cell>
          <table:table-cell table:formula="of:=(ABS([$Registrado.M25] - [$Previsto.M25])/[$Registrado.M25])" office:value-type="percentage" office:value="0.153363391264818" calcext:value-type="percentage">
            <text:p>15,336%</text:p>
          </table:table-cell>
          <table:table-cell table:formula="of:=(ABS([$Registrado.N25] - [$Previsto.N25])/[$Registrado.N25])" office:value-type="percentage" office:value="0.075481315475805" calcext:value-type="percentage">
            <text:p>7,548%</text:p>
          </table:table-cell>
          <table:table-cell table:formula="of:=(ABS([$Registrado.O25] - [$Previsto.O25])/[$Registrado.O25])" office:value-type="percentage" office:value="0.12535003653563" calcext:value-type="percentage">
            <text:p>12,535%</text:p>
          </table:table-cell>
          <table:table-cell table:formula="of:=(ABS([$Registrado.P25] - [$Previsto.P25])/[$Registrado.P25])" office:value-type="percentage" office:value="0.0311596413506582" calcext:value-type="percentage">
            <text:p>3,116%</text:p>
          </table:table-cell>
          <table:table-cell table:formula="of:=(ABS([$Registrado.Q25] - [$Previsto.Q25])/[$Registrado.Q25])" office:value-type="percentage" office:value="0.102116591056621" calcext:value-type="percentage">
            <text:p>10,212%</text:p>
          </table:table-cell>
          <table:table-cell table:formula="of:=(ABS([$Registrado.R25] - [$Previsto.R25])/[$Registrado.R25])" office:value-type="percentage" office:value="0.120284189782908" calcext:value-type="percentage">
            <text:p>12,028%</text:p>
          </table:table-cell>
          <table:table-cell table:formula="of:=(ABS([$Registrado.S25] - [$Previsto.S25])/[$Registrado.S25])" office:value-type="percentage" office:value="0.139094643572567" calcext:value-type="percentage">
            <text:p>13,909%</text:p>
          </table:table-cell>
          <table:table-cell table:formula="of:=(ABS([$Registrado.T25] - [$Previsto.T25])/[$Registrado.T25])" office:value-type="percentage" office:value="0.0362836842105263" calcext:value-type="percentage">
            <text:p>3,628%</text:p>
          </table:table-cell>
          <table:table-cell table:formula="of:=(ABS([$Registrado.U25] - [$Previsto.U25])/[$Registrado.U25])" office:value-type="percentage" office:value="0.0094427656756559" calcext:value-type="percentage">
            <text:p>0,944%</text:p>
          </table:table-cell>
          <table:table-cell table:formula="of:=(ABS([$Registrado.V25] - [$Previsto.V25])/[$Registrado.V25])" office:value-type="percentage" office:value="0.0431228187421103" calcext:value-type="percentage">
            <text:p>4,312%</text:p>
          </table:table-cell>
          <table:table-cell table:formula="of:=(ABS([$Registrado.W25] - [$Previsto.W25])/[$Registrado.W25])" office:value-type="percentage" office:value="0.105846819783461" calcext:value-type="percentage">
            <text:p>10,585%</text:p>
          </table:table-cell>
          <table:table-cell table:formula="of:=(ABS([$Registrado.X25] - [$Previsto.X25])/[$Registrado.X25])" office:value-type="percentage" office:value="0.0987859020072494" calcext:value-type="percentage">
            <text:p>9,879%</text:p>
          </table:table-cell>
          <table:table-cell table:formula="of:=(ABS([$Registrado.Y25] - [$Previsto.Y25])/[$Registrado.Y25])" office:value-type="percentage" office:value="0.0499009333411275" calcext:value-type="percentage">
            <text:p>4,990%</text:p>
          </table:table-cell>
          <table:table-cell table:formula="of:=(ABS([$Registrado.Z25] - [$Previsto.Z25])/[$Registrado.Z25])" office:value-type="percentage" office:value="0.197846757773634" calcext:value-type="percentage">
            <text:p>19,785%</text:p>
          </table:table-cell>
          <table:table-cell table:formula="of:=(ABS([$Registrado.AA25] - [$Previsto.AA25])/[$Registrado.AA25])" office:value-type="percentage" office:value="0.187646603226367" calcext:value-type="percentage">
            <text:p>18,765%</text:p>
          </table:table-cell>
          <table:table-cell table:formula="of:=(ABS([$Registrado.AB25] - [$Previsto.AB25])/[$Registrado.AB25])" office:value-type="percentage" office:value="0.148149720611492" calcext:value-type="percentage">
            <text:p>14,815%</text:p>
          </table:table-cell>
          <table:table-cell table:formula="of:=(ABS([$Registrado.AC25] - [$Previsto.AC25])/[$Registrado.AC25])" office:value-type="percentage" office:value="0.217319462506828" calcext:value-type="percentage">
            <text:p>21,732%</text:p>
          </table:table-cell>
          <table:table-cell table:formula="of:=(ABS([$Registrado.AD25] - [$Previsto.AD25])/[$Registrado.AD25])" office:value-type="percentage" office:value="0.14751785707938" calcext:value-type="percentage">
            <text:p>14,752%</text:p>
          </table:table-cell>
          <table:table-cell table:formula="of:=(ABS([$Registrado.AE25] - [$Previsto.AE25])/[$Registrado.AE25])" office:value-type="percentage" office:value="0.0561596053626128" calcext:value-type="percentage">
            <text:p>5,616%</text:p>
          </table:table-cell>
          <table:table-cell table:formula="of:=AVERAGE([.B25:.AE25])" office:value-type="percentage" office:value="0.0998337768989003" calcext:value-type="percentage">
            <text:p>9,983%</text:p>
          </table:table-cell>
          <table:table-cell table:formula="of:=STDEV([.B25:.AE25])" office:value-type="percentage" office:value="0.0611292050595362" calcext:value-type="percentage">
            <text:p>6,11%</text:p>
          </table:table-cell>
          <table:table-cell table:formula="of:=COUNTIF([.B25:.AE25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20657842229697" calcext:value-type="percentage">
            <text:p>12,066%</text:p>
          </table:table-cell>
          <table:table-cell table:formula="of:=(ABS([$Registrado.C26] - [$Previsto.C26])/[$Registrado.C26])" office:value-type="percentage" office:value="0.0971748178514146" calcext:value-type="percentage">
            <text:p>9,717%</text:p>
          </table:table-cell>
          <table:table-cell table:formula="of:=(ABS([$Registrado.D26] - [$Previsto.D26])/[$Registrado.D26])" office:value-type="percentage" office:value="0.0468074519481741" calcext:value-type="percentage">
            <text:p>4,681%</text:p>
          </table:table-cell>
          <table:table-cell table:formula="of:=(ABS([$Registrado.E26] - [$Previsto.E26])/[$Registrado.E26])" office:value-type="percentage" office:value="0.0698256461934554" calcext:value-type="percentage">
            <text:p>6,983%</text:p>
          </table:table-cell>
          <table:table-cell table:formula="of:=(ABS([$Registrado.F26] - [$Previsto.F26])/[$Registrado.F26])" office:value-type="percentage" office:value="0.06066857115165" calcext:value-type="percentage">
            <text:p>6,067%</text:p>
          </table:table-cell>
          <table:table-cell table:formula="of:=(ABS([$Registrado.G26] - [$Previsto.G26])/[$Registrado.G26])" office:value-type="percentage" office:value="0.138910040646357" calcext:value-type="percentage">
            <text:p>13,891%</text:p>
          </table:table-cell>
          <table:table-cell table:formula="of:=(ABS([$Registrado.H26] - [$Previsto.H26])/[$Registrado.H26])" office:value-type="percentage" office:value="0.0343427510754061" calcext:value-type="percentage">
            <text:p>3,434%</text:p>
          </table:table-cell>
          <table:table-cell table:formula="of:=(ABS([$Registrado.I26] - [$Previsto.I26])/[$Registrado.I26])" office:value-type="percentage" office:value="0.11404739915067" calcext:value-type="percentage">
            <text:p>11,405%</text:p>
          </table:table-cell>
          <table:table-cell table:formula="of:=(ABS([$Registrado.J26] - [$Previsto.J26])/[$Registrado.J26])" office:value-type="percentage" office:value="0.0622410280095177" calcext:value-type="percentage">
            <text:p>6,224%</text:p>
          </table:table-cell>
          <table:table-cell table:formula="of:=(ABS([$Registrado.K26] - [$Previsto.K26])/[$Registrado.K26])" office:value-type="percentage" office:value="0.00380554171607937" calcext:value-type="percentage">
            <text:p>0,381%</text:p>
          </table:table-cell>
          <table:table-cell table:formula="of:=(ABS([$Registrado.L26] - [$Previsto.L26])/[$Registrado.L26])" office:value-type="percentage" office:value="0.271117022440654" calcext:value-type="percentage">
            <text:p>27,112%</text:p>
          </table:table-cell>
          <table:table-cell table:formula="of:=(ABS([$Registrado.M26] - [$Previsto.M26])/[$Registrado.M26])" office:value-type="percentage" office:value="0.21020632950358" calcext:value-type="percentage">
            <text:p>21,021%</text:p>
          </table:table-cell>
          <table:table-cell table:formula="of:=(ABS([$Registrado.N26] - [$Previsto.N26])/[$Registrado.N26])" office:value-type="percentage" office:value="0.0631815521854651" calcext:value-type="percentage">
            <text:p>6,318%</text:p>
          </table:table-cell>
          <table:table-cell table:formula="of:=(ABS([$Registrado.O26] - [$Previsto.O26])/[$Registrado.O26])" office:value-type="percentage" office:value="0.0919445303937573" calcext:value-type="percentage">
            <text:p>9,194%</text:p>
          </table:table-cell>
          <table:table-cell table:formula="of:=(ABS([$Registrado.P26] - [$Previsto.P26])/[$Registrado.P26])" office:value-type="percentage" office:value="0.0422187982036168" calcext:value-type="percentage">
            <text:p>4,222%</text:p>
          </table:table-cell>
          <table:table-cell table:formula="of:=(ABS([$Registrado.Q26] - [$Previsto.Q26])/[$Registrado.Q26])" office:value-type="percentage" office:value="0.00931268216460279" calcext:value-type="percentage">
            <text:p>0,931%</text:p>
          </table:table-cell>
          <table:table-cell table:formula="of:=(ABS([$Registrado.R26] - [$Previsto.R26])/[$Registrado.R26])" office:value-type="percentage" office:value="0.0127843310749611" calcext:value-type="percentage">
            <text:p>1,278%</text:p>
          </table:table-cell>
          <table:table-cell table:formula="of:=(ABS([$Registrado.S26] - [$Previsto.S26])/[$Registrado.S26])" office:value-type="percentage" office:value="0.167457415379749" calcext:value-type="percentage">
            <text:p>16,746%</text:p>
          </table:table-cell>
          <table:table-cell table:formula="of:=(ABS([$Registrado.T26] - [$Previsto.T26])/[$Registrado.T26])" office:value-type="percentage" office:value="0.0144370169907653" calcext:value-type="percentage">
            <text:p>1,444%</text:p>
          </table:table-cell>
          <table:table-cell table:formula="of:=(ABS([$Registrado.U26] - [$Previsto.U26])/[$Registrado.U26])" office:value-type="percentage" office:value="0.0477467098927492" calcext:value-type="percentage">
            <text:p>4,775%</text:p>
          </table:table-cell>
          <table:table-cell table:formula="of:=(ABS([$Registrado.V26] - [$Previsto.V26])/[$Registrado.V26])" office:value-type="percentage" office:value="0.114974389543198" calcext:value-type="percentage">
            <text:p>11,497%</text:p>
          </table:table-cell>
          <table:table-cell table:formula="of:=(ABS([$Registrado.W26] - [$Previsto.W26])/[$Registrado.W26])" office:value-type="percentage" office:value="0.0622526357803161" calcext:value-type="percentage">
            <text:p>6,225%</text:p>
          </table:table-cell>
          <table:table-cell table:formula="of:=(ABS([$Registrado.X26] - [$Previsto.X26])/[$Registrado.X26])" office:value-type="percentage" office:value="0.175790740229397" calcext:value-type="percentage">
            <text:p>17,579%</text:p>
          </table:table-cell>
          <table:table-cell table:formula="of:=(ABS([$Registrado.Y26] - [$Previsto.Y26])/[$Registrado.Y26])" office:value-type="percentage" office:value="0.0925926323349658" calcext:value-type="percentage">
            <text:p>9,259%</text:p>
          </table:table-cell>
          <table:table-cell table:formula="of:=(ABS([$Registrado.Z26] - [$Previsto.Z26])/[$Registrado.Z26])" office:value-type="percentage" office:value="0.0788236039482329" calcext:value-type="percentage">
            <text:p>7,882%</text:p>
          </table:table-cell>
          <table:table-cell table:formula="of:=(ABS([$Registrado.AA26] - [$Previsto.AA26])/[$Registrado.AA26])" office:value-type="percentage" office:value="0.181270664664603" calcext:value-type="percentage">
            <text:p>18,127%</text:p>
          </table:table-cell>
          <table:table-cell table:formula="of:=(ABS([$Registrado.AB26] - [$Previsto.AB26])/[$Registrado.AB26])" office:value-type="percentage" office:value="0.0446515773642823" calcext:value-type="percentage">
            <text:p>4,465%</text:p>
          </table:table-cell>
          <table:table-cell table:formula="of:=(ABS([$Registrado.AC26] - [$Previsto.AC26])/[$Registrado.AC26])" office:value-type="percentage" office:value="0.111765154727875" calcext:value-type="percentage">
            <text:p>11,177%</text:p>
          </table:table-cell>
          <table:table-cell table:formula="of:=(ABS([$Registrado.AD26] - [$Previsto.AD26])/[$Registrado.AD26])" office:value-type="percentage" office:value="0.0242769693341866" calcext:value-type="percentage">
            <text:p>2,428%</text:p>
          </table:table-cell>
          <table:table-cell table:formula="of:=(ABS([$Registrado.AE26] - [$Previsto.AE26])/[$Registrado.AE26])" office:value-type="percentage" office:value="0.239696948421916" calcext:value-type="percentage">
            <text:p>23,970%</text:p>
          </table:table-cell>
          <table:table-cell table:formula="of:=AVERAGE([.B26:.AE26])" office:value-type="percentage" office:value="0.0934994264850432" calcext:value-type="percentage">
            <text:p>9,350%</text:p>
          </table:table-cell>
          <table:table-cell table:formula="of:=STDEV([.B26:.AE26])" office:value-type="percentage" office:value="0.0696607985946135" calcext:value-type="percentage">
            <text:p>6,97%</text:p>
          </table:table-cell>
          <table:table-cell table:formula="of:=COUNTIF([.B26:.AE26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968309282910377" calcext:value-type="percentage">
            <text:p>9,683%</text:p>
          </table:table-cell>
          <table:table-cell table:formula="of:=(ABS([$Registrado.C27] - [$Previsto.C27])/[$Registrado.C27])" office:value-type="percentage" office:value="0.0201863051518467" calcext:value-type="percentage">
            <text:p>2,019%</text:p>
          </table:table-cell>
          <table:table-cell table:formula="of:=(ABS([$Registrado.D27] - [$Previsto.D27])/[$Registrado.D27])" office:value-type="percentage" office:value="0.0881095886572517" calcext:value-type="percentage">
            <text:p>8,811%</text:p>
          </table:table-cell>
          <table:table-cell table:formula="of:=(ABS([$Registrado.E27] - [$Previsto.E27])/[$Registrado.E27])" office:value-type="percentage" office:value="0.0785938539785152" calcext:value-type="percentage">
            <text:p>7,859%</text:p>
          </table:table-cell>
          <table:table-cell table:formula="of:=(ABS([$Registrado.F27] - [$Previsto.F27])/[$Registrado.F27])" office:value-type="percentage" office:value="0.0281730909090909" calcext:value-type="percentage">
            <text:p>2,817%</text:p>
          </table:table-cell>
          <table:table-cell table:formula="of:=(ABS([$Registrado.G27] - [$Previsto.G27])/[$Registrado.G27])" office:value-type="percentage" office:value="0.00751762261440593" calcext:value-type="percentage">
            <text:p>0,752%</text:p>
          </table:table-cell>
          <table:table-cell table:formula="of:=(ABS([$Registrado.H27] - [$Previsto.H27])/[$Registrado.H27])" office:value-type="percentage" office:value="0.072035148372227" calcext:value-type="percentage">
            <text:p>7,204%</text:p>
          </table:table-cell>
          <table:table-cell table:formula="of:=(ABS([$Registrado.I27] - [$Previsto.I27])/[$Registrado.I27])" office:value-type="percentage" office:value="0.142762977819726" calcext:value-type="percentage">
            <text:p>14,276%</text:p>
          </table:table-cell>
          <table:table-cell table:formula="of:=(ABS([$Registrado.J27] - [$Previsto.J27])/[$Registrado.J27])" office:value-type="percentage" office:value="0.313746154107379" calcext:value-type="percentage">
            <text:p>31,375%</text:p>
          </table:table-cell>
          <table:table-cell table:formula="of:=(ABS([$Registrado.K27] - [$Previsto.K27])/[$Registrado.K27])" office:value-type="percentage" office:value="0.324953043120869" calcext:value-type="percentage">
            <text:p>32,495%</text:p>
          </table:table-cell>
          <table:table-cell table:formula="of:=(ABS([$Registrado.L27] - [$Previsto.L27])/[$Registrado.L27])" office:value-type="percentage" office:value="0.471618891888809" calcext:value-type="percentage">
            <text:p>47,162%</text:p>
          </table:table-cell>
          <table:table-cell table:formula="of:=(ABS([$Registrado.M27] - [$Previsto.M27])/[$Registrado.M27])" office:value-type="percentage" office:value="0.327503029888048" calcext:value-type="percentage">
            <text:p>32,750%</text:p>
          </table:table-cell>
          <table:table-cell table:formula="of:=(ABS([$Registrado.N27] - [$Previsto.N27])/[$Registrado.N27])" office:value-type="percentage" office:value="0.370272924213367" calcext:value-type="percentage">
            <text:p>37,027%</text:p>
          </table:table-cell>
          <table:table-cell table:formula="of:=(ABS([$Registrado.O27] - [$Previsto.O27])/[$Registrado.O27])" office:value-type="percentage" office:value="0.243819221379931" calcext:value-type="percentage">
            <text:p>24,382%</text:p>
          </table:table-cell>
          <table:table-cell table:formula="of:=(ABS([$Registrado.P27] - [$Previsto.P27])/[$Registrado.P27])" office:value-type="percentage" office:value="0.285499023017056" calcext:value-type="percentage">
            <text:p>28,550%</text:p>
          </table:table-cell>
          <table:table-cell table:formula="of:=(ABS([$Registrado.Q27] - [$Previsto.Q27])/[$Registrado.Q27])" office:value-type="percentage" office:value="0.226280210546342" calcext:value-type="percentage">
            <text:p>22,628%</text:p>
          </table:table-cell>
          <table:table-cell table:formula="of:=(ABS([$Registrado.R27] - [$Previsto.R27])/[$Registrado.R27])" office:value-type="percentage" office:value="0.25473455184077" calcext:value-type="percentage">
            <text:p>25,473%</text:p>
          </table:table-cell>
          <table:table-cell table:formula="of:=(ABS([$Registrado.S27] - [$Previsto.S27])/[$Registrado.S27])" office:value-type="percentage" office:value="0.253095789679182" calcext:value-type="percentage">
            <text:p>25,310%</text:p>
          </table:table-cell>
          <table:table-cell table:formula="of:=(ABS([$Registrado.T27] - [$Previsto.T27])/[$Registrado.T27])" office:value-type="percentage" office:value="0.0572716110153964" calcext:value-type="percentage">
            <text:p>5,727%</text:p>
          </table:table-cell>
          <table:table-cell table:formula="of:=(ABS([$Registrado.U27] - [$Previsto.U27])/[$Registrado.U27])" office:value-type="percentage" office:value="0.25650841194204" calcext:value-type="percentage">
            <text:p>25,651%</text:p>
          </table:table-cell>
          <table:table-cell table:formula="of:=(ABS([$Registrado.V27] - [$Previsto.V27])/[$Registrado.V27])" office:value-type="percentage" office:value="0.245659456497211" calcext:value-type="percentage">
            <text:p>24,566%</text:p>
          </table:table-cell>
          <table:table-cell table:formula="of:=(ABS([$Registrado.W27] - [$Previsto.W27])/[$Registrado.W27])" office:value-type="percentage" office:value="0.225277666443999" calcext:value-type="percentage">
            <text:p>22,528%</text:p>
          </table:table-cell>
          <table:table-cell table:formula="of:=(ABS([$Registrado.X27] - [$Previsto.X27])/[$Registrado.X27])" office:value-type="percentage" office:value="0.22265651856785" calcext:value-type="percentage">
            <text:p>22,266%</text:p>
          </table:table-cell>
          <table:table-cell table:formula="of:=(ABS([$Registrado.Y27] - [$Previsto.Y27])/[$Registrado.Y27])" office:value-type="percentage" office:value="0.454699178994363" calcext:value-type="percentage">
            <text:p>45,470%</text:p>
          </table:table-cell>
          <table:table-cell table:formula="of:=(ABS([$Registrado.Z27] - [$Previsto.Z27])/[$Registrado.Z27])" office:value-type="percentage" office:value="0.482848063746247" calcext:value-type="percentage">
            <text:p>48,285%</text:p>
          </table:table-cell>
          <table:table-cell table:formula="of:=(ABS([$Registrado.AA27] - [$Previsto.AA27])/[$Registrado.AA27])" office:value-type="percentage" office:value="0.284120730073677" calcext:value-type="percentage">
            <text:p>28,412%</text:p>
          </table:table-cell>
          <table:table-cell table:formula="of:=(ABS([$Registrado.AB27] - [$Previsto.AB27])/[$Registrado.AB27])" office:value-type="percentage" office:value="0.016751978486362" calcext:value-type="percentage">
            <text:p>1,675%</text:p>
          </table:table-cell>
          <table:table-cell table:formula="of:=(ABS([$Registrado.AC27] - [$Previsto.AC27])/[$Registrado.AC27])" office:value-type="percentage" office:value="0.15332408820472" calcext:value-type="percentage">
            <text:p>15,332%</text:p>
          </table:table-cell>
          <table:table-cell table:formula="of:=(ABS([$Registrado.AD27] - [$Previsto.AD27])/[$Registrado.AD27])" office:value-type="percentage" office:value="0.0918236853943225" calcext:value-type="percentage">
            <text:p>9,182%</text:p>
          </table:table-cell>
          <table:table-cell table:formula="of:=(ABS([$Registrado.AE27] - [$Previsto.AE27])/[$Registrado.AE27])" office:value-type="percentage" office:value="0.0363235679049632" calcext:value-type="percentage">
            <text:p>3,632%</text:p>
          </table:table-cell>
          <table:table-cell table:formula="of:=AVERAGE([.B27:.AE27])" office:value-type="percentage" office:value="0.204433243758233" calcext:value-type="percentage">
            <text:p>20,443%</text:p>
          </table:table-cell>
          <table:table-cell table:formula="of:=STDEV([.B27:.AE27])" office:value-type="percentage" office:value="0.14046578157207" calcext:value-type="percentage">
            <text:p>14,05%</text:p>
          </table:table-cell>
          <table:table-cell table:formula="of:=COUNTIF([.B27:.AE27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10269306497484" calcext:value-type="percentage">
            <text:p>11,027%</text:p>
          </table:table-cell>
          <table:table-cell table:formula="of:=(ABS([$Registrado.C28] - [$Previsto.C28])/[$Registrado.C28])" office:value-type="percentage" office:value="0.10981079360899" calcext:value-type="percentage">
            <text:p>10,981%</text:p>
          </table:table-cell>
          <table:table-cell table:formula="of:=(ABS([$Registrado.D28] - [$Previsto.D28])/[$Registrado.D28])" office:value-type="percentage" office:value="0.0791289939205558" calcext:value-type="percentage">
            <text:p>7,913%</text:p>
          </table:table-cell>
          <table:table-cell table:formula="of:=(ABS([$Registrado.E28] - [$Previsto.E28])/[$Registrado.E28])" office:value-type="percentage" office:value="0.174104378629979" calcext:value-type="percentage">
            <text:p>17,410%</text:p>
          </table:table-cell>
          <table:table-cell table:formula="of:=(ABS([$Registrado.F28] - [$Previsto.F28])/[$Registrado.F28])" office:value-type="percentage" office:value="0.0230348200312988" calcext:value-type="percentage">
            <text:p>2,303%</text:p>
          </table:table-cell>
          <table:table-cell table:formula="of:=(ABS([$Registrado.G28] - [$Previsto.G28])/[$Registrado.G28])" office:value-type="percentage" office:value="0.128045638916466" calcext:value-type="percentage">
            <text:p>12,805%</text:p>
          </table:table-cell>
          <table:table-cell table:formula="of:=(ABS([$Registrado.H28] - [$Previsto.H28])/[$Registrado.H28])" office:value-type="percentage" office:value="0.169205832206479" calcext:value-type="percentage">
            <text:p>16,921%</text:p>
          </table:table-cell>
          <table:table-cell table:formula="of:=(ABS([$Registrado.I28] - [$Previsto.I28])/[$Registrado.I28])" office:value-type="percentage" office:value="0.791536303630363" calcext:value-type="percentage">
            <text:p>79,154%</text:p>
          </table:table-cell>
          <table:table-cell table:formula="of:=(ABS([$Registrado.J28] - [$Previsto.J28])/[$Registrado.J28])" office:value-type="percentage" office:value="0.368760108272712" calcext:value-type="percentage">
            <text:p>36,876%</text:p>
          </table:table-cell>
          <table:table-cell table:formula="of:=(ABS([$Registrado.K28] - [$Previsto.K28])/[$Registrado.K28])" office:value-type="percentage" office:value="0.401275804834192" calcext:value-type="percentage">
            <text:p>40,128%</text:p>
          </table:table-cell>
          <table:table-cell table:formula="of:=(ABS([$Registrado.L28] - [$Previsto.L28])/[$Registrado.L28])" office:value-type="percentage" office:value="0.586485169408731" calcext:value-type="percentage">
            <text:p>58,649%</text:p>
          </table:table-cell>
          <table:table-cell table:formula="of:=(ABS([$Registrado.M28] - [$Previsto.M28])/[$Registrado.M28])" office:value-type="percentage" office:value="0.0154964584834853" calcext:value-type="percentage">
            <text:p>1,550%</text:p>
          </table:table-cell>
          <table:table-cell table:formula="of:=(ABS([$Registrado.N28] - [$Previsto.N28])/[$Registrado.N28])" office:value-type="percentage" office:value="0.095583702582946" calcext:value-type="percentage">
            <text:p>9,558%</text:p>
          </table:table-cell>
          <table:table-cell table:formula="of:=(ABS([$Registrado.O28] - [$Previsto.O28])/[$Registrado.O28])" office:value-type="percentage" office:value="0.0492439357616064" calcext:value-type="percentage">
            <text:p>4,924%</text:p>
          </table:table-cell>
          <table:table-cell table:formula="of:=(ABS([$Registrado.P28] - [$Previsto.P28])/[$Registrado.P28])" office:value-type="percentage" office:value="0.0738744024450773" calcext:value-type="percentage">
            <text:p>7,387%</text:p>
          </table:table-cell>
          <table:table-cell table:formula="of:=(ABS([$Registrado.Q28] - [$Previsto.Q28])/[$Registrado.Q28])" office:value-type="percentage" office:value="0.035635012968699" calcext:value-type="percentage">
            <text:p>3,564%</text:p>
          </table:table-cell>
          <table:table-cell table:formula="of:=(ABS([$Registrado.R28] - [$Previsto.R28])/[$Registrado.R28])" office:value-type="percentage" office:value="0.211717791957264" calcext:value-type="percentage">
            <text:p>21,172%</text:p>
          </table:table-cell>
          <table:table-cell table:formula="of:=(ABS([$Registrado.S28] - [$Previsto.S28])/[$Registrado.S28])" office:value-type="percentage" office:value="0.431399631284124" calcext:value-type="percentage">
            <text:p>43,140%</text:p>
          </table:table-cell>
          <table:table-cell table:formula="of:=(ABS([$Registrado.T28] - [$Previsto.T28])/[$Registrado.T28])" office:value-type="percentage" office:value="0.286353186778428" calcext:value-type="percentage">
            <text:p>28,635%</text:p>
          </table:table-cell>
          <table:table-cell table:formula="of:=(ABS([$Registrado.U28] - [$Previsto.U28])/[$Registrado.U28])" office:value-type="percentage" office:value="0.362397291494633" calcext:value-type="percentage">
            <text:p>36,240%</text:p>
          </table:table-cell>
          <table:table-cell table:formula="of:=(ABS([$Registrado.V28] - [$Previsto.V28])/[$Registrado.V28])" office:value-type="percentage" office:value="0.404986099837662" calcext:value-type="percentage">
            <text:p>40,499%</text:p>
          </table:table-cell>
          <table:table-cell table:formula="of:=(ABS([$Registrado.W28] - [$Previsto.W28])/[$Registrado.W28])" office:value-type="percentage" office:value="0.549199109131403" calcext:value-type="percentage">
            <text:p>54,920%</text:p>
          </table:table-cell>
          <table:table-cell table:formula="of:=(ABS([$Registrado.X28] - [$Previsto.X28])/[$Registrado.X28])" office:value-type="percentage" office:value="0.164177081592871" calcext:value-type="percentage">
            <text:p>16,418%</text:p>
          </table:table-cell>
          <table:table-cell table:formula="of:=(ABS([$Registrado.Y28] - [$Previsto.Y28])/[$Registrado.Y28])" office:value-type="percentage" office:value="0.231901513812806" calcext:value-type="percentage">
            <text:p>23,190%</text:p>
          </table:table-cell>
          <table:table-cell table:formula="of:=(ABS([$Registrado.Z28] - [$Previsto.Z28])/[$Registrado.Z28])" office:value-type="percentage" office:value="0.101111655214175" calcext:value-type="percentage">
            <text:p>10,111%</text:p>
          </table:table-cell>
          <table:table-cell table:formula="of:=(ABS([$Registrado.AA28] - [$Previsto.AA28])/[$Registrado.AA28])" office:value-type="percentage" office:value="0.0434486840133847" calcext:value-type="percentage">
            <text:p>4,345%</text:p>
          </table:table-cell>
          <table:table-cell table:formula="of:=(ABS([$Registrado.AB28] - [$Previsto.AB28])/[$Registrado.AB28])" office:value-type="percentage" office:value="0.278335344748369" calcext:value-type="percentage">
            <text:p>27,834%</text:p>
          </table:table-cell>
          <table:table-cell table:formula="of:=(ABS([$Registrado.AC28] - [$Previsto.AC28])/[$Registrado.AC28])" office:value-type="percentage" office:value="0.0695863304748496" calcext:value-type="percentage">
            <text:p>6,959%</text:p>
          </table:table-cell>
          <table:table-cell table:formula="of:=(ABS([$Registrado.AD28] - [$Previsto.AD28])/[$Registrado.AD28])" office:value-type="percentage" office:value="0.162233360972913" calcext:value-type="percentage">
            <text:p>16,223%</text:p>
          </table:table-cell>
          <table:table-cell table:formula="of:=(ABS([$Registrado.AE28] - [$Previsto.AE28])/[$Registrado.AE28])" office:value-type="percentage" office:value="0.478452537479565" calcext:value-type="percentage">
            <text:p>47,845%</text:p>
          </table:table-cell>
          <table:table-cell table:formula="of:=AVERAGE([.B28:.AE28])" office:value-type="percentage" office:value="0.232893009366384" calcext:value-type="percentage">
            <text:p>23,289%</text:p>
          </table:table-cell>
          <table:table-cell table:formula="of:=STDEV([.B28:.AE28])" office:value-type="percentage" office:value="0.195244299102811" calcext:value-type="percentage">
            <text:p>19,52%</text:p>
          </table:table-cell>
          <table:table-cell table:formula="of:=COUNTIF([.B28:.AE28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23221864860639" calcext:value-type="percentage">
            <text:p>12,32%</text:p>
          </table:table-cell>
          <table:table-cell table:style-name="ce20" table:formula="of:=AVERAGE([.C2:.C28])" office:value-type="percentage" office:value="0.130703268243034" calcext:value-type="percentage">
            <text:p>13,07%</text:p>
          </table:table-cell>
          <table:table-cell table:style-name="ce20" table:formula="of:=AVERAGE([.D2:.D28])" office:value-type="percentage" office:value="0.11091719357783" calcext:value-type="percentage">
            <text:p>11,09%</text:p>
          </table:table-cell>
          <table:table-cell table:style-name="ce20" table:formula="of:=AVERAGE([.E2:.E28])" office:value-type="percentage" office:value="0.120908955067053" calcext:value-type="percentage">
            <text:p>12,09%</text:p>
          </table:table-cell>
          <table:table-cell table:style-name="ce20" table:formula="of:=AVERAGE([.F2:.F28])" office:value-type="percentage" office:value="0.0789563954556008" calcext:value-type="percentage">
            <text:p>7,90%</text:p>
          </table:table-cell>
          <table:table-cell table:style-name="ce20" table:formula="of:=AVERAGE([.G2:.G28])" office:value-type="percentage" office:value="0.111460816341038" calcext:value-type="percentage">
            <text:p>11,15%</text:p>
          </table:table-cell>
          <table:table-cell table:style-name="ce20" table:formula="of:=AVERAGE([.H2:.H28])" office:value-type="percentage" office:value="0.104648432663764" calcext:value-type="percentage">
            <text:p>10,46%</text:p>
          </table:table-cell>
          <table:table-cell table:style-name="ce20" table:formula="of:=AVERAGE([.I2:.I28])" office:value-type="percentage" office:value="0.374931937056282" calcext:value-type="percentage">
            <text:p>37,49%</text:p>
          </table:table-cell>
          <table:table-cell table:style-name="ce20" table:formula="of:=AVERAGE([.J2:.J28])" office:value-type="percentage" office:value="0.188223331781535" calcext:value-type="percentage">
            <text:p>18,82%</text:p>
          </table:table-cell>
          <table:table-cell table:style-name="ce20" table:formula="of:=AVERAGE([.K2:.K28])" office:value-type="percentage" office:value="0.154595388438683" calcext:value-type="percentage">
            <text:p>15,46%</text:p>
          </table:table-cell>
          <table:table-cell table:style-name="ce20" table:formula="of:=AVERAGE([.L2:.L28])" office:value-type="percentage" office:value="0.33689730803441" calcext:value-type="percentage">
            <text:p>33,69%</text:p>
          </table:table-cell>
          <table:table-cell table:style-name="ce20" table:formula="of:=AVERAGE([.M2:.M28])" office:value-type="percentage" office:value="0.188354125453012" calcext:value-type="percentage">
            <text:p>18,84%</text:p>
          </table:table-cell>
          <table:table-cell table:style-name="ce20" table:formula="of:=AVERAGE([.N2:.N28])" office:value-type="percentage" office:value="0.153999854724033" calcext:value-type="percentage">
            <text:p>15,40%</text:p>
          </table:table-cell>
          <table:table-cell table:style-name="ce20" table:formula="of:=AVERAGE([.O2:.O28])" office:value-type="percentage" office:value="0.176211873193946" calcext:value-type="percentage">
            <text:p>17,62%</text:p>
          </table:table-cell>
          <table:table-cell table:style-name="ce20" table:formula="of:=AVERAGE([.P2:.P28])" office:value-type="percentage" office:value="0.110951159029469" calcext:value-type="percentage">
            <text:p>11,10%</text:p>
          </table:table-cell>
          <table:table-cell table:style-name="ce20" table:formula="of:=AVERAGE([.Q2:.Q28])" office:value-type="percentage" office:value="0.144270905914555" calcext:value-type="percentage">
            <text:p>14,43%</text:p>
          </table:table-cell>
          <table:table-cell table:style-name="ce20" table:formula="of:=AVERAGE([.R2:.R28])" office:value-type="percentage" office:value="0.112345770947054" calcext:value-type="percentage">
            <text:p>11,23%</text:p>
          </table:table-cell>
          <table:table-cell table:style-name="ce20" table:formula="of:=AVERAGE([.S2:.S28])" office:value-type="percentage" office:value="0.191421375372035" calcext:value-type="percentage">
            <text:p>19,14%</text:p>
          </table:table-cell>
          <table:table-cell table:style-name="ce20" table:formula="of:=AVERAGE([.T2:.T28])" office:value-type="percentage" office:value="0.0941902440762174" calcext:value-type="percentage">
            <text:p>9,42%</text:p>
          </table:table-cell>
          <table:table-cell table:style-name="ce20" table:formula="of:=AVERAGE([.U2:.U28])" office:value-type="percentage" office:value="0.152824878788898" calcext:value-type="percentage">
            <text:p>15,28%</text:p>
          </table:table-cell>
          <table:table-cell table:style-name="ce20" table:formula="of:=AVERAGE([.V2:.V28])" office:value-type="percentage" office:value="0.178979180818007" calcext:value-type="percentage">
            <text:p>17,90%</text:p>
          </table:table-cell>
          <table:table-cell table:style-name="ce20" table:formula="of:=AVERAGE([.W2:.W28])" office:value-type="percentage" office:value="0.168693229353676" calcext:value-type="percentage">
            <text:p>16,87%</text:p>
          </table:table-cell>
          <table:table-cell table:style-name="ce20" table:formula="of:=AVERAGE([.X2:.X28])" office:value-type="percentage" office:value="0.123616912111764" calcext:value-type="percentage">
            <text:p>12,36%</text:p>
          </table:table-cell>
          <table:table-cell table:style-name="ce20" table:formula="of:=AVERAGE([.Y2:.Y28])" office:value-type="percentage" office:value="0.138009274950441" calcext:value-type="percentage">
            <text:p>13,80%</text:p>
          </table:table-cell>
          <table:table-cell table:style-name="ce20" table:formula="of:=AVERAGE([.Z2:.Z28])" office:value-type="percentage" office:value="0.17697939894077" calcext:value-type="percentage">
            <text:p>17,70%</text:p>
          </table:table-cell>
          <table:table-cell table:style-name="ce20" table:formula="of:=AVERAGE([.AA2:.AA28])" office:value-type="percentage" office:value="0.185230190171406" calcext:value-type="percentage">
            <text:p>18,52%</text:p>
          </table:table-cell>
          <table:table-cell table:style-name="ce20" table:formula="of:=AVERAGE([.AB2:.AB28])" office:value-type="percentage" office:value="0.153899473753185" calcext:value-type="percentage">
            <text:p>15,39%</text:p>
          </table:table-cell>
          <table:table-cell table:style-name="ce20" table:formula="of:=AVERAGE([.AC2:.AC28])" office:value-type="percentage" office:value="0.207713713577914" calcext:value-type="percentage">
            <text:p>20,77%</text:p>
          </table:table-cell>
          <table:table-cell table:style-name="ce20" table:formula="of:=AVERAGE([.AD2:.AD28])" office:value-type="percentage" office:value="0.166247038347513" calcext:value-type="percentage">
            <text:p>16,62%</text:p>
          </table:table-cell>
          <table:table-cell table:style-name="ce20" table:formula="of:=AVERAGE([.AE2:.AE28])" office:value-type="percentage" office:value="0.248521096438775" calcext:value-type="percentage">
            <text:p>24,85%</text:p>
          </table:table-cell>
          <table:table-cell table:style-name="ce28" table:formula="of:=AVERAGE([.V31:.AE31])" office:value-type="percentage" office:value="0.174788950846345" calcext:value-type="percentage">
            <text:p>17,479%</text:p>
          </table:table-cell>
          <table:table-cell table:style-name="ce20" table:formula="of:=AVERAGE([.W31:.AF31])" office:value-type="percentage" office:value="0.174369927849179" calcext:value-type="percentage">
            <text:p>17,44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688735612569269" calcext:value-type="percentage">
            <text:p>6,89%</text:p>
          </table:table-cell>
          <table:table-cell table:style-name="ce21" table:formula="of:=STDEV([.C2:.C28])" office:value-type="percentage" office:value="0.0840589479964469" calcext:value-type="percentage">
            <text:p>8,41%</text:p>
          </table:table-cell>
          <table:table-cell table:style-name="ce21" table:formula="of:=STDEV([.D2:.D28])" office:value-type="percentage" office:value="0.0779305675489221" calcext:value-type="percentage">
            <text:p>7,79%</text:p>
          </table:table-cell>
          <table:table-cell table:style-name="ce21" table:formula="of:=STDEV([.E2:.E28])" office:value-type="percentage" office:value="0.0877858445631019" calcext:value-type="percentage">
            <text:p>8,78%</text:p>
          </table:table-cell>
          <table:table-cell table:style-name="ce21" table:formula="of:=STDEV([.F2:.F28])" office:value-type="percentage" office:value="0.0665177011856967" calcext:value-type="percentage">
            <text:p>6,65%</text:p>
          </table:table-cell>
          <table:table-cell table:style-name="ce21" table:formula="of:=STDEV([.G2:.G28])" office:value-type="percentage" office:value="0.0851332892051769" calcext:value-type="percentage">
            <text:p>8,51%</text:p>
          </table:table-cell>
          <table:table-cell table:style-name="ce21" table:formula="of:=STDEV([.H2:.H28])" office:value-type="percentage" office:value="0.0970291784364462" calcext:value-type="percentage">
            <text:p>9,70%</text:p>
          </table:table-cell>
          <table:table-cell table:style-name="ce21" table:formula="of:=STDEV([.I2:.I28])" office:value-type="percentage" office:value="0.542966854126056" calcext:value-type="percentage">
            <text:p>54,30%</text:p>
          </table:table-cell>
          <table:table-cell table:style-name="ce21" table:formula="of:=STDEV([.J2:.J28])" office:value-type="percentage" office:value="0.273425906614217" calcext:value-type="percentage">
            <text:p>27,34%</text:p>
          </table:table-cell>
          <table:table-cell table:style-name="ce21" table:formula="of:=STDEV([.K2:.K28])" office:value-type="percentage" office:value="0.138953432517446" calcext:value-type="percentage">
            <text:p>13,90%</text:p>
          </table:table-cell>
          <table:table-cell table:style-name="ce21" table:formula="of:=STDEV([.L2:.L28])" office:value-type="percentage" office:value="0.244621453296611" calcext:value-type="percentage">
            <text:p>24,46%</text:p>
          </table:table-cell>
          <table:table-cell table:style-name="ce21" table:formula="of:=STDEV([.M2:.M28])" office:value-type="percentage" office:value="0.226774187988932" calcext:value-type="percentage">
            <text:p>22,68%</text:p>
          </table:table-cell>
          <table:table-cell table:style-name="ce21" table:formula="of:=STDEV([.N2:.N28])" office:value-type="percentage" office:value="0.107732905137712" calcext:value-type="percentage">
            <text:p>10,77%</text:p>
          </table:table-cell>
          <table:table-cell table:style-name="ce21" table:formula="of:=STDEV([.O2:.O28])" office:value-type="percentage" office:value="0.166780929344391" calcext:value-type="percentage">
            <text:p>16,68%</text:p>
          </table:table-cell>
          <table:table-cell table:style-name="ce21" table:formula="of:=STDEV([.P2:.P28])" office:value-type="percentage" office:value="0.0673465073747096" calcext:value-type="percentage">
            <text:p>6,73%</text:p>
          </table:table-cell>
          <table:table-cell table:style-name="ce21" table:formula="of:=STDEV([.Q2:.Q28])" office:value-type="percentage" office:value="0.084657489003943" calcext:value-type="percentage">
            <text:p>8,47%</text:p>
          </table:table-cell>
          <table:table-cell table:style-name="ce21" table:formula="of:=STDEV([.R2:.R28])" office:value-type="percentage" office:value="0.0840787611621044" calcext:value-type="percentage">
            <text:p>8,41%</text:p>
          </table:table-cell>
          <table:table-cell table:style-name="ce21" table:formula="of:=STDEV([.S2:.S28])" office:value-type="percentage" office:value="0.19700205861089" calcext:value-type="percentage">
            <text:p>19,70%</text:p>
          </table:table-cell>
          <table:table-cell table:style-name="ce21" table:formula="of:=STDEV([.T2:.T28])" office:value-type="percentage" office:value="0.0783299196397904" calcext:value-type="percentage">
            <text:p>7,83%</text:p>
          </table:table-cell>
          <table:table-cell table:style-name="ce21" table:formula="of:=STDEV([.U2:.U28])" office:value-type="percentage" office:value="0.136384126532649" calcext:value-type="percentage">
            <text:p>13,64%</text:p>
          </table:table-cell>
          <table:table-cell table:style-name="ce21" table:formula="of:=STDEV([.V2:.V28])" office:value-type="percentage" office:value="0.159198990142997" calcext:value-type="percentage">
            <text:p>15,92%</text:p>
          </table:table-cell>
          <table:table-cell table:style-name="ce21" table:formula="of:=STDEV([.W2:.W28])" office:value-type="percentage" office:value="0.172386560156478" calcext:value-type="percentage">
            <text:p>17,24%</text:p>
          </table:table-cell>
          <table:table-cell table:style-name="ce21" table:formula="of:=STDEV([.X2:.X28])" office:value-type="percentage" office:value="0.0951715552865198" calcext:value-type="percentage">
            <text:p>9,52%</text:p>
          </table:table-cell>
          <table:table-cell table:style-name="ce21" table:formula="of:=STDEV([.Y2:.Y28])" office:value-type="percentage" office:value="0.129357610347693" calcext:value-type="percentage">
            <text:p>12,94%</text:p>
          </table:table-cell>
          <table:table-cell table:style-name="ce21" table:formula="of:=STDEV([.Z2:.Z28])" office:value-type="percentage" office:value="0.101645111643957" calcext:value-type="percentage">
            <text:p>10,16%</text:p>
          </table:table-cell>
          <table:table-cell table:style-name="ce21" table:formula="of:=STDEV([.AA2:.AA28])" office:value-type="percentage" office:value="0.0998714098176375" calcext:value-type="percentage">
            <text:p>9,99%</text:p>
          </table:table-cell>
          <table:table-cell table:style-name="ce21" table:formula="of:=STDEV([.AB2:.AB28])" office:value-type="percentage" office:value="0.120718181979708" calcext:value-type="percentage">
            <text:p>12,07%</text:p>
          </table:table-cell>
          <table:table-cell table:style-name="ce21" table:formula="of:=STDEV([.AC2:.AC28])" office:value-type="percentage" office:value="0.131236556130594" calcext:value-type="percentage">
            <text:p>13,12%</text:p>
          </table:table-cell>
          <table:table-cell table:style-name="ce21" table:formula="of:=STDEV([.AD2:.AD28])" office:value-type="percentage" office:value="0.118216750555081" calcext:value-type="percentage">
            <text:p>11,82%</text:p>
          </table:table-cell>
          <table:table-cell table:style-name="ce21" table:formula="of:=STDEV([.AE2:.AE28])" office:value-type="percentage" office:value="0.251647556861214" calcext:value-type="percentage">
            <text:p>25,16%</text:p>
          </table:table-cell>
          <table:table-cell table:formula="of:=AVERAGE([.V32:.AE32])" office:value-type="percentage" office:value="0.137945028292188" calcext:value-type="percentage">
            <text:p>13,795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3" calcext:value-type="float">
            <text:p>3</text:p>
          </table:table-cell>
          <table:table-cell table:style-name="ce15" table:formula="of:=COUNTIF([.C2:.C28]; &quot;&lt;0,05&quot;)" office:value-type="float" office:value="3" calcext:value-type="float">
            <text:p>3</text:p>
          </table:table-cell>
          <table:table-cell table:style-name="ce15" table:formula="of:=COUNTIF([.D2:.D28]; &quot;&lt;0,05&quot;)" office:value-type="float" office:value="7" calcext:value-type="float">
            <text:p>7</text:p>
          </table:table-cell>
          <table:table-cell table:style-name="ce15" table:formula="of:=COUNTIF([.E2:.E28]; &quot;&lt;0,05&quot;)" office:value-type="float" office:value="6" calcext:value-type="float">
            <text:p>6</text:p>
          </table:table-cell>
          <table:table-cell table:style-name="ce15" table:formula="of:=COUNTIF([.F2:.F28]; &quot;&lt;0,05&quot;)" office:value-type="float" office:value="9" calcext:value-type="float">
            <text:p>9</text:p>
          </table:table-cell>
          <table:table-cell table:style-name="ce15" table:formula="of:=COUNTIF([.G2:.G28]; &quot;&lt;0,05&quot;)" office:value-type="float" office:value="9" calcext:value-type="float">
            <text:p>9</text:p>
          </table:table-cell>
          <table:table-cell table:style-name="ce15" table:formula="of:=COUNTIF([.H2:.H28]; &quot;&lt;0,05&quot;)" office:value-type="float" office:value="10" calcext:value-type="float">
            <text:p>10</text:p>
          </table:table-cell>
          <table:table-cell table:style-name="ce15" table:formula="of:=COUNTIF([.I2:.I28]; &quot;&lt;0,05&quot;)" office:value-type="float" office:value="2" calcext:value-type="float">
            <text:p>2</text:p>
          </table:table-cell>
          <table:table-cell table:style-name="ce15" table:formula="of:=COUNTIF([.J2:.J28]; &quot;&lt;0,05&quot;)" office:value-type="float" office:value="9" calcext:value-type="float">
            <text:p>9</text:p>
          </table:table-cell>
          <table:table-cell table:style-name="ce15" table:formula="of:=COUNTIF([.K2:.K28]; &quot;&lt;0,05&quot;)" office:value-type="float" office:value="6" calcext:value-type="float">
            <text:p>6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5" calcext:value-type="float">
            <text:p>5</text:p>
          </table:table-cell>
          <table:table-cell table:style-name="ce15" table:formula="of:=COUNTIF([.N2:.N28]; &quot;&lt;0,05&quot;)" office:value-type="float" office:value="1" calcext:value-type="float">
            <text:p>1</text:p>
          </table:table-cell>
          <table:table-cell table:style-name="ce15" table:formula="of:=COUNTIF([.O2:.O28]; &quot;&lt;0,05&quot;)" office:value-type="float" office:value="4" calcext:value-type="float">
            <text:p>4</text:p>
          </table:table-cell>
          <table:table-cell table:style-name="ce15" table:formula="of:=COUNTIF([.P2:.P28]; &quot;&lt;0,05&quot;)" office:value-type="float" office:value="5" calcext:value-type="float">
            <text:p>5</text:p>
          </table:table-cell>
          <table:table-cell table:style-name="ce15" table:formula="of:=COUNTIF([.Q2:.Q28]; &quot;&lt;0,05&quot;)" office:value-type="float" office:value="4" calcext:value-type="float">
            <text:p>4</text:p>
          </table:table-cell>
          <table:table-cell table:style-name="ce15" table:formula="of:=COUNTIF([.R2:.R28]; &quot;&lt;0,05&quot;)" office:value-type="float" office:value="10" calcext:value-type="float">
            <text:p>10</text:p>
          </table:table-cell>
          <table:table-cell table:style-name="ce15" table:formula="of:=COUNTIF([.S2:.S28]; &quot;&lt;0,05&quot;)" office:value-type="float" office:value="5" calcext:value-type="float">
            <text:p>5</text:p>
          </table:table-cell>
          <table:table-cell table:style-name="ce15" table:formula="of:=COUNTIF([.T2:.T28]; &quot;&lt;0,05&quot;)" office:value-type="float" office:value="10" calcext:value-type="float">
            <text:p>10</text:p>
          </table:table-cell>
          <table:table-cell table:style-name="ce15" table:formula="of:=COUNTIF([.U2:.U28]; &quot;&lt;0,05&quot;)" office:value-type="float" office:value="6" calcext:value-type="float">
            <text:p>6</text:p>
          </table:table-cell>
          <table:table-cell table:style-name="ce15" table:formula="of:=COUNTIF([.V2:.V28]; &quot;&lt;0,05&quot;)" office:value-type="float" office:value="6" calcext:value-type="float">
            <text:p>6</text:p>
          </table:table-cell>
          <table:table-cell table:style-name="ce15" table:formula="of:=COUNTIF([.W2:.W28]; &quot;&lt;0,05&quot;)" office:value-type="float" office:value="5" calcext:value-type="float">
            <text:p>5</text:p>
          </table:table-cell>
          <table:table-cell table:style-name="ce15" table:formula="of:=COUNTIF([.X2:.X28]; &quot;&lt;0,05&quot;)" office:value-type="float" office:value="10" calcext:value-type="float">
            <text:p>10</text:p>
          </table:table-cell>
          <table:table-cell table:style-name="ce15" table:formula="of:=COUNTIF([.Y2:.Y28]; &quot;&lt;0,05&quot;)" office:value-type="float" office:value="8" calcext:value-type="float">
            <text:p>8</text:p>
          </table:table-cell>
          <table:table-cell table:style-name="ce15" table:formula="of:=COUNTIF([.Z2:.Z28]; &quot;&lt;0,05&quot;)" office:value-type="float" office:value="1" calcext:value-type="float">
            <text:p>1</text:p>
          </table:table-cell>
          <table:table-cell table:style-name="ce15" table:formula="of:=COUNTIF([.AA2:.AA28]; &quot;&lt;0,05&quot;)" office:value-type="float" office:value="3" calcext:value-type="float">
            <text:p>3</text:p>
          </table:table-cell>
          <table:table-cell table:style-name="ce15" table:formula="of:=COUNTIF([.AB2:.AB28]; &quot;&lt;0,05&quot;)" office:value-type="float" office:value="6" calcext:value-type="float">
            <text:p>6</text:p>
          </table:table-cell>
          <table:table-cell table:style-name="ce15" table:formula="of:=COUNTIF([.AC2:.AC28]; &quot;&lt;0,05&quot;)" office:value-type="float" office:value="3" calcext:value-type="float">
            <text:p>3</text:p>
          </table:table-cell>
          <table:table-cell table:style-name="ce15" table:formula="of:=COUNTIF([.AD2:.AD28]; &quot;&lt;0,05&quot;)" office:value-type="float" office:value="5" calcext:value-type="float">
            <text:p>5</text:p>
          </table:table-cell>
          <table:table-cell table:style-name="ce15" table:formula="of:=COUNTIF([.AE2:.AE28]; &quot;&lt;0,05&quot;)" office:value-type="float" office:value="7" calcext:value-type="float">
            <text:p>7</text:p>
          </table:table-cell>
          <table:table-cell table:style-name="ce29" table:formula="of:=CONCATENATE(AVERAGE([.B33:.AE33]); &quot;/27&quot;)" office:value-type="string" office:string-value="5,6/27" calcext:value-type="string">
            <text:p>5,6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$Registrado.B28]) -SUM([$Previsto.B2:$Previsto.B22])))/SUM([$Registrado.B2:$Registrado.B28])" office:value-type="percentage" office:value="0.360115342077458" calcext:value-type="percentage">
            <text:p>36,01%</text:p>
          </table:table-cell>
          <table:table-cell table:style-name="ce20" table:formula="of:=(ABS(SUM([$Registrado.C2:$Registrado.C28]) -SUM([$Previsto.C2:$Previsto.C22])))/SUM([$Registrado.C2:$Registrado.C28])" office:value-type="percentage" office:value="0.400226927082885" calcext:value-type="percentage">
            <text:p>40,02%</text:p>
          </table:table-cell>
          <table:table-cell table:style-name="ce20" table:formula="of:=(ABS(SUM([$Registrado.D2:$Registrado.D28]) -SUM([$Previsto.D2:$Previsto.D22])))/SUM([$Registrado.D2:$Registrado.D28])" office:value-type="percentage" office:value="0.377615619300519" calcext:value-type="percentage">
            <text:p>37,76%</text:p>
          </table:table-cell>
          <table:table-cell table:style-name="ce20" table:formula="of:=(ABS(SUM([$Registrado.E2:$Registrado.E28]) -SUM([$Previsto.E2:$Previsto.E22])))/SUM([$Registrado.E2:$Registrado.E28])" office:value-type="percentage" office:value="0.353279135461519" calcext:value-type="percentage">
            <text:p>35,33%</text:p>
          </table:table-cell>
          <table:table-cell table:style-name="ce20" table:formula="of:=(ABS(SUM([$Registrado.F2:$Registrado.F28]) -SUM([$Previsto.F2:$Previsto.F22])))/SUM([$Registrado.F2:$Registrado.F28])" office:value-type="percentage" office:value="0.348811865698431" calcext:value-type="percentage">
            <text:p>34,88%</text:p>
          </table:table-cell>
          <table:table-cell table:style-name="ce20" table:formula="of:=(ABS(SUM([$Registrado.G2:$Registrado.G28]) -SUM([$Previsto.G2:$Previsto.G22])))/SUM([$Registrado.G2:$Registrado.G28])" office:value-type="percentage" office:value="0.269834517458608" calcext:value-type="percentage">
            <text:p>26,98%</text:p>
          </table:table-cell>
          <table:table-cell table:style-name="ce20" table:formula="of:=(ABS(SUM([$Registrado.H2:$Registrado.H28]) -SUM([$Previsto.H2:$Previsto.H22])))/SUM([$Registrado.H2:$Registrado.H28])" office:value-type="percentage" office:value="0.311094347269613" calcext:value-type="percentage">
            <text:p>31,11%</text:p>
          </table:table-cell>
          <table:table-cell table:style-name="ce20" table:formula="of:=(ABS(SUM([$Registrado.I2:$Registrado.I28]) -SUM([$Previsto.I2:$Previsto.I22])))/SUM([$Registrado.I2:$Registrado.I28])" office:value-type="percentage" office:value="0.201523651571649" calcext:value-type="percentage">
            <text:p>20,15%</text:p>
          </table:table-cell>
          <table:table-cell table:style-name="ce20" table:formula="of:=(ABS(SUM([$Registrado.J2:$Registrado.J28]) -SUM([$Previsto.J2:$Previsto.J22])))/SUM([$Registrado.J2:$Registrado.J28])" office:value-type="percentage" office:value="0.299530898700957" calcext:value-type="percentage">
            <text:p>29,95%</text:p>
          </table:table-cell>
          <table:table-cell table:style-name="ce20" table:formula="of:=(ABS(SUM([$Registrado.K2:$Registrado.K28]) -SUM([$Previsto.K2:$Previsto.K22])))/SUM([$Registrado.K2:$Registrado.K28])" office:value-type="percentage" office:value="0.304824562876102" calcext:value-type="percentage">
            <text:p>30,48%</text:p>
          </table:table-cell>
          <table:table-cell table:style-name="ce20" table:formula="of:=(ABS(SUM([$Registrado.L2:$Registrado.L28]) -SUM([$Previsto.L2:$Previsto.L22])))/SUM([$Registrado.L2:$Registrado.L28])" office:value-type="percentage" office:value="0.147729682353341" calcext:value-type="percentage">
            <text:p>14,77%</text:p>
          </table:table-cell>
          <table:table-cell table:style-name="ce20" table:formula="of:=(ABS(SUM([$Registrado.M2:$Registrado.M28]) -SUM([$Previsto.M2:$Previsto.M22])))/SUM([$Registrado.M2:$Registrado.M28])" office:value-type="percentage" office:value="0.421279093290482" calcext:value-type="percentage">
            <text:p>42,13%</text:p>
          </table:table-cell>
          <table:table-cell table:style-name="ce20" table:formula="of:=(ABS(SUM([$Registrado.N2:$Registrado.N28]) -SUM([$Previsto.N2:$Previsto.N22])))/SUM([$Registrado.N2:$Registrado.N28])" office:value-type="percentage" office:value="0.377185509200184" calcext:value-type="percentage">
            <text:p>37,72%</text:p>
          </table:table-cell>
          <table:table-cell table:style-name="ce20" table:formula="of:=(ABS(SUM([$Registrado.O2:$Registrado.O28]) -SUM([$Previsto.O2:$Previsto.O22])))/SUM([$Registrado.O2:$Registrado.O28])" office:value-type="percentage" office:value="0.410482712162579" calcext:value-type="percentage">
            <text:p>41,05%</text:p>
          </table:table-cell>
          <table:table-cell table:style-name="ce20" table:formula="of:=(ABS(SUM([$Registrado.P2:$Registrado.P28]) -SUM([$Previsto.P2:$Previsto.P22])))/SUM([$Registrado.P2:$Registrado.P28])" office:value-type="percentage" office:value="0.354952020045576" calcext:value-type="percentage">
            <text:p>35,50%</text:p>
          </table:table-cell>
          <table:table-cell table:style-name="ce20" table:formula="of:=(ABS(SUM([$Registrado.Q2:$Registrado.Q28]) -SUM([$Previsto.Q2:$Previsto.Q22])))/SUM([$Registrado.Q2:$Registrado.Q28])" office:value-type="percentage" office:value="0.398703309640896" calcext:value-type="percentage">
            <text:p>39,87%</text:p>
          </table:table-cell>
          <table:table-cell table:style-name="ce20" table:formula="of:=(ABS(SUM([$Registrado.R2:$Registrado.R28]) -SUM([$Previsto.R2:$Previsto.R22])))/SUM([$Registrado.R2:$Registrado.R28])" office:value-type="percentage" office:value="0.368077969686841" calcext:value-type="percentage">
            <text:p>36,81%</text:p>
          </table:table-cell>
          <table:table-cell table:style-name="ce20" table:formula="of:=(ABS(SUM([$Registrado.S2:$Registrado.S28]) -SUM([$Previsto.S2:$Previsto.S22])))/SUM([$Registrado.S2:$Registrado.S28])" office:value-type="percentage" office:value="0.269217985445467" calcext:value-type="percentage">
            <text:p>26,92%</text:p>
          </table:table-cell>
          <table:table-cell table:style-name="ce20" table:formula="of:=(ABS(SUM([$Registrado.T2:$Registrado.T28]) -SUM([$Previsto.T2:$Previsto.T22])))/SUM([$Registrado.T2:$Registrado.T28])" office:value-type="percentage" office:value="0.367957138562191" calcext:value-type="percentage">
            <text:p>36,80%</text:p>
          </table:table-cell>
          <table:table-cell table:style-name="ce20" table:formula="of:=(ABS(SUM([$Registrado.U2:$Registrado.U28]) -SUM([$Previsto.U2:$Previsto.U22])))/SUM([$Registrado.U2:$Registrado.U28])" office:value-type="percentage" office:value="0.286625162378371" calcext:value-type="percentage">
            <text:p>28,66%</text:p>
          </table:table-cell>
          <table:table-cell table:style-name="ce20" table:formula="of:=(ABS(SUM([$Registrado.V2:$Registrado.V28]) -SUM([$Previsto.V2:$Previsto.V22])))/SUM([$Registrado.V2:$Registrado.V28])" office:value-type="percentage" office:value="0.282135471947413" calcext:value-type="percentage">
            <text:p>28,21%</text:p>
          </table:table-cell>
          <table:table-cell table:style-name="ce20" table:formula="of:=(ABS(SUM([$Registrado.W2:$Registrado.W28]) -SUM([$Previsto.W2:$Previsto.W22])))/SUM([$Registrado.W2:$Registrado.W28])" office:value-type="percentage" office:value="0.325279740706234" calcext:value-type="percentage">
            <text:p>32,53%</text:p>
          </table:table-cell>
          <table:table-cell table:style-name="ce20" table:formula="of:=(ABS(SUM([$Registrado.X2:$Registrado.X28]) -SUM([$Previsto.X2:$Previsto.X22])))/SUM([$Registrado.X2:$Registrado.X28])" office:value-type="percentage" office:value="0.358482895063872" calcext:value-type="percentage">
            <text:p>35,85%</text:p>
          </table:table-cell>
          <table:table-cell table:style-name="ce20" table:formula="of:=(ABS(SUM([$Registrado.Y2:$Registrado.Y28]) -SUM([$Previsto.Y2:$Previsto.Y22])))/SUM([$Registrado.Y2:$Registrado.Y28])" office:value-type="percentage" office:value="0.290185308690189" calcext:value-type="percentage">
            <text:p>29,02%</text:p>
          </table:table-cell>
          <table:table-cell table:style-name="ce20" table:formula="of:=(ABS(SUM([$Registrado.Z2:$Registrado.Z28]) -SUM([$Previsto.Z2:$Previsto.Z22])))/SUM([$Registrado.Z2:$Registrado.Z28])" office:value-type="percentage" office:value="0.400874441708462" calcext:value-type="percentage">
            <text:p>40,09%</text:p>
          </table:table-cell>
          <table:table-cell table:style-name="ce20" table:formula="of:=(ABS(SUM([$Registrado.AA2:$Registrado.AA28]) -SUM([$Previsto.AA2:$Previsto.AA22])))/SUM([$Registrado.AA2:$Registrado.AA28])" office:value-type="percentage" office:value="0.410739980225743" calcext:value-type="percentage">
            <text:p>41,07%</text:p>
          </table:table-cell>
          <table:table-cell table:style-name="ce20" table:formula="of:=(ABS(SUM([$Registrado.AB2:$Registrado.AB28]) -SUM([$Previsto.AB2:$Previsto.AB22])))/SUM([$Registrado.AB2:$Registrado.AB28])" office:value-type="percentage" office:value="0.376673906378649" calcext:value-type="percentage">
            <text:p>37,67%</text:p>
          </table:table-cell>
          <table:table-cell table:style-name="ce20" table:formula="of:=(ABS(SUM([$Registrado.AC2:$Registrado.AC28]) -SUM([$Previsto.AC2:$Previsto.AC22])))/SUM([$Registrado.AC2:$Registrado.AC28])" office:value-type="percentage" office:value="0.440507773020293" calcext:value-type="percentage">
            <text:p>44,05%</text:p>
          </table:table-cell>
          <table:table-cell table:style-name="ce20" table:formula="of:=(ABS(SUM([$Registrado.AD2:$Registrado.AD28]) -SUM([$Previsto.AD2:$Previsto.AD22])))/SUM([$Registrado.AD2:$Registrado.AD28])" office:value-type="percentage" office:value="0.38144794120896" calcext:value-type="percentage">
            <text:p>38,14%</text:p>
          </table:table-cell>
          <table:table-cell table:style-name="ce20" table:formula="of:=(ABS(SUM([$Registrado.AE2:$Registrado.AE28]) -SUM([$Previsto.AE2:$Previsto.AE22])))/SUM([$Registrado.AE2:$Registrado.AE28])" office:value-type="percentage" office:value="0.285730209484787" calcext:value-type="percentage">
            <text:p>28,57%</text:p>
          </table:table-cell>
          <table:table-cell table:style-name="ce28" table:formula="of:=AVERAGE([.V34:.AE34])" office:value-type="percentage" office:value="0.35520576684346" calcext:value-type="percentage">
            <text:p>35,521%</text:p>
          </table:table-cell>
          <table:table-cell table:style-name="ce31" table:formula="of:=CONCATENATE(SUM([.B33:.AE33]); &quot;/810&quot;)" office:value-type="string" office:string-value="168/810" calcext:value-type="string">
            <text:p>168/810</text:p>
          </table:table-cell>
          <table:table-cell table:style-name="ce27" table:formula="of:=SUM([.V33:.AE33])/270" office:value-type="percentage" office:value="0.2" calcext:value-type="percentage">
            <text:p>20,000%</text:p>
          </table:table-cell>
          <table:table-cell table:style-name="Default" table:number-columns-repeated="972"/>
        </table:table-row>
        <table:table-row table:style-name="ro2">
          <table:table-cell table:style-name="ce36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36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7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7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39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39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9" table:default-cell-style-name="ce38"/>
        <table:table-column table:style-name="co10" table:default-cell-style-name="ce38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MAPE - <text:s/>(JUL;AGO;SET ) 2017 </text:p>
          </table:table-cell>
          <table:table-cell table:style-name="ce8" office:value-type="string" calcext:value-type="string">
            <text:p>Erro Cim. Total </text:p>
          </table:table-cell>
          <table:table-cell table:style-name="ce8" office:value-type="string" calcext:value-type="string">
            <text:p>MAPE - jul/2017 <text:s/>- jul/2018</text:p>
          </table:table-cell>
          <table:table-cell table:style-name="ce8" office:value-type="string" calcext:value-type="string">
            <text:p>Erro Cim. Total</text:p>
          </table:table-cell>
          <table:table-cell table:style-name="ce8" office:value-type="string" calcext:value-type="string">
            <text:p>MAPE - jul/2017 <text:s/>- dez/2019 </text:p>
          </table:table-cell>
          <table:table-cell table:style-name="ce8" office:value-type="string" calcext:value-type="string">
            <text:p>Erro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264455412321112" calcext:value-type="percentage">
            <text:p>26,45%</text:p>
          </table:table-cell>
          <table:table-cell table:formula="of:=(ABS(SUM([$Registrado.B2:$Registrado.D2])-SUM([$Previsto.B2:$Previsto.D2]))/SUM([$Registrado.B2:$Registrado.D2]))" office:value-type="percentage" office:value="0.268387822903248" calcext:value-type="percentage">
            <text:p>26,84%</text:p>
          </table:table-cell>
          <table:table-cell table:formula="of:=AVERAGE([$Porcentagem.B2:$Porcentagem.M2])" office:value-type="percentage" office:value="0.188294872918073" calcext:value-type="percentage">
            <text:p>18,83%</text:p>
          </table:table-cell>
          <table:table-cell table:formula="of:=(ABS(SUM([$Registrado.B2:$Registrado.M2])-SUM([$Previsto.B2:$Previsto.M2]))/SUM([$Registrado.B2:$Registrado.M2]))" office:value-type="percentage" office:value="0.120109757238099" calcext:value-type="percentage">
            <text:p>12,01%</text:p>
          </table:table-cell>
          <table:table-cell table:formula="of:=AVERAGE([$Porcentagem.B2:$Porcentagem.AE2])" office:value-type="percentage" office:value="0.190821206972953" calcext:value-type="percentage">
            <text:p>19,08%</text:p>
          </table:table-cell>
          <table:table-cell table:formula="of:=(ABS(SUM([$Registrado.B2:$Registrado.AE2])-SUM([$Previsto.B2:$Previsto.AE2]))/SUM([$Registrado.B2:$Registrado.AE2]))" office:value-type="percentage" office:value="0.0539843692543543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66456223356141" calcext:value-type="percentage">
            <text:p>16,65%</text:p>
          </table:table-cell>
          <table:table-cell table:formula="of:=(ABS(SUM([$Registrado.B3:$Registrado.D3])-SUM([$Previsto.B3:$Previsto.D3]))/SUM([$Registrado.B3:$Registrado.D3]))" office:value-type="percentage" office:value="0.149667606409483" calcext:value-type="percentage">
            <text:p>14,97%</text:p>
          </table:table-cell>
          <table:table-cell table:formula="of:=AVERAGE([$Porcentagem.B3:$Porcentagem.M3])" office:value-type="percentage" office:value="0.0960383925231459" calcext:value-type="percentage">
            <text:p>9,60%</text:p>
          </table:table-cell>
          <table:table-cell table:formula="of:=(ABS(SUM([$Registrado.B3:$Registrado.M3])-SUM([$Previsto.B3:$Previsto.M3]))/SUM([$Registrado.B3:$Registrado.M3]))" office:value-type="percentage" office:value="0.057175743300244" calcext:value-type="percentage">
            <text:p>5,72%</text:p>
          </table:table-cell>
          <table:table-cell table:formula="of:=AVERAGE([$Porcentagem.B3:$Porcentagem.AE3])" office:value-type="percentage" office:value="0.11300256032198" calcext:value-type="percentage">
            <text:p>11,30%</text:p>
          </table:table-cell>
          <table:table-cell table:formula="of:=(ABS(SUM([$Registrado.B3:$Registrado.AE3])-SUM([$Previsto.B3:$Previsto.AE3]))/SUM([$Registrado.B3:$Registrado.AE3]))" office:value-type="percentage" office:value="0.0292062562264724" calcext:value-type="percentage">
            <text:p>2,92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43792119509591" calcext:value-type="percentage">
            <text:p>14,38%</text:p>
          </table:table-cell>
          <table:table-cell table:formula="of:=(ABS(SUM([$Registrado.B4:$Registrado.D4])-SUM([$Previsto.B4:$Previsto.D4]))/SUM([$Registrado.B4:$Registrado.D4]))" office:value-type="percentage" office:value="0.0633564243396692" calcext:value-type="percentage">
            <text:p>6,34%</text:p>
          </table:table-cell>
          <table:table-cell table:formula="of:=AVERAGE([$Porcentagem.B4:$Porcentagem.M4])" office:value-type="percentage" office:value="0.156263292598469" calcext:value-type="percentage">
            <text:p>15,63%</text:p>
          </table:table-cell>
          <table:table-cell table:formula="of:=(ABS(SUM([$Registrado.B4:$Registrado.M4])-SUM([$Previsto.B4:$Previsto.M4]))/SUM([$Registrado.B4:$Registrado.M4]))" office:value-type="percentage" office:value="0.042863297668307" calcext:value-type="percentage">
            <text:p>4,29%</text:p>
          </table:table-cell>
          <table:table-cell table:formula="of:=AVERAGE([$Porcentagem.B4:$Porcentagem.AE4])" office:value-type="percentage" office:value="0.19420684960103" calcext:value-type="percentage">
            <text:p>19,42%</text:p>
          </table:table-cell>
          <table:table-cell table:formula="of:=(ABS(SUM([$Registrado.B4:$Registrado.AE4])-SUM([$Previsto.B4:$Previsto.AE4]))/SUM([$Registrado.B4:$Registrado.AE4]))" office:value-type="percentage" office:value="0.144327886357442" calcext:value-type="percentage">
            <text:p>14,43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0833715410177305" calcext:value-type="percentage">
            <text:p>8,34%</text:p>
          </table:table-cell>
          <table:table-cell table:formula="of:=(ABS(SUM([$Registrado.B5:$Registrado.D5])-SUM([$Previsto.B5:$Previsto.D5]))/SUM([$Registrado.B5:$Registrado.D5]))" office:value-type="percentage" office:value="0.0387856347206585" calcext:value-type="percentage">
            <text:p>3,88%</text:p>
          </table:table-cell>
          <table:table-cell table:formula="of:=AVERAGE([$Porcentagem.B5:$Porcentagem.M5])" office:value-type="percentage" office:value="0.617595030477716" calcext:value-type="percentage">
            <text:p>61,76%</text:p>
          </table:table-cell>
          <table:table-cell table:formula="of:=(ABS(SUM([$Registrado.B5:$Registrado.M5])-SUM([$Previsto.B5:$Previsto.M5]))/SUM([$Registrado.B5:$Registrado.M5]))" office:value-type="percentage" office:value="0.216897287659282" calcext:value-type="percentage">
            <text:p>21,69%</text:p>
          </table:table-cell>
          <table:table-cell table:formula="of:=AVERAGE([$Porcentagem.B5:$Porcentagem.AE5])" office:value-type="percentage" office:value="0.386674878343883" calcext:value-type="percentage">
            <text:p>38,67%</text:p>
          </table:table-cell>
          <table:table-cell table:formula="of:=(ABS(SUM([$Registrado.B5:$Registrado.AE5])-SUM([$Previsto.B5:$Previsto.AE5]))/SUM([$Registrado.B5:$Registrado.AE5]))" office:value-type="percentage" office:value="0.0950934010374914" calcext:value-type="percentage">
            <text:p>9,51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55199983248591" calcext:value-type="percentage">
            <text:p>5,52%</text:p>
          </table:table-cell>
          <table:table-cell table:formula="of:=(ABS(SUM([$Registrado.B6:$Registrado.D6])-SUM([$Previsto.B6:$Previsto.D6]))/SUM([$Registrado.B6:$Registrado.D6]))" office:value-type="percentage" office:value="0.0517289829401508" calcext:value-type="percentage">
            <text:p>5,17%</text:p>
          </table:table-cell>
          <table:table-cell table:formula="of:=AVERAGE([$Porcentagem.B6:$Porcentagem.M6])" office:value-type="percentage" office:value="0.0768498801062053" calcext:value-type="percentage">
            <text:p>7,68%</text:p>
          </table:table-cell>
          <table:table-cell table:formula="of:=(ABS(SUM([$Registrado.B6:$Registrado.M6])-SUM([$Previsto.B6:$Previsto.M6]))/SUM([$Registrado.B6:$Registrado.M6]))" office:value-type="percentage" office:value="0.0221567025400545" calcext:value-type="percentage">
            <text:p>2,22%</text:p>
          </table:table-cell>
          <table:table-cell table:formula="of:=AVERAGE([$Porcentagem.B6:$Porcentagem.AE6])" office:value-type="percentage" office:value="0.112703988532766" calcext:value-type="percentage">
            <text:p>11,27%</text:p>
          </table:table-cell>
          <table:table-cell table:formula="of:=(ABS(SUM([$Registrado.B6:$Registrado.AE6])-SUM([$Previsto.B6:$Previsto.AE6]))/SUM([$Registrado.B6:$Registrado.AE6]))" office:value-type="percentage" office:value="0.0785047498913574" calcext:value-type="percentage">
            <text:p>7,85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240790583764782" calcext:value-type="percentage">
            <text:p>24,08%</text:p>
          </table:table-cell>
          <table:table-cell table:formula="of:=(ABS(SUM([$Registrado.B7:$Registrado.D7])-SUM([$Previsto.B7:$Previsto.D7]))/SUM([$Registrado.B7:$Registrado.D7]))" office:value-type="percentage" office:value="0.24209654040066" calcext:value-type="percentage">
            <text:p>24,21%</text:p>
          </table:table-cell>
          <table:table-cell table:formula="of:=AVERAGE([$Porcentagem.B7:$Porcentagem.M7])" office:value-type="percentage" office:value="0.200031222254736" calcext:value-type="percentage">
            <text:p>20,00%</text:p>
          </table:table-cell>
          <table:table-cell table:formula="of:=(ABS(SUM([$Registrado.B7:$Registrado.M7])-SUM([$Previsto.B7:$Previsto.M7]))/SUM([$Registrado.B7:$Registrado.M7]))" office:value-type="percentage" office:value="0.135348855964362" calcext:value-type="percentage">
            <text:p>13,53%</text:p>
          </table:table-cell>
          <table:table-cell table:formula="of:=AVERAGE([$Porcentagem.B7:$Porcentagem.AE7])" office:value-type="percentage" office:value="0.17120829882389" calcext:value-type="percentage">
            <text:p>17,12%</text:p>
          </table:table-cell>
          <table:table-cell table:formula="of:=(ABS(SUM([$Registrado.B7:$Registrado.AE7])-SUM([$Previsto.B7:$Previsto.AE7]))/SUM([$Registrado.B7:$Registrado.AE7]))" office:value-type="percentage" office:value="0.123156039924302" calcext:value-type="percentage">
            <text:p>12,32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176422098959564" calcext:value-type="percentage">
            <text:p>17,64%</text:p>
          </table:table-cell>
          <table:table-cell table:formula="of:=(ABS(SUM([$Registrado.B8:$Registrado.D8])-SUM([$Previsto.B8:$Previsto.D8]))/SUM([$Registrado.B8:$Registrado.D8]))" office:value-type="percentage" office:value="0.178100089605735" calcext:value-type="percentage">
            <text:p>17,81%</text:p>
          </table:table-cell>
          <table:table-cell table:formula="of:=AVERAGE([$Porcentagem.B8:$Porcentagem.M8])" office:value-type="percentage" office:value="0.121379391397288" calcext:value-type="percentage">
            <text:p>12,14%</text:p>
          </table:table-cell>
          <table:table-cell table:formula="of:=(ABS(SUM([$Registrado.B8:$Registrado.M8])-SUM([$Previsto.B8:$Previsto.M8]))/SUM([$Registrado.B8:$Registrado.M8]))" office:value-type="percentage" office:value="0.0617129070964777" calcext:value-type="percentage">
            <text:p>6,17%</text:p>
          </table:table-cell>
          <table:table-cell table:formula="of:=AVERAGE([$Porcentagem.B8:$Porcentagem.AE8])" office:value-type="percentage" office:value="0.119618152228753" calcext:value-type="percentage">
            <text:p>11,96%</text:p>
          </table:table-cell>
          <table:table-cell table:formula="of:=(ABS(SUM([$Registrado.B8:$Registrado.AE8])-SUM([$Previsto.B8:$Previsto.AE8]))/SUM([$Registrado.B8:$Registrado.AE8]))" office:value-type="percentage" office:value="0.0661883895285979" calcext:value-type="percentage">
            <text:p>6,62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815953081134642" calcext:value-type="percentage">
            <text:p>8,16%</text:p>
          </table:table-cell>
          <table:table-cell table:formula="of:=(ABS(SUM([$Registrado.B9:$Registrado.D9])-SUM([$Previsto.B9:$Previsto.D9]))/SUM([$Registrado.B9:$Registrado.D9]))" office:value-type="percentage" office:value="0.0759544299404617" calcext:value-type="percentage">
            <text:p>7,60%</text:p>
          </table:table-cell>
          <table:table-cell table:formula="of:=AVERAGE([$Porcentagem.B9:$Porcentagem.M9])" office:value-type="percentage" office:value="0.0977059310921515" calcext:value-type="percentage">
            <text:p>9,77%</text:p>
          </table:table-cell>
          <table:table-cell table:formula="of:=(ABS(SUM([$Registrado.B9:$Registrado.M9])-SUM([$Previsto.B9:$Previsto.M9]))/SUM([$Registrado.B9:$Registrado.M9]))" office:value-type="percentage" office:value="0.051973449243764" calcext:value-type="percentage">
            <text:p>5,20%</text:p>
          </table:table-cell>
          <table:table-cell table:formula="of:=AVERAGE([$Porcentagem.B9:$Porcentagem.AE9])" office:value-type="percentage" office:value="0.115107449826503" calcext:value-type="percentage">
            <text:p>11,51%</text:p>
          </table:table-cell>
          <table:table-cell table:formula="of:=(ABS(SUM([$Registrado.B9:$Registrado.AE9])-SUM([$Previsto.B9:$Previsto.AE9]))/SUM([$Registrado.B9:$Registrado.AE9]))" office:value-type="percentage" office:value="0.0287065590454293" calcext:value-type="percentage">
            <text:p>2,87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785749216055119" calcext:value-type="percentage">
            <text:p>7,86%</text:p>
          </table:table-cell>
          <table:table-cell table:formula="of:=(ABS(SUM([$Registrado.B10:$Registrado.D10])-SUM([$Previsto.B10:$Previsto.D10]))/SUM([$Registrado.B10:$Registrado.D10]))" office:value-type="percentage" office:value="0.0803165827822775" calcext:value-type="percentage">
            <text:p>8,03%</text:p>
          </table:table-cell>
          <table:table-cell table:formula="of:=AVERAGE([$Porcentagem.B10:$Porcentagem.M10])" office:value-type="percentage" office:value="0.110639519466319" calcext:value-type="percentage">
            <text:p>11,06%</text:p>
          </table:table-cell>
          <table:table-cell table:formula="of:=(ABS(SUM([$Registrado.B10:$Registrado.M10])-SUM([$Previsto.B10:$Previsto.M10]))/SUM([$Registrado.B10:$Registrado.M10]))" office:value-type="percentage" office:value="0.0802572876502595" calcext:value-type="percentage">
            <text:p>8,03%</text:p>
          </table:table-cell>
          <table:table-cell table:formula="of:=AVERAGE([$Porcentagem.B10:$Porcentagem.AE10])" office:value-type="percentage" office:value="0.130509907363157" calcext:value-type="percentage">
            <text:p>13,05%</text:p>
          </table:table-cell>
          <table:table-cell table:formula="of:=(ABS(SUM([$Registrado.B10:$Registrado.AE10])-SUM([$Previsto.B10:$Previsto.AE10]))/SUM([$Registrado.B10:$Registrado.AE10]))" office:value-type="percentage" office:value="0.122974109831238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129146364100214" calcext:value-type="percentage">
            <text:p>12,91%</text:p>
          </table:table-cell>
          <table:table-cell table:formula="of:=(ABS(SUM([$Registrado.B11:$Registrado.D11])-SUM([$Previsto.B11:$Previsto.D11]))/SUM([$Registrado.B11:$Registrado.D11]))" office:value-type="percentage" office:value="0.129585601475901" calcext:value-type="percentage">
            <text:p>12,96%</text:p>
          </table:table-cell>
          <table:table-cell table:formula="of:=AVERAGE([$Porcentagem.B11:$Porcentagem.M11])" office:value-type="percentage" office:value="0.258210182472159" calcext:value-type="percentage">
            <text:p>25,82%</text:p>
          </table:table-cell>
          <table:table-cell table:formula="of:=(ABS(SUM([$Registrado.B11:$Registrado.M11])-SUM([$Previsto.B11:$Previsto.M11]))/SUM([$Registrado.B11:$Registrado.M11]))" office:value-type="percentage" office:value="0.0878922913408177" calcext:value-type="percentage">
            <text:p>8,79%</text:p>
          </table:table-cell>
          <table:table-cell table:formula="of:=AVERAGE([$Porcentagem.B11:$Porcentagem.AE11])" office:value-type="percentage" office:value="0.220634372907631" calcext:value-type="percentage">
            <text:p>22,06%</text:p>
          </table:table-cell>
          <table:table-cell table:formula="of:=(ABS(SUM([$Registrado.B11:$Registrado.AE11])-SUM([$Previsto.B11:$Previsto.AE11]))/SUM([$Registrado.B11:$Registrado.AE11]))" office:value-type="percentage" office:value="0.105061621352007" calcext:value-type="percentage">
            <text:p>10,51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240943954545357" calcext:value-type="percentage">
            <text:p>24,09%</text:p>
          </table:table-cell>
          <table:table-cell table:formula="of:=(ABS(SUM([$Registrado.B12:$Registrado.D12])-SUM([$Previsto.B13:$Previsto.D13]))/SUM([$Registrado.B12:$Registrado.D12]))" office:value-type="percentage" office:value="0.390179732276265" calcext:value-type="percentage">
            <text:p>39,02%</text:p>
          </table:table-cell>
          <table:table-cell table:formula="of:=AVERAGE([$Porcentagem.B12:$Porcentagem.M12])" office:value-type="percentage" office:value="0.175933255787792" calcext:value-type="percentage">
            <text:p>17,59%</text:p>
          </table:table-cell>
          <table:table-cell table:formula="of:=(ABS(SUM([$Registrado.B12:$Registrado.M12])-SUM([$Previsto.B13:$Previsto.M13]))/SUM([$Registrado.B12:$Registrado.M12]))" office:value-type="percentage" office:value="0.325714820333184" calcext:value-type="percentage">
            <text:p>32,57%</text:p>
          </table:table-cell>
          <table:table-cell table:formula="of:=AVERAGE([$Porcentagem.B12:$Porcentagem.AE12])" office:value-type="percentage" office:value="0.138512826738496" calcext:value-type="percentage">
            <text:p>13,85%</text:p>
          </table:table-cell>
          <table:table-cell table:formula="of:=(ABS(SUM([$Registrado.B12:$Registrado.AE12])-SUM([$Previsto.B13:$Previsto.AE13]))/SUM([$Registrado.B12:$Registrado.AE12]))" office:value-type="percentage" office:value="0.343379794613119" calcext:value-type="percentage">
            <text:p>34,34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816748981653308" calcext:value-type="percentage">
            <text:p>8,17%</text:p>
          </table:table-cell>
          <table:table-cell table:formula="of:=(ABS(SUM([$Registrado.B13:$Registrado.D13])-SUM([$Previsto.B13:$Previsto.D13]))/SUM([$Registrado.B13:$Registrado.D13]))" office:value-type="percentage" office:value="0.0822841207514241" calcext:value-type="percentage">
            <text:p>8,23%</text:p>
          </table:table-cell>
          <table:table-cell table:formula="of:=AVERAGE([$Porcentagem.B13:$Porcentagem.M13])" office:value-type="percentage" office:value="0.0936501289187725" calcext:value-type="percentage">
            <text:p>9,37%</text:p>
          </table:table-cell>
          <table:table-cell table:formula="of:=(ABS(SUM([$Registrado.B13:$Registrado.M13])-SUM([$Previsto.B13:$Previsto.M13]))/SUM([$Registrado.B13:$Registrado.M13]))" office:value-type="percentage" office:value="0.0206709443911455" calcext:value-type="percentage">
            <text:p>2,07%</text:p>
          </table:table-cell>
          <table:table-cell table:formula="of:=AVERAGE([$Porcentagem.B13:$Porcentagem.AE13])" office:value-type="percentage" office:value="0.100548916654793" calcext:value-type="percentage">
            <text:p>10,05%</text:p>
          </table:table-cell>
          <table:table-cell table:formula="of:=(ABS(SUM([$Registrado.B13:$Registrado.AE13])-SUM([$Previsto.B13:$Previsto.AE13]))/SUM([$Registrado.B13:$Registrado.AE13]))" office:value-type="percentage" office:value="0.0238442848770112" calcext:value-type="percentage">
            <text:p>2,38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66088686967491" calcext:value-type="percentage">
            <text:p>16,61%</text:p>
          </table:table-cell>
          <table:table-cell table:formula="of:=(ABS(SUM([$Registrado.B14:$Registrado.D14])-SUM([$Previsto.B14:$Previsto.D14]))/SUM([$Registrado.B14:$Registrado.D14]))" office:value-type="percentage" office:value="0.170484880929978" calcext:value-type="percentage">
            <text:p>17,05%</text:p>
          </table:table-cell>
          <table:table-cell table:formula="of:=AVERAGE([$Porcentagem.B14:$Porcentagem.M14])" office:value-type="percentage" office:value="0.144983899942917" calcext:value-type="percentage">
            <text:p>14,50%</text:p>
          </table:table-cell>
          <table:table-cell table:formula="of:=(ABS(SUM([$Registrado.B14:$Registrado.M14])-SUM([$Previsto.B14:$Previsto.M14]))/SUM([$Registrado.B14:$Registrado.M14]))" office:value-type="percentage" office:value="0.0678728713752876" calcext:value-type="percentage">
            <text:p>6,79%</text:p>
          </table:table-cell>
          <table:table-cell table:formula="of:=AVERAGE([$Porcentagem.B14:$Porcentagem.AE14])" office:value-type="percentage" office:value="0.142818543753225" calcext:value-type="percentage">
            <text:p>14,28%</text:p>
          </table:table-cell>
          <table:table-cell table:formula="of:=(ABS(SUM([$Registrado.B14:$Registrado.AE14])-SUM([$Previsto.B14:$Previsto.AE14]))/SUM([$Registrado.B14:$Registrado.AE14]))" office:value-type="percentage" office:value="0.102239658534287" calcext:value-type="percentage">
            <text:p>10,22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568632818722693" calcext:value-type="percentage">
            <text:p>5,69%</text:p>
          </table:table-cell>
          <table:table-cell table:formula="of:=(ABS(SUM([$Registrado.B15:$Registrado.D15])-SUM([$Previsto.B15:$Previsto.D15]))/SUM([$Registrado.B15:$Registrado.D15]))" office:value-type="percentage" office:value="0.0580702803775899" calcext:value-type="percentage">
            <text:p>5,81%</text:p>
          </table:table-cell>
          <table:table-cell table:formula="of:=AVERAGE([$Porcentagem.B15:$Porcentagem.M15])" office:value-type="percentage" office:value="0.15519231844624" calcext:value-type="percentage">
            <text:p>15,52%</text:p>
          </table:table-cell>
          <table:table-cell table:formula="of:=(ABS(SUM([$Registrado.B15:$Registrado.M15])-SUM([$Previsto.B15:$Previsto.M15]))/SUM([$Registrado.B15:$Registrado.M15]))" office:value-type="percentage" office:value="0.0204593733411792" calcext:value-type="percentage">
            <text:p>2,05%</text:p>
          </table:table-cell>
          <table:table-cell table:formula="of:=AVERAGE([$Porcentagem.B15:$Porcentagem.AE15])" office:value-type="percentage" office:value="0.209281360262847" calcext:value-type="percentage">
            <text:p>20,93%</text:p>
          </table:table-cell>
          <table:table-cell table:formula="of:=(ABS(SUM([$Registrado.B15:$Registrado.AE15])-SUM([$Previsto.B15:$Previsto.AE15]))/SUM([$Registrado.B15:$Registrado.AE15]))" office:value-type="percentage" office:value="0.0638062149825772" calcext:value-type="percentage">
            <text:p>6,38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60174674327458" calcext:value-type="percentage">
            <text:p>6,60%</text:p>
          </table:table-cell>
          <table:table-cell table:formula="of:=(ABS(SUM([$Registrado.B16:$Registrado.D16])-SUM([$Previsto.B16:$Previsto.D16]))/SUM([$Registrado.B16:$Registrado.D16]))" office:value-type="percentage" office:value="0.0466670547089931" calcext:value-type="percentage">
            <text:p>4,67%</text:p>
          </table:table-cell>
          <table:table-cell table:formula="of:=AVERAGE([$Porcentagem.B16:$Porcentagem.M16])" office:value-type="percentage" office:value="0.0919452355575715" calcext:value-type="percentage">
            <text:p>9,19%</text:p>
          </table:table-cell>
          <table:table-cell table:formula="of:=(ABS(SUM([$Registrado.B16:$Registrado.M16])-SUM([$Previsto.B16:$Previsto.M16]))/SUM([$Registrado.B16:$Registrado.M16]))" office:value-type="percentage" office:value="0.0439418558278463" calcext:value-type="percentage">
            <text:p>4,39%</text:p>
          </table:table-cell>
          <table:table-cell table:formula="of:=AVERAGE([$Porcentagem.B16:$Porcentagem.AE16])" office:value-type="percentage" office:value="0.114003516568902" calcext:value-type="percentage">
            <text:p>11,40%</text:p>
          </table:table-cell>
          <table:table-cell table:formula="of:=(ABS(SUM([$Registrado.B16:$Registrado.AE16])-SUM([$Previsto.B16:$Previsto.AE16]))/SUM([$Registrado.B16:$Registrado.AE16]))" office:value-type="percentage" office:value="0.0827477253752136" calcext:value-type="percentage">
            <text:p>8,27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52605862903169" calcext:value-type="percentage">
            <text:p>15,26%</text:p>
          </table:table-cell>
          <table:table-cell table:formula="of:=(ABS(SUM([$Registrado.B17:$Registrado.D17])-SUM([$Previsto.B17:$Previsto.D17]))/SUM([$Registrado.B17:$Registrado.D17]))" office:value-type="percentage" office:value="0.152660557463605" calcext:value-type="percentage">
            <text:p>15,27%</text:p>
          </table:table-cell>
          <table:table-cell table:formula="of:=AVERAGE([$Porcentagem.B17:$Porcentagem.M17])" office:value-type="percentage" office:value="0.10134977502826" calcext:value-type="percentage">
            <text:p>10,13%</text:p>
          </table:table-cell>
          <table:table-cell table:formula="of:=(ABS(SUM([$Registrado.B17:$Registrado.M17])-SUM([$Previsto.B17:$Previsto.M17]))/SUM([$Registrado.B17:$Registrado.M17]))" office:value-type="percentage" office:value="0.0178548001874378" calcext:value-type="percentage">
            <text:p>1,79%</text:p>
          </table:table-cell>
          <table:table-cell table:formula="of:=AVERAGE([$Porcentagem.B17:$Porcentagem.AE17])" office:value-type="percentage" office:value="0.0899454962433944" calcext:value-type="percentage">
            <text:p>8,99%</text:p>
          </table:table-cell>
          <table:table-cell table:formula="of:=(ABS(SUM([$Registrado.B17:$Registrado.AE17])-SUM([$Previsto.B17:$Previsto.AE17]))/SUM([$Registrado.B17:$Registrado.AE17]))" office:value-type="percentage" office:value="0.00328018747870735" calcext:value-type="percentage">
            <text:p>0,33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749202434637215" calcext:value-type="percentage">
            <text:p>7,49%</text:p>
          </table:table-cell>
          <table:table-cell table:formula="of:=(ABS(SUM([$Registrado.B18:$Registrado.D18])-SUM([$Previsto.B18:$Previsto.D18]))/SUM([$Registrado.B18:$Registrado.D18]))" office:value-type="percentage" office:value="0.00621801377227704" calcext:value-type="percentage">
            <text:p>0,62%</text:p>
          </table:table-cell>
          <table:table-cell table:formula="of:=AVERAGE([$Porcentagem.B18:$Porcentagem.M18])" office:value-type="percentage" office:value="0.0780689893384491" calcext:value-type="percentage">
            <text:p>7,81%</text:p>
          </table:table-cell>
          <table:table-cell table:formula="of:=(ABS(SUM([$Registrado.B18:$Registrado.M18])-SUM([$Previsto.B18:$Previsto.M18]))/SUM([$Registrado.B18:$Registrado.M18]))" office:value-type="percentage" office:value="0.0222091534046689" calcext:value-type="percentage">
            <text:p>2,22%</text:p>
          </table:table-cell>
          <table:table-cell table:formula="of:=AVERAGE([$Porcentagem.B18:$Porcentagem.AE18])" office:value-type="percentage" office:value="0.0961702315883892" calcext:value-type="percentage">
            <text:p>9,62%</text:p>
          </table:table-cell>
          <table:table-cell table:formula="of:=(ABS(SUM([$Registrado.B18:$Registrado.AE18])-SUM([$Previsto.B18:$Previsto.AE18]))/SUM([$Registrado.B18:$Registrado.AE18]))" office:value-type="percentage" office:value="0.0198669876440474" calcext:value-type="percentage">
            <text:p>1,99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111569908803275" calcext:value-type="percentage">
            <text:p>11,16%</text:p>
          </table:table-cell>
          <table:table-cell table:formula="of:=(ABS(SUM([$Registrado.B19:$Registrado.D19])-SUM([$Previsto.B19:$Previsto.D19]))/SUM([$Registrado.B19:$Registrado.D19]))" office:value-type="percentage" office:value="0.111894663733191" calcext:value-type="percentage">
            <text:p>11,19%</text:p>
          </table:table-cell>
          <table:table-cell table:formula="of:=AVERAGE([$Porcentagem.B19:$Porcentagem.M19])" office:value-type="percentage" office:value="0.245115662970392" calcext:value-type="percentage">
            <text:p>24,51%</text:p>
          </table:table-cell>
          <table:table-cell table:formula="of:=(ABS(SUM([$Registrado.B19:$Registrado.M19])-SUM([$Previsto.B19:$Previsto.M19]))/SUM([$Registrado.B19:$Registrado.M19]))" office:value-type="percentage" office:value="0.0968496380995845" calcext:value-type="percentage">
            <text:p>9,68%</text:p>
          </table:table-cell>
          <table:table-cell table:formula="of:=AVERAGE([$Porcentagem.B19:$Porcentagem.AE19])" office:value-type="percentage" office:value="0.210472296827587" calcext:value-type="percentage">
            <text:p>21,05%</text:p>
          </table:table-cell>
          <table:table-cell table:formula="of:=(ABS(SUM([$Registrado.B19:$Registrado.AE19])-SUM([$Previsto.B19:$Previsto.AE19]))/SUM([$Registrado.B19:$Registrado.AE19]))" office:value-type="percentage" office:value="0.0851471497953776" calcext:value-type="percentage">
            <text:p>8,51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127957618493481" calcext:value-type="percentage">
            <text:p>12,80%</text:p>
          </table:table-cell>
          <table:table-cell table:formula="of:=(ABS(SUM([$Registrado.B20:$Registrado.D20])-SUM([$Previsto.B20:$Previsto.D20]))/SUM([$Registrado.B20:$Registrado.D20]))" office:value-type="percentage" office:value="0.128096807304634" calcext:value-type="percentage">
            <text:p>12,81%</text:p>
          </table:table-cell>
          <table:table-cell table:formula="of:=AVERAGE([$Porcentagem.B20:$Porcentagem.M20])" office:value-type="percentage" office:value="0.0839206167134801" calcext:value-type="percentage">
            <text:p>8,39%</text:p>
          </table:table-cell>
          <table:table-cell table:formula="of:=(ABS(SUM([$Registrado.B20:$Registrado.M20])-SUM([$Previsto.B20:$Previsto.M20]))/SUM([$Registrado.B20:$Registrado.M20]))" office:value-type="percentage" office:value="0.060768471753899" calcext:value-type="percentage">
            <text:p>6,08%</text:p>
          </table:table-cell>
          <table:table-cell table:formula="of:=AVERAGE([$Porcentagem.B20:$Porcentagem.AE20])" office:value-type="percentage" office:value="0.102456896400349" calcext:value-type="percentage">
            <text:p>10,25%</text:p>
          </table:table-cell>
          <table:table-cell table:formula="of:=(ABS(SUM([$Registrado.B20:$Registrado.AE20])-SUM([$Previsto.B20:$Previsto.AE20]))/SUM([$Registrado.B20:$Registrado.AE20]))" office:value-type="percentage" office:value="0.0877771349730276" calcext:value-type="percentage">
            <text:p>8,78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41750066913514" calcext:value-type="percentage">
            <text:p>4,18%</text:p>
          </table:table-cell>
          <table:table-cell table:formula="of:=(ABS(SUM([$Registrado.B21:$Registrado.D21])-SUM([$Previsto.B21:$Previsto.D21]))/SUM([$Registrado.B21:$Registrado.D21]))" office:value-type="percentage" office:value="0.0247480123816093" calcext:value-type="percentage">
            <text:p>2,47%</text:p>
          </table:table-cell>
          <table:table-cell table:formula="of:=AVERAGE([$Porcentagem.B21:$Porcentagem.M21])" office:value-type="percentage" office:value="0.125321165994922" calcext:value-type="percentage">
            <text:p>12,53%</text:p>
          </table:table-cell>
          <table:table-cell table:formula="of:=(ABS(SUM([$Registrado.B21:$Registrado.M21])-SUM([$Previsto.B21:$Previsto.M21]))/SUM([$Registrado.B21:$Registrado.M21]))" office:value-type="percentage" office:value="0.0703539529185185" calcext:value-type="percentage">
            <text:p>7,04%</text:p>
          </table:table-cell>
          <table:table-cell table:formula="of:=AVERAGE([$Porcentagem.B21:$Porcentagem.AE21])" office:value-type="percentage" office:value="0.133464785712559" calcext:value-type="percentage">
            <text:p>13,35%</text:p>
          </table:table-cell>
          <table:table-cell table:formula="of:=(ABS(SUM([$Registrado.B21:$Registrado.AE21])-SUM([$Previsto.B21:$Previsto.AE21]))/SUM([$Registrado.B21:$Registrado.AE21]))" office:value-type="percentage" office:value="0.0660403694754272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33793995341163" calcext:value-type="percentage">
            <text:p>13,38%</text:p>
          </table:table-cell>
          <table:table-cell table:formula="of:=(ABS(SUM([$Registrado.B22:$Registrado.D22])-SUM([$Previsto.B22:$Previsto.D22]))/SUM([$Registrado.B22:$Registrado.D22]))" office:value-type="percentage" office:value="0.0830052313215752" calcext:value-type="percentage">
            <text:p>8,30%</text:p>
          </table:table-cell>
          <table:table-cell table:formula="of:=AVERAGE([$Porcentagem.B22:$Porcentagem.M22])" office:value-type="percentage" office:value="0.11944012028163" calcext:value-type="percentage">
            <text:p>11,94%</text:p>
          </table:table-cell>
          <table:table-cell table:formula="of:=(ABS(SUM([$Registrado.B22:$Registrado.M22])-SUM([$Previsto.B22:$Previsto.M22]))/SUM([$Registrado.B22:$Registrado.M22]))" office:value-type="percentage" office:value="0.0266970504162777" calcext:value-type="percentage">
            <text:p>2,67%</text:p>
          </table:table-cell>
          <table:table-cell table:formula="of:=AVERAGE([$Porcentagem.B22:$Porcentagem.AE22])" office:value-type="percentage" office:value="0.209663655243481" calcext:value-type="percentage">
            <text:p>20,97%</text:p>
          </table:table-cell>
          <table:table-cell table:formula="of:=(ABS(SUM([$Registrado.B22:$Registrado.AE22])-SUM([$Previsto.B22:$Previsto.AE22]))/SUM([$Registrado.B22:$Registrado.AE22]))" office:value-type="percentage" office:value="0.186220955924086" calcext:value-type="percentage">
            <text:p>18,62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191320103020852" calcext:value-type="percentage">
            <text:p>19,13%</text:p>
          </table:table-cell>
          <table:table-cell table:formula="of:=(ABS(SUM([$Registrado.B23:$Registrado.D23])-SUM([$Previsto.B23:$Previsto.D23]))/SUM([$Registrado.B23:$Registrado.D23]))" office:value-type="percentage" office:value="0.195525913069599" calcext:value-type="percentage">
            <text:p>19,55%</text:p>
          </table:table-cell>
          <table:table-cell table:formula="of:=AVERAGE([$Porcentagem.B23:$Porcentagem.M23])" office:value-type="percentage" office:value="0.276596784269114" calcext:value-type="percentage">
            <text:p>27,66%</text:p>
          </table:table-cell>
          <table:table-cell table:formula="of:=(ABS(SUM([$Registrado.B23:$Registrado.M23])-SUM([$Previsto.B23:$Previsto.M23]))/SUM([$Registrado.B23:$Registrado.M23]))" office:value-type="percentage" office:value="0.0898893275477461" calcext:value-type="percentage">
            <text:p>8,99%</text:p>
          </table:table-cell>
          <table:table-cell table:formula="of:=AVERAGE([$Porcentagem.B23:$Porcentagem.AE23])" office:value-type="percentage" office:value="0.207569272315622" calcext:value-type="percentage">
            <text:p>20,76%</text:p>
          </table:table-cell>
          <table:table-cell table:formula="of:=(ABS(SUM([$Registrado.B23:$Registrado.AE23])-SUM([$Previsto.B23:$Previsto.AE23]))/SUM([$Registrado.B23:$Registrado.AE23]))" office:value-type="percentage" office:value="0.0683899919122082" calcext:value-type="percentage">
            <text:p>6,84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0113293737174" calcext:value-type="percentage">
            <text:p>6,01%</text:p>
          </table:table-cell>
          <table:table-cell table:formula="of:=(ABS(SUM([$Registrado.B24:$Registrado.D24])-SUM([$Previsto.B24:$Previsto.D24]))/SUM([$Registrado.B24:$Registrado.D24]))" office:value-type="percentage" office:value="0.0189284556060907" calcext:value-type="percentage">
            <text:p>1,89%</text:p>
          </table:table-cell>
          <table:table-cell table:formula="of:=AVERAGE([$Porcentagem.B24:$Porcentagem.M24])" office:value-type="percentage" office:value="0.333859399297431" calcext:value-type="percentage">
            <text:p>33,39%</text:p>
          </table:table-cell>
          <table:table-cell table:formula="of:=(ABS(SUM([$Registrado.B24:$Registrado.M24])-SUM([$Previsto.B24:$Previsto.M24]))/SUM([$Registrado.B24:$Registrado.M24]))" office:value-type="percentage" office:value="0.169479002228619" calcext:value-type="percentage">
            <text:p>16,95%</text:p>
          </table:table-cell>
          <table:table-cell table:formula="of:=AVERAGE([$Porcentagem.B24:$Porcentagem.AE24])" office:value-type="percentage" office:value="0.277077208993531" calcext:value-type="percentage">
            <text:p>27,71%</text:p>
          </table:table-cell>
          <table:table-cell table:formula="of:=(ABS(SUM([$Registrado.B24:$Registrado.AE24])-SUM([$Previsto.B24:$Previsto.AE24]))/SUM([$Registrado.B24:$Registrado.AE24]))" office:value-type="percentage" office:value="0.0142702689931364" calcext:value-type="percentage">
            <text:p>1,43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01831659758464" calcext:value-type="percentage">
            <text:p>10,18%</text:p>
          </table:table-cell>
          <table:table-cell table:formula="of:=(ABS(SUM([$Registrado.B25:$Registrado.D25])-SUM([$Previsto.B25:$Previsto.D25]))/SUM([$Registrado.B25:$Registrado.D25]))" office:value-type="percentage" office:value="0.104129482935188" calcext:value-type="percentage">
            <text:p>10,41%</text:p>
          </table:table-cell>
          <table:table-cell table:formula="of:=AVERAGE([$Porcentagem.B25:$Porcentagem.M25])" office:value-type="percentage" office:value="0.0919586632393646" calcext:value-type="percentage">
            <text:p>9,20%</text:p>
          </table:table-cell>
          <table:table-cell table:formula="of:=(ABS(SUM([$Registrado.B25:$Registrado.M25])-SUM([$Previsto.B25:$Previsto.M25]))/SUM([$Registrado.B25:$Registrado.M25]))" office:value-type="percentage" office:value="0.0275622804283747" calcext:value-type="percentage">
            <text:p>2,76%</text:p>
          </table:table-cell>
          <table:table-cell table:formula="of:=AVERAGE([$Porcentagem.B25:$Porcentagem.AE25])" office:value-type="percentage" office:value="0.0998337768989003" calcext:value-type="percentage">
            <text:p>9,98%</text:p>
          </table:table-cell>
          <table:table-cell table:formula="of:=(ABS(SUM([$Registrado.B25:$Registrado.AE25])-SUM([$Previsto.B25:$Previsto.AE25]))/SUM([$Registrado.B25:$Registrado.AE25]))" office:value-type="percentage" office:value="0.0652126078026838" calcext:value-type="percentage">
            <text:p>6,52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0882133706764284" calcext:value-type="percentage">
            <text:p>8,82%</text:p>
          </table:table-cell>
          <table:table-cell table:formula="of:=(ABS(SUM([$Registrado.B26:$Registrado.D26])-SUM([$Previsto.B26:$Previsto.D26]))/SUM([$Registrado.B26:$Registrado.D26]))" office:value-type="percentage" office:value="0.0888968051000749" calcext:value-type="percentage">
            <text:p>8,89%</text:p>
          </table:table-cell>
          <table:table-cell table:formula="of:=AVERAGE([$Porcentagem.B26:$Porcentagem.M26])" office:value-type="percentage" office:value="0.102483703493055" calcext:value-type="percentage">
            <text:p>10,25%</text:p>
          </table:table-cell>
          <table:table-cell table:formula="of:=(ABS(SUM([$Registrado.B26:$Registrado.M26])-SUM([$Previsto.B26:$Previsto.M26]))/SUM([$Registrado.B26:$Registrado.M26]))" office:value-type="percentage" office:value="0.0014438674886743" calcext:value-type="percentage">
            <text:p>0,14%</text:p>
          </table:table-cell>
          <table:table-cell table:formula="of:=AVERAGE([$Porcentagem.B26:$Porcentagem.AE26])" office:value-type="percentage" office:value="0.0934994264850432" calcext:value-type="percentage">
            <text:p>9,35%</text:p>
          </table:table-cell>
          <table:table-cell table:formula="of:=(ABS(SUM([$Registrado.B26:$Registrado.AE26])-SUM([$Previsto.B26:$Previsto.AE26]))/SUM([$Registrado.B26:$Registrado.AE26]))" office:value-type="percentage" office:value="0.00634313476668153" calcext:value-type="percentage">
            <text:p>0,63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68375607366712" calcext:value-type="percentage">
            <text:p>6,84%</text:p>
          </table:table-cell>
          <table:table-cell table:formula="of:=(ABS(SUM([$Registrado.B27:$Registrado.D27])-SUM([$Previsto.B27:$Previsto.D27]))/SUM([$Registrado.B27:$Registrado.D27]))" office:value-type="percentage" office:value="0.0673183318821651" calcext:value-type="percentage">
            <text:p>6,73%</text:p>
          </table:table-cell>
          <table:table-cell table:formula="of:=AVERAGE([$Porcentagem.B27:$Porcentagem.M27])" office:value-type="percentage" office:value="0.164335886233267" calcext:value-type="percentage">
            <text:p>16,43%</text:p>
          </table:table-cell>
          <table:table-cell table:formula="of:=(ABS(SUM([$Registrado.B27:$Registrado.M27])-SUM([$Previsto.B27:$Previsto.M27]))/SUM([$Registrado.B27:$Registrado.M27]))" office:value-type="percentage" office:value="0.107469117147426" calcext:value-type="percentage">
            <text:p>10,75%</text:p>
          </table:table-cell>
          <table:table-cell table:formula="of:=AVERAGE([$Porcentagem.B27:$Porcentagem.AE27])" office:value-type="percentage" office:value="0.204433243758233" calcext:value-type="percentage">
            <text:p>20,44%</text:p>
          </table:table-cell>
          <table:table-cell table:formula="of:=(ABS(SUM([$Registrado.B27:$Registrado.AE27])-SUM([$Previsto.B27:$Previsto.AE27]))/SUM([$Registrado.B27:$Registrado.AE27]))" office:value-type="percentage" office:value="0.144563448876152" calcext:value-type="percentage">
            <text:p>14,46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997363646756765" calcext:value-type="percentage">
            <text:p>9,97%</text:p>
          </table:table-cell>
          <table:table-cell table:formula="of:=(ABS(SUM([$Registrado.B28:$Registrado.D28])-SUM([$Previsto.B28:$Previsto.D28]))/SUM([$Registrado.B28:$Registrado.D28]))" office:value-type="percentage" office:value="0.100023987617383" calcext:value-type="percentage">
            <text:p>10,00%</text:p>
          </table:table-cell>
          <table:table-cell table:formula="of:=AVERAGE([$Porcentagem.B28:$Porcentagem.M28])" office:value-type="percentage" office:value="0.246429467370061" calcext:value-type="percentage">
            <text:p>24,64%</text:p>
          </table:table-cell>
          <table:table-cell table:formula="of:=(ABS(SUM([$Registrado.B28:$Registrado.M28])-SUM([$Previsto.B28:$Previsto.M28]))/SUM([$Registrado.B28:$Registrado.M28]))" office:value-type="percentage" office:value="0.0981919096062641" calcext:value-type="percentage">
            <text:p>9,82%</text:p>
          </table:table-cell>
          <table:table-cell table:formula="of:=AVERAGE([$Porcentagem.B28:$Porcentagem.AE28])" office:value-type="percentage" office:value="0.232893009366384" calcext:value-type="percentage">
            <text:p>23,29%</text:p>
          </table:table-cell>
          <table:table-cell table:formula="of:=(ABS(SUM([$Registrado.B28:$Registrado.AE28])-SUM([$Previsto.B28:$Previsto.AE28]))/SUM([$Registrado.B28:$Registrado.AE28]))" office:value-type="percentage" office:value="0.160341822277909" calcext:value-type="percentage">
            <text:p>16,03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1"/>
          <table:table-cell table:style-name="ce13" table:number-columns-repeated="6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121614108893834" calcext:value-type="percentage">
            <text:p>12,16%</text:p>
          </table:table-cell>
          <table:table-cell table:formula="of:=AVERAGE([.C2:.C28])" office:value-type="percentage" office:value="0.1150782239537" calcext:value-type="percentage">
            <text:p>11,51%</text:p>
          </table:table-cell>
          <table:table-cell table:formula="of:=AVERAGE([.D2:.D28])" office:value-type="percentage" office:value="0.16865158474774" calcext:value-type="percentage">
            <text:p>16,87%</text:p>
          </table:table-cell>
          <table:table-cell table:formula="of:=AVERAGE([.E2:.E28])" office:value-type="percentage" office:value="0.0794005931925111" calcext:value-type="percentage">
            <text:p>7,94%</text:p>
          </table:table-cell>
          <table:table-cell table:formula="of:=AVERAGE([.F2:.F28])" office:value-type="percentage" office:value="0.163597486249418" calcext:value-type="percentage">
            <text:p>16,36%</text:p>
          </table:table-cell>
          <table:table-cell table:formula="of:=AVERAGE([.G2:.G28])" office:value-type="percentage" office:value="0.0878027822500127" calcext:value-type="percentage">
            <text:p>8,78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formula="of:=ABS(SUM([$Registrado.B2:$Registrado.D28])-SUM([$Previsto.B2:$Previsto.D28]))/SUM([$Registrado.B2:$Registrado.D28])" office:value-type="percentage" office:value="0.101578146119282" calcext:value-type="percentage">
            <text:p>10,16%</text:p>
          </table:table-cell>
          <table:table-cell table:style-name="Default"/>
          <table:table-cell table:formula="of:=ABS(SUM([$Registrado.B2:$Registrado.M28])-SUM([$Previsto.B2:$Previsto.M28]))/SUM([$Registrado.B2:$Registrado.M28])" office:value-type="percentage" office:value="0.0155515193037564" calcext:value-type="percentage">
            <text:p>1,56%</text:p>
          </table:table-cell>
          <table:table-cell table:style-name="Default"/>
          <table:table-cell table:formula="of:=ABS(SUM([$Registrado.B2:$Registrado.AE28])-SUM([$Previsto.B2:$Previsto.AE28]))/SUM([$Registrado.B2:$Registrado.AE28])" office:value-type="percentage" office:value="0.0416534762628397" calcext:value-type="percentage">
            <text:p>4,17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minutes number:style="long"/>
      <number:text>:</number:text>
      <number:seconds number:style="long" number:decimal-places="1"/>
    </number:time-style>
    <number:date-style style:name="N131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/>
      <number:text>/</number:text>
      <number:month/>
      <number:text>/</number:text>
      <number:year number:style="long"/>
    </number:date-style>
    <number:number-style style:name="N12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date-style style:name="N118">
      <number:month number:textual="true"/>
      <number:text>/</number:text>
      <number:year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percentage-style style:name="N111">
      <number:number number:decimal-places="3" number:min-decimal-places="3" number:min-integer-digits="1"/>
      <number:text>%</number:text>
    </number:percentage-style>
    <number:date-style style:name="N13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9T09:20:01.069830620</dc:date>
    <meta:editing-duration>P10DT8H22M26S</meta:editing-duration>
    <meta:editing-cycles>585</meta:editing-cycles>
    <meta:generator>LibreOffice/7.3.7.2$Linux_X86_64 LibreOffice_project/30$Build-2</meta:generator>
    <meta:print-date>2023-10-16T09:29:31.934618662</meta:print-date>
    <meta:document-statistic meta:table-count="4" meta:cell-count="3034" meta:object-count="0"/>
  </office:meta>
</office:document-meta>
</file>